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7.8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CP Stat</text:p>
          </table:table-cell>
          <table:table-cell table:style-name="ce3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2] = &quot;S&quot;; 10 + [.C2] - 1; IF ([.F2] = &quot;A&quot;; 15 + [.C2] - 1; IF ([.F2] = &quot;B&quot;; 20 + ([.C2] - 1) * 2; IF ([.F2] = &quot;C&quot;; 25 + ([.C2] - 1) * 2; IF ([.F2] = &quot;D&quot;; 30 + ([.C2] - 1) * 3; IF([.F2] = &quot;E&quot;; 40 + ([.C2] - 1) * 4; IF ([.F2] = &quot;F&quot;; 45 + ([.C2] - 1) * 4; IF ([.F2] = &quot;E+&quot;; 35 + ([.C2] - 1) * 3; IF([.F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G2];&quot;, &quot;&quot;element&quot;&quot;: &quot;&quot;&quot;;[.E2];&quot;&quot;&quot;, },&quot;)" office:value-type="string" office:string-value="0x0: { &quot;idMostSigNib&quot;: 0, &quot;idLeastSigByte&quot;: 0x0, &quot;name&quot;: &quot;Kingdom Key&quot;, &quot;value&quot;: 0, &quot;type&quot;: &quot;Attack&quot;, &quot;cpCost&quot;: 19, &quot;element&quot;: &quot;Physical&quot;, }," calcext:value-type="string">
            <text:p>0x0: { "idMostSigNib": 0, "idLeastSigByte": 0x0, "name": "Kingdom Key", "value": 0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3] = &quot;S&quot;; 10 + [.C3] - 1; IF ([.F3] = &quot;A&quot;; 15 + [.C3] - 1; IF ([.F3] = &quot;B&quot;; 20 + ([.C3] - 1) * 2; IF ([.F3] = &quot;C&quot;; 25 + ([.C3] - 1) * 2; IF ([.F3] = &quot;D&quot;; 30 + ([.C3] - 1) * 3; IF([.F3] = &quot;E&quot;; 40 + ([.C3] - 1) * 4; IF ([.F3] = &quot;F&quot;; 45 + ([.C3] - 1) * 4; IF ([.F3] = &quot;E+&quot;; 35 + ([.C3] - 1) * 3; IF([.F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G3];&quot;, &quot;&quot;element&quot;&quot;: &quot;&quot;&quot;;[.E3];&quot;&quot;&quot;, },&quot;)" office:value-type="string" office:string-value="0x1: { &quot;idMostSigNib&quot;: 0, &quot;idLeastSigByte&quot;: 0x1, &quot;name&quot;: &quot;Kingdom Key&quot;, &quot;value&quot;: 1, &quot;type&quot;: &quot;Attack&quot;, &quot;cpCost&quot;: 10, &quot;element&quot;: &quot;Physical&quot;, }," calcext:value-type="string">
            <text:p>0x1: { "idMostSigNib": 0, "idLeastSigByte": 0x1, "name": "Kingdom Key", "value": 1, "type": "Attack", "cpCost": 10, "element": "Physical"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4] = &quot;S&quot;; 10 + [.C4] - 1; IF ([.F4] = &quot;A&quot;; 15 + [.C4] - 1; IF ([.F4] = &quot;B&quot;; 20 + ([.C4] - 1) * 2; IF ([.F4] = &quot;C&quot;; 25 + ([.C4] - 1) * 2; IF ([.F4] = &quot;D&quot;; 30 + ([.C4] - 1) * 3; IF([.F4] = &quot;E&quot;; 40 + ([.C4] - 1) * 4; IF ([.F4] = &quot;F&quot;; 45 + ([.C4] - 1) * 4; IF ([.F4] = &quot;E+&quot;; 35 + ([.C4] - 1) * 3; IF([.F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G4];&quot;, &quot;&quot;element&quot;&quot;: &quot;&quot;&quot;;[.E4];&quot;&quot;&quot;, },&quot;)" office:value-type="string" office:string-value="0x2: { &quot;idMostSigNib&quot;: 0, &quot;idLeastSigByte&quot;: 0x2, &quot;name&quot;: &quot;Kingdom Key&quot;, &quot;value&quot;: 2, &quot;type&quot;: &quot;Attack&quot;, &quot;cpCost&quot;: 11, &quot;element&quot;: &quot;Physical&quot;, }," calcext:value-type="string">
            <text:p>0x2: { "idMostSigNib": 0, "idLeastSigByte": 0x2, "name": "Kingdom Key", "value": 2, "type": "Attack", "cpCost": 11, "element": "Physical"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5] = &quot;S&quot;; 10 + [.C5] - 1; IF ([.F5] = &quot;A&quot;; 15 + [.C5] - 1; IF ([.F5] = &quot;B&quot;; 20 + ([.C5] - 1) * 2; IF ([.F5] = &quot;C&quot;; 25 + ([.C5] - 1) * 2; IF ([.F5] = &quot;D&quot;; 30 + ([.C5] - 1) * 3; IF([.F5] = &quot;E&quot;; 40 + ([.C5] - 1) * 4; IF ([.F5] = &quot;F&quot;; 45 + ([.C5] - 1) * 4; IF ([.F5] = &quot;E+&quot;; 35 + ([.C5] - 1) * 3; IF([.F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G5];&quot;, &quot;&quot;element&quot;&quot;: &quot;&quot;&quot;;[.E5];&quot;&quot;&quot;, },&quot;)" office:value-type="string" office:string-value="0x3: { &quot;idMostSigNib&quot;: 0, &quot;idLeastSigByte&quot;: 0x3, &quot;name&quot;: &quot;Kingdom Key&quot;, &quot;value&quot;: 3, &quot;type&quot;: &quot;Attack&quot;, &quot;cpCost&quot;: 12, &quot;element&quot;: &quot;Physical&quot;, }," calcext:value-type="string">
            <text:p>0x3: { "idMostSigNib": 0, "idLeastSigByte": 0x3, "name": "Kingdom Key", "value": 3, "type": "Attack", "cpCost": 12, "element": "Physical"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6] = &quot;S&quot;; 10 + [.C6] - 1; IF ([.F6] = &quot;A&quot;; 15 + [.C6] - 1; IF ([.F6] = &quot;B&quot;; 20 + ([.C6] - 1) * 2; IF ([.F6] = &quot;C&quot;; 25 + ([.C6] - 1) * 2; IF ([.F6] = &quot;D&quot;; 30 + ([.C6] - 1) * 3; IF([.F6] = &quot;E&quot;; 40 + ([.C6] - 1) * 4; IF ([.F6] = &quot;F&quot;; 45 + ([.C6] - 1) * 4; IF ([.F6] = &quot;E+&quot;; 35 + ([.C6] - 1) * 3; IF([.F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G6];&quot;, &quot;&quot;element&quot;&quot;: &quot;&quot;&quot;;[.E6];&quot;&quot;&quot;, },&quot;)" office:value-type="string" office:string-value="0x4: { &quot;idMostSigNib&quot;: 0, &quot;idLeastSigByte&quot;: 0x4, &quot;name&quot;: &quot;Kingdom Key&quot;, &quot;value&quot;: 4, &quot;type&quot;: &quot;Attack&quot;, &quot;cpCost&quot;: 13, &quot;element&quot;: &quot;Physical&quot;, }," calcext:value-type="string">
            <text:p>0x4: { "idMostSigNib": 0, "idLeastSigByte": 0x4, "name": "Kingdom Key", "value": 4, "type": "Attack", "cpCost": 13, "element": "Physical"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7] = &quot;S&quot;; 10 + [.C7] - 1; IF ([.F7] = &quot;A&quot;; 15 + [.C7] - 1; IF ([.F7] = &quot;B&quot;; 20 + ([.C7] - 1) * 2; IF ([.F7] = &quot;C&quot;; 25 + ([.C7] - 1) * 2; IF ([.F7] = &quot;D&quot;; 30 + ([.C7] - 1) * 3; IF([.F7] = &quot;E&quot;; 40 + ([.C7] - 1) * 4; IF ([.F7] = &quot;F&quot;; 45 + ([.C7] - 1) * 4; IF ([.F7] = &quot;E+&quot;; 35 + ([.C7] - 1) * 3; IF([.F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G7];&quot;, &quot;&quot;element&quot;&quot;: &quot;&quot;&quot;;[.E7];&quot;&quot;&quot;, },&quot;)" office:value-type="string" office:string-value="0x5: { &quot;idMostSigNib&quot;: 0, &quot;idLeastSigByte&quot;: 0x5, &quot;name&quot;: &quot;Kingdom Key&quot;, &quot;value&quot;: 5, &quot;type&quot;: &quot;Attack&quot;, &quot;cpCost&quot;: 14, &quot;element&quot;: &quot;Physical&quot;, }," calcext:value-type="string">
            <text:p>0x5: { "idMostSigNib": 0, "idLeastSigByte": 0x5, "name": "Kingdom Key", "value": 5, "type": "Attack", "cpCost": 14, "element": "Physical"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8] = &quot;S&quot;; 10 + [.C8] - 1; IF ([.F8] = &quot;A&quot;; 15 + [.C8] - 1; IF ([.F8] = &quot;B&quot;; 20 + ([.C8] - 1) * 2; IF ([.F8] = &quot;C&quot;; 25 + ([.C8] - 1) * 2; IF ([.F8] = &quot;D&quot;; 30 + ([.C8] - 1) * 3; IF([.F8] = &quot;E&quot;; 40 + ([.C8] - 1) * 4; IF ([.F8] = &quot;F&quot;; 45 + ([.C8] - 1) * 4; IF ([.F8] = &quot;E+&quot;; 35 + ([.C8] - 1) * 3; IF([.F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G8];&quot;, &quot;&quot;element&quot;&quot;: &quot;&quot;&quot;;[.E8];&quot;&quot;&quot;, },&quot;)" office:value-type="string" office:string-value="0x6: { &quot;idMostSigNib&quot;: 0, &quot;idLeastSigByte&quot;: 0x6, &quot;name&quot;: &quot;Kingdom Key&quot;, &quot;value&quot;: 6, &quot;type&quot;: &quot;Attack&quot;, &quot;cpCost&quot;: 15, &quot;element&quot;: &quot;Physical&quot;, }," calcext:value-type="string">
            <text:p>0x6: { "idMostSigNib": 0, "idLeastSigByte": 0x6, "name": "Kingdom Key", "value": 6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9] = &quot;S&quot;; 10 + [.C9] - 1; IF ([.F9] = &quot;A&quot;; 15 + [.C9] - 1; IF ([.F9] = &quot;B&quot;; 20 + ([.C9] - 1) * 2; IF ([.F9] = &quot;C&quot;; 25 + ([.C9] - 1) * 2; IF ([.F9] = &quot;D&quot;; 30 + ([.C9] - 1) * 3; IF([.F9] = &quot;E&quot;; 40 + ([.C9] - 1) * 4; IF ([.F9] = &quot;F&quot;; 45 + ([.C9] - 1) * 4; IF ([.F9] = &quot;E+&quot;; 35 + ([.C9] - 1) * 3; IF([.F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G9];&quot;, &quot;&quot;element&quot;&quot;: &quot;&quot;&quot;;[.E9];&quot;&quot;&quot;, },&quot;)" office:value-type="string" office:string-value="0x7: { &quot;idMostSigNib&quot;: 0, &quot;idLeastSigByte&quot;: 0x7, &quot;name&quot;: &quot;Kingdom Key&quot;, &quot;value&quot;: 7, &quot;type&quot;: &quot;Attack&quot;, &quot;cpCost&quot;: 16, &quot;element&quot;: &quot;Physical&quot;, }," calcext:value-type="string">
            <text:p>0x7: { "idMostSigNib": 0, "idLeastSigByte": 0x7, "name": "Kingdom Key", "value": 7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0] = &quot;S&quot;; 10 + [.C10] - 1; IF ([.F10] = &quot;A&quot;; 15 + [.C10] - 1; IF ([.F10] = &quot;B&quot;; 20 + ([.C10] - 1) * 2; IF ([.F10] = &quot;C&quot;; 25 + ([.C10] - 1) * 2; IF ([.F10] = &quot;D&quot;; 30 + ([.C10] - 1) * 3; IF([.F10] = &quot;E&quot;; 40 + ([.C10] - 1) * 4; IF ([.F10] = &quot;F&quot;; 45 + ([.C10] - 1) * 4; IF ([.F10] = &quot;E+&quot;; 35 + ([.C10] - 1) * 3; IF([.F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G10];&quot;, &quot;&quot;element&quot;&quot;: &quot;&quot;&quot;;[.E10];&quot;&quot;&quot;, },&quot;)" office:value-type="string" office:string-value="0x8: { &quot;idMostSigNib&quot;: 0, &quot;idLeastSigByte&quot;: 0x8, &quot;name&quot;: &quot;Kingdom Key&quot;, &quot;value&quot;: 8, &quot;type&quot;: &quot;Attack&quot;, &quot;cpCost&quot;: 17, &quot;element&quot;: &quot;Physical&quot;, }," calcext:value-type="string">
            <text:p>0x8: { "idMostSigNib": 0, "idLeastSigByte": 0x8, "name": "Kingdom Key", "value": 8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1] = &quot;S&quot;; 10 + [.C11] - 1; IF ([.F11] = &quot;A&quot;; 15 + [.C11] - 1; IF ([.F11] = &quot;B&quot;; 20 + ([.C11] - 1) * 2; IF ([.F11] = &quot;C&quot;; 25 + ([.C11] - 1) * 2; IF ([.F11] = &quot;D&quot;; 30 + ([.C11] - 1) * 3; IF([.F11] = &quot;E&quot;; 40 + ([.C11] - 1) * 4; IF ([.F11] = &quot;F&quot;; 45 + ([.C11] - 1) * 4; IF ([.F11] = &quot;E+&quot;; 35 + ([.C11] - 1) * 3; IF([.F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G11];&quot;, &quot;&quot;element&quot;&quot;: &quot;&quot;&quot;;[.E11];&quot;&quot;&quot;, },&quot;)" office:value-type="string" office:string-value="0x9: { &quot;idMostSigNib&quot;: 0, &quot;idLeastSigByte&quot;: 0x9, &quot;name&quot;: &quot;Kingdom Key&quot;, &quot;value&quot;: 9, &quot;type&quot;: &quot;Attack&quot;, &quot;cpCost&quot;: 18, &quot;element&quot;: &quot;Physical&quot;, }," calcext:value-type="string">
            <text:p>0x9: { "idMostSigNib": 0, "idLeastSigByte": 0x9, "name": "Kingdom Key", "value": 9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2] = &quot;S&quot;; 10 + [.C12] - 1; IF ([.F12] = &quot;A&quot;; 15 + [.C12] - 1; IF ([.F12] = &quot;B&quot;; 20 + ([.C12] - 1) * 2; IF ([.F12] = &quot;C&quot;; 25 + ([.C12] - 1) * 2; IF ([.F12] = &quot;D&quot;; 30 + ([.C12] - 1) * 3; IF([.F12] = &quot;E&quot;; 40 + ([.C12] - 1) * 4; IF ([.F12] = &quot;F&quot;; 45 + ([.C12] - 1) * 4; IF ([.F12] = &quot;E+&quot;; 35 + ([.C12] - 1) * 3; IF([.F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G12];&quot;, &quot;&quot;element&quot;&quot;: &quot;&quot;&quot;;[.E12];&quot;&quot;&quot;, },&quot;)" office:value-type="string" office:string-value="0xA: { &quot;idMostSigNib&quot;: 0, &quot;idLeastSigByte&quot;: 0xA, &quot;name&quot;: &quot;Three Wishes&quot;, &quot;value&quot;: 0, &quot;type&quot;: &quot;Attack&quot;, &quot;cpCost&quot;: 24, &quot;element&quot;: &quot;Physical&quot;, }," calcext:value-type="string">
            <text:p>0xA: { "idMostSigNib": 0, "idLeastSigByte": 0xA, "name": "Three Wishes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3] = &quot;S&quot;; 10 + [.C13] - 1; IF ([.F13] = &quot;A&quot;; 15 + [.C13] - 1; IF ([.F13] = &quot;B&quot;; 20 + ([.C13] - 1) * 2; IF ([.F13] = &quot;C&quot;; 25 + ([.C13] - 1) * 2; IF ([.F13] = &quot;D&quot;; 30 + ([.C13] - 1) * 3; IF([.F13] = &quot;E&quot;; 40 + ([.C13] - 1) * 4; IF ([.F13] = &quot;F&quot;; 45 + ([.C13] - 1) * 4; IF ([.F13] = &quot;E+&quot;; 35 + ([.C13] - 1) * 3; IF([.F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G13];&quot;, &quot;&quot;element&quot;&quot;: &quot;&quot;&quot;;[.E13];&quot;&quot;&quot;, },&quot;)" office:value-type="string" office:string-value="0xB: { &quot;idMostSigNib&quot;: 0, &quot;idLeastSigByte&quot;: 0xB, &quot;name&quot;: &quot;Three Wishes&quot;, &quot;value&quot;: 1, &quot;type&quot;: &quot;Attack&quot;, &quot;cpCost&quot;: 15, &quot;element&quot;: &quot;Physical&quot;, }," calcext:value-type="string">
            <text:p>0xB: { "idMostSigNib": 0, "idLeastSigByte": 0xB, "name": "Three Wishes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4] = &quot;S&quot;; 10 + [.C14] - 1; IF ([.F14] = &quot;A&quot;; 15 + [.C14] - 1; IF ([.F14] = &quot;B&quot;; 20 + ([.C14] - 1) * 2; IF ([.F14] = &quot;C&quot;; 25 + ([.C14] - 1) * 2; IF ([.F14] = &quot;D&quot;; 30 + ([.C14] - 1) * 3; IF([.F14] = &quot;E&quot;; 40 + ([.C14] - 1) * 4; IF ([.F14] = &quot;F&quot;; 45 + ([.C14] - 1) * 4; IF ([.F14] = &quot;E+&quot;; 35 + ([.C14] - 1) * 3; IF([.F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G14];&quot;, &quot;&quot;element&quot;&quot;: &quot;&quot;&quot;;[.E14];&quot;&quot;&quot;, },&quot;)" office:value-type="string" office:string-value="0xC: { &quot;idMostSigNib&quot;: 0, &quot;idLeastSigByte&quot;: 0xC, &quot;name&quot;: &quot;Three Wishes&quot;, &quot;value&quot;: 2, &quot;type&quot;: &quot;Attack&quot;, &quot;cpCost&quot;: 16, &quot;element&quot;: &quot;Physical&quot;, }," calcext:value-type="string">
            <text:p>0xC: { "idMostSigNib": 0, "idLeastSigByte": 0xC, "name": "Three Wishes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5] = &quot;S&quot;; 10 + [.C15] - 1; IF ([.F15] = &quot;A&quot;; 15 + [.C15] - 1; IF ([.F15] = &quot;B&quot;; 20 + ([.C15] - 1) * 2; IF ([.F15] = &quot;C&quot;; 25 + ([.C15] - 1) * 2; IF ([.F15] = &quot;D&quot;; 30 + ([.C15] - 1) * 3; IF([.F15] = &quot;E&quot;; 40 + ([.C15] - 1) * 4; IF ([.F15] = &quot;F&quot;; 45 + ([.C15] - 1) * 4; IF ([.F15] = &quot;E+&quot;; 35 + ([.C15] - 1) * 3; IF([.F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G15];&quot;, &quot;&quot;element&quot;&quot;: &quot;&quot;&quot;;[.E15];&quot;&quot;&quot;, },&quot;)" office:value-type="string" office:string-value="0xD: { &quot;idMostSigNib&quot;: 0, &quot;idLeastSigByte&quot;: 0xD, &quot;name&quot;: &quot;Three Wishes&quot;, &quot;value&quot;: 3, &quot;type&quot;: &quot;Attack&quot;, &quot;cpCost&quot;: 17, &quot;element&quot;: &quot;Physical&quot;, }," calcext:value-type="string">
            <text:p>0xD: { "idMostSigNib": 0, "idLeastSigByte": 0xD, "name": "Three Wishes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6] = &quot;S&quot;; 10 + [.C16] - 1; IF ([.F16] = &quot;A&quot;; 15 + [.C16] - 1; IF ([.F16] = &quot;B&quot;; 20 + ([.C16] - 1) * 2; IF ([.F16] = &quot;C&quot;; 25 + ([.C16] - 1) * 2; IF ([.F16] = &quot;D&quot;; 30 + ([.C16] - 1) * 3; IF([.F16] = &quot;E&quot;; 40 + ([.C16] - 1) * 4; IF ([.F16] = &quot;F&quot;; 45 + ([.C16] - 1) * 4; IF ([.F16] = &quot;E+&quot;; 35 + ([.C16] - 1) * 3; IF([.F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G16];&quot;, &quot;&quot;element&quot;&quot;: &quot;&quot;&quot;;[.E16];&quot;&quot;&quot;, },&quot;)" office:value-type="string" office:string-value="0xE: { &quot;idMostSigNib&quot;: 0, &quot;idLeastSigByte&quot;: 0xE, &quot;name&quot;: &quot;Three Wishes&quot;, &quot;value&quot;: 4, &quot;type&quot;: &quot;Attack&quot;, &quot;cpCost&quot;: 18, &quot;element&quot;: &quot;Physical&quot;, }," calcext:value-type="string">
            <text:p>0xE: { "idMostSigNib": 0, "idLeastSigByte": 0xE, "name": "Three Wishes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7] = &quot;S&quot;; 10 + [.C17] - 1; IF ([.F17] = &quot;A&quot;; 15 + [.C17] - 1; IF ([.F17] = &quot;B&quot;; 20 + ([.C17] - 1) * 2; IF ([.F17] = &quot;C&quot;; 25 + ([.C17] - 1) * 2; IF ([.F17] = &quot;D&quot;; 30 + ([.C17] - 1) * 3; IF([.F17] = &quot;E&quot;; 40 + ([.C17] - 1) * 4; IF ([.F17] = &quot;F&quot;; 45 + ([.C17] - 1) * 4; IF ([.F17] = &quot;E+&quot;; 35 + ([.C17] - 1) * 3; IF([.F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G17];&quot;, &quot;&quot;element&quot;&quot;: &quot;&quot;&quot;;[.E17];&quot;&quot;&quot;, },&quot;)" office:value-type="string" office:string-value="0xF: { &quot;idMostSigNib&quot;: 0, &quot;idLeastSigByte&quot;: 0xF, &quot;name&quot;: &quot;Three Wishes&quot;, &quot;value&quot;: 5, &quot;type&quot;: &quot;Attack&quot;, &quot;cpCost&quot;: 19, &quot;element&quot;: &quot;Physical&quot;, }," calcext:value-type="string">
            <text:p>0xF: { "idMostSigNib": 0, "idLeastSigByte": 0xF, "name": "Three Wishes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8] = &quot;S&quot;; 10 + [.C18] - 1; IF ([.F18] = &quot;A&quot;; 15 + [.C18] - 1; IF ([.F18] = &quot;B&quot;; 20 + ([.C18] - 1) * 2; IF ([.F18] = &quot;C&quot;; 25 + ([.C18] - 1) * 2; IF ([.F18] = &quot;D&quot;; 30 + ([.C18] - 1) * 3; IF([.F18] = &quot;E&quot;; 40 + ([.C18] - 1) * 4; IF ([.F18] = &quot;F&quot;; 45 + ([.C18] - 1) * 4; IF ([.F18] = &quot;E+&quot;; 35 + ([.C18] - 1) * 3; IF([.F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G18];&quot;, &quot;&quot;element&quot;&quot;: &quot;&quot;&quot;;[.E18];&quot;&quot;&quot;, },&quot;)" office:value-type="string" office:string-value="0x10: { &quot;idMostSigNib&quot;: 0, &quot;idLeastSigByte&quot;: 0x10, &quot;name&quot;: &quot;Three Wishes&quot;, &quot;value&quot;: 6, &quot;type&quot;: &quot;Attack&quot;, &quot;cpCost&quot;: 20, &quot;element&quot;: &quot;Physical&quot;, }," calcext:value-type="string">
            <text:p>0x10: { "idMostSigNib": 0, "idLeastSigByte": 0x10, "name": "Three Wishes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9] = &quot;S&quot;; 10 + [.C19] - 1; IF ([.F19] = &quot;A&quot;; 15 + [.C19] - 1; IF ([.F19] = &quot;B&quot;; 20 + ([.C19] - 1) * 2; IF ([.F19] = &quot;C&quot;; 25 + ([.C19] - 1) * 2; IF ([.F19] = &quot;D&quot;; 30 + ([.C19] - 1) * 3; IF([.F19] = &quot;E&quot;; 40 + ([.C19] - 1) * 4; IF ([.F19] = &quot;F&quot;; 45 + ([.C19] - 1) * 4; IF ([.F19] = &quot;E+&quot;; 35 + ([.C19] - 1) * 3; IF([.F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G19];&quot;, &quot;&quot;element&quot;&quot;: &quot;&quot;&quot;;[.E19];&quot;&quot;&quot;, },&quot;)" office:value-type="string" office:string-value="0x11: { &quot;idMostSigNib&quot;: 0, &quot;idLeastSigByte&quot;: 0x11, &quot;name&quot;: &quot;Three Wishes&quot;, &quot;value&quot;: 7, &quot;type&quot;: &quot;Attack&quot;, &quot;cpCost&quot;: 21, &quot;element&quot;: &quot;Physical&quot;, }," calcext:value-type="string">
            <text:p>0x11: { "idMostSigNib": 0, "idLeastSigByte": 0x11, "name": "Three Wishes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0] = &quot;S&quot;; 10 + [.C20] - 1; IF ([.F20] = &quot;A&quot;; 15 + [.C20] - 1; IF ([.F20] = &quot;B&quot;; 20 + ([.C20] - 1) * 2; IF ([.F20] = &quot;C&quot;; 25 + ([.C20] - 1) * 2; IF ([.F20] = &quot;D&quot;; 30 + ([.C20] - 1) * 3; IF([.F20] = &quot;E&quot;; 40 + ([.C20] - 1) * 4; IF ([.F20] = &quot;F&quot;; 45 + ([.C20] - 1) * 4; IF ([.F20] = &quot;E+&quot;; 35 + ([.C20] - 1) * 3; IF([.F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G20];&quot;, &quot;&quot;element&quot;&quot;: &quot;&quot;&quot;;[.E20];&quot;&quot;&quot;, },&quot;)" office:value-type="string" office:string-value="0x12: { &quot;idMostSigNib&quot;: 0, &quot;idLeastSigByte&quot;: 0x12, &quot;name&quot;: &quot;Three Wishes&quot;, &quot;value&quot;: 8, &quot;type&quot;: &quot;Attack&quot;, &quot;cpCost&quot;: 22, &quot;element&quot;: &quot;Physical&quot;, }," calcext:value-type="string">
            <text:p>0x12: { "idMostSigNib": 0, "idLeastSigByte": 0x12, "name": "Three Wishes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1] = &quot;S&quot;; 10 + [.C21] - 1; IF ([.F21] = &quot;A&quot;; 15 + [.C21] - 1; IF ([.F21] = &quot;B&quot;; 20 + ([.C21] - 1) * 2; IF ([.F21] = &quot;C&quot;; 25 + ([.C21] - 1) * 2; IF ([.F21] = &quot;D&quot;; 30 + ([.C21] - 1) * 3; IF([.F21] = &quot;E&quot;; 40 + ([.C21] - 1) * 4; IF ([.F21] = &quot;F&quot;; 45 + ([.C21] - 1) * 4; IF ([.F21] = &quot;E+&quot;; 35 + ([.C21] - 1) * 3; IF([.F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G21];&quot;, &quot;&quot;element&quot;&quot;: &quot;&quot;&quot;;[.E21];&quot;&quot;&quot;, },&quot;)" office:value-type="string" office:string-value="0x13: { &quot;idMostSigNib&quot;: 0, &quot;idLeastSigByte&quot;: 0x13, &quot;name&quot;: &quot;Three Wishes&quot;, &quot;value&quot;: 9, &quot;type&quot;: &quot;Attack&quot;, &quot;cpCost&quot;: 23, &quot;element&quot;: &quot;Physical&quot;, }," calcext:value-type="string">
            <text:p>0x13: { "idMostSigNib": 0, "idLeastSigByte": 0x13, "name": "Three Wishes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2] = &quot;S&quot;; 10 + [.C22] - 1; IF ([.F22] = &quot;A&quot;; 15 + [.C22] - 1; IF ([.F22] = &quot;B&quot;; 20 + ([.C22] - 1) * 2; IF ([.F22] = &quot;C&quot;; 25 + ([.C22] - 1) * 2; IF ([.F22] = &quot;D&quot;; 30 + ([.C22] - 1) * 3; IF([.F22] = &quot;E&quot;; 40 + ([.C22] - 1) * 4; IF ([.F22] = &quot;F&quot;; 45 + ([.C22] - 1) * 4; IF ([.F22] = &quot;E+&quot;; 35 + ([.C22] - 1) * 3; IF([.F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G22];&quot;, &quot;&quot;element&quot;&quot;: &quot;&quot;&quot;;[.E22];&quot;&quot;&quot;, },&quot;)" office:value-type="string" office:string-value="0x14: { &quot;idMostSigNib&quot;: 0, &quot;idLeastSigByte&quot;: 0x14, &quot;name&quot;: &quot;Crabclaw&quot;, &quot;value&quot;: 0, &quot;type&quot;: &quot;Attack&quot;, &quot;cpCost&quot;: 38, &quot;element&quot;: &quot;Physical&quot;, }," calcext:value-type="string">
            <text:p>0x14: { "idMostSigNib": 0, "idLeastSigByte": 0x14, "name": "Crabclaw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3] = &quot;S&quot;; 10 + [.C23] - 1; IF ([.F23] = &quot;A&quot;; 15 + [.C23] - 1; IF ([.F23] = &quot;B&quot;; 20 + ([.C23] - 1) * 2; IF ([.F23] = &quot;C&quot;; 25 + ([.C23] - 1) * 2; IF ([.F23] = &quot;D&quot;; 30 + ([.C23] - 1) * 3; IF([.F23] = &quot;E&quot;; 40 + ([.C23] - 1) * 4; IF ([.F23] = &quot;F&quot;; 45 + ([.C23] - 1) * 4; IF ([.F23] = &quot;E+&quot;; 35 + ([.C23] - 1) * 3; IF([.F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G23];&quot;, &quot;&quot;element&quot;&quot;: &quot;&quot;&quot;;[.E23];&quot;&quot;&quot;, },&quot;)" office:value-type="string" office:string-value="0x15: { &quot;idMostSigNib&quot;: 0, &quot;idLeastSigByte&quot;: 0x15, &quot;name&quot;: &quot;Crabclaw&quot;, &quot;value&quot;: 1, &quot;type&quot;: &quot;Attack&quot;, &quot;cpCost&quot;: 20, &quot;element&quot;: &quot;Physical&quot;, }," calcext:value-type="string">
            <text:p>0x15: { "idMostSigNib": 0, "idLeastSigByte": 0x15, "name": "Crabclaw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4] = &quot;S&quot;; 10 + [.C24] - 1; IF ([.F24] = &quot;A&quot;; 15 + [.C24] - 1; IF ([.F24] = &quot;B&quot;; 20 + ([.C24] - 1) * 2; IF ([.F24] = &quot;C&quot;; 25 + ([.C24] - 1) * 2; IF ([.F24] = &quot;D&quot;; 30 + ([.C24] - 1) * 3; IF([.F24] = &quot;E&quot;; 40 + ([.C24] - 1) * 4; IF ([.F24] = &quot;F&quot;; 45 + ([.C24] - 1) * 4; IF ([.F24] = &quot;E+&quot;; 35 + ([.C24] - 1) * 3; IF([.F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G24];&quot;, &quot;&quot;element&quot;&quot;: &quot;&quot;&quot;;[.E24];&quot;&quot;&quot;, },&quot;)" office:value-type="string" office:string-value="0x16: { &quot;idMostSigNib&quot;: 0, &quot;idLeastSigByte&quot;: 0x16, &quot;name&quot;: &quot;Crabclaw&quot;, &quot;value&quot;: 2, &quot;type&quot;: &quot;Attack&quot;, &quot;cpCost&quot;: 22, &quot;element&quot;: &quot;Physical&quot;, }," calcext:value-type="string">
            <text:p>0x16: { "idMostSigNib": 0, "idLeastSigByte": 0x16, "name": "Crabclaw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5] = &quot;S&quot;; 10 + [.C25] - 1; IF ([.F25] = &quot;A&quot;; 15 + [.C25] - 1; IF ([.F25] = &quot;B&quot;; 20 + ([.C25] - 1) * 2; IF ([.F25] = &quot;C&quot;; 25 + ([.C25] - 1) * 2; IF ([.F25] = &quot;D&quot;; 30 + ([.C25] - 1) * 3; IF([.F25] = &quot;E&quot;; 40 + ([.C25] - 1) * 4; IF ([.F25] = &quot;F&quot;; 45 + ([.C25] - 1) * 4; IF ([.F25] = &quot;E+&quot;; 35 + ([.C25] - 1) * 3; IF([.F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G25];&quot;, &quot;&quot;element&quot;&quot;: &quot;&quot;&quot;;[.E25];&quot;&quot;&quot;, },&quot;)" office:value-type="string" office:string-value="0x17: { &quot;idMostSigNib&quot;: 0, &quot;idLeastSigByte&quot;: 0x17, &quot;name&quot;: &quot;Crabclaw&quot;, &quot;value&quot;: 3, &quot;type&quot;: &quot;Attack&quot;, &quot;cpCost&quot;: 24, &quot;element&quot;: &quot;Physical&quot;, }," calcext:value-type="string">
            <text:p>0x17: { "idMostSigNib": 0, "idLeastSigByte": 0x17, "name": "Crabclaw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6] = &quot;S&quot;; 10 + [.C26] - 1; IF ([.F26] = &quot;A&quot;; 15 + [.C26] - 1; IF ([.F26] = &quot;B&quot;; 20 + ([.C26] - 1) * 2; IF ([.F26] = &quot;C&quot;; 25 + ([.C26] - 1) * 2; IF ([.F26] = &quot;D&quot;; 30 + ([.C26] - 1) * 3; IF([.F26] = &quot;E&quot;; 40 + ([.C26] - 1) * 4; IF ([.F26] = &quot;F&quot;; 45 + ([.C26] - 1) * 4; IF ([.F26] = &quot;E+&quot;; 35 + ([.C26] - 1) * 3; IF([.F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G26];&quot;, &quot;&quot;element&quot;&quot;: &quot;&quot;&quot;;[.E26];&quot;&quot;&quot;, },&quot;)" office:value-type="string" office:string-value="0x18: { &quot;idMostSigNib&quot;: 0, &quot;idLeastSigByte&quot;: 0x18, &quot;name&quot;: &quot;Crabclaw&quot;, &quot;value&quot;: 4, &quot;type&quot;: &quot;Attack&quot;, &quot;cpCost&quot;: 26, &quot;element&quot;: &quot;Physical&quot;, }," calcext:value-type="string">
            <text:p>0x18: { "idMostSigNib": 0, "idLeastSigByte": 0x18, "name": "Crabclaw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7] = &quot;S&quot;; 10 + [.C27] - 1; IF ([.F27] = &quot;A&quot;; 15 + [.C27] - 1; IF ([.F27] = &quot;B&quot;; 20 + ([.C27] - 1) * 2; IF ([.F27] = &quot;C&quot;; 25 + ([.C27] - 1) * 2; IF ([.F27] = &quot;D&quot;; 30 + ([.C27] - 1) * 3; IF([.F27] = &quot;E&quot;; 40 + ([.C27] - 1) * 4; IF ([.F27] = &quot;F&quot;; 45 + ([.C27] - 1) * 4; IF ([.F27] = &quot;E+&quot;; 35 + ([.C27] - 1) * 3; IF([.F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G27];&quot;, &quot;&quot;element&quot;&quot;: &quot;&quot;&quot;;[.E27];&quot;&quot;&quot;, },&quot;)" office:value-type="string" office:string-value="0x19: { &quot;idMostSigNib&quot;: 0, &quot;idLeastSigByte&quot;: 0x19, &quot;name&quot;: &quot;Crabclaw&quot;, &quot;value&quot;: 5, &quot;type&quot;: &quot;Attack&quot;, &quot;cpCost&quot;: 28, &quot;element&quot;: &quot;Physical&quot;, }," calcext:value-type="string">
            <text:p>0x19: { "idMostSigNib": 0, "idLeastSigByte": 0x19, "name": "Crabclaw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8] = &quot;S&quot;; 10 + [.C28] - 1; IF ([.F28] = &quot;A&quot;; 15 + [.C28] - 1; IF ([.F28] = &quot;B&quot;; 20 + ([.C28] - 1) * 2; IF ([.F28] = &quot;C&quot;; 25 + ([.C28] - 1) * 2; IF ([.F28] = &quot;D&quot;; 30 + ([.C28] - 1) * 3; IF([.F28] = &quot;E&quot;; 40 + ([.C28] - 1) * 4; IF ([.F28] = &quot;F&quot;; 45 + ([.C28] - 1) * 4; IF ([.F28] = &quot;E+&quot;; 35 + ([.C28] - 1) * 3; IF([.F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G28];&quot;, &quot;&quot;element&quot;&quot;: &quot;&quot;&quot;;[.E28];&quot;&quot;&quot;, },&quot;)" office:value-type="string" office:string-value="0x1A: { &quot;idMostSigNib&quot;: 0, &quot;idLeastSigByte&quot;: 0x1A, &quot;name&quot;: &quot;Crabclaw&quot;, &quot;value&quot;: 6, &quot;type&quot;: &quot;Attack&quot;, &quot;cpCost&quot;: 30, &quot;element&quot;: &quot;Physical&quot;, }," calcext:value-type="string">
            <text:p>0x1A: { "idMostSigNib": 0, "idLeastSigByte": 0x1A, "name": "Crabclaw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9] = &quot;S&quot;; 10 + [.C29] - 1; IF ([.F29] = &quot;A&quot;; 15 + [.C29] - 1; IF ([.F29] = &quot;B&quot;; 20 + ([.C29] - 1) * 2; IF ([.F29] = &quot;C&quot;; 25 + ([.C29] - 1) * 2; IF ([.F29] = &quot;D&quot;; 30 + ([.C29] - 1) * 3; IF([.F29] = &quot;E&quot;; 40 + ([.C29] - 1) * 4; IF ([.F29] = &quot;F&quot;; 45 + ([.C29] - 1) * 4; IF ([.F29] = &quot;E+&quot;; 35 + ([.C29] - 1) * 3; IF([.F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G29];&quot;, &quot;&quot;element&quot;&quot;: &quot;&quot;&quot;;[.E29];&quot;&quot;&quot;, },&quot;)" office:value-type="string" office:string-value="0x1B: { &quot;idMostSigNib&quot;: 0, &quot;idLeastSigByte&quot;: 0x1B, &quot;name&quot;: &quot;Crabclaw&quot;, &quot;value&quot;: 7, &quot;type&quot;: &quot;Attack&quot;, &quot;cpCost&quot;: 32, &quot;element&quot;: &quot;Physical&quot;, }," calcext:value-type="string">
            <text:p>0x1B: { "idMostSigNib": 0, "idLeastSigByte": 0x1B, "name": "Crabclaw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0] = &quot;S&quot;; 10 + [.C30] - 1; IF ([.F30] = &quot;A&quot;; 15 + [.C30] - 1; IF ([.F30] = &quot;B&quot;; 20 + ([.C30] - 1) * 2; IF ([.F30] = &quot;C&quot;; 25 + ([.C30] - 1) * 2; IF ([.F30] = &quot;D&quot;; 30 + ([.C30] - 1) * 3; IF([.F30] = &quot;E&quot;; 40 + ([.C30] - 1) * 4; IF ([.F30] = &quot;F&quot;; 45 + ([.C30] - 1) * 4; IF ([.F30] = &quot;E+&quot;; 35 + ([.C30] - 1) * 3; IF([.F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G30];&quot;, &quot;&quot;element&quot;&quot;: &quot;&quot;&quot;;[.E30];&quot;&quot;&quot;, },&quot;)" office:value-type="string" office:string-value="0x1C: { &quot;idMostSigNib&quot;: 0, &quot;idLeastSigByte&quot;: 0x1C, &quot;name&quot;: &quot;Crabclaw&quot;, &quot;value&quot;: 8, &quot;type&quot;: &quot;Attack&quot;, &quot;cpCost&quot;: 34, &quot;element&quot;: &quot;Physical&quot;, }," calcext:value-type="string">
            <text:p>0x1C: { "idMostSigNib": 0, "idLeastSigByte": 0x1C, "name": "Crabclaw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1] = &quot;S&quot;; 10 + [.C31] - 1; IF ([.F31] = &quot;A&quot;; 15 + [.C31] - 1; IF ([.F31] = &quot;B&quot;; 20 + ([.C31] - 1) * 2; IF ([.F31] = &quot;C&quot;; 25 + ([.C31] - 1) * 2; IF ([.F31] = &quot;D&quot;; 30 + ([.C31] - 1) * 3; IF([.F31] = &quot;E&quot;; 40 + ([.C31] - 1) * 4; IF ([.F31] = &quot;F&quot;; 45 + ([.C31] - 1) * 4; IF ([.F31] = &quot;E+&quot;; 35 + ([.C31] - 1) * 3; IF([.F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G31];&quot;, &quot;&quot;element&quot;&quot;: &quot;&quot;&quot;;[.E31];&quot;&quot;&quot;, },&quot;)" office:value-type="string" office:string-value="0x1D: { &quot;idMostSigNib&quot;: 0, &quot;idLeastSigByte&quot;: 0x1D, &quot;name&quot;: &quot;Crabclaw&quot;, &quot;value&quot;: 9, &quot;type&quot;: &quot;Attack&quot;, &quot;cpCost&quot;: 36, &quot;element&quot;: &quot;Physical&quot;, }," calcext:value-type="string">
            <text:p>0x1D: { "idMostSigNib": 0, "idLeastSigByte": 0x1D, "name": "Crabclaw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2] = &quot;S&quot;; 10 + [.C32] - 1; IF ([.F32] = &quot;A&quot;; 15 + [.C32] - 1; IF ([.F32] = &quot;B&quot;; 20 + ([.C32] - 1) * 2; IF ([.F32] = &quot;C&quot;; 25 + ([.C32] - 1) * 2; IF ([.F32] = &quot;D&quot;; 30 + ([.C32] - 1) * 3; IF([.F32] = &quot;E&quot;; 40 + ([.C32] - 1) * 4; IF ([.F32] = &quot;F&quot;; 45 + ([.C32] - 1) * 4; IF ([.F32] = &quot;E+&quot;; 35 + ([.C32] - 1) * 3; IF([.F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G32];&quot;, &quot;&quot;element&quot;&quot;: &quot;&quot;&quot;;[.E32];&quot;&quot;&quot;, },&quot;)" office:value-type="string" office:string-value="0x1E: { &quot;idMostSigNib&quot;: 0, &quot;idLeastSigByte&quot;: 0x1E, &quot;name&quot;: &quot;Pumpkinhead&quot;, &quot;value&quot;: 0, &quot;type&quot;: &quot;Attack&quot;, &quot;cpCost&quot;: 24, &quot;element&quot;: &quot;Physical&quot;, }," calcext:value-type="string">
            <text:p>0x1E: { "idMostSigNib": 0, "idLeastSigByte": 0x1E, "name": "Pumpkinhead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3] = &quot;S&quot;; 10 + [.C33] - 1; IF ([.F33] = &quot;A&quot;; 15 + [.C33] - 1; IF ([.F33] = &quot;B&quot;; 20 + ([.C33] - 1) * 2; IF ([.F33] = &quot;C&quot;; 25 + ([.C33] - 1) * 2; IF ([.F33] = &quot;D&quot;; 30 + ([.C33] - 1) * 3; IF([.F33] = &quot;E&quot;; 40 + ([.C33] - 1) * 4; IF ([.F33] = &quot;F&quot;; 45 + ([.C33] - 1) * 4; IF ([.F33] = &quot;E+&quot;; 35 + ([.C33] - 1) * 3; IF([.F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G33];&quot;, &quot;&quot;element&quot;&quot;: &quot;&quot;&quot;;[.E33];&quot;&quot;&quot;, },&quot;)" office:value-type="string" office:string-value="0x1F: { &quot;idMostSigNib&quot;: 0, &quot;idLeastSigByte&quot;: 0x1F, &quot;name&quot;: &quot;Pumpkinhead&quot;, &quot;value&quot;: 1, &quot;type&quot;: &quot;Attack&quot;, &quot;cpCost&quot;: 15, &quot;element&quot;: &quot;Physical&quot;, }," calcext:value-type="string">
            <text:p>0x1F: { "idMostSigNib": 0, "idLeastSigByte": 0x1F, "name": "Pumpkinhead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4] = &quot;S&quot;; 10 + [.C34] - 1; IF ([.F34] = &quot;A&quot;; 15 + [.C34] - 1; IF ([.F34] = &quot;B&quot;; 20 + ([.C34] - 1) * 2; IF ([.F34] = &quot;C&quot;; 25 + ([.C34] - 1) * 2; IF ([.F34] = &quot;D&quot;; 30 + ([.C34] - 1) * 3; IF([.F34] = &quot;E&quot;; 40 + ([.C34] - 1) * 4; IF ([.F34] = &quot;F&quot;; 45 + ([.C34] - 1) * 4; IF ([.F34] = &quot;E+&quot;; 35 + ([.C34] - 1) * 3; IF([.F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G34];&quot;, &quot;&quot;element&quot;&quot;: &quot;&quot;&quot;;[.E34];&quot;&quot;&quot;, },&quot;)" office:value-type="string" office:string-value="0x20: { &quot;idMostSigNib&quot;: 0, &quot;idLeastSigByte&quot;: 0x20, &quot;name&quot;: &quot;Pumpkinhead&quot;, &quot;value&quot;: 2, &quot;type&quot;: &quot;Attack&quot;, &quot;cpCost&quot;: 16, &quot;element&quot;: &quot;Physical&quot;, }," calcext:value-type="string">
            <text:p>0x20: { "idMostSigNib": 0, "idLeastSigByte": 0x20, "name": "Pumpkinhead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5] = &quot;S&quot;; 10 + [.C35] - 1; IF ([.F35] = &quot;A&quot;; 15 + [.C35] - 1; IF ([.F35] = &quot;B&quot;; 20 + ([.C35] - 1) * 2; IF ([.F35] = &quot;C&quot;; 25 + ([.C35] - 1) * 2; IF ([.F35] = &quot;D&quot;; 30 + ([.C35] - 1) * 3; IF([.F35] = &quot;E&quot;; 40 + ([.C35] - 1) * 4; IF ([.F35] = &quot;F&quot;; 45 + ([.C35] - 1) * 4; IF ([.F35] = &quot;E+&quot;; 35 + ([.C35] - 1) * 3; IF([.F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G35];&quot;, &quot;&quot;element&quot;&quot;: &quot;&quot;&quot;;[.E35];&quot;&quot;&quot;, },&quot;)" office:value-type="string" office:string-value="0x21: { &quot;idMostSigNib&quot;: 0, &quot;idLeastSigByte&quot;: 0x21, &quot;name&quot;: &quot;Pumpkinhead&quot;, &quot;value&quot;: 3, &quot;type&quot;: &quot;Attack&quot;, &quot;cpCost&quot;: 17, &quot;element&quot;: &quot;Physical&quot;, }," calcext:value-type="string">
            <text:p>0x21: { "idMostSigNib": 0, "idLeastSigByte": 0x21, "name": "Pumpkinhead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6] = &quot;S&quot;; 10 + [.C36] - 1; IF ([.F36] = &quot;A&quot;; 15 + [.C36] - 1; IF ([.F36] = &quot;B&quot;; 20 + ([.C36] - 1) * 2; IF ([.F36] = &quot;C&quot;; 25 + ([.C36] - 1) * 2; IF ([.F36] = &quot;D&quot;; 30 + ([.C36] - 1) * 3; IF([.F36] = &quot;E&quot;; 40 + ([.C36] - 1) * 4; IF ([.F36] = &quot;F&quot;; 45 + ([.C36] - 1) * 4; IF ([.F36] = &quot;E+&quot;; 35 + ([.C36] - 1) * 3; IF([.F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G36];&quot;, &quot;&quot;element&quot;&quot;: &quot;&quot;&quot;;[.E36];&quot;&quot;&quot;, },&quot;)" office:value-type="string" office:string-value="0x22: { &quot;idMostSigNib&quot;: 0, &quot;idLeastSigByte&quot;: 0x22, &quot;name&quot;: &quot;Pumpkinhead&quot;, &quot;value&quot;: 4, &quot;type&quot;: &quot;Attack&quot;, &quot;cpCost&quot;: 18, &quot;element&quot;: &quot;Physical&quot;, }," calcext:value-type="string">
            <text:p>0x22: { "idMostSigNib": 0, "idLeastSigByte": 0x22, "name": "Pumpkinhead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7] = &quot;S&quot;; 10 + [.C37] - 1; IF ([.F37] = &quot;A&quot;; 15 + [.C37] - 1; IF ([.F37] = &quot;B&quot;; 20 + ([.C37] - 1) * 2; IF ([.F37] = &quot;C&quot;; 25 + ([.C37] - 1) * 2; IF ([.F37] = &quot;D&quot;; 30 + ([.C37] - 1) * 3; IF([.F37] = &quot;E&quot;; 40 + ([.C37] - 1) * 4; IF ([.F37] = &quot;F&quot;; 45 + ([.C37] - 1) * 4; IF ([.F37] = &quot;E+&quot;; 35 + ([.C37] - 1) * 3; IF([.F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G37];&quot;, &quot;&quot;element&quot;&quot;: &quot;&quot;&quot;;[.E37];&quot;&quot;&quot;, },&quot;)" office:value-type="string" office:string-value="0x23: { &quot;idMostSigNib&quot;: 0, &quot;idLeastSigByte&quot;: 0x23, &quot;name&quot;: &quot;Pumpkinhead&quot;, &quot;value&quot;: 5, &quot;type&quot;: &quot;Attack&quot;, &quot;cpCost&quot;: 19, &quot;element&quot;: &quot;Physical&quot;, }," calcext:value-type="string">
            <text:p>0x23: { "idMostSigNib": 0, "idLeastSigByte": 0x23, "name": "Pumpkinhead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8] = &quot;S&quot;; 10 + [.C38] - 1; IF ([.F38] = &quot;A&quot;; 15 + [.C38] - 1; IF ([.F38] = &quot;B&quot;; 20 + ([.C38] - 1) * 2; IF ([.F38] = &quot;C&quot;; 25 + ([.C38] - 1) * 2; IF ([.F38] = &quot;D&quot;; 30 + ([.C38] - 1) * 3; IF([.F38] = &quot;E&quot;; 40 + ([.C38] - 1) * 4; IF ([.F38] = &quot;F&quot;; 45 + ([.C38] - 1) * 4; IF ([.F38] = &quot;E+&quot;; 35 + ([.C38] - 1) * 3; IF([.F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G38];&quot;, &quot;&quot;element&quot;&quot;: &quot;&quot;&quot;;[.E38];&quot;&quot;&quot;, },&quot;)" office:value-type="string" office:string-value="0x24: { &quot;idMostSigNib&quot;: 0, &quot;idLeastSigByte&quot;: 0x24, &quot;name&quot;: &quot;Pumpkinhead&quot;, &quot;value&quot;: 6, &quot;type&quot;: &quot;Attack&quot;, &quot;cpCost&quot;: 20, &quot;element&quot;: &quot;Physical&quot;, }," calcext:value-type="string">
            <text:p>0x24: { "idMostSigNib": 0, "idLeastSigByte": 0x24, "name": "Pumpkinhead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9] = &quot;S&quot;; 10 + [.C39] - 1; IF ([.F39] = &quot;A&quot;; 15 + [.C39] - 1; IF ([.F39] = &quot;B&quot;; 20 + ([.C39] - 1) * 2; IF ([.F39] = &quot;C&quot;; 25 + ([.C39] - 1) * 2; IF ([.F39] = &quot;D&quot;; 30 + ([.C39] - 1) * 3; IF([.F39] = &quot;E&quot;; 40 + ([.C39] - 1) * 4; IF ([.F39] = &quot;F&quot;; 45 + ([.C39] - 1) * 4; IF ([.F39] = &quot;E+&quot;; 35 + ([.C39] - 1) * 3; IF([.F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G39];&quot;, &quot;&quot;element&quot;&quot;: &quot;&quot;&quot;;[.E39];&quot;&quot;&quot;, },&quot;)" office:value-type="string" office:string-value="0x25: { &quot;idMostSigNib&quot;: 0, &quot;idLeastSigByte&quot;: 0x25, &quot;name&quot;: &quot;Pumpkinhead&quot;, &quot;value&quot;: 7, &quot;type&quot;: &quot;Attack&quot;, &quot;cpCost&quot;: 21, &quot;element&quot;: &quot;Physical&quot;, }," calcext:value-type="string">
            <text:p>0x25: { "idMostSigNib": 0, "idLeastSigByte": 0x25, "name": "Pumpkinhead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0] = &quot;S&quot;; 10 + [.C40] - 1; IF ([.F40] = &quot;A&quot;; 15 + [.C40] - 1; IF ([.F40] = &quot;B&quot;; 20 + ([.C40] - 1) * 2; IF ([.F40] = &quot;C&quot;; 25 + ([.C40] - 1) * 2; IF ([.F40] = &quot;D&quot;; 30 + ([.C40] - 1) * 3; IF([.F40] = &quot;E&quot;; 40 + ([.C40] - 1) * 4; IF ([.F40] = &quot;F&quot;; 45 + ([.C40] - 1) * 4; IF ([.F40] = &quot;E+&quot;; 35 + ([.C40] - 1) * 3; IF([.F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G40];&quot;, &quot;&quot;element&quot;&quot;: &quot;&quot;&quot;;[.E40];&quot;&quot;&quot;, },&quot;)" office:value-type="string" office:string-value="0x26: { &quot;idMostSigNib&quot;: 0, &quot;idLeastSigByte&quot;: 0x26, &quot;name&quot;: &quot;Pumpkinhead&quot;, &quot;value&quot;: 8, &quot;type&quot;: &quot;Attack&quot;, &quot;cpCost&quot;: 22, &quot;element&quot;: &quot;Physical&quot;, }," calcext:value-type="string">
            <text:p>0x26: { "idMostSigNib": 0, "idLeastSigByte": 0x26, "name": "Pumpkinhead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1] = &quot;S&quot;; 10 + [.C41] - 1; IF ([.F41] = &quot;A&quot;; 15 + [.C41] - 1; IF ([.F41] = &quot;B&quot;; 20 + ([.C41] - 1) * 2; IF ([.F41] = &quot;C&quot;; 25 + ([.C41] - 1) * 2; IF ([.F41] = &quot;D&quot;; 30 + ([.C41] - 1) * 3; IF([.F41] = &quot;E&quot;; 40 + ([.C41] - 1) * 4; IF ([.F41] = &quot;F&quot;; 45 + ([.C41] - 1) * 4; IF ([.F41] = &quot;E+&quot;; 35 + ([.C41] - 1) * 3; IF([.F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G41];&quot;, &quot;&quot;element&quot;&quot;: &quot;&quot;&quot;;[.E41];&quot;&quot;&quot;, },&quot;)" office:value-type="string" office:string-value="0x27: { &quot;idMostSigNib&quot;: 0, &quot;idLeastSigByte&quot;: 0x27, &quot;name&quot;: &quot;Pumpkinhead&quot;, &quot;value&quot;: 9, &quot;type&quot;: &quot;Attack&quot;, &quot;cpCost&quot;: 23, &quot;element&quot;: &quot;Physical&quot;, }," calcext:value-type="string">
            <text:p>0x27: { "idMostSigNib": 0, "idLeastSigByte": 0x27, "name": "Pumpkinhead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2] = &quot;S&quot;; 10 + [.C42] - 1; IF ([.F42] = &quot;A&quot;; 15 + [.C42] - 1; IF ([.F42] = &quot;B&quot;; 20 + ([.C42] - 1) * 2; IF ([.F42] = &quot;C&quot;; 25 + ([.C42] - 1) * 2; IF ([.F42] = &quot;D&quot;; 30 + ([.C42] - 1) * 3; IF([.F42] = &quot;E&quot;; 40 + ([.C42] - 1) * 4; IF ([.F42] = &quot;F&quot;; 45 + ([.C42] - 1) * 4; IF ([.F42] = &quot;E+&quot;; 35 + ([.C42] - 1) * 3; IF([.F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G42];&quot;, &quot;&quot;element&quot;&quot;: &quot;&quot;&quot;;[.E42];&quot;&quot;&quot;, },&quot;)" office:value-type="string" office:string-value="0x28: { &quot;idMostSigNib&quot;: 0, &quot;idLeastSigByte&quot;: 0x28, &quot;name&quot;: &quot;Fairy Harp&quot;, &quot;value&quot;: 0, &quot;type&quot;: &quot;Attack&quot;, &quot;cpCost&quot;: 38, &quot;element&quot;: &quot;Physical&quot;, }," calcext:value-type="string">
            <text:p>0x28: { "idMostSigNib": 0, "idLeastSigByte": 0x28, "name": "Fairy Harp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3] = &quot;S&quot;; 10 + [.C43] - 1; IF ([.F43] = &quot;A&quot;; 15 + [.C43] - 1; IF ([.F43] = &quot;B&quot;; 20 + ([.C43] - 1) * 2; IF ([.F43] = &quot;C&quot;; 25 + ([.C43] - 1) * 2; IF ([.F43] = &quot;D&quot;; 30 + ([.C43] - 1) * 3; IF([.F43] = &quot;E&quot;; 40 + ([.C43] - 1) * 4; IF ([.F43] = &quot;F&quot;; 45 + ([.C43] - 1) * 4; IF ([.F43] = &quot;E+&quot;; 35 + ([.C43] - 1) * 3; IF([.F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G43];&quot;, &quot;&quot;element&quot;&quot;: &quot;&quot;&quot;;[.E43];&quot;&quot;&quot;, },&quot;)" office:value-type="string" office:string-value="0x29: { &quot;idMostSigNib&quot;: 0, &quot;idLeastSigByte&quot;: 0x29, &quot;name&quot;: &quot;Fairy Harp&quot;, &quot;value&quot;: 1, &quot;type&quot;: &quot;Attack&quot;, &quot;cpCost&quot;: 20, &quot;element&quot;: &quot;Physical&quot;, }," calcext:value-type="string">
            <text:p>0x29: { "idMostSigNib": 0, "idLeastSigByte": 0x29, "name": "Fairy Harp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4] = &quot;S&quot;; 10 + [.C44] - 1; IF ([.F44] = &quot;A&quot;; 15 + [.C44] - 1; IF ([.F44] = &quot;B&quot;; 20 + ([.C44] - 1) * 2; IF ([.F44] = &quot;C&quot;; 25 + ([.C44] - 1) * 2; IF ([.F44] = &quot;D&quot;; 30 + ([.C44] - 1) * 3; IF([.F44] = &quot;E&quot;; 40 + ([.C44] - 1) * 4; IF ([.F44] = &quot;F&quot;; 45 + ([.C44] - 1) * 4; IF ([.F44] = &quot;E+&quot;; 35 + ([.C44] - 1) * 3; IF([.F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G44];&quot;, &quot;&quot;element&quot;&quot;: &quot;&quot;&quot;;[.E44];&quot;&quot;&quot;, },&quot;)" office:value-type="string" office:string-value="0x2A: { &quot;idMostSigNib&quot;: 0, &quot;idLeastSigByte&quot;: 0x2A, &quot;name&quot;: &quot;Fairy Harp&quot;, &quot;value&quot;: 2, &quot;type&quot;: &quot;Attack&quot;, &quot;cpCost&quot;: 22, &quot;element&quot;: &quot;Physical&quot;, }," calcext:value-type="string">
            <text:p>0x2A: { "idMostSigNib": 0, "idLeastSigByte": 0x2A, "name": "Fairy Harp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5] = &quot;S&quot;; 10 + [.C45] - 1; IF ([.F45] = &quot;A&quot;; 15 + [.C45] - 1; IF ([.F45] = &quot;B&quot;; 20 + ([.C45] - 1) * 2; IF ([.F45] = &quot;C&quot;; 25 + ([.C45] - 1) * 2; IF ([.F45] = &quot;D&quot;; 30 + ([.C45] - 1) * 3; IF([.F45] = &quot;E&quot;; 40 + ([.C45] - 1) * 4; IF ([.F45] = &quot;F&quot;; 45 + ([.C45] - 1) * 4; IF ([.F45] = &quot;E+&quot;; 35 + ([.C45] - 1) * 3; IF([.F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G45];&quot;, &quot;&quot;element&quot;&quot;: &quot;&quot;&quot;;[.E45];&quot;&quot;&quot;, },&quot;)" office:value-type="string" office:string-value="0x2B: { &quot;idMostSigNib&quot;: 0, &quot;idLeastSigByte&quot;: 0x2B, &quot;name&quot;: &quot;Fairy Harp&quot;, &quot;value&quot;: 3, &quot;type&quot;: &quot;Attack&quot;, &quot;cpCost&quot;: 24, &quot;element&quot;: &quot;Physical&quot;, }," calcext:value-type="string">
            <text:p>0x2B: { "idMostSigNib": 0, "idLeastSigByte": 0x2B, "name": "Fairy Harp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6] = &quot;S&quot;; 10 + [.C46] - 1; IF ([.F46] = &quot;A&quot;; 15 + [.C46] - 1; IF ([.F46] = &quot;B&quot;; 20 + ([.C46] - 1) * 2; IF ([.F46] = &quot;C&quot;; 25 + ([.C46] - 1) * 2; IF ([.F46] = &quot;D&quot;; 30 + ([.C46] - 1) * 3; IF([.F46] = &quot;E&quot;; 40 + ([.C46] - 1) * 4; IF ([.F46] = &quot;F&quot;; 45 + ([.C46] - 1) * 4; IF ([.F46] = &quot;E+&quot;; 35 + ([.C46] - 1) * 3; IF([.F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G46];&quot;, &quot;&quot;element&quot;&quot;: &quot;&quot;&quot;;[.E46];&quot;&quot;&quot;, },&quot;)" office:value-type="string" office:string-value="0x2C: { &quot;idMostSigNib&quot;: 0, &quot;idLeastSigByte&quot;: 0x2C, &quot;name&quot;: &quot;Fairy Harp&quot;, &quot;value&quot;: 4, &quot;type&quot;: &quot;Attack&quot;, &quot;cpCost&quot;: 26, &quot;element&quot;: &quot;Physical&quot;, }," calcext:value-type="string">
            <text:p>0x2C: { "idMostSigNib": 0, "idLeastSigByte": 0x2C, "name": "Fairy Harp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7] = &quot;S&quot;; 10 + [.C47] - 1; IF ([.F47] = &quot;A&quot;; 15 + [.C47] - 1; IF ([.F47] = &quot;B&quot;; 20 + ([.C47] - 1) * 2; IF ([.F47] = &quot;C&quot;; 25 + ([.C47] - 1) * 2; IF ([.F47] = &quot;D&quot;; 30 + ([.C47] - 1) * 3; IF([.F47] = &quot;E&quot;; 40 + ([.C47] - 1) * 4; IF ([.F47] = &quot;F&quot;; 45 + ([.C47] - 1) * 4; IF ([.F47] = &quot;E+&quot;; 35 + ([.C47] - 1) * 3; IF([.F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G47];&quot;, &quot;&quot;element&quot;&quot;: &quot;&quot;&quot;;[.E47];&quot;&quot;&quot;, },&quot;)" office:value-type="string" office:string-value="0x2D: { &quot;idMostSigNib&quot;: 0, &quot;idLeastSigByte&quot;: 0x2D, &quot;name&quot;: &quot;Fairy Harp&quot;, &quot;value&quot;: 5, &quot;type&quot;: &quot;Attack&quot;, &quot;cpCost&quot;: 28, &quot;element&quot;: &quot;Physical&quot;, }," calcext:value-type="string">
            <text:p>0x2D: { "idMostSigNib": 0, "idLeastSigByte": 0x2D, "name": "Fairy Harp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8] = &quot;S&quot;; 10 + [.C48] - 1; IF ([.F48] = &quot;A&quot;; 15 + [.C48] - 1; IF ([.F48] = &quot;B&quot;; 20 + ([.C48] - 1) * 2; IF ([.F48] = &quot;C&quot;; 25 + ([.C48] - 1) * 2; IF ([.F48] = &quot;D&quot;; 30 + ([.C48] - 1) * 3; IF([.F48] = &quot;E&quot;; 40 + ([.C48] - 1) * 4; IF ([.F48] = &quot;F&quot;; 45 + ([.C48] - 1) * 4; IF ([.F48] = &quot;E+&quot;; 35 + ([.C48] - 1) * 3; IF([.F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G48];&quot;, &quot;&quot;element&quot;&quot;: &quot;&quot;&quot;;[.E48];&quot;&quot;&quot;, },&quot;)" office:value-type="string" office:string-value="0x2E: { &quot;idMostSigNib&quot;: 0, &quot;idLeastSigByte&quot;: 0x2E, &quot;name&quot;: &quot;Fairy Harp&quot;, &quot;value&quot;: 6, &quot;type&quot;: &quot;Attack&quot;, &quot;cpCost&quot;: 30, &quot;element&quot;: &quot;Physical&quot;, }," calcext:value-type="string">
            <text:p>0x2E: { "idMostSigNib": 0, "idLeastSigByte": 0x2E, "name": "Fairy Harp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9] = &quot;S&quot;; 10 + [.C49] - 1; IF ([.F49] = &quot;A&quot;; 15 + [.C49] - 1; IF ([.F49] = &quot;B&quot;; 20 + ([.C49] - 1) * 2; IF ([.F49] = &quot;C&quot;; 25 + ([.C49] - 1) * 2; IF ([.F49] = &quot;D&quot;; 30 + ([.C49] - 1) * 3; IF([.F49] = &quot;E&quot;; 40 + ([.C49] - 1) * 4; IF ([.F49] = &quot;F&quot;; 45 + ([.C49] - 1) * 4; IF ([.F49] = &quot;E+&quot;; 35 + ([.C49] - 1) * 3; IF([.F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G49];&quot;, &quot;&quot;element&quot;&quot;: &quot;&quot;&quot;;[.E49];&quot;&quot;&quot;, },&quot;)" office:value-type="string" office:string-value="0x2F: { &quot;idMostSigNib&quot;: 0, &quot;idLeastSigByte&quot;: 0x2F, &quot;name&quot;: &quot;Fairy Harp&quot;, &quot;value&quot;: 7, &quot;type&quot;: &quot;Attack&quot;, &quot;cpCost&quot;: 32, &quot;element&quot;: &quot;Physical&quot;, }," calcext:value-type="string">
            <text:p>0x2F: { "idMostSigNib": 0, "idLeastSigByte": 0x2F, "name": "Fairy Harp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0] = &quot;S&quot;; 10 + [.C50] - 1; IF ([.F50] = &quot;A&quot;; 15 + [.C50] - 1; IF ([.F50] = &quot;B&quot;; 20 + ([.C50] - 1) * 2; IF ([.F50] = &quot;C&quot;; 25 + ([.C50] - 1) * 2; IF ([.F50] = &quot;D&quot;; 30 + ([.C50] - 1) * 3; IF([.F50] = &quot;E&quot;; 40 + ([.C50] - 1) * 4; IF ([.F50] = &quot;F&quot;; 45 + ([.C50] - 1) * 4; IF ([.F50] = &quot;E+&quot;; 35 + ([.C50] - 1) * 3; IF([.F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G50];&quot;, &quot;&quot;element&quot;&quot;: &quot;&quot;&quot;;[.E50];&quot;&quot;&quot;, },&quot;)" office:value-type="string" office:string-value="0x30: { &quot;idMostSigNib&quot;: 0, &quot;idLeastSigByte&quot;: 0x30, &quot;name&quot;: &quot;Fairy Harp&quot;, &quot;value&quot;: 8, &quot;type&quot;: &quot;Attack&quot;, &quot;cpCost&quot;: 34, &quot;element&quot;: &quot;Physical&quot;, }," calcext:value-type="string">
            <text:p>0x30: { "idMostSigNib": 0, "idLeastSigByte": 0x30, "name": "Fairy Harp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1] = &quot;S&quot;; 10 + [.C51] - 1; IF ([.F51] = &quot;A&quot;; 15 + [.C51] - 1; IF ([.F51] = &quot;B&quot;; 20 + ([.C51] - 1) * 2; IF ([.F51] = &quot;C&quot;; 25 + ([.C51] - 1) * 2; IF ([.F51] = &quot;D&quot;; 30 + ([.C51] - 1) * 3; IF([.F51] = &quot;E&quot;; 40 + ([.C51] - 1) * 4; IF ([.F51] = &quot;F&quot;; 45 + ([.C51] - 1) * 4; IF ([.F51] = &quot;E+&quot;; 35 + ([.C51] - 1) * 3; IF([.F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G51];&quot;, &quot;&quot;element&quot;&quot;: &quot;&quot;&quot;;[.E51];&quot;&quot;&quot;, },&quot;)" office:value-type="string" office:string-value="0x31: { &quot;idMostSigNib&quot;: 0, &quot;idLeastSigByte&quot;: 0x31, &quot;name&quot;: &quot;Fairy Harp&quot;, &quot;value&quot;: 9, &quot;type&quot;: &quot;Attack&quot;, &quot;cpCost&quot;: 36, &quot;element&quot;: &quot;Physical&quot;, }," calcext:value-type="string">
            <text:p>0x31: { "idMostSigNib": 0, "idLeastSigByte": 0x31, "name": "Fairy Harp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2] = &quot;S&quot;; 10 + [.C52] - 1; IF ([.F52] = &quot;A&quot;; 15 + [.C52] - 1; IF ([.F52] = &quot;B&quot;; 20 + ([.C52] - 1) * 2; IF ([.F52] = &quot;C&quot;; 25 + ([.C52] - 1) * 2; IF ([.F52] = &quot;D&quot;; 30 + ([.C52] - 1) * 3; IF([.F52] = &quot;E&quot;; 40 + ([.C52] - 1) * 4; IF ([.F52] = &quot;F&quot;; 45 + ([.C52] - 1) * 4; IF ([.F52] = &quot;E+&quot;; 35 + ([.C52] - 1) * 3; IF([.F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G52];&quot;, &quot;&quot;element&quot;&quot;: &quot;&quot;&quot;;[.E52];&quot;&quot;&quot;, },&quot;)" office:value-type="string" office:string-value="0x32: { &quot;idMostSigNib&quot;: 0, &quot;idLeastSigByte&quot;: 0x32, &quot;name&quot;: &quot;Wishing Star&quot;, &quot;value&quot;: 0, &quot;type&quot;: &quot;Attack&quot;, &quot;cpCost&quot;: 24, &quot;element&quot;: &quot;Physical&quot;, }," calcext:value-type="string">
            <text:p>0x32: { "idMostSigNib": 0, "idLeastSigByte": 0x32, "name": "Wishing Star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3] = &quot;S&quot;; 10 + [.C53] - 1; IF ([.F53] = &quot;A&quot;; 15 + [.C53] - 1; IF ([.F53] = &quot;B&quot;; 20 + ([.C53] - 1) * 2; IF ([.F53] = &quot;C&quot;; 25 + ([.C53] - 1) * 2; IF ([.F53] = &quot;D&quot;; 30 + ([.C53] - 1) * 3; IF([.F53] = &quot;E&quot;; 40 + ([.C53] - 1) * 4; IF ([.F53] = &quot;F&quot;; 45 + ([.C53] - 1) * 4; IF ([.F53] = &quot;E+&quot;; 35 + ([.C53] - 1) * 3; IF([.F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G53];&quot;, &quot;&quot;element&quot;&quot;: &quot;&quot;&quot;;[.E53];&quot;&quot;&quot;, },&quot;)" office:value-type="string" office:string-value="0x33: { &quot;idMostSigNib&quot;: 0, &quot;idLeastSigByte&quot;: 0x33, &quot;name&quot;: &quot;Wishing Star&quot;, &quot;value&quot;: 1, &quot;type&quot;: &quot;Attack&quot;, &quot;cpCost&quot;: 15, &quot;element&quot;: &quot;Physical&quot;, }," calcext:value-type="string">
            <text:p>0x33: { "idMostSigNib": 0, "idLeastSigByte": 0x33, "name": "Wishing Star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4] = &quot;S&quot;; 10 + [.C54] - 1; IF ([.F54] = &quot;A&quot;; 15 + [.C54] - 1; IF ([.F54] = &quot;B&quot;; 20 + ([.C54] - 1) * 2; IF ([.F54] = &quot;C&quot;; 25 + ([.C54] - 1) * 2; IF ([.F54] = &quot;D&quot;; 30 + ([.C54] - 1) * 3; IF([.F54] = &quot;E&quot;; 40 + ([.C54] - 1) * 4; IF ([.F54] = &quot;F&quot;; 45 + ([.C54] - 1) * 4; IF ([.F54] = &quot;E+&quot;; 35 + ([.C54] - 1) * 3; IF([.F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G54];&quot;, &quot;&quot;element&quot;&quot;: &quot;&quot;&quot;;[.E54];&quot;&quot;&quot;, },&quot;)" office:value-type="string" office:string-value="0x34: { &quot;idMostSigNib&quot;: 0, &quot;idLeastSigByte&quot;: 0x34, &quot;name&quot;: &quot;Wishing Star&quot;, &quot;value&quot;: 2, &quot;type&quot;: &quot;Attack&quot;, &quot;cpCost&quot;: 16, &quot;element&quot;: &quot;Physical&quot;, }," calcext:value-type="string">
            <text:p>0x34: { "idMostSigNib": 0, "idLeastSigByte": 0x34, "name": "Wishing Star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5] = &quot;S&quot;; 10 + [.C55] - 1; IF ([.F55] = &quot;A&quot;; 15 + [.C55] - 1; IF ([.F55] = &quot;B&quot;; 20 + ([.C55] - 1) * 2; IF ([.F55] = &quot;C&quot;; 25 + ([.C55] - 1) * 2; IF ([.F55] = &quot;D&quot;; 30 + ([.C55] - 1) * 3; IF([.F55] = &quot;E&quot;; 40 + ([.C55] - 1) * 4; IF ([.F55] = &quot;F&quot;; 45 + ([.C55] - 1) * 4; IF ([.F55] = &quot;E+&quot;; 35 + ([.C55] - 1) * 3; IF([.F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G55];&quot;, &quot;&quot;element&quot;&quot;: &quot;&quot;&quot;;[.E55];&quot;&quot;&quot;, },&quot;)" office:value-type="string" office:string-value="0x35: { &quot;idMostSigNib&quot;: 0, &quot;idLeastSigByte&quot;: 0x35, &quot;name&quot;: &quot;Wishing Star&quot;, &quot;value&quot;: 3, &quot;type&quot;: &quot;Attack&quot;, &quot;cpCost&quot;: 17, &quot;element&quot;: &quot;Physical&quot;, }," calcext:value-type="string">
            <text:p>0x35: { "idMostSigNib": 0, "idLeastSigByte": 0x35, "name": "Wishing Star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6] = &quot;S&quot;; 10 + [.C56] - 1; IF ([.F56] = &quot;A&quot;; 15 + [.C56] - 1; IF ([.F56] = &quot;B&quot;; 20 + ([.C56] - 1) * 2; IF ([.F56] = &quot;C&quot;; 25 + ([.C56] - 1) * 2; IF ([.F56] = &quot;D&quot;; 30 + ([.C56] - 1) * 3; IF([.F56] = &quot;E&quot;; 40 + ([.C56] - 1) * 4; IF ([.F56] = &quot;F&quot;; 45 + ([.C56] - 1) * 4; IF ([.F56] = &quot;E+&quot;; 35 + ([.C56] - 1) * 3; IF([.F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G56];&quot;, &quot;&quot;element&quot;&quot;: &quot;&quot;&quot;;[.E56];&quot;&quot;&quot;, },&quot;)" office:value-type="string" office:string-value="0x36: { &quot;idMostSigNib&quot;: 0, &quot;idLeastSigByte&quot;: 0x36, &quot;name&quot;: &quot;Wishing Star&quot;, &quot;value&quot;: 4, &quot;type&quot;: &quot;Attack&quot;, &quot;cpCost&quot;: 18, &quot;element&quot;: &quot;Physical&quot;, }," calcext:value-type="string">
            <text:p>0x36: { "idMostSigNib": 0, "idLeastSigByte": 0x36, "name": "Wishing Star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7] = &quot;S&quot;; 10 + [.C57] - 1; IF ([.F57] = &quot;A&quot;; 15 + [.C57] - 1; IF ([.F57] = &quot;B&quot;; 20 + ([.C57] - 1) * 2; IF ([.F57] = &quot;C&quot;; 25 + ([.C57] - 1) * 2; IF ([.F57] = &quot;D&quot;; 30 + ([.C57] - 1) * 3; IF([.F57] = &quot;E&quot;; 40 + ([.C57] - 1) * 4; IF ([.F57] = &quot;F&quot;; 45 + ([.C57] - 1) * 4; IF ([.F57] = &quot;E+&quot;; 35 + ([.C57] - 1) * 3; IF([.F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G57];&quot;, &quot;&quot;element&quot;&quot;: &quot;&quot;&quot;;[.E57];&quot;&quot;&quot;, },&quot;)" office:value-type="string" office:string-value="0x37: { &quot;idMostSigNib&quot;: 0, &quot;idLeastSigByte&quot;: 0x37, &quot;name&quot;: &quot;Wishing Star&quot;, &quot;value&quot;: 5, &quot;type&quot;: &quot;Attack&quot;, &quot;cpCost&quot;: 19, &quot;element&quot;: &quot;Physical&quot;, }," calcext:value-type="string">
            <text:p>0x37: { "idMostSigNib": 0, "idLeastSigByte": 0x37, "name": "Wishing Star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8] = &quot;S&quot;; 10 + [.C58] - 1; IF ([.F58] = &quot;A&quot;; 15 + [.C58] - 1; IF ([.F58] = &quot;B&quot;; 20 + ([.C58] - 1) * 2; IF ([.F58] = &quot;C&quot;; 25 + ([.C58] - 1) * 2; IF ([.F58] = &quot;D&quot;; 30 + ([.C58] - 1) * 3; IF([.F58] = &quot;E&quot;; 40 + ([.C58] - 1) * 4; IF ([.F58] = &quot;F&quot;; 45 + ([.C58] - 1) * 4; IF ([.F58] = &quot;E+&quot;; 35 + ([.C58] - 1) * 3; IF([.F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G58];&quot;, &quot;&quot;element&quot;&quot;: &quot;&quot;&quot;;[.E58];&quot;&quot;&quot;, },&quot;)" office:value-type="string" office:string-value="0x38: { &quot;idMostSigNib&quot;: 0, &quot;idLeastSigByte&quot;: 0x38, &quot;name&quot;: &quot;Wishing Star&quot;, &quot;value&quot;: 6, &quot;type&quot;: &quot;Attack&quot;, &quot;cpCost&quot;: 20, &quot;element&quot;: &quot;Physical&quot;, }," calcext:value-type="string">
            <text:p>0x38: { "idMostSigNib": 0, "idLeastSigByte": 0x38, "name": "Wishing Star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9] = &quot;S&quot;; 10 + [.C59] - 1; IF ([.F59] = &quot;A&quot;; 15 + [.C59] - 1; IF ([.F59] = &quot;B&quot;; 20 + ([.C59] - 1) * 2; IF ([.F59] = &quot;C&quot;; 25 + ([.C59] - 1) * 2; IF ([.F59] = &quot;D&quot;; 30 + ([.C59] - 1) * 3; IF([.F59] = &quot;E&quot;; 40 + ([.C59] - 1) * 4; IF ([.F59] = &quot;F&quot;; 45 + ([.C59] - 1) * 4; IF ([.F59] = &quot;E+&quot;; 35 + ([.C59] - 1) * 3; IF([.F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G59];&quot;, &quot;&quot;element&quot;&quot;: &quot;&quot;&quot;;[.E59];&quot;&quot;&quot;, },&quot;)" office:value-type="string" office:string-value="0x39: { &quot;idMostSigNib&quot;: 0, &quot;idLeastSigByte&quot;: 0x39, &quot;name&quot;: &quot;Wishing Star&quot;, &quot;value&quot;: 7, &quot;type&quot;: &quot;Attack&quot;, &quot;cpCost&quot;: 21, &quot;element&quot;: &quot;Physical&quot;, }," calcext:value-type="string">
            <text:p>0x39: { "idMostSigNib": 0, "idLeastSigByte": 0x39, "name": "Wishing Star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0] = &quot;S&quot;; 10 + [.C60] - 1; IF ([.F60] = &quot;A&quot;; 15 + [.C60] - 1; IF ([.F60] = &quot;B&quot;; 20 + ([.C60] - 1) * 2; IF ([.F60] = &quot;C&quot;; 25 + ([.C60] - 1) * 2; IF ([.F60] = &quot;D&quot;; 30 + ([.C60] - 1) * 3; IF([.F60] = &quot;E&quot;; 40 + ([.C60] - 1) * 4; IF ([.F60] = &quot;F&quot;; 45 + ([.C60] - 1) * 4; IF ([.F60] = &quot;E+&quot;; 35 + ([.C60] - 1) * 3; IF([.F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G60];&quot;, &quot;&quot;element&quot;&quot;: &quot;&quot;&quot;;[.E60];&quot;&quot;&quot;, },&quot;)" office:value-type="string" office:string-value="0x3A: { &quot;idMostSigNib&quot;: 0, &quot;idLeastSigByte&quot;: 0x3A, &quot;name&quot;: &quot;Wishing Star&quot;, &quot;value&quot;: 8, &quot;type&quot;: &quot;Attack&quot;, &quot;cpCost&quot;: 22, &quot;element&quot;: &quot;Physical&quot;, }," calcext:value-type="string">
            <text:p>0x3A: { "idMostSigNib": 0, "idLeastSigByte": 0x3A, "name": "Wishing Star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1] = &quot;S&quot;; 10 + [.C61] - 1; IF ([.F61] = &quot;A&quot;; 15 + [.C61] - 1; IF ([.F61] = &quot;B&quot;; 20 + ([.C61] - 1) * 2; IF ([.F61] = &quot;C&quot;; 25 + ([.C61] - 1) * 2; IF ([.F61] = &quot;D&quot;; 30 + ([.C61] - 1) * 3; IF([.F61] = &quot;E&quot;; 40 + ([.C61] - 1) * 4; IF ([.F61] = &quot;F&quot;; 45 + ([.C61] - 1) * 4; IF ([.F61] = &quot;E+&quot;; 35 + ([.C61] - 1) * 3; IF([.F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G61];&quot;, &quot;&quot;element&quot;&quot;: &quot;&quot;&quot;;[.E61];&quot;&quot;&quot;, },&quot;)" office:value-type="string" office:string-value="0x3B: { &quot;idMostSigNib&quot;: 0, &quot;idLeastSigByte&quot;: 0x3B, &quot;name&quot;: &quot;Wishing Star&quot;, &quot;value&quot;: 9, &quot;type&quot;: &quot;Attack&quot;, &quot;cpCost&quot;: 23, &quot;element&quot;: &quot;Physical&quot;, }," calcext:value-type="string">
            <text:p>0x3B: { "idMostSigNib": 0, "idLeastSigByte": 0x3B, "name": "Wishing Star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2] = &quot;S&quot;; 10 + [.C62] - 1; IF ([.F62] = &quot;A&quot;; 15 + [.C62] - 1; IF ([.F62] = &quot;B&quot;; 20 + ([.C62] - 1) * 2; IF ([.F62] = &quot;C&quot;; 25 + ([.C62] - 1) * 2; IF ([.F62] = &quot;D&quot;; 30 + ([.C62] - 1) * 3; IF([.F62] = &quot;E&quot;; 40 + ([.C62] - 1) * 4; IF ([.F62] = &quot;F&quot;; 45 + ([.C62] - 1) * 4; IF ([.F62] = &quot;E+&quot;; 35 + ([.C62] - 1) * 3; IF([.F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G62];&quot;, &quot;&quot;element&quot;&quot;: &quot;&quot;&quot;;[.E62];&quot;&quot;&quot;, },&quot;)" office:value-type="string" office:string-value="0x3C: { &quot;idMostSigNib&quot;: 0, &quot;idLeastSigByte&quot;: 0x3C, &quot;name&quot;: &quot;Spellbinder&quot;, &quot;value&quot;: 0, &quot;type&quot;: &quot;Attack&quot;, &quot;cpCost&quot;: 38, &quot;element&quot;: &quot;Lightning&quot;, }," calcext:value-type="string">
            <text:p>0x3C: { "idMostSigNib": 0, "idLeastSigByte": 0x3C, "name": "Spellbinder", "value": 0, "type": "Attack", "cpCost": 38, "element": "Lightning"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3] = &quot;S&quot;; 10 + [.C63] - 1; IF ([.F63] = &quot;A&quot;; 15 + [.C63] - 1; IF ([.F63] = &quot;B&quot;; 20 + ([.C63] - 1) * 2; IF ([.F63] = &quot;C&quot;; 25 + ([.C63] - 1) * 2; IF ([.F63] = &quot;D&quot;; 30 + ([.C63] - 1) * 3; IF([.F63] = &quot;E&quot;; 40 + ([.C63] - 1) * 4; IF ([.F63] = &quot;F&quot;; 45 + ([.C63] - 1) * 4; IF ([.F63] = &quot;E+&quot;; 35 + ([.C63] - 1) * 3; IF([.F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G63];&quot;, &quot;&quot;element&quot;&quot;: &quot;&quot;&quot;;[.E63];&quot;&quot;&quot;, },&quot;)" office:value-type="string" office:string-value="0x3D: { &quot;idMostSigNib&quot;: 0, &quot;idLeastSigByte&quot;: 0x3D, &quot;name&quot;: &quot;Spellbinder&quot;, &quot;value&quot;: 1, &quot;type&quot;: &quot;Attack&quot;, &quot;cpCost&quot;: 20, &quot;element&quot;: &quot;Lightning&quot;, }," calcext:value-type="string">
            <text:p>0x3D: { "idMostSigNib": 0, "idLeastSigByte": 0x3D, "name": "Spellbinder", "value": 1, "type": "Attack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4] = &quot;S&quot;; 10 + [.C64] - 1; IF ([.F64] = &quot;A&quot;; 15 + [.C64] - 1; IF ([.F64] = &quot;B&quot;; 20 + ([.C64] - 1) * 2; IF ([.F64] = &quot;C&quot;; 25 + ([.C64] - 1) * 2; IF ([.F64] = &quot;D&quot;; 30 + ([.C64] - 1) * 3; IF([.F64] = &quot;E&quot;; 40 + ([.C64] - 1) * 4; IF ([.F64] = &quot;F&quot;; 45 + ([.C64] - 1) * 4; IF ([.F64] = &quot;E+&quot;; 35 + ([.C64] - 1) * 3; IF([.F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G64];&quot;, &quot;&quot;element&quot;&quot;: &quot;&quot;&quot;;[.E64];&quot;&quot;&quot;, },&quot;)" office:value-type="string" office:string-value="0x3E: { &quot;idMostSigNib&quot;: 0, &quot;idLeastSigByte&quot;: 0x3E, &quot;name&quot;: &quot;Spellbinder&quot;, &quot;value&quot;: 2, &quot;type&quot;: &quot;Attack&quot;, &quot;cpCost&quot;: 22, &quot;element&quot;: &quot;Lightning&quot;, }," calcext:value-type="string">
            <text:p>0x3E: { "idMostSigNib": 0, "idLeastSigByte": 0x3E, "name": "Spellbinder", "value": 2, "type": "Attack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5] = &quot;S&quot;; 10 + [.C65] - 1; IF ([.F65] = &quot;A&quot;; 15 + [.C65] - 1; IF ([.F65] = &quot;B&quot;; 20 + ([.C65] - 1) * 2; IF ([.F65] = &quot;C&quot;; 25 + ([.C65] - 1) * 2; IF ([.F65] = &quot;D&quot;; 30 + ([.C65] - 1) * 3; IF([.F65] = &quot;E&quot;; 40 + ([.C65] - 1) * 4; IF ([.F65] = &quot;F&quot;; 45 + ([.C65] - 1) * 4; IF ([.F65] = &quot;E+&quot;; 35 + ([.C65] - 1) * 3; IF([.F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G65];&quot;, &quot;&quot;element&quot;&quot;: &quot;&quot;&quot;;[.E65];&quot;&quot;&quot;, },&quot;)" office:value-type="string" office:string-value="0x3F: { &quot;idMostSigNib&quot;: 0, &quot;idLeastSigByte&quot;: 0x3F, &quot;name&quot;: &quot;Spellbinder&quot;, &quot;value&quot;: 3, &quot;type&quot;: &quot;Attack&quot;, &quot;cpCost&quot;: 24, &quot;element&quot;: &quot;Lightning&quot;, }," calcext:value-type="string">
            <text:p>0x3F: { "idMostSigNib": 0, "idLeastSigByte": 0x3F, "name": "Spellbinder", "value": 3, "type": "Attack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6] = &quot;S&quot;; 10 + [.C66] - 1; IF ([.F66] = &quot;A&quot;; 15 + [.C66] - 1; IF ([.F66] = &quot;B&quot;; 20 + ([.C66] - 1) * 2; IF ([.F66] = &quot;C&quot;; 25 + ([.C66] - 1) * 2; IF ([.F66] = &quot;D&quot;; 30 + ([.C66] - 1) * 3; IF([.F66] = &quot;E&quot;; 40 + ([.C66] - 1) * 4; IF ([.F66] = &quot;F&quot;; 45 + ([.C66] - 1) * 4; IF ([.F66] = &quot;E+&quot;; 35 + ([.C66] - 1) * 3; IF([.F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G66];&quot;, &quot;&quot;element&quot;&quot;: &quot;&quot;&quot;;[.E66];&quot;&quot;&quot;, },&quot;)" office:value-type="string" office:string-value="0x40: { &quot;idMostSigNib&quot;: 0, &quot;idLeastSigByte&quot;: 0x40, &quot;name&quot;: &quot;Spellbinder&quot;, &quot;value&quot;: 4, &quot;type&quot;: &quot;Attack&quot;, &quot;cpCost&quot;: 26, &quot;element&quot;: &quot;Lightning&quot;, }," calcext:value-type="string">
            <text:p>0x40: { "idMostSigNib": 0, "idLeastSigByte": 0x40, "name": "Spellbinder", "value": 4, "type": "Attack", "cpCost": 2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7] = &quot;S&quot;; 10 + [.C67] - 1; IF ([.F67] = &quot;A&quot;; 15 + [.C67] - 1; IF ([.F67] = &quot;B&quot;; 20 + ([.C67] - 1) * 2; IF ([.F67] = &quot;C&quot;; 25 + ([.C67] - 1) * 2; IF ([.F67] = &quot;D&quot;; 30 + ([.C67] - 1) * 3; IF([.F67] = &quot;E&quot;; 40 + ([.C67] - 1) * 4; IF ([.F67] = &quot;F&quot;; 45 + ([.C67] - 1) * 4; IF ([.F67] = &quot;E+&quot;; 35 + ([.C67] - 1) * 3; IF([.F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G67];&quot;, &quot;&quot;element&quot;&quot;: &quot;&quot;&quot;;[.E67];&quot;&quot;&quot;, },&quot;)" office:value-type="string" office:string-value="0x41: { &quot;idMostSigNib&quot;: 0, &quot;idLeastSigByte&quot;: 0x41, &quot;name&quot;: &quot;Spellbinder&quot;, &quot;value&quot;: 5, &quot;type&quot;: &quot;Attack&quot;, &quot;cpCost&quot;: 28, &quot;element&quot;: &quot;Lightning&quot;, }," calcext:value-type="string">
            <text:p>0x41: { "idMostSigNib": 0, "idLeastSigByte": 0x41, "name": "Spellbinder", "value": 5, "type": "Attack", "cpCost": 28, "element": "Lightning"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8] = &quot;S&quot;; 10 + [.C68] - 1; IF ([.F68] = &quot;A&quot;; 15 + [.C68] - 1; IF ([.F68] = &quot;B&quot;; 20 + ([.C68] - 1) * 2; IF ([.F68] = &quot;C&quot;; 25 + ([.C68] - 1) * 2; IF ([.F68] = &quot;D&quot;; 30 + ([.C68] - 1) * 3; IF([.F68] = &quot;E&quot;; 40 + ([.C68] - 1) * 4; IF ([.F68] = &quot;F&quot;; 45 + ([.C68] - 1) * 4; IF ([.F68] = &quot;E+&quot;; 35 + ([.C68] - 1) * 3; IF([.F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G68];&quot;, &quot;&quot;element&quot;&quot;: &quot;&quot;&quot;;[.E68];&quot;&quot;&quot;, },&quot;)" office:value-type="string" office:string-value="0x42: { &quot;idMostSigNib&quot;: 0, &quot;idLeastSigByte&quot;: 0x42, &quot;name&quot;: &quot;Spellbinder&quot;, &quot;value&quot;: 6, &quot;type&quot;: &quot;Attack&quot;, &quot;cpCost&quot;: 30, &quot;element&quot;: &quot;Lightning&quot;, }," calcext:value-type="string">
            <text:p>0x42: { "idMostSigNib": 0, "idLeastSigByte": 0x42, "name": "Spellbinder", "value": 6, "type": "Attack", "cpCost": 30, "element": "Lightning"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9] = &quot;S&quot;; 10 + [.C69] - 1; IF ([.F69] = &quot;A&quot;; 15 + [.C69] - 1; IF ([.F69] = &quot;B&quot;; 20 + ([.C69] - 1) * 2; IF ([.F69] = &quot;C&quot;; 25 + ([.C69] - 1) * 2; IF ([.F69] = &quot;D&quot;; 30 + ([.C69] - 1) * 3; IF([.F69] = &quot;E&quot;; 40 + ([.C69] - 1) * 4; IF ([.F69] = &quot;F&quot;; 45 + ([.C69] - 1) * 4; IF ([.F69] = &quot;E+&quot;; 35 + ([.C69] - 1) * 3; IF([.F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G69];&quot;, &quot;&quot;element&quot;&quot;: &quot;&quot;&quot;;[.E69];&quot;&quot;&quot;, },&quot;)" office:value-type="string" office:string-value="0x43: { &quot;idMostSigNib&quot;: 0, &quot;idLeastSigByte&quot;: 0x43, &quot;name&quot;: &quot;Spellbinder&quot;, &quot;value&quot;: 7, &quot;type&quot;: &quot;Attack&quot;, &quot;cpCost&quot;: 32, &quot;element&quot;: &quot;Lightning&quot;, }," calcext:value-type="string">
            <text:p>0x43: { "idMostSigNib": 0, "idLeastSigByte": 0x43, "name": "Spellbinder", "value": 7, "type": "Attack", "cpCost": 32, "element": "Lightning"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0] = &quot;S&quot;; 10 + [.C70] - 1; IF ([.F70] = &quot;A&quot;; 15 + [.C70] - 1; IF ([.F70] = &quot;B&quot;; 20 + ([.C70] - 1) * 2; IF ([.F70] = &quot;C&quot;; 25 + ([.C70] - 1) * 2; IF ([.F70] = &quot;D&quot;; 30 + ([.C70] - 1) * 3; IF([.F70] = &quot;E&quot;; 40 + ([.C70] - 1) * 4; IF ([.F70] = &quot;F&quot;; 45 + ([.C70] - 1) * 4; IF ([.F70] = &quot;E+&quot;; 35 + ([.C70] - 1) * 3; IF([.F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G70];&quot;, &quot;&quot;element&quot;&quot;: &quot;&quot;&quot;;[.E70];&quot;&quot;&quot;, },&quot;)" office:value-type="string" office:string-value="0x44: { &quot;idMostSigNib&quot;: 0, &quot;idLeastSigByte&quot;: 0x44, &quot;name&quot;: &quot;Spellbinder&quot;, &quot;value&quot;: 8, &quot;type&quot;: &quot;Attack&quot;, &quot;cpCost&quot;: 34, &quot;element&quot;: &quot;Lightning&quot;, }," calcext:value-type="string">
            <text:p>0x44: { "idMostSigNib": 0, "idLeastSigByte": 0x44, "name": "Spellbinder", "value": 8, "type": "Attack", "cpCost": 3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1] = &quot;S&quot;; 10 + [.C71] - 1; IF ([.F71] = &quot;A&quot;; 15 + [.C71] - 1; IF ([.F71] = &quot;B&quot;; 20 + ([.C71] - 1) * 2; IF ([.F71] = &quot;C&quot;; 25 + ([.C71] - 1) * 2; IF ([.F71] = &quot;D&quot;; 30 + ([.C71] - 1) * 3; IF([.F71] = &quot;E&quot;; 40 + ([.C71] - 1) * 4; IF ([.F71] = &quot;F&quot;; 45 + ([.C71] - 1) * 4; IF ([.F71] = &quot;E+&quot;; 35 + ([.C71] - 1) * 3; IF([.F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G71];&quot;, &quot;&quot;element&quot;&quot;: &quot;&quot;&quot;;[.E71];&quot;&quot;&quot;, },&quot;)" office:value-type="string" office:string-value="0x45: { &quot;idMostSigNib&quot;: 0, &quot;idLeastSigByte&quot;: 0x45, &quot;name&quot;: &quot;Spellbinder&quot;, &quot;value&quot;: 9, &quot;type&quot;: &quot;Attack&quot;, &quot;cpCost&quot;: 36, &quot;element&quot;: &quot;Lightning&quot;, }," calcext:value-type="string">
            <text:p>0x45: { "idMostSigNib": 0, "idLeastSigByte": 0x45, "name": "Spellbinder", "value": 9, "type": "Attack", "cpCost": 3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2] = &quot;S&quot;; 10 + [.C72] - 1; IF ([.F72] = &quot;A&quot;; 15 + [.C72] - 1; IF ([.F72] = &quot;B&quot;; 20 + ([.C72] - 1) * 2; IF ([.F72] = &quot;C&quot;; 25 + ([.C72] - 1) * 2; IF ([.F72] = &quot;D&quot;; 30 + ([.C72] - 1) * 3; IF([.F72] = &quot;E&quot;; 40 + ([.C72] - 1) * 4; IF ([.F72] = &quot;F&quot;; 45 + ([.C72] - 1) * 4; IF ([.F72] = &quot;E+&quot;; 35 + ([.C72] - 1) * 3; IF([.F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G72];&quot;, &quot;&quot;element&quot;&quot;: &quot;&quot;&quot;;[.E72];&quot;&quot;&quot;, },&quot;)" office:value-type="string" office:string-value="0x46: { &quot;idMostSigNib&quot;: 0, &quot;idLeastSigByte&quot;: 0x46, &quot;name&quot;: &quot;Metal Chocobo&quot;, &quot;value&quot;: 0, &quot;type&quot;: &quot;Attack&quot;, &quot;cpCost&quot;: 38, &quot;element&quot;: &quot;Neutral&quot;, }," calcext:value-type="string">
            <text:p>0x46: { "idMostSigNib": 0, "idLeastSigByte": 0x46, "name": "Metal Chocobo", "value": 0, "type": "Attack", "cpCost": 38, "element": "Neutral"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3] = &quot;S&quot;; 10 + [.C73] - 1; IF ([.F73] = &quot;A&quot;; 15 + [.C73] - 1; IF ([.F73] = &quot;B&quot;; 20 + ([.C73] - 1) * 2; IF ([.F73] = &quot;C&quot;; 25 + ([.C73] - 1) * 2; IF ([.F73] = &quot;D&quot;; 30 + ([.C73] - 1) * 3; IF([.F73] = &quot;E&quot;; 40 + ([.C73] - 1) * 4; IF ([.F73] = &quot;F&quot;; 45 + ([.C73] - 1) * 4; IF ([.F73] = &quot;E+&quot;; 35 + ([.C73] - 1) * 3; IF([.F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G73];&quot;, &quot;&quot;element&quot;&quot;: &quot;&quot;&quot;;[.E73];&quot;&quot;&quot;, },&quot;)" office:value-type="string" office:string-value="0x47: { &quot;idMostSigNib&quot;: 0, &quot;idLeastSigByte&quot;: 0x47, &quot;name&quot;: &quot;Metal Chocobo&quot;, &quot;value&quot;: 1, &quot;type&quot;: &quot;Attack&quot;, &quot;cpCost&quot;: 20, &quot;element&quot;: &quot;Neutral&quot;, }," calcext:value-type="string">
            <text:p>0x47: { "idMostSigNib": 0, "idLeastSigByte": 0x47, "name": "Metal Chocobo", "value": 1, "type": "Attack", "cpCost": 20, "element": "Neutral"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4] = &quot;S&quot;; 10 + [.C74] - 1; IF ([.F74] = &quot;A&quot;; 15 + [.C74] - 1; IF ([.F74] = &quot;B&quot;; 20 + ([.C74] - 1) * 2; IF ([.F74] = &quot;C&quot;; 25 + ([.C74] - 1) * 2; IF ([.F74] = &quot;D&quot;; 30 + ([.C74] - 1) * 3; IF([.F74] = &quot;E&quot;; 40 + ([.C74] - 1) * 4; IF ([.F74] = &quot;F&quot;; 45 + ([.C74] - 1) * 4; IF ([.F74] = &quot;E+&quot;; 35 + ([.C74] - 1) * 3; IF([.F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G74];&quot;, &quot;&quot;element&quot;&quot;: &quot;&quot;&quot;;[.E74];&quot;&quot;&quot;, },&quot;)" office:value-type="string" office:string-value="0x48: { &quot;idMostSigNib&quot;: 0, &quot;idLeastSigByte&quot;: 0x48, &quot;name&quot;: &quot;Metal Chocobo&quot;, &quot;value&quot;: 2, &quot;type&quot;: &quot;Attack&quot;, &quot;cpCost&quot;: 22, &quot;element&quot;: &quot;Neutral&quot;, }," calcext:value-type="string">
            <text:p>0x48: { "idMostSigNib": 0, "idLeastSigByte": 0x48, "name": "Metal Chocobo", "value": 2, "type": "Attack", "cpCost": 22, "element": "Neutral"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5] = &quot;S&quot;; 10 + [.C75] - 1; IF ([.F75] = &quot;A&quot;; 15 + [.C75] - 1; IF ([.F75] = &quot;B&quot;; 20 + ([.C75] - 1) * 2; IF ([.F75] = &quot;C&quot;; 25 + ([.C75] - 1) * 2; IF ([.F75] = &quot;D&quot;; 30 + ([.C75] - 1) * 3; IF([.F75] = &quot;E&quot;; 40 + ([.C75] - 1) * 4; IF ([.F75] = &quot;F&quot;; 45 + ([.C75] - 1) * 4; IF ([.F75] = &quot;E+&quot;; 35 + ([.C75] - 1) * 3; IF([.F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G75];&quot;, &quot;&quot;element&quot;&quot;: &quot;&quot;&quot;;[.E75];&quot;&quot;&quot;, },&quot;)" office:value-type="string" office:string-value="0x49: { &quot;idMostSigNib&quot;: 0, &quot;idLeastSigByte&quot;: 0x49, &quot;name&quot;: &quot;Metal Chocobo&quot;, &quot;value&quot;: 3, &quot;type&quot;: &quot;Attack&quot;, &quot;cpCost&quot;: 24, &quot;element&quot;: &quot;Neutral&quot;, }," calcext:value-type="string">
            <text:p>0x49: { "idMostSigNib": 0, "idLeastSigByte": 0x49, "name": "Metal Chocobo", "value": 3, "type": "Attack", "cpCost": 24, "element": "Neutral"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6] = &quot;S&quot;; 10 + [.C76] - 1; IF ([.F76] = &quot;A&quot;; 15 + [.C76] - 1; IF ([.F76] = &quot;B&quot;; 20 + ([.C76] - 1) * 2; IF ([.F76] = &quot;C&quot;; 25 + ([.C76] - 1) * 2; IF ([.F76] = &quot;D&quot;; 30 + ([.C76] - 1) * 3; IF([.F76] = &quot;E&quot;; 40 + ([.C76] - 1) * 4; IF ([.F76] = &quot;F&quot;; 45 + ([.C76] - 1) * 4; IF ([.F76] = &quot;E+&quot;; 35 + ([.C76] - 1) * 3; IF([.F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G76];&quot;, &quot;&quot;element&quot;&quot;: &quot;&quot;&quot;;[.E76];&quot;&quot;&quot;, },&quot;)" office:value-type="string" office:string-value="0x4A: { &quot;idMostSigNib&quot;: 0, &quot;idLeastSigByte&quot;: 0x4A, &quot;name&quot;: &quot;Metal Chocobo&quot;, &quot;value&quot;: 4, &quot;type&quot;: &quot;Attack&quot;, &quot;cpCost&quot;: 26, &quot;element&quot;: &quot;Neutral&quot;, }," calcext:value-type="string">
            <text:p>0x4A: { "idMostSigNib": 0, "idLeastSigByte": 0x4A, "name": "Metal Chocobo", "value": 4, "type": "Attack", "cpCost": 26, "element": "Neutral"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7] = &quot;S&quot;; 10 + [.C77] - 1; IF ([.F77] = &quot;A&quot;; 15 + [.C77] - 1; IF ([.F77] = &quot;B&quot;; 20 + ([.C77] - 1) * 2; IF ([.F77] = &quot;C&quot;; 25 + ([.C77] - 1) * 2; IF ([.F77] = &quot;D&quot;; 30 + ([.C77] - 1) * 3; IF([.F77] = &quot;E&quot;; 40 + ([.C77] - 1) * 4; IF ([.F77] = &quot;F&quot;; 45 + ([.C77] - 1) * 4; IF ([.F77] = &quot;E+&quot;; 35 + ([.C77] - 1) * 3; IF([.F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G77];&quot;, &quot;&quot;element&quot;&quot;: &quot;&quot;&quot;;[.E77];&quot;&quot;&quot;, },&quot;)" office:value-type="string" office:string-value="0x4B: { &quot;idMostSigNib&quot;: 0, &quot;idLeastSigByte&quot;: 0x4B, &quot;name&quot;: &quot;Metal Chocobo&quot;, &quot;value&quot;: 5, &quot;type&quot;: &quot;Attack&quot;, &quot;cpCost&quot;: 28, &quot;element&quot;: &quot;Neutral&quot;, }," calcext:value-type="string">
            <text:p>0x4B: { "idMostSigNib": 0, "idLeastSigByte": 0x4B, "name": "Metal Chocobo", "value": 5, "type": "Attack", "cpCost": 28, "element": "Neutral"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8] = &quot;S&quot;; 10 + [.C78] - 1; IF ([.F78] = &quot;A&quot;; 15 + [.C78] - 1; IF ([.F78] = &quot;B&quot;; 20 + ([.C78] - 1) * 2; IF ([.F78] = &quot;C&quot;; 25 + ([.C78] - 1) * 2; IF ([.F78] = &quot;D&quot;; 30 + ([.C78] - 1) * 3; IF([.F78] = &quot;E&quot;; 40 + ([.C78] - 1) * 4; IF ([.F78] = &quot;F&quot;; 45 + ([.C78] - 1) * 4; IF ([.F78] = &quot;E+&quot;; 35 + ([.C78] - 1) * 3; IF([.F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G78];&quot;, &quot;&quot;element&quot;&quot;: &quot;&quot;&quot;;[.E78];&quot;&quot;&quot;, },&quot;)" office:value-type="string" office:string-value="0x4C: { &quot;idMostSigNib&quot;: 0, &quot;idLeastSigByte&quot;: 0x4C, &quot;name&quot;: &quot;Metal Chocobo&quot;, &quot;value&quot;: 6, &quot;type&quot;: &quot;Attack&quot;, &quot;cpCost&quot;: 30, &quot;element&quot;: &quot;Neutral&quot;, }," calcext:value-type="string">
            <text:p>0x4C: { "idMostSigNib": 0, "idLeastSigByte": 0x4C, "name": "Metal Chocobo", "value": 6, "type": "Attack", "cpCost": 30, "element": "Neutral"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9] = &quot;S&quot;; 10 + [.C79] - 1; IF ([.F79] = &quot;A&quot;; 15 + [.C79] - 1; IF ([.F79] = &quot;B&quot;; 20 + ([.C79] - 1) * 2; IF ([.F79] = &quot;C&quot;; 25 + ([.C79] - 1) * 2; IF ([.F79] = &quot;D&quot;; 30 + ([.C79] - 1) * 3; IF([.F79] = &quot;E&quot;; 40 + ([.C79] - 1) * 4; IF ([.F79] = &quot;F&quot;; 45 + ([.C79] - 1) * 4; IF ([.F79] = &quot;E+&quot;; 35 + ([.C79] - 1) * 3; IF([.F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G79];&quot;, &quot;&quot;element&quot;&quot;: &quot;&quot;&quot;;[.E79];&quot;&quot;&quot;, },&quot;)" office:value-type="string" office:string-value="0x4D: { &quot;idMostSigNib&quot;: 0, &quot;idLeastSigByte&quot;: 0x4D, &quot;name&quot;: &quot;Metal Chocobo&quot;, &quot;value&quot;: 7, &quot;type&quot;: &quot;Attack&quot;, &quot;cpCost&quot;: 32, &quot;element&quot;: &quot;Neutral&quot;, }," calcext:value-type="string">
            <text:p>0x4D: { "idMostSigNib": 0, "idLeastSigByte": 0x4D, "name": "Metal Chocobo", "value": 7, "type": "Attack", "cpCost": 32, "element": "Neutral"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0] = &quot;S&quot;; 10 + [.C80] - 1; IF ([.F80] = &quot;A&quot;; 15 + [.C80] - 1; IF ([.F80] = &quot;B&quot;; 20 + ([.C80] - 1) * 2; IF ([.F80] = &quot;C&quot;; 25 + ([.C80] - 1) * 2; IF ([.F80] = &quot;D&quot;; 30 + ([.C80] - 1) * 3; IF([.F80] = &quot;E&quot;; 40 + ([.C80] - 1) * 4; IF ([.F80] = &quot;F&quot;; 45 + ([.C80] - 1) * 4; IF ([.F80] = &quot;E+&quot;; 35 + ([.C80] - 1) * 3; IF([.F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G80];&quot;, &quot;&quot;element&quot;&quot;: &quot;&quot;&quot;;[.E80];&quot;&quot;&quot;, },&quot;)" office:value-type="string" office:string-value="0x4E: { &quot;idMostSigNib&quot;: 0, &quot;idLeastSigByte&quot;: 0x4E, &quot;name&quot;: &quot;Metal Chocobo&quot;, &quot;value&quot;: 8, &quot;type&quot;: &quot;Attack&quot;, &quot;cpCost&quot;: 34, &quot;element&quot;: &quot;Neutral&quot;, }," calcext:value-type="string">
            <text:p>0x4E: { "idMostSigNib": 0, "idLeastSigByte": 0x4E, "name": "Metal Chocobo", "value": 8, "type": "Attack", "cpCost": 34, "element": "Neutral"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1] = &quot;S&quot;; 10 + [.C81] - 1; IF ([.F81] = &quot;A&quot;; 15 + [.C81] - 1; IF ([.F81] = &quot;B&quot;; 20 + ([.C81] - 1) * 2; IF ([.F81] = &quot;C&quot;; 25 + ([.C81] - 1) * 2; IF ([.F81] = &quot;D&quot;; 30 + ([.C81] - 1) * 3; IF([.F81] = &quot;E&quot;; 40 + ([.C81] - 1) * 4; IF ([.F81] = &quot;F&quot;; 45 + ([.C81] - 1) * 4; IF ([.F81] = &quot;E+&quot;; 35 + ([.C81] - 1) * 3; IF([.F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G81];&quot;, &quot;&quot;element&quot;&quot;: &quot;&quot;&quot;;[.E81];&quot;&quot;&quot;, },&quot;)" office:value-type="string" office:string-value="0x4F: { &quot;idMostSigNib&quot;: 0, &quot;idLeastSigByte&quot;: 0x4F, &quot;name&quot;: &quot;Metal Chocobo&quot;, &quot;value&quot;: 9, &quot;type&quot;: &quot;Attack&quot;, &quot;cpCost&quot;: 36, &quot;element&quot;: &quot;Neutral&quot;, }," calcext:value-type="string">
            <text:p>0x4F: { "idMostSigNib": 0, "idLeastSigByte": 0x4F, "name": "Metal Chocobo", "value": 9, "type": "Attack", "cpCost": 36, "element": "Neutral"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2] = &quot;S&quot;; 10 + [.C82] - 1; IF ([.F82] = &quot;A&quot;; 15 + [.C82] - 1; IF ([.F82] = &quot;B&quot;; 20 + ([.C82] - 1) * 2; IF ([.F82] = &quot;C&quot;; 25 + ([.C82] - 1) * 2; IF ([.F82] = &quot;D&quot;; 30 + ([.C82] - 1) * 3; IF([.F82] = &quot;E&quot;; 40 + ([.C82] - 1) * 4; IF ([.F82] = &quot;F&quot;; 45 + ([.C82] - 1) * 4; IF ([.F82] = &quot;E+&quot;; 35 + ([.C82] - 1) * 3; IF([.F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G82];&quot;, &quot;&quot;element&quot;&quot;: &quot;&quot;&quot;;[.E82];&quot;&quot;&quot;, },&quot;)" office:value-type="string" office:string-value="0x50: { &quot;idMostSigNib&quot;: 0, &quot;idLeastSigByte&quot;: 0x50, &quot;name&quot;: &quot;Olympia&quot;, &quot;value&quot;: 0, &quot;type&quot;: &quot;Attack&quot;, &quot;cpCost&quot;: 24, &quot;element&quot;: &quot;Physical&quot;, }," calcext:value-type="string">
            <text:p>0x50: { "idMostSigNib": 0, "idLeastSigByte": 0x50, "name": "Olympia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3] = &quot;S&quot;; 10 + [.C83] - 1; IF ([.F83] = &quot;A&quot;; 15 + [.C83] - 1; IF ([.F83] = &quot;B&quot;; 20 + ([.C83] - 1) * 2; IF ([.F83] = &quot;C&quot;; 25 + ([.C83] - 1) * 2; IF ([.F83] = &quot;D&quot;; 30 + ([.C83] - 1) * 3; IF([.F83] = &quot;E&quot;; 40 + ([.C83] - 1) * 4; IF ([.F83] = &quot;F&quot;; 45 + ([.C83] - 1) * 4; IF ([.F83] = &quot;E+&quot;; 35 + ([.C83] - 1) * 3; IF([.F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G83];&quot;, &quot;&quot;element&quot;&quot;: &quot;&quot;&quot;;[.E83];&quot;&quot;&quot;, },&quot;)" office:value-type="string" office:string-value="0x51: { &quot;idMostSigNib&quot;: 0, &quot;idLeastSigByte&quot;: 0x51, &quot;name&quot;: &quot;Olympia&quot;, &quot;value&quot;: 1, &quot;type&quot;: &quot;Attack&quot;, &quot;cpCost&quot;: 15, &quot;element&quot;: &quot;Physical&quot;, }," calcext:value-type="string">
            <text:p>0x51: { "idMostSigNib": 0, "idLeastSigByte": 0x51, "name": "Olympia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4] = &quot;S&quot;; 10 + [.C84] - 1; IF ([.F84] = &quot;A&quot;; 15 + [.C84] - 1; IF ([.F84] = &quot;B&quot;; 20 + ([.C84] - 1) * 2; IF ([.F84] = &quot;C&quot;; 25 + ([.C84] - 1) * 2; IF ([.F84] = &quot;D&quot;; 30 + ([.C84] - 1) * 3; IF([.F84] = &quot;E&quot;; 40 + ([.C84] - 1) * 4; IF ([.F84] = &quot;F&quot;; 45 + ([.C84] - 1) * 4; IF ([.F84] = &quot;E+&quot;; 35 + ([.C84] - 1) * 3; IF([.F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G84];&quot;, &quot;&quot;element&quot;&quot;: &quot;&quot;&quot;;[.E84];&quot;&quot;&quot;, },&quot;)" office:value-type="string" office:string-value="0x52: { &quot;idMostSigNib&quot;: 0, &quot;idLeastSigByte&quot;: 0x52, &quot;name&quot;: &quot;Olympia&quot;, &quot;value&quot;: 2, &quot;type&quot;: &quot;Attack&quot;, &quot;cpCost&quot;: 16, &quot;element&quot;: &quot;Physical&quot;, }," calcext:value-type="string">
            <text:p>0x52: { "idMostSigNib": 0, "idLeastSigByte": 0x52, "name": "Olympia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5] = &quot;S&quot;; 10 + [.C85] - 1; IF ([.F85] = &quot;A&quot;; 15 + [.C85] - 1; IF ([.F85] = &quot;B&quot;; 20 + ([.C85] - 1) * 2; IF ([.F85] = &quot;C&quot;; 25 + ([.C85] - 1) * 2; IF ([.F85] = &quot;D&quot;; 30 + ([.C85] - 1) * 3; IF([.F85] = &quot;E&quot;; 40 + ([.C85] - 1) * 4; IF ([.F85] = &quot;F&quot;; 45 + ([.C85] - 1) * 4; IF ([.F85] = &quot;E+&quot;; 35 + ([.C85] - 1) * 3; IF([.F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G85];&quot;, &quot;&quot;element&quot;&quot;: &quot;&quot;&quot;;[.E85];&quot;&quot;&quot;, },&quot;)" office:value-type="string" office:string-value="0x53: { &quot;idMostSigNib&quot;: 0, &quot;idLeastSigByte&quot;: 0x53, &quot;name&quot;: &quot;Olympia&quot;, &quot;value&quot;: 3, &quot;type&quot;: &quot;Attack&quot;, &quot;cpCost&quot;: 17, &quot;element&quot;: &quot;Physical&quot;, }," calcext:value-type="string">
            <text:p>0x53: { "idMostSigNib": 0, "idLeastSigByte": 0x53, "name": "Olympia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6] = &quot;S&quot;; 10 + [.C86] - 1; IF ([.F86] = &quot;A&quot;; 15 + [.C86] - 1; IF ([.F86] = &quot;B&quot;; 20 + ([.C86] - 1) * 2; IF ([.F86] = &quot;C&quot;; 25 + ([.C86] - 1) * 2; IF ([.F86] = &quot;D&quot;; 30 + ([.C86] - 1) * 3; IF([.F86] = &quot;E&quot;; 40 + ([.C86] - 1) * 4; IF ([.F86] = &quot;F&quot;; 45 + ([.C86] - 1) * 4; IF ([.F86] = &quot;E+&quot;; 35 + ([.C86] - 1) * 3; IF([.F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G86];&quot;, &quot;&quot;element&quot;&quot;: &quot;&quot;&quot;;[.E86];&quot;&quot;&quot;, },&quot;)" office:value-type="string" office:string-value="0x54: { &quot;idMostSigNib&quot;: 0, &quot;idLeastSigByte&quot;: 0x54, &quot;name&quot;: &quot;Olympia&quot;, &quot;value&quot;: 4, &quot;type&quot;: &quot;Attack&quot;, &quot;cpCost&quot;: 18, &quot;element&quot;: &quot;Physical&quot;, }," calcext:value-type="string">
            <text:p>0x54: { "idMostSigNib": 0, "idLeastSigByte": 0x54, "name": "Olympia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7] = &quot;S&quot;; 10 + [.C87] - 1; IF ([.F87] = &quot;A&quot;; 15 + [.C87] - 1; IF ([.F87] = &quot;B&quot;; 20 + ([.C87] - 1) * 2; IF ([.F87] = &quot;C&quot;; 25 + ([.C87] - 1) * 2; IF ([.F87] = &quot;D&quot;; 30 + ([.C87] - 1) * 3; IF([.F87] = &quot;E&quot;; 40 + ([.C87] - 1) * 4; IF ([.F87] = &quot;F&quot;; 45 + ([.C87] - 1) * 4; IF ([.F87] = &quot;E+&quot;; 35 + ([.C87] - 1) * 3; IF([.F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G87];&quot;, &quot;&quot;element&quot;&quot;: &quot;&quot;&quot;;[.E87];&quot;&quot;&quot;, },&quot;)" office:value-type="string" office:string-value="0x55: { &quot;idMostSigNib&quot;: 0, &quot;idLeastSigByte&quot;: 0x55, &quot;name&quot;: &quot;Olympia&quot;, &quot;value&quot;: 5, &quot;type&quot;: &quot;Attack&quot;, &quot;cpCost&quot;: 19, &quot;element&quot;: &quot;Physical&quot;, }," calcext:value-type="string">
            <text:p>0x55: { "idMostSigNib": 0, "idLeastSigByte": 0x55, "name": "Olympia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8] = &quot;S&quot;; 10 + [.C88] - 1; IF ([.F88] = &quot;A&quot;; 15 + [.C88] - 1; IF ([.F88] = &quot;B&quot;; 20 + ([.C88] - 1) * 2; IF ([.F88] = &quot;C&quot;; 25 + ([.C88] - 1) * 2; IF ([.F88] = &quot;D&quot;; 30 + ([.C88] - 1) * 3; IF([.F88] = &quot;E&quot;; 40 + ([.C88] - 1) * 4; IF ([.F88] = &quot;F&quot;; 45 + ([.C88] - 1) * 4; IF ([.F88] = &quot;E+&quot;; 35 + ([.C88] - 1) * 3; IF([.F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G88];&quot;, &quot;&quot;element&quot;&quot;: &quot;&quot;&quot;;[.E88];&quot;&quot;&quot;, },&quot;)" office:value-type="string" office:string-value="0x56: { &quot;idMostSigNib&quot;: 0, &quot;idLeastSigByte&quot;: 0x56, &quot;name&quot;: &quot;Olympia&quot;, &quot;value&quot;: 6, &quot;type&quot;: &quot;Attack&quot;, &quot;cpCost&quot;: 20, &quot;element&quot;: &quot;Physical&quot;, }," calcext:value-type="string">
            <text:p>0x56: { "idMostSigNib": 0, "idLeastSigByte": 0x56, "name": "Olympia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9] = &quot;S&quot;; 10 + [.C89] - 1; IF ([.F89] = &quot;A&quot;; 15 + [.C89] - 1; IF ([.F89] = &quot;B&quot;; 20 + ([.C89] - 1) * 2; IF ([.F89] = &quot;C&quot;; 25 + ([.C89] - 1) * 2; IF ([.F89] = &quot;D&quot;; 30 + ([.C89] - 1) * 3; IF([.F89] = &quot;E&quot;; 40 + ([.C89] - 1) * 4; IF ([.F89] = &quot;F&quot;; 45 + ([.C89] - 1) * 4; IF ([.F89] = &quot;E+&quot;; 35 + ([.C89] - 1) * 3; IF([.F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G89];&quot;, &quot;&quot;element&quot;&quot;: &quot;&quot;&quot;;[.E89];&quot;&quot;&quot;, },&quot;)" office:value-type="string" office:string-value="0x57: { &quot;idMostSigNib&quot;: 0, &quot;idLeastSigByte&quot;: 0x57, &quot;name&quot;: &quot;Olympia&quot;, &quot;value&quot;: 7, &quot;type&quot;: &quot;Attack&quot;, &quot;cpCost&quot;: 21, &quot;element&quot;: &quot;Physical&quot;, }," calcext:value-type="string">
            <text:p>0x57: { "idMostSigNib": 0, "idLeastSigByte": 0x57, "name": "Olympia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0] = &quot;S&quot;; 10 + [.C90] - 1; IF ([.F90] = &quot;A&quot;; 15 + [.C90] - 1; IF ([.F90] = &quot;B&quot;; 20 + ([.C90] - 1) * 2; IF ([.F90] = &quot;C&quot;; 25 + ([.C90] - 1) * 2; IF ([.F90] = &quot;D&quot;; 30 + ([.C90] - 1) * 3; IF([.F90] = &quot;E&quot;; 40 + ([.C90] - 1) * 4; IF ([.F90] = &quot;F&quot;; 45 + ([.C90] - 1) * 4; IF ([.F90] = &quot;E+&quot;; 35 + ([.C90] - 1) * 3; IF([.F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G90];&quot;, &quot;&quot;element&quot;&quot;: &quot;&quot;&quot;;[.E90];&quot;&quot;&quot;, },&quot;)" office:value-type="string" office:string-value="0x58: { &quot;idMostSigNib&quot;: 0, &quot;idLeastSigByte&quot;: 0x58, &quot;name&quot;: &quot;Olympia&quot;, &quot;value&quot;: 8, &quot;type&quot;: &quot;Attack&quot;, &quot;cpCost&quot;: 22, &quot;element&quot;: &quot;Physical&quot;, }," calcext:value-type="string">
            <text:p>0x58: { "idMostSigNib": 0, "idLeastSigByte": 0x58, "name": "Olympia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1] = &quot;S&quot;; 10 + [.C91] - 1; IF ([.F91] = &quot;A&quot;; 15 + [.C91] - 1; IF ([.F91] = &quot;B&quot;; 20 + ([.C91] - 1) * 2; IF ([.F91] = &quot;C&quot;; 25 + ([.C91] - 1) * 2; IF ([.F91] = &quot;D&quot;; 30 + ([.C91] - 1) * 3; IF([.F91] = &quot;E&quot;; 40 + ([.C91] - 1) * 4; IF ([.F91] = &quot;F&quot;; 45 + ([.C91] - 1) * 4; IF ([.F91] = &quot;E+&quot;; 35 + ([.C91] - 1) * 3; IF([.F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G91];&quot;, &quot;&quot;element&quot;&quot;: &quot;&quot;&quot;;[.E91];&quot;&quot;&quot;, },&quot;)" office:value-type="string" office:string-value="0x59: { &quot;idMostSigNib&quot;: 0, &quot;idLeastSigByte&quot;: 0x59, &quot;name&quot;: &quot;Olympia&quot;, &quot;value&quot;: 9, &quot;type&quot;: &quot;Attack&quot;, &quot;cpCost&quot;: 23, &quot;element&quot;: &quot;Physical&quot;, }," calcext:value-type="string">
            <text:p>0x59: { "idMostSigNib": 0, "idLeastSigByte": 0x59, "name": "Olympia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2] = &quot;S&quot;; 10 + [.C92] - 1; IF ([.F92] = &quot;A&quot;; 15 + [.C92] - 1; IF ([.F92] = &quot;B&quot;; 20 + ([.C92] - 1) * 2; IF ([.F92] = &quot;C&quot;; 25 + ([.C92] - 1) * 2; IF ([.F92] = &quot;D&quot;; 30 + ([.C92] - 1) * 3; IF([.F92] = &quot;E&quot;; 40 + ([.C92] - 1) * 4; IF ([.F92] = &quot;F&quot;; 45 + ([.C92] - 1) * 4; IF ([.F92] = &quot;E+&quot;; 35 + ([.C92] - 1) * 3; IF([.F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G92];&quot;, &quot;&quot;element&quot;&quot;: &quot;&quot;&quot;;[.E92];&quot;&quot;&quot;, },&quot;)" office:value-type="string" office:string-value="0x5A: { &quot;idMostSigNib&quot;: 0, &quot;idLeastSigByte&quot;: 0x5A, &quot;name&quot;: &quot;Lionheart&quot;, &quot;value&quot;: 0, &quot;type&quot;: &quot;Attack&quot;, &quot;cpCost&quot;: 38, &quot;element&quot;: &quot;Fire&quot;, }," calcext:value-type="string">
            <text:p>0x5A: { "idMostSigNib": 0, "idLeastSigByte": 0x5A, "name": "Lionheart", "value": 0, "type": "Attack", "cpCost": 38, "element": "Fire"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3] = &quot;S&quot;; 10 + [.C93] - 1; IF ([.F93] = &quot;A&quot;; 15 + [.C93] - 1; IF ([.F93] = &quot;B&quot;; 20 + ([.C93] - 1) * 2; IF ([.F93] = &quot;C&quot;; 25 + ([.C93] - 1) * 2; IF ([.F93] = &quot;D&quot;; 30 + ([.C93] - 1) * 3; IF([.F93] = &quot;E&quot;; 40 + ([.C93] - 1) * 4; IF ([.F93] = &quot;F&quot;; 45 + ([.C93] - 1) * 4; IF ([.F93] = &quot;E+&quot;; 35 + ([.C93] - 1) * 3; IF([.F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G93];&quot;, &quot;&quot;element&quot;&quot;: &quot;&quot;&quot;;[.E93];&quot;&quot;&quot;, },&quot;)" office:value-type="string" office:string-value="0x5B: { &quot;idMostSigNib&quot;: 0, &quot;idLeastSigByte&quot;: 0x5B, &quot;name&quot;: &quot;Lionheart&quot;, &quot;value&quot;: 1, &quot;type&quot;: &quot;Attack&quot;, &quot;cpCost&quot;: 20, &quot;element&quot;: &quot;Fire&quot;, }," calcext:value-type="string">
            <text:p>0x5B: { "idMostSigNib": 0, "idLeastSigByte": 0x5B, "name": "Lionheart", "value": 1, "type": "Attack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4] = &quot;S&quot;; 10 + [.C94] - 1; IF ([.F94] = &quot;A&quot;; 15 + [.C94] - 1; IF ([.F94] = &quot;B&quot;; 20 + ([.C94] - 1) * 2; IF ([.F94] = &quot;C&quot;; 25 + ([.C94] - 1) * 2; IF ([.F94] = &quot;D&quot;; 30 + ([.C94] - 1) * 3; IF([.F94] = &quot;E&quot;; 40 + ([.C94] - 1) * 4; IF ([.F94] = &quot;F&quot;; 45 + ([.C94] - 1) * 4; IF ([.F94] = &quot;E+&quot;; 35 + ([.C94] - 1) * 3; IF([.F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G94];&quot;, &quot;&quot;element&quot;&quot;: &quot;&quot;&quot;;[.E94];&quot;&quot;&quot;, },&quot;)" office:value-type="string" office:string-value="0x5C: { &quot;idMostSigNib&quot;: 0, &quot;idLeastSigByte&quot;: 0x5C, &quot;name&quot;: &quot;Lionheart&quot;, &quot;value&quot;: 2, &quot;type&quot;: &quot;Attack&quot;, &quot;cpCost&quot;: 22, &quot;element&quot;: &quot;Fire&quot;, }," calcext:value-type="string">
            <text:p>0x5C: { "idMostSigNib": 0, "idLeastSigByte": 0x5C, "name": "Lionheart", "value": 2, "type": "Attack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5] = &quot;S&quot;; 10 + [.C95] - 1; IF ([.F95] = &quot;A&quot;; 15 + [.C95] - 1; IF ([.F95] = &quot;B&quot;; 20 + ([.C95] - 1) * 2; IF ([.F95] = &quot;C&quot;; 25 + ([.C95] - 1) * 2; IF ([.F95] = &quot;D&quot;; 30 + ([.C95] - 1) * 3; IF([.F95] = &quot;E&quot;; 40 + ([.C95] - 1) * 4; IF ([.F95] = &quot;F&quot;; 45 + ([.C95] - 1) * 4; IF ([.F95] = &quot;E+&quot;; 35 + ([.C95] - 1) * 3; IF([.F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G95];&quot;, &quot;&quot;element&quot;&quot;: &quot;&quot;&quot;;[.E95];&quot;&quot;&quot;, },&quot;)" office:value-type="string" office:string-value="0x5D: { &quot;idMostSigNib&quot;: 0, &quot;idLeastSigByte&quot;: 0x5D, &quot;name&quot;: &quot;Lionheart&quot;, &quot;value&quot;: 3, &quot;type&quot;: &quot;Attack&quot;, &quot;cpCost&quot;: 24, &quot;element&quot;: &quot;Fire&quot;, }," calcext:value-type="string">
            <text:p>0x5D: { "idMostSigNib": 0, "idLeastSigByte": 0x5D, "name": "Lionheart", "value": 3, "type": "Attack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6] = &quot;S&quot;; 10 + [.C96] - 1; IF ([.F96] = &quot;A&quot;; 15 + [.C96] - 1; IF ([.F96] = &quot;B&quot;; 20 + ([.C96] - 1) * 2; IF ([.F96] = &quot;C&quot;; 25 + ([.C96] - 1) * 2; IF ([.F96] = &quot;D&quot;; 30 + ([.C96] - 1) * 3; IF([.F96] = &quot;E&quot;; 40 + ([.C96] - 1) * 4; IF ([.F96] = &quot;F&quot;; 45 + ([.C96] - 1) * 4; IF ([.F96] = &quot;E+&quot;; 35 + ([.C96] - 1) * 3; IF([.F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G96];&quot;, &quot;&quot;element&quot;&quot;: &quot;&quot;&quot;;[.E96];&quot;&quot;&quot;, },&quot;)" office:value-type="string" office:string-value="0x5E: { &quot;idMostSigNib&quot;: 0, &quot;idLeastSigByte&quot;: 0x5E, &quot;name&quot;: &quot;Lionheart&quot;, &quot;value&quot;: 4, &quot;type&quot;: &quot;Attack&quot;, &quot;cpCost&quot;: 26, &quot;element&quot;: &quot;Fire&quot;, }," calcext:value-type="string">
            <text:p>0x5E: { "idMostSigNib": 0, "idLeastSigByte": 0x5E, "name": "Lionheart", "value": 4, "type": "Attack", "cpCost": 26, "element": "Fire"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7] = &quot;S&quot;; 10 + [.C97] - 1; IF ([.F97] = &quot;A&quot;; 15 + [.C97] - 1; IF ([.F97] = &quot;B&quot;; 20 + ([.C97] - 1) * 2; IF ([.F97] = &quot;C&quot;; 25 + ([.C97] - 1) * 2; IF ([.F97] = &quot;D&quot;; 30 + ([.C97] - 1) * 3; IF([.F97] = &quot;E&quot;; 40 + ([.C97] - 1) * 4; IF ([.F97] = &quot;F&quot;; 45 + ([.C97] - 1) * 4; IF ([.F97] = &quot;E+&quot;; 35 + ([.C97] - 1) * 3; IF([.F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G97];&quot;, &quot;&quot;element&quot;&quot;: &quot;&quot;&quot;;[.E97];&quot;&quot;&quot;, },&quot;)" office:value-type="string" office:string-value="0x5F: { &quot;idMostSigNib&quot;: 0, &quot;idLeastSigByte&quot;: 0x5F, &quot;name&quot;: &quot;Lionheart&quot;, &quot;value&quot;: 5, &quot;type&quot;: &quot;Attack&quot;, &quot;cpCost&quot;: 28, &quot;element&quot;: &quot;Fire&quot;, }," calcext:value-type="string">
            <text:p>0x5F: { "idMostSigNib": 0, "idLeastSigByte": 0x5F, "name": "Lionheart", "value": 5, "type": "Attack", "cpCost": 28, "element": "Fire"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8] = &quot;S&quot;; 10 + [.C98] - 1; IF ([.F98] = &quot;A&quot;; 15 + [.C98] - 1; IF ([.F98] = &quot;B&quot;; 20 + ([.C98] - 1) * 2; IF ([.F98] = &quot;C&quot;; 25 + ([.C98] - 1) * 2; IF ([.F98] = &quot;D&quot;; 30 + ([.C98] - 1) * 3; IF([.F98] = &quot;E&quot;; 40 + ([.C98] - 1) * 4; IF ([.F98] = &quot;F&quot;; 45 + ([.C98] - 1) * 4; IF ([.F98] = &quot;E+&quot;; 35 + ([.C98] - 1) * 3; IF([.F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G98];&quot;, &quot;&quot;element&quot;&quot;: &quot;&quot;&quot;;[.E98];&quot;&quot;&quot;, },&quot;)" office:value-type="string" office:string-value="0x60: { &quot;idMostSigNib&quot;: 0, &quot;idLeastSigByte&quot;: 0x60, &quot;name&quot;: &quot;Lionheart&quot;, &quot;value&quot;: 6, &quot;type&quot;: &quot;Attack&quot;, &quot;cpCost&quot;: 30, &quot;element&quot;: &quot;Fire&quot;, }," calcext:value-type="string">
            <text:p>0x60: { "idMostSigNib": 0, "idLeastSigByte": 0x60, "name": "Lionheart", "value": 6, "type": "Attack", "cpCost": 30, "element": "Fire"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9] = &quot;S&quot;; 10 + [.C99] - 1; IF ([.F99] = &quot;A&quot;; 15 + [.C99] - 1; IF ([.F99] = &quot;B&quot;; 20 + ([.C99] - 1) * 2; IF ([.F99] = &quot;C&quot;; 25 + ([.C99] - 1) * 2; IF ([.F99] = &quot;D&quot;; 30 + ([.C99] - 1) * 3; IF([.F99] = &quot;E&quot;; 40 + ([.C99] - 1) * 4; IF ([.F99] = &quot;F&quot;; 45 + ([.C99] - 1) * 4; IF ([.F99] = &quot;E+&quot;; 35 + ([.C99] - 1) * 3; IF([.F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G99];&quot;, &quot;&quot;element&quot;&quot;: &quot;&quot;&quot;;[.E99];&quot;&quot;&quot;, },&quot;)" office:value-type="string" office:string-value="0x61: { &quot;idMostSigNib&quot;: 0, &quot;idLeastSigByte&quot;: 0x61, &quot;name&quot;: &quot;Lionheart&quot;, &quot;value&quot;: 7, &quot;type&quot;: &quot;Attack&quot;, &quot;cpCost&quot;: 32, &quot;element&quot;: &quot;Fire&quot;, }," calcext:value-type="string">
            <text:p>0x61: { "idMostSigNib": 0, "idLeastSigByte": 0x61, "name": "Lionheart", "value": 7, "type": "Attack", "cpCost": 32, "element": "Fire"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0] = &quot;S&quot;; 10 + [.C100] - 1; IF ([.F100] = &quot;A&quot;; 15 + [.C100] - 1; IF ([.F100] = &quot;B&quot;; 20 + ([.C100] - 1) * 2; IF ([.F100] = &quot;C&quot;; 25 + ([.C100] - 1) * 2; IF ([.F100] = &quot;D&quot;; 30 + ([.C100] - 1) * 3; IF([.F100] = &quot;E&quot;; 40 + ([.C100] - 1) * 4; IF ([.F100] = &quot;F&quot;; 45 + ([.C100] - 1) * 4; IF ([.F100] = &quot;E+&quot;; 35 + ([.C100] - 1) * 3; IF([.F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G100];&quot;, &quot;&quot;element&quot;&quot;: &quot;&quot;&quot;;[.E100];&quot;&quot;&quot;, },&quot;)" office:value-type="string" office:string-value="0x62: { &quot;idMostSigNib&quot;: 0, &quot;idLeastSigByte&quot;: 0x62, &quot;name&quot;: &quot;Lionheart&quot;, &quot;value&quot;: 8, &quot;type&quot;: &quot;Attack&quot;, &quot;cpCost&quot;: 34, &quot;element&quot;: &quot;Fire&quot;, }," calcext:value-type="string">
            <text:p>0x62: { "idMostSigNib": 0, "idLeastSigByte": 0x62, "name": "Lionheart", "value": 8, "type": "Attack", "cpCost": 34, "element": "Fire"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1] = &quot;S&quot;; 10 + [.C101] - 1; IF ([.F101] = &quot;A&quot;; 15 + [.C101] - 1; IF ([.F101] = &quot;B&quot;; 20 + ([.C101] - 1) * 2; IF ([.F101] = &quot;C&quot;; 25 + ([.C101] - 1) * 2; IF ([.F101] = &quot;D&quot;; 30 + ([.C101] - 1) * 3; IF([.F101] = &quot;E&quot;; 40 + ([.C101] - 1) * 4; IF ([.F101] = &quot;F&quot;; 45 + ([.C101] - 1) * 4; IF ([.F101] = &quot;E+&quot;; 35 + ([.C101] - 1) * 3; IF([.F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G101];&quot;, &quot;&quot;element&quot;&quot;: &quot;&quot;&quot;;[.E101];&quot;&quot;&quot;, },&quot;)" office:value-type="string" office:string-value="0x63: { &quot;idMostSigNib&quot;: 0, &quot;idLeastSigByte&quot;: 0x63, &quot;name&quot;: &quot;Lionheart&quot;, &quot;value&quot;: 9, &quot;type&quot;: &quot;Attack&quot;, &quot;cpCost&quot;: 36, &quot;element&quot;: &quot;Fire&quot;, }," calcext:value-type="string">
            <text:p>0x63: { "idMostSigNib": 0, "idLeastSigByte": 0x63, "name": "Lionheart", "value": 9, "type": "Attack", "cpCost": 36, "element": "Fire"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2] = &quot;S&quot;; 10 + [.C102] - 1; IF ([.F102] = &quot;A&quot;; 15 + [.C102] - 1; IF ([.F102] = &quot;B&quot;; 20 + ([.C102] - 1) * 2; IF ([.F102] = &quot;C&quot;; 25 + ([.C102] - 1) * 2; IF ([.F102] = &quot;D&quot;; 30 + ([.C102] - 1) * 3; IF([.F102] = &quot;E&quot;; 40 + ([.C102] - 1) * 4; IF ([.F102] = &quot;F&quot;; 45 + ([.C102] - 1) * 4; IF ([.F102] = &quot;E+&quot;; 35 + ([.C102] - 1) * 3; IF([.F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G102];&quot;, &quot;&quot;element&quot;&quot;: &quot;&quot;&quot;;[.E102];&quot;&quot;&quot;, },&quot;)" office:value-type="string" office:string-value="0x64: { &quot;idMostSigNib&quot;: 0, &quot;idLeastSigByte&quot;: 0x64, &quot;name&quot;: &quot;Lady Luck&quot;, &quot;value&quot;: 0, &quot;type&quot;: &quot;Attack&quot;, &quot;cpCost&quot;: 24, &quot;element&quot;: &quot;Physical&quot;, }," calcext:value-type="string">
            <text:p>0x64: { "idMostSigNib": 0, "idLeastSigByte": 0x64, "name": "Lady Luck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3] = &quot;S&quot;; 10 + [.C103] - 1; IF ([.F103] = &quot;A&quot;; 15 + [.C103] - 1; IF ([.F103] = &quot;B&quot;; 20 + ([.C103] - 1) * 2; IF ([.F103] = &quot;C&quot;; 25 + ([.C103] - 1) * 2; IF ([.F103] = &quot;D&quot;; 30 + ([.C103] - 1) * 3; IF([.F103] = &quot;E&quot;; 40 + ([.C103] - 1) * 4; IF ([.F103] = &quot;F&quot;; 45 + ([.C103] - 1) * 4; IF ([.F103] = &quot;E+&quot;; 35 + ([.C103] - 1) * 3; IF([.F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G103];&quot;, &quot;&quot;element&quot;&quot;: &quot;&quot;&quot;;[.E103];&quot;&quot;&quot;, },&quot;)" office:value-type="string" office:string-value="0x65: { &quot;idMostSigNib&quot;: 0, &quot;idLeastSigByte&quot;: 0x65, &quot;name&quot;: &quot;Lady Luck&quot;, &quot;value&quot;: 1, &quot;type&quot;: &quot;Attack&quot;, &quot;cpCost&quot;: 15, &quot;element&quot;: &quot;Physical&quot;, }," calcext:value-type="string">
            <text:p>0x65: { "idMostSigNib": 0, "idLeastSigByte": 0x65, "name": "Lady Luck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4] = &quot;S&quot;; 10 + [.C104] - 1; IF ([.F104] = &quot;A&quot;; 15 + [.C104] - 1; IF ([.F104] = &quot;B&quot;; 20 + ([.C104] - 1) * 2; IF ([.F104] = &quot;C&quot;; 25 + ([.C104] - 1) * 2; IF ([.F104] = &quot;D&quot;; 30 + ([.C104] - 1) * 3; IF([.F104] = &quot;E&quot;; 40 + ([.C104] - 1) * 4; IF ([.F104] = &quot;F&quot;; 45 + ([.C104] - 1) * 4; IF ([.F104] = &quot;E+&quot;; 35 + ([.C104] - 1) * 3; IF([.F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G104];&quot;, &quot;&quot;element&quot;&quot;: &quot;&quot;&quot;;[.E104];&quot;&quot;&quot;, },&quot;)" office:value-type="string" office:string-value="0x66: { &quot;idMostSigNib&quot;: 0, &quot;idLeastSigByte&quot;: 0x66, &quot;name&quot;: &quot;Lady Luck&quot;, &quot;value&quot;: 2, &quot;type&quot;: &quot;Attack&quot;, &quot;cpCost&quot;: 16, &quot;element&quot;: &quot;Physical&quot;, }," calcext:value-type="string">
            <text:p>0x66: { "idMostSigNib": 0, "idLeastSigByte": 0x66, "name": "Lady Luck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5] = &quot;S&quot;; 10 + [.C105] - 1; IF ([.F105] = &quot;A&quot;; 15 + [.C105] - 1; IF ([.F105] = &quot;B&quot;; 20 + ([.C105] - 1) * 2; IF ([.F105] = &quot;C&quot;; 25 + ([.C105] - 1) * 2; IF ([.F105] = &quot;D&quot;; 30 + ([.C105] - 1) * 3; IF([.F105] = &quot;E&quot;; 40 + ([.C105] - 1) * 4; IF ([.F105] = &quot;F&quot;; 45 + ([.C105] - 1) * 4; IF ([.F105] = &quot;E+&quot;; 35 + ([.C105] - 1) * 3; IF([.F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G105];&quot;, &quot;&quot;element&quot;&quot;: &quot;&quot;&quot;;[.E105];&quot;&quot;&quot;, },&quot;)" office:value-type="string" office:string-value="0x67: { &quot;idMostSigNib&quot;: 0, &quot;idLeastSigByte&quot;: 0x67, &quot;name&quot;: &quot;Lady Luck&quot;, &quot;value&quot;: 3, &quot;type&quot;: &quot;Attack&quot;, &quot;cpCost&quot;: 17, &quot;element&quot;: &quot;Physical&quot;, }," calcext:value-type="string">
            <text:p>0x67: { "idMostSigNib": 0, "idLeastSigByte": 0x67, "name": "Lady Luck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6] = &quot;S&quot;; 10 + [.C106] - 1; IF ([.F106] = &quot;A&quot;; 15 + [.C106] - 1; IF ([.F106] = &quot;B&quot;; 20 + ([.C106] - 1) * 2; IF ([.F106] = &quot;C&quot;; 25 + ([.C106] - 1) * 2; IF ([.F106] = &quot;D&quot;; 30 + ([.C106] - 1) * 3; IF([.F106] = &quot;E&quot;; 40 + ([.C106] - 1) * 4; IF ([.F106] = &quot;F&quot;; 45 + ([.C106] - 1) * 4; IF ([.F106] = &quot;E+&quot;; 35 + ([.C106] - 1) * 3; IF([.F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G106];&quot;, &quot;&quot;element&quot;&quot;: &quot;&quot;&quot;;[.E106];&quot;&quot;&quot;, },&quot;)" office:value-type="string" office:string-value="0x68: { &quot;idMostSigNib&quot;: 0, &quot;idLeastSigByte&quot;: 0x68, &quot;name&quot;: &quot;Lady Luck&quot;, &quot;value&quot;: 4, &quot;type&quot;: &quot;Attack&quot;, &quot;cpCost&quot;: 18, &quot;element&quot;: &quot;Physical&quot;, }," calcext:value-type="string">
            <text:p>0x68: { "idMostSigNib": 0, "idLeastSigByte": 0x68, "name": "Lady Luck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7] = &quot;S&quot;; 10 + [.C107] - 1; IF ([.F107] = &quot;A&quot;; 15 + [.C107] - 1; IF ([.F107] = &quot;B&quot;; 20 + ([.C107] - 1) * 2; IF ([.F107] = &quot;C&quot;; 25 + ([.C107] - 1) * 2; IF ([.F107] = &quot;D&quot;; 30 + ([.C107] - 1) * 3; IF([.F107] = &quot;E&quot;; 40 + ([.C107] - 1) * 4; IF ([.F107] = &quot;F&quot;; 45 + ([.C107] - 1) * 4; IF ([.F107] = &quot;E+&quot;; 35 + ([.C107] - 1) * 3; IF([.F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G107];&quot;, &quot;&quot;element&quot;&quot;: &quot;&quot;&quot;;[.E107];&quot;&quot;&quot;, },&quot;)" office:value-type="string" office:string-value="0x69: { &quot;idMostSigNib&quot;: 0, &quot;idLeastSigByte&quot;: 0x69, &quot;name&quot;: &quot;Lady Luck&quot;, &quot;value&quot;: 5, &quot;type&quot;: &quot;Attack&quot;, &quot;cpCost&quot;: 19, &quot;element&quot;: &quot;Physical&quot;, }," calcext:value-type="string">
            <text:p>0x69: { "idMostSigNib": 0, "idLeastSigByte": 0x69, "name": "Lady Luck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8] = &quot;S&quot;; 10 + [.C108] - 1; IF ([.F108] = &quot;A&quot;; 15 + [.C108] - 1; IF ([.F108] = &quot;B&quot;; 20 + ([.C108] - 1) * 2; IF ([.F108] = &quot;C&quot;; 25 + ([.C108] - 1) * 2; IF ([.F108] = &quot;D&quot;; 30 + ([.C108] - 1) * 3; IF([.F108] = &quot;E&quot;; 40 + ([.C108] - 1) * 4; IF ([.F108] = &quot;F&quot;; 45 + ([.C108] - 1) * 4; IF ([.F108] = &quot;E+&quot;; 35 + ([.C108] - 1) * 3; IF([.F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G108];&quot;, &quot;&quot;element&quot;&quot;: &quot;&quot;&quot;;[.E108];&quot;&quot;&quot;, },&quot;)" office:value-type="string" office:string-value="0x6A: { &quot;idMostSigNib&quot;: 0, &quot;idLeastSigByte&quot;: 0x6A, &quot;name&quot;: &quot;Lady Luck&quot;, &quot;value&quot;: 6, &quot;type&quot;: &quot;Attack&quot;, &quot;cpCost&quot;: 20, &quot;element&quot;: &quot;Physical&quot;, }," calcext:value-type="string">
            <text:p>0x6A: { "idMostSigNib": 0, "idLeastSigByte": 0x6A, "name": "Lady Luck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9] = &quot;S&quot;; 10 + [.C109] - 1; IF ([.F109] = &quot;A&quot;; 15 + [.C109] - 1; IF ([.F109] = &quot;B&quot;; 20 + ([.C109] - 1) * 2; IF ([.F109] = &quot;C&quot;; 25 + ([.C109] - 1) * 2; IF ([.F109] = &quot;D&quot;; 30 + ([.C109] - 1) * 3; IF([.F109] = &quot;E&quot;; 40 + ([.C109] - 1) * 4; IF ([.F109] = &quot;F&quot;; 45 + ([.C109] - 1) * 4; IF ([.F109] = &quot;E+&quot;; 35 + ([.C109] - 1) * 3; IF([.F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G109];&quot;, &quot;&quot;element&quot;&quot;: &quot;&quot;&quot;;[.E109];&quot;&quot;&quot;, },&quot;)" office:value-type="string" office:string-value="0x6B: { &quot;idMostSigNib&quot;: 0, &quot;idLeastSigByte&quot;: 0x6B, &quot;name&quot;: &quot;Lady Luck&quot;, &quot;value&quot;: 7, &quot;type&quot;: &quot;Attack&quot;, &quot;cpCost&quot;: 21, &quot;element&quot;: &quot;Physical&quot;, }," calcext:value-type="string">
            <text:p>0x6B: { "idMostSigNib": 0, "idLeastSigByte": 0x6B, "name": "Lady Luck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0] = &quot;S&quot;; 10 + [.C110] - 1; IF ([.F110] = &quot;A&quot;; 15 + [.C110] - 1; IF ([.F110] = &quot;B&quot;; 20 + ([.C110] - 1) * 2; IF ([.F110] = &quot;C&quot;; 25 + ([.C110] - 1) * 2; IF ([.F110] = &quot;D&quot;; 30 + ([.C110] - 1) * 3; IF([.F110] = &quot;E&quot;; 40 + ([.C110] - 1) * 4; IF ([.F110] = &quot;F&quot;; 45 + ([.C110] - 1) * 4; IF ([.F110] = &quot;E+&quot;; 35 + ([.C110] - 1) * 3; IF([.F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G110];&quot;, &quot;&quot;element&quot;&quot;: &quot;&quot;&quot;;[.E110];&quot;&quot;&quot;, },&quot;)" office:value-type="string" office:string-value="0x6C: { &quot;idMostSigNib&quot;: 0, &quot;idLeastSigByte&quot;: 0x6C, &quot;name&quot;: &quot;Lady Luck&quot;, &quot;value&quot;: 8, &quot;type&quot;: &quot;Attack&quot;, &quot;cpCost&quot;: 22, &quot;element&quot;: &quot;Physical&quot;, }," calcext:value-type="string">
            <text:p>0x6C: { "idMostSigNib": 0, "idLeastSigByte": 0x6C, "name": "Lady Luck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1] = &quot;S&quot;; 10 + [.C111] - 1; IF ([.F111] = &quot;A&quot;; 15 + [.C111] - 1; IF ([.F111] = &quot;B&quot;; 20 + ([.C111] - 1) * 2; IF ([.F111] = &quot;C&quot;; 25 + ([.C111] - 1) * 2; IF ([.F111] = &quot;D&quot;; 30 + ([.C111] - 1) * 3; IF([.F111] = &quot;E&quot;; 40 + ([.C111] - 1) * 4; IF ([.F111] = &quot;F&quot;; 45 + ([.C111] - 1) * 4; IF ([.F111] = &quot;E+&quot;; 35 + ([.C111] - 1) * 3; IF([.F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G111];&quot;, &quot;&quot;element&quot;&quot;: &quot;&quot;&quot;;[.E111];&quot;&quot;&quot;, },&quot;)" office:value-type="string" office:string-value="0x6D: { &quot;idMostSigNib&quot;: 0, &quot;idLeastSigByte&quot;: 0x6D, &quot;name&quot;: &quot;Lady Luck&quot;, &quot;value&quot;: 9, &quot;type&quot;: &quot;Attack&quot;, &quot;cpCost&quot;: 23, &quot;element&quot;: &quot;Physical&quot;, }," calcext:value-type="string">
            <text:p>0x6D: { "idMostSigNib": 0, "idLeastSigByte": 0x6D, "name": "Lady Luck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2] = &quot;S&quot;; 10 + [.C112] - 1; IF ([.F112] = &quot;A&quot;; 15 + [.C112] - 1; IF ([.F112] = &quot;B&quot;; 20 + ([.C112] - 1) * 2; IF ([.F112] = &quot;C&quot;; 25 + ([.C112] - 1) * 2; IF ([.F112] = &quot;D&quot;; 30 + ([.C112] - 1) * 3; IF([.F112] = &quot;E&quot;; 40 + ([.C112] - 1) * 4; IF ([.F112] = &quot;F&quot;; 45 + ([.C112] - 1) * 4; IF ([.F112] = &quot;E+&quot;; 35 + ([.C112] - 1) * 3; IF([.F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G112];&quot;, &quot;&quot;element&quot;&quot;: &quot;&quot;&quot;;[.E112];&quot;&quot;&quot;, },&quot;)" office:value-type="string" office:string-value="0x6E: { &quot;idMostSigNib&quot;: 0, &quot;idLeastSigByte&quot;: 0x6E, &quot;name&quot;: &quot;Divine Rose&quot;, &quot;value&quot;: 0, &quot;type&quot;: &quot;Attack&quot;, &quot;cpCost&quot;: 38, &quot;element&quot;: &quot;Physical&quot;, }," calcext:value-type="string">
            <text:p>0x6E: { "idMostSigNib": 0, "idLeastSigByte": 0x6E, "name": "Divine Rose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3] = &quot;S&quot;; 10 + [.C113] - 1; IF ([.F113] = &quot;A&quot;; 15 + [.C113] - 1; IF ([.F113] = &quot;B&quot;; 20 + ([.C113] - 1) * 2; IF ([.F113] = &quot;C&quot;; 25 + ([.C113] - 1) * 2; IF ([.F113] = &quot;D&quot;; 30 + ([.C113] - 1) * 3; IF([.F113] = &quot;E&quot;; 40 + ([.C113] - 1) * 4; IF ([.F113] = &quot;F&quot;; 45 + ([.C113] - 1) * 4; IF ([.F113] = &quot;E+&quot;; 35 + ([.C113] - 1) * 3; IF([.F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G113];&quot;, &quot;&quot;element&quot;&quot;: &quot;&quot;&quot;;[.E113];&quot;&quot;&quot;, },&quot;)" office:value-type="string" office:string-value="0x6F: { &quot;idMostSigNib&quot;: 0, &quot;idLeastSigByte&quot;: 0x6F, &quot;name&quot;: &quot;Divine Rose&quot;, &quot;value&quot;: 1, &quot;type&quot;: &quot;Attack&quot;, &quot;cpCost&quot;: 20, &quot;element&quot;: &quot;Physical&quot;, }," calcext:value-type="string">
            <text:p>0x6F: { "idMostSigNib": 0, "idLeastSigByte": 0x6F, "name": "Divine Rose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4] = &quot;S&quot;; 10 + [.C114] - 1; IF ([.F114] = &quot;A&quot;; 15 + [.C114] - 1; IF ([.F114] = &quot;B&quot;; 20 + ([.C114] - 1) * 2; IF ([.F114] = &quot;C&quot;; 25 + ([.C114] - 1) * 2; IF ([.F114] = &quot;D&quot;; 30 + ([.C114] - 1) * 3; IF([.F114] = &quot;E&quot;; 40 + ([.C114] - 1) * 4; IF ([.F114] = &quot;F&quot;; 45 + ([.C114] - 1) * 4; IF ([.F114] = &quot;E+&quot;; 35 + ([.C114] - 1) * 3; IF([.F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G114];&quot;, &quot;&quot;element&quot;&quot;: &quot;&quot;&quot;;[.E114];&quot;&quot;&quot;, },&quot;)" office:value-type="string" office:string-value="0x70: { &quot;idMostSigNib&quot;: 0, &quot;idLeastSigByte&quot;: 0x70, &quot;name&quot;: &quot;Divine Rose&quot;, &quot;value&quot;: 2, &quot;type&quot;: &quot;Attack&quot;, &quot;cpCost&quot;: 22, &quot;element&quot;: &quot;Physical&quot;, }," calcext:value-type="string">
            <text:p>0x70: { "idMostSigNib": 0, "idLeastSigByte": 0x70, "name": "Divine Rose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5] = &quot;S&quot;; 10 + [.C115] - 1; IF ([.F115] = &quot;A&quot;; 15 + [.C115] - 1; IF ([.F115] = &quot;B&quot;; 20 + ([.C115] - 1) * 2; IF ([.F115] = &quot;C&quot;; 25 + ([.C115] - 1) * 2; IF ([.F115] = &quot;D&quot;; 30 + ([.C115] - 1) * 3; IF([.F115] = &quot;E&quot;; 40 + ([.C115] - 1) * 4; IF ([.F115] = &quot;F&quot;; 45 + ([.C115] - 1) * 4; IF ([.F115] = &quot;E+&quot;; 35 + ([.C115] - 1) * 3; IF([.F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G115];&quot;, &quot;&quot;element&quot;&quot;: &quot;&quot;&quot;;[.E115];&quot;&quot;&quot;, },&quot;)" office:value-type="string" office:string-value="0x71: { &quot;idMostSigNib&quot;: 0, &quot;idLeastSigByte&quot;: 0x71, &quot;name&quot;: &quot;Divine Rose&quot;, &quot;value&quot;: 3, &quot;type&quot;: &quot;Attack&quot;, &quot;cpCost&quot;: 24, &quot;element&quot;: &quot;Physical&quot;, }," calcext:value-type="string">
            <text:p>0x71: { "idMostSigNib": 0, "idLeastSigByte": 0x71, "name": "Divine Rose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6] = &quot;S&quot;; 10 + [.C116] - 1; IF ([.F116] = &quot;A&quot;; 15 + [.C116] - 1; IF ([.F116] = &quot;B&quot;; 20 + ([.C116] - 1) * 2; IF ([.F116] = &quot;C&quot;; 25 + ([.C116] - 1) * 2; IF ([.F116] = &quot;D&quot;; 30 + ([.C116] - 1) * 3; IF([.F116] = &quot;E&quot;; 40 + ([.C116] - 1) * 4; IF ([.F116] = &quot;F&quot;; 45 + ([.C116] - 1) * 4; IF ([.F116] = &quot;E+&quot;; 35 + ([.C116] - 1) * 3; IF([.F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G116];&quot;, &quot;&quot;element&quot;&quot;: &quot;&quot;&quot;;[.E116];&quot;&quot;&quot;, },&quot;)" office:value-type="string" office:string-value="0x72: { &quot;idMostSigNib&quot;: 0, &quot;idLeastSigByte&quot;: 0x72, &quot;name&quot;: &quot;Divine Rose&quot;, &quot;value&quot;: 4, &quot;type&quot;: &quot;Attack&quot;, &quot;cpCost&quot;: 26, &quot;element&quot;: &quot;Physical&quot;, }," calcext:value-type="string">
            <text:p>0x72: { "idMostSigNib": 0, "idLeastSigByte": 0x72, "name": "Divine Rose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7] = &quot;S&quot;; 10 + [.C117] - 1; IF ([.F117] = &quot;A&quot;; 15 + [.C117] - 1; IF ([.F117] = &quot;B&quot;; 20 + ([.C117] - 1) * 2; IF ([.F117] = &quot;C&quot;; 25 + ([.C117] - 1) * 2; IF ([.F117] = &quot;D&quot;; 30 + ([.C117] - 1) * 3; IF([.F117] = &quot;E&quot;; 40 + ([.C117] - 1) * 4; IF ([.F117] = &quot;F&quot;; 45 + ([.C117] - 1) * 4; IF ([.F117] = &quot;E+&quot;; 35 + ([.C117] - 1) * 3; IF([.F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G117];&quot;, &quot;&quot;element&quot;&quot;: &quot;&quot;&quot;;[.E117];&quot;&quot;&quot;, },&quot;)" office:value-type="string" office:string-value="0x73: { &quot;idMostSigNib&quot;: 0, &quot;idLeastSigByte&quot;: 0x73, &quot;name&quot;: &quot;Divine Rose&quot;, &quot;value&quot;: 5, &quot;type&quot;: &quot;Attack&quot;, &quot;cpCost&quot;: 28, &quot;element&quot;: &quot;Physical&quot;, }," calcext:value-type="string">
            <text:p>0x73: { "idMostSigNib": 0, "idLeastSigByte": 0x73, "name": "Divine Rose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8] = &quot;S&quot;; 10 + [.C118] - 1; IF ([.F118] = &quot;A&quot;; 15 + [.C118] - 1; IF ([.F118] = &quot;B&quot;; 20 + ([.C118] - 1) * 2; IF ([.F118] = &quot;C&quot;; 25 + ([.C118] - 1) * 2; IF ([.F118] = &quot;D&quot;; 30 + ([.C118] - 1) * 3; IF([.F118] = &quot;E&quot;; 40 + ([.C118] - 1) * 4; IF ([.F118] = &quot;F&quot;; 45 + ([.C118] - 1) * 4; IF ([.F118] = &quot;E+&quot;; 35 + ([.C118] - 1) * 3; IF([.F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G118];&quot;, &quot;&quot;element&quot;&quot;: &quot;&quot;&quot;;[.E118];&quot;&quot;&quot;, },&quot;)" office:value-type="string" office:string-value="0x74: { &quot;idMostSigNib&quot;: 0, &quot;idLeastSigByte&quot;: 0x74, &quot;name&quot;: &quot;Divine Rose&quot;, &quot;value&quot;: 6, &quot;type&quot;: &quot;Attack&quot;, &quot;cpCost&quot;: 30, &quot;element&quot;: &quot;Physical&quot;, }," calcext:value-type="string">
            <text:p>0x74: { "idMostSigNib": 0, "idLeastSigByte": 0x74, "name": "Divine Rose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9] = &quot;S&quot;; 10 + [.C119] - 1; IF ([.F119] = &quot;A&quot;; 15 + [.C119] - 1; IF ([.F119] = &quot;B&quot;; 20 + ([.C119] - 1) * 2; IF ([.F119] = &quot;C&quot;; 25 + ([.C119] - 1) * 2; IF ([.F119] = &quot;D&quot;; 30 + ([.C119] - 1) * 3; IF([.F119] = &quot;E&quot;; 40 + ([.C119] - 1) * 4; IF ([.F119] = &quot;F&quot;; 45 + ([.C119] - 1) * 4; IF ([.F119] = &quot;E+&quot;; 35 + ([.C119] - 1) * 3; IF([.F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G119];&quot;, &quot;&quot;element&quot;&quot;: &quot;&quot;&quot;;[.E119];&quot;&quot;&quot;, },&quot;)" office:value-type="string" office:string-value="0x75: { &quot;idMostSigNib&quot;: 0, &quot;idLeastSigByte&quot;: 0x75, &quot;name&quot;: &quot;Divine Rose&quot;, &quot;value&quot;: 7, &quot;type&quot;: &quot;Attack&quot;, &quot;cpCost&quot;: 32, &quot;element&quot;: &quot;Physical&quot;, }," calcext:value-type="string">
            <text:p>0x75: { "idMostSigNib": 0, "idLeastSigByte": 0x75, "name": "Divine Rose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0] = &quot;S&quot;; 10 + [.C120] - 1; IF ([.F120] = &quot;A&quot;; 15 + [.C120] - 1; IF ([.F120] = &quot;B&quot;; 20 + ([.C120] - 1) * 2; IF ([.F120] = &quot;C&quot;; 25 + ([.C120] - 1) * 2; IF ([.F120] = &quot;D&quot;; 30 + ([.C120] - 1) * 3; IF([.F120] = &quot;E&quot;; 40 + ([.C120] - 1) * 4; IF ([.F120] = &quot;F&quot;; 45 + ([.C120] - 1) * 4; IF ([.F120] = &quot;E+&quot;; 35 + ([.C120] - 1) * 3; IF([.F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G120];&quot;, &quot;&quot;element&quot;&quot;: &quot;&quot;&quot;;[.E120];&quot;&quot;&quot;, },&quot;)" office:value-type="string" office:string-value="0x76: { &quot;idMostSigNib&quot;: 0, &quot;idLeastSigByte&quot;: 0x76, &quot;name&quot;: &quot;Divine Rose&quot;, &quot;value&quot;: 8, &quot;type&quot;: &quot;Attack&quot;, &quot;cpCost&quot;: 34, &quot;element&quot;: &quot;Physical&quot;, }," calcext:value-type="string">
            <text:p>0x76: { "idMostSigNib": 0, "idLeastSigByte": 0x76, "name": "Divine Rose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1] = &quot;S&quot;; 10 + [.C121] - 1; IF ([.F121] = &quot;A&quot;; 15 + [.C121] - 1; IF ([.F121] = &quot;B&quot;; 20 + ([.C121] - 1) * 2; IF ([.F121] = &quot;C&quot;; 25 + ([.C121] - 1) * 2; IF ([.F121] = &quot;D&quot;; 30 + ([.C121] - 1) * 3; IF([.F121] = &quot;E&quot;; 40 + ([.C121] - 1) * 4; IF ([.F121] = &quot;F&quot;; 45 + ([.C121] - 1) * 4; IF ([.F121] = &quot;E+&quot;; 35 + ([.C121] - 1) * 3; IF([.F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G121];&quot;, &quot;&quot;element&quot;&quot;: &quot;&quot;&quot;;[.E121];&quot;&quot;&quot;, },&quot;)" office:value-type="string" office:string-value="0x77: { &quot;idMostSigNib&quot;: 0, &quot;idLeastSigByte&quot;: 0x77, &quot;name&quot;: &quot;Divine Rose&quot;, &quot;value&quot;: 9, &quot;type&quot;: &quot;Attack&quot;, &quot;cpCost&quot;: 36, &quot;element&quot;: &quot;Physical&quot;, }," calcext:value-type="string">
            <text:p>0x77: { "idMostSigNib": 0, "idLeastSigByte": 0x77, "name": "Divine Rose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2] = &quot;S&quot;; 10 + [.C122] - 1; IF ([.F122] = &quot;A&quot;; 15 + [.C122] - 1; IF ([.F122] = &quot;B&quot;; 20 + ([.C122] - 1) * 2; IF ([.F122] = &quot;C&quot;; 25 + ([.C122] - 1) * 2; IF ([.F122] = &quot;D&quot;; 30 + ([.C122] - 1) * 3; IF([.F122] = &quot;E&quot;; 40 + ([.C122] - 1) * 4; IF ([.F122] = &quot;F&quot;; 45 + ([.C122] - 1) * 4; IF ([.F122] = &quot;E+&quot;; 35 + ([.C122] - 1) * 3; IF([.F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G122];&quot;, &quot;&quot;element&quot;&quot;: &quot;&quot;&quot;;[.E122];&quot;&quot;&quot;, },&quot;)" office:value-type="string" office:string-value="0x78: { &quot;idMostSigNib&quot;: 0, &quot;idLeastSigByte&quot;: 0x78, &quot;name&quot;: &quot;Oathkeeper&quot;, &quot;value&quot;: 0, &quot;type&quot;: &quot;Attack&quot;, &quot;cpCost&quot;: 43, &quot;element&quot;: &quot;Physical&quot;, }," calcext:value-type="string">
            <text:p>0x78: { "idMostSigNib": 0, "idLeastSigByte": 0x78, "name": "Oathkeeper", "value": 0, "type": "Attack", "cpCost": 43, "element": "Physical"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3] = &quot;S&quot;; 10 + [.C123] - 1; IF ([.F123] = &quot;A&quot;; 15 + [.C123] - 1; IF ([.F123] = &quot;B&quot;; 20 + ([.C123] - 1) * 2; IF ([.F123] = &quot;C&quot;; 25 + ([.C123] - 1) * 2; IF ([.F123] = &quot;D&quot;; 30 + ([.C123] - 1) * 3; IF([.F123] = &quot;E&quot;; 40 + ([.C123] - 1) * 4; IF ([.F123] = &quot;F&quot;; 45 + ([.C123] - 1) * 4; IF ([.F123] = &quot;E+&quot;; 35 + ([.C123] - 1) * 3; IF([.F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G123];&quot;, &quot;&quot;element&quot;&quot;: &quot;&quot;&quot;;[.E123];&quot;&quot;&quot;, },&quot;)" office:value-type="string" office:string-value="0x79: { &quot;idMostSigNib&quot;: 0, &quot;idLeastSigByte&quot;: 0x79, &quot;name&quot;: &quot;Oathkeeper&quot;, &quot;value&quot;: 1, &quot;type&quot;: &quot;Attack&quot;, &quot;cpCost&quot;: 25, &quot;element&quot;: &quot;Physical&quot;, }," calcext:value-type="string">
            <text:p>0x79: { "idMostSigNib": 0, "idLeastSigByte": 0x79, "name": "Oathkeeper", "value": 1, "type": "Attack", "cpCost": 25, "element": "Physical"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4] = &quot;S&quot;; 10 + [.C124] - 1; IF ([.F124] = &quot;A&quot;; 15 + [.C124] - 1; IF ([.F124] = &quot;B&quot;; 20 + ([.C124] - 1) * 2; IF ([.F124] = &quot;C&quot;; 25 + ([.C124] - 1) * 2; IF ([.F124] = &quot;D&quot;; 30 + ([.C124] - 1) * 3; IF([.F124] = &quot;E&quot;; 40 + ([.C124] - 1) * 4; IF ([.F124] = &quot;F&quot;; 45 + ([.C124] - 1) * 4; IF ([.F124] = &quot;E+&quot;; 35 + ([.C124] - 1) * 3; IF([.F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G124];&quot;, &quot;&quot;element&quot;&quot;: &quot;&quot;&quot;;[.E124];&quot;&quot;&quot;, },&quot;)" office:value-type="string" office:string-value="0x7A: { &quot;idMostSigNib&quot;: 0, &quot;idLeastSigByte&quot;: 0x7A, &quot;name&quot;: &quot;Oathkeeper&quot;, &quot;value&quot;: 2, &quot;type&quot;: &quot;Attack&quot;, &quot;cpCost&quot;: 27, &quot;element&quot;: &quot;Physical&quot;, }," calcext:value-type="string">
            <text:p>0x7A: { "idMostSigNib": 0, "idLeastSigByte": 0x7A, "name": "Oathkeeper", "value": 2, "type": "Attack", "cpCost": 27, "element": "Physical"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5] = &quot;S&quot;; 10 + [.C125] - 1; IF ([.F125] = &quot;A&quot;; 15 + [.C125] - 1; IF ([.F125] = &quot;B&quot;; 20 + ([.C125] - 1) * 2; IF ([.F125] = &quot;C&quot;; 25 + ([.C125] - 1) * 2; IF ([.F125] = &quot;D&quot;; 30 + ([.C125] - 1) * 3; IF([.F125] = &quot;E&quot;; 40 + ([.C125] - 1) * 4; IF ([.F125] = &quot;F&quot;; 45 + ([.C125] - 1) * 4; IF ([.F125] = &quot;E+&quot;; 35 + ([.C125] - 1) * 3; IF([.F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G125];&quot;, &quot;&quot;element&quot;&quot;: &quot;&quot;&quot;;[.E125];&quot;&quot;&quot;, },&quot;)" office:value-type="string" office:string-value="0x7B: { &quot;idMostSigNib&quot;: 0, &quot;idLeastSigByte&quot;: 0x7B, &quot;name&quot;: &quot;Oathkeeper&quot;, &quot;value&quot;: 3, &quot;type&quot;: &quot;Attack&quot;, &quot;cpCost&quot;: 29, &quot;element&quot;: &quot;Physical&quot;, }," calcext:value-type="string">
            <text:p>0x7B: { "idMostSigNib": 0, "idLeastSigByte": 0x7B, "name": "Oathkeeper", "value": 3, "type": "Attack", "cpCost": 29, "element": "Physical"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6] = &quot;S&quot;; 10 + [.C126] - 1; IF ([.F126] = &quot;A&quot;; 15 + [.C126] - 1; IF ([.F126] = &quot;B&quot;; 20 + ([.C126] - 1) * 2; IF ([.F126] = &quot;C&quot;; 25 + ([.C126] - 1) * 2; IF ([.F126] = &quot;D&quot;; 30 + ([.C126] - 1) * 3; IF([.F126] = &quot;E&quot;; 40 + ([.C126] - 1) * 4; IF ([.F126] = &quot;F&quot;; 45 + ([.C126] - 1) * 4; IF ([.F126] = &quot;E+&quot;; 35 + ([.C126] - 1) * 3; IF([.F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G126];&quot;, &quot;&quot;element&quot;&quot;: &quot;&quot;&quot;;[.E126];&quot;&quot;&quot;, },&quot;)" office:value-type="string" office:string-value="0x7C: { &quot;idMostSigNib&quot;: 0, &quot;idLeastSigByte&quot;: 0x7C, &quot;name&quot;: &quot;Oathkeeper&quot;, &quot;value&quot;: 4, &quot;type&quot;: &quot;Attack&quot;, &quot;cpCost&quot;: 31, &quot;element&quot;: &quot;Physical&quot;, }," calcext:value-type="string">
            <text:p>0x7C: { "idMostSigNib": 0, "idLeastSigByte": 0x7C, "name": "Oathkeeper", "value": 4, "type": "Attack", "cpCost": 31, "element": "Physical"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7] = &quot;S&quot;; 10 + [.C127] - 1; IF ([.F127] = &quot;A&quot;; 15 + [.C127] - 1; IF ([.F127] = &quot;B&quot;; 20 + ([.C127] - 1) * 2; IF ([.F127] = &quot;C&quot;; 25 + ([.C127] - 1) * 2; IF ([.F127] = &quot;D&quot;; 30 + ([.C127] - 1) * 3; IF([.F127] = &quot;E&quot;; 40 + ([.C127] - 1) * 4; IF ([.F127] = &quot;F&quot;; 45 + ([.C127] - 1) * 4; IF ([.F127] = &quot;E+&quot;; 35 + ([.C127] - 1) * 3; IF([.F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G127];&quot;, &quot;&quot;element&quot;&quot;: &quot;&quot;&quot;;[.E127];&quot;&quot;&quot;, },&quot;)" office:value-type="string" office:string-value="0x7D: { &quot;idMostSigNib&quot;: 0, &quot;idLeastSigByte&quot;: 0x7D, &quot;name&quot;: &quot;Oathkeeper&quot;, &quot;value&quot;: 5, &quot;type&quot;: &quot;Attack&quot;, &quot;cpCost&quot;: 33, &quot;element&quot;: &quot;Physical&quot;, }," calcext:value-type="string">
            <text:p>0x7D: { "idMostSigNib": 0, "idLeastSigByte": 0x7D, "name": "Oathkeeper", "value": 5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8] = &quot;S&quot;; 10 + [.C128] - 1; IF ([.F128] = &quot;A&quot;; 15 + [.C128] - 1; IF ([.F128] = &quot;B&quot;; 20 + ([.C128] - 1) * 2; IF ([.F128] = &quot;C&quot;; 25 + ([.C128] - 1) * 2; IF ([.F128] = &quot;D&quot;; 30 + ([.C128] - 1) * 3; IF([.F128] = &quot;E&quot;; 40 + ([.C128] - 1) * 4; IF ([.F128] = &quot;F&quot;; 45 + ([.C128] - 1) * 4; IF ([.F128] = &quot;E+&quot;; 35 + ([.C128] - 1) * 3; IF([.F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G128];&quot;, &quot;&quot;element&quot;&quot;: &quot;&quot;&quot;;[.E128];&quot;&quot;&quot;, },&quot;)" office:value-type="string" office:string-value="0x7E: { &quot;idMostSigNib&quot;: 0, &quot;idLeastSigByte&quot;: 0x7E, &quot;name&quot;: &quot;Oathkeeper&quot;, &quot;value&quot;: 6, &quot;type&quot;: &quot;Attack&quot;, &quot;cpCost&quot;: 35, &quot;element&quot;: &quot;Physical&quot;, }," calcext:value-type="string">
            <text:p>0x7E: { "idMostSigNib": 0, "idLeastSigByte": 0x7E, "name": "Oathkeeper", "value": 6, "type": "Attack", "cpCost": 35, "element": "Physical"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9] = &quot;S&quot;; 10 + [.C129] - 1; IF ([.F129] = &quot;A&quot;; 15 + [.C129] - 1; IF ([.F129] = &quot;B&quot;; 20 + ([.C129] - 1) * 2; IF ([.F129] = &quot;C&quot;; 25 + ([.C129] - 1) * 2; IF ([.F129] = &quot;D&quot;; 30 + ([.C129] - 1) * 3; IF([.F129] = &quot;E&quot;; 40 + ([.C129] - 1) * 4; IF ([.F129] = &quot;F&quot;; 45 + ([.C129] - 1) * 4; IF ([.F129] = &quot;E+&quot;; 35 + ([.C129] - 1) * 3; IF([.F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G129];&quot;, &quot;&quot;element&quot;&quot;: &quot;&quot;&quot;;[.E129];&quot;&quot;&quot;, },&quot;)" office:value-type="string" office:string-value="0x7F: { &quot;idMostSigNib&quot;: 0, &quot;idLeastSigByte&quot;: 0x7F, &quot;name&quot;: &quot;Oathkeeper&quot;, &quot;value&quot;: 7, &quot;type&quot;: &quot;Attack&quot;, &quot;cpCost&quot;: 37, &quot;element&quot;: &quot;Physical&quot;, }," calcext:value-type="string">
            <text:p>0x7F: { "idMostSigNib": 0, "idLeastSigByte": 0x7F, "name": "Oathkeeper", "value": 7, "type": "Attack", "cpCost": 37, "element": "Physical"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0] = &quot;S&quot;; 10 + [.C130] - 1; IF ([.F130] = &quot;A&quot;; 15 + [.C130] - 1; IF ([.F130] = &quot;B&quot;; 20 + ([.C130] - 1) * 2; IF ([.F130] = &quot;C&quot;; 25 + ([.C130] - 1) * 2; IF ([.F130] = &quot;D&quot;; 30 + ([.C130] - 1) * 3; IF([.F130] = &quot;E&quot;; 40 + ([.C130] - 1) * 4; IF ([.F130] = &quot;F&quot;; 45 + ([.C130] - 1) * 4; IF ([.F130] = &quot;E+&quot;; 35 + ([.C130] - 1) * 3; IF([.F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G130];&quot;, &quot;&quot;element&quot;&quot;: &quot;&quot;&quot;;[.E130];&quot;&quot;&quot;, },&quot;)" office:value-type="string" office:string-value="0x80: { &quot;idMostSigNib&quot;: 0, &quot;idLeastSigByte&quot;: 0x80, &quot;name&quot;: &quot;Oathkeeper&quot;, &quot;value&quot;: 8, &quot;type&quot;: &quot;Attack&quot;, &quot;cpCost&quot;: 39, &quot;element&quot;: &quot;Physical&quot;, }," calcext:value-type="string">
            <text:p>0x80: { "idMostSigNib": 0, "idLeastSigByte": 0x80, "name": "Oathkeeper", "value": 8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1] = &quot;S&quot;; 10 + [.C131] - 1; IF ([.F131] = &quot;A&quot;; 15 + [.C131] - 1; IF ([.F131] = &quot;B&quot;; 20 + ([.C131] - 1) * 2; IF ([.F131] = &quot;C&quot;; 25 + ([.C131] - 1) * 2; IF ([.F131] = &quot;D&quot;; 30 + ([.C131] - 1) * 3; IF([.F131] = &quot;E&quot;; 40 + ([.C131] - 1) * 4; IF ([.F131] = &quot;F&quot;; 45 + ([.C131] - 1) * 4; IF ([.F131] = &quot;E+&quot;; 35 + ([.C131] - 1) * 3; IF([.F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G131];&quot;, &quot;&quot;element&quot;&quot;: &quot;&quot;&quot;;[.E131];&quot;&quot;&quot;, },&quot;)" office:value-type="string" office:string-value="0x81: { &quot;idMostSigNib&quot;: 0, &quot;idLeastSigByte&quot;: 0x81, &quot;name&quot;: &quot;Oathkeeper&quot;, &quot;value&quot;: 9, &quot;type&quot;: &quot;Attack&quot;, &quot;cpCost&quot;: 41, &quot;element&quot;: &quot;Physical&quot;, }," calcext:value-type="string">
            <text:p>0x81: { "idMostSigNib": 0, "idLeastSigByte": 0x81, "name": "Oathkeeper", "value": 9, "type": "Attack", "cpCost": 41, "element": "Physical"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2] = &quot;S&quot;; 10 + [.C132] - 1; IF ([.F132] = &quot;A&quot;; 15 + [.C132] - 1; IF ([.F132] = &quot;B&quot;; 20 + ([.C132] - 1) * 2; IF ([.F132] = &quot;C&quot;; 25 + ([.C132] - 1) * 2; IF ([.F132] = &quot;D&quot;; 30 + ([.C132] - 1) * 3; IF([.F132] = &quot;E&quot;; 40 + ([.C132] - 1) * 4; IF ([.F132] = &quot;F&quot;; 45 + ([.C132] - 1) * 4; IF ([.F132] = &quot;E+&quot;; 35 + ([.C132] - 1) * 3; IF([.F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G132];&quot;, &quot;&quot;element&quot;&quot;: &quot;&quot;&quot;;[.E132];&quot;&quot;&quot;, },&quot;)" office:value-type="string" office:string-value="0x82: { &quot;idMostSigNib&quot;: 0, &quot;idLeastSigByte&quot;: 0x82, &quot;name&quot;: &quot;Oblivion&quot;, &quot;value&quot;: 0, &quot;type&quot;: &quot;Attack&quot;, &quot;cpCost&quot;: 43, &quot;element&quot;: &quot;Neutral&quot;, }," calcext:value-type="string">
            <text:p>0x82: { "idMostSigNib": 0, "idLeastSigByte": 0x82, "name": "Oblivion", "value": 0, "type": "Attack", "cpCost": 43, "element": "Neutral"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3] = &quot;S&quot;; 10 + [.C133] - 1; IF ([.F133] = &quot;A&quot;; 15 + [.C133] - 1; IF ([.F133] = &quot;B&quot;; 20 + ([.C133] - 1) * 2; IF ([.F133] = &quot;C&quot;; 25 + ([.C133] - 1) * 2; IF ([.F133] = &quot;D&quot;; 30 + ([.C133] - 1) * 3; IF([.F133] = &quot;E&quot;; 40 + ([.C133] - 1) * 4; IF ([.F133] = &quot;F&quot;; 45 + ([.C133] - 1) * 4; IF ([.F133] = &quot;E+&quot;; 35 + ([.C133] - 1) * 3; IF([.F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G133];&quot;, &quot;&quot;element&quot;&quot;: &quot;&quot;&quot;;[.E133];&quot;&quot;&quot;, },&quot;)" office:value-type="string" office:string-value="0x83: { &quot;idMostSigNib&quot;: 0, &quot;idLeastSigByte&quot;: 0x83, &quot;name&quot;: &quot;Oblivion&quot;, &quot;value&quot;: 1, &quot;type&quot;: &quot;Attack&quot;, &quot;cpCost&quot;: 25, &quot;element&quot;: &quot;Neutral&quot;, }," calcext:value-type="string">
            <text:p>0x83: { "idMostSigNib": 0, "idLeastSigByte": 0x83, "name": "Oblivion", "value": 1, "type": "Attack", "cpCost": 25, "element": "Neutral"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4] = &quot;S&quot;; 10 + [.C134] - 1; IF ([.F134] = &quot;A&quot;; 15 + [.C134] - 1; IF ([.F134] = &quot;B&quot;; 20 + ([.C134] - 1) * 2; IF ([.F134] = &quot;C&quot;; 25 + ([.C134] - 1) * 2; IF ([.F134] = &quot;D&quot;; 30 + ([.C134] - 1) * 3; IF([.F134] = &quot;E&quot;; 40 + ([.C134] - 1) * 4; IF ([.F134] = &quot;F&quot;; 45 + ([.C134] - 1) * 4; IF ([.F134] = &quot;E+&quot;; 35 + ([.C134] - 1) * 3; IF([.F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G134];&quot;, &quot;&quot;element&quot;&quot;: &quot;&quot;&quot;;[.E134];&quot;&quot;&quot;, },&quot;)" office:value-type="string" office:string-value="0x84: { &quot;idMostSigNib&quot;: 0, &quot;idLeastSigByte&quot;: 0x84, &quot;name&quot;: &quot;Oblivion&quot;, &quot;value&quot;: 2, &quot;type&quot;: &quot;Attack&quot;, &quot;cpCost&quot;: 27, &quot;element&quot;: &quot;Neutral&quot;, }," calcext:value-type="string">
            <text:p>0x84: { "idMostSigNib": 0, "idLeastSigByte": 0x84, "name": "Oblivion", "value": 2, "type": "Attack", "cpCost": 27, "element": "Neutral"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5] = &quot;S&quot;; 10 + [.C135] - 1; IF ([.F135] = &quot;A&quot;; 15 + [.C135] - 1; IF ([.F135] = &quot;B&quot;; 20 + ([.C135] - 1) * 2; IF ([.F135] = &quot;C&quot;; 25 + ([.C135] - 1) * 2; IF ([.F135] = &quot;D&quot;; 30 + ([.C135] - 1) * 3; IF([.F135] = &quot;E&quot;; 40 + ([.C135] - 1) * 4; IF ([.F135] = &quot;F&quot;; 45 + ([.C135] - 1) * 4; IF ([.F135] = &quot;E+&quot;; 35 + ([.C135] - 1) * 3; IF([.F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G135];&quot;, &quot;&quot;element&quot;&quot;: &quot;&quot;&quot;;[.E135];&quot;&quot;&quot;, },&quot;)" office:value-type="string" office:string-value="0x85: { &quot;idMostSigNib&quot;: 0, &quot;idLeastSigByte&quot;: 0x85, &quot;name&quot;: &quot;Oblivion&quot;, &quot;value&quot;: 3, &quot;type&quot;: &quot;Attack&quot;, &quot;cpCost&quot;: 29, &quot;element&quot;: &quot;Neutral&quot;, }," calcext:value-type="string">
            <text:p>0x85: { "idMostSigNib": 0, "idLeastSigByte": 0x85, "name": "Oblivion", "value": 3, "type": "Attack", "cpCost": 29, "element": "Neutral"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6] = &quot;S&quot;; 10 + [.C136] - 1; IF ([.F136] = &quot;A&quot;; 15 + [.C136] - 1; IF ([.F136] = &quot;B&quot;; 20 + ([.C136] - 1) * 2; IF ([.F136] = &quot;C&quot;; 25 + ([.C136] - 1) * 2; IF ([.F136] = &quot;D&quot;; 30 + ([.C136] - 1) * 3; IF([.F136] = &quot;E&quot;; 40 + ([.C136] - 1) * 4; IF ([.F136] = &quot;F&quot;; 45 + ([.C136] - 1) * 4; IF ([.F136] = &quot;E+&quot;; 35 + ([.C136] - 1) * 3; IF([.F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G136];&quot;, &quot;&quot;element&quot;&quot;: &quot;&quot;&quot;;[.E136];&quot;&quot;&quot;, },&quot;)" office:value-type="string" office:string-value="0x86: { &quot;idMostSigNib&quot;: 0, &quot;idLeastSigByte&quot;: 0x86, &quot;name&quot;: &quot;Oblivion&quot;, &quot;value&quot;: 4, &quot;type&quot;: &quot;Attack&quot;, &quot;cpCost&quot;: 31, &quot;element&quot;: &quot;Neutral&quot;, }," calcext:value-type="string">
            <text:p>0x86: { "idMostSigNib": 0, "idLeastSigByte": 0x86, "name": "Oblivion", "value": 4, "type": "Attack", "cpCost": 31, "element": "Neutral"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7] = &quot;S&quot;; 10 + [.C137] - 1; IF ([.F137] = &quot;A&quot;; 15 + [.C137] - 1; IF ([.F137] = &quot;B&quot;; 20 + ([.C137] - 1) * 2; IF ([.F137] = &quot;C&quot;; 25 + ([.C137] - 1) * 2; IF ([.F137] = &quot;D&quot;; 30 + ([.C137] - 1) * 3; IF([.F137] = &quot;E&quot;; 40 + ([.C137] - 1) * 4; IF ([.F137] = &quot;F&quot;; 45 + ([.C137] - 1) * 4; IF ([.F137] = &quot;E+&quot;; 35 + ([.C137] - 1) * 3; IF([.F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G137];&quot;, &quot;&quot;element&quot;&quot;: &quot;&quot;&quot;;[.E137];&quot;&quot;&quot;, },&quot;)" office:value-type="string" office:string-value="0x87: { &quot;idMostSigNib&quot;: 0, &quot;idLeastSigByte&quot;: 0x87, &quot;name&quot;: &quot;Oblivion&quot;, &quot;value&quot;: 5, &quot;type&quot;: &quot;Attack&quot;, &quot;cpCost&quot;: 33, &quot;element&quot;: &quot;Neutral&quot;, }," calcext:value-type="string">
            <text:p>0x87: { "idMostSigNib": 0, "idLeastSigByte": 0x87, "name": "Oblivion", "value": 5, "type": "Attack", "cpCost": 33, "element": "Neutral"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8] = &quot;S&quot;; 10 + [.C138] - 1; IF ([.F138] = &quot;A&quot;; 15 + [.C138] - 1; IF ([.F138] = &quot;B&quot;; 20 + ([.C138] - 1) * 2; IF ([.F138] = &quot;C&quot;; 25 + ([.C138] - 1) * 2; IF ([.F138] = &quot;D&quot;; 30 + ([.C138] - 1) * 3; IF([.F138] = &quot;E&quot;; 40 + ([.C138] - 1) * 4; IF ([.F138] = &quot;F&quot;; 45 + ([.C138] - 1) * 4; IF ([.F138] = &quot;E+&quot;; 35 + ([.C138] - 1) * 3; IF([.F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G138];&quot;, &quot;&quot;element&quot;&quot;: &quot;&quot;&quot;;[.E138];&quot;&quot;&quot;, },&quot;)" office:value-type="string" office:string-value="0x88: { &quot;idMostSigNib&quot;: 0, &quot;idLeastSigByte&quot;: 0x88, &quot;name&quot;: &quot;Oblivion&quot;, &quot;value&quot;: 6, &quot;type&quot;: &quot;Attack&quot;, &quot;cpCost&quot;: 35, &quot;element&quot;: &quot;Neutral&quot;, }," calcext:value-type="string">
            <text:p>0x88: { "idMostSigNib": 0, "idLeastSigByte": 0x88, "name": "Oblivion", "value": 6, "type": "Attack", "cpCost": 35, "element": "Neutral"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9] = &quot;S&quot;; 10 + [.C139] - 1; IF ([.F139] = &quot;A&quot;; 15 + [.C139] - 1; IF ([.F139] = &quot;B&quot;; 20 + ([.C139] - 1) * 2; IF ([.F139] = &quot;C&quot;; 25 + ([.C139] - 1) * 2; IF ([.F139] = &quot;D&quot;; 30 + ([.C139] - 1) * 3; IF([.F139] = &quot;E&quot;; 40 + ([.C139] - 1) * 4; IF ([.F139] = &quot;F&quot;; 45 + ([.C139] - 1) * 4; IF ([.F139] = &quot;E+&quot;; 35 + ([.C139] - 1) * 3; IF([.F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G139];&quot;, &quot;&quot;element&quot;&quot;: &quot;&quot;&quot;;[.E139];&quot;&quot;&quot;, },&quot;)" office:value-type="string" office:string-value="0x89: { &quot;idMostSigNib&quot;: 0, &quot;idLeastSigByte&quot;: 0x89, &quot;name&quot;: &quot;Oblivion&quot;, &quot;value&quot;: 7, &quot;type&quot;: &quot;Attack&quot;, &quot;cpCost&quot;: 37, &quot;element&quot;: &quot;Neutral&quot;, }," calcext:value-type="string">
            <text:p>0x89: { "idMostSigNib": 0, "idLeastSigByte": 0x89, "name": "Oblivion", "value": 7, "type": "Attack", "cpCost": 37, "element": "Neutral"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0] = &quot;S&quot;; 10 + [.C140] - 1; IF ([.F140] = &quot;A&quot;; 15 + [.C140] - 1; IF ([.F140] = &quot;B&quot;; 20 + ([.C140] - 1) * 2; IF ([.F140] = &quot;C&quot;; 25 + ([.C140] - 1) * 2; IF ([.F140] = &quot;D&quot;; 30 + ([.C140] - 1) * 3; IF([.F140] = &quot;E&quot;; 40 + ([.C140] - 1) * 4; IF ([.F140] = &quot;F&quot;; 45 + ([.C140] - 1) * 4; IF ([.F140] = &quot;E+&quot;; 35 + ([.C140] - 1) * 3; IF([.F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G140];&quot;, &quot;&quot;element&quot;&quot;: &quot;&quot;&quot;;[.E140];&quot;&quot;&quot;, },&quot;)" office:value-type="string" office:string-value="0x8A: { &quot;idMostSigNib&quot;: 0, &quot;idLeastSigByte&quot;: 0x8A, &quot;name&quot;: &quot;Oblivion&quot;, &quot;value&quot;: 8, &quot;type&quot;: &quot;Attack&quot;, &quot;cpCost&quot;: 39, &quot;element&quot;: &quot;Neutral&quot;, }," calcext:value-type="string">
            <text:p>0x8A: { "idMostSigNib": 0, "idLeastSigByte": 0x8A, "name": "Oblivion", "value": 8, "type": "Attack", "cpCost": 39, "element": "Neutral"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1] = &quot;S&quot;; 10 + [.C141] - 1; IF ([.F141] = &quot;A&quot;; 15 + [.C141] - 1; IF ([.F141] = &quot;B&quot;; 20 + ([.C141] - 1) * 2; IF ([.F141] = &quot;C&quot;; 25 + ([.C141] - 1) * 2; IF ([.F141] = &quot;D&quot;; 30 + ([.C141] - 1) * 3; IF([.F141] = &quot;E&quot;; 40 + ([.C141] - 1) * 4; IF ([.F141] = &quot;F&quot;; 45 + ([.C141] - 1) * 4; IF ([.F141] = &quot;E+&quot;; 35 + ([.C141] - 1) * 3; IF([.F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G141];&quot;, &quot;&quot;element&quot;&quot;: &quot;&quot;&quot;;[.E141];&quot;&quot;&quot;, },&quot;)" office:value-type="string" office:string-value="0x8B: { &quot;idMostSigNib&quot;: 0, &quot;idLeastSigByte&quot;: 0x8B, &quot;name&quot;: &quot;Oblivion&quot;, &quot;value&quot;: 9, &quot;type&quot;: &quot;Attack&quot;, &quot;cpCost&quot;: 41, &quot;element&quot;: &quot;Neutral&quot;, }," calcext:value-type="string">
            <text:p>0x8B: { "idMostSigNib": 0, "idLeastSigByte": 0x8B, "name": "Oblivion", "value": 9, "type": "Attack", "cpCost": 41, "element": "Neutral"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2] = &quot;S&quot;; 10 + [.C142] - 1; IF ([.F142] = &quot;A&quot;; 15 + [.C142] - 1; IF ([.F142] = &quot;B&quot;; 20 + ([.C142] - 1) * 2; IF ([.F142] = &quot;C&quot;; 25 + ([.C142] - 1) * 2; IF ([.F142] = &quot;D&quot;; 30 + ([.C142] - 1) * 3; IF([.F142] = &quot;E&quot;; 40 + ([.C142] - 1) * 4; IF ([.F142] = &quot;F&quot;; 45 + ([.C142] - 1) * 4; IF ([.F142] = &quot;E+&quot;; 35 + ([.C142] - 1) * 3; IF([.F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G142];&quot;, &quot;&quot;element&quot;&quot;: &quot;&quot;&quot;;[.E142];&quot;&quot;&quot;, },&quot;)" office:value-type="string" office:string-value="0x8C: { &quot;idMostSigNib&quot;: 0, &quot;idLeastSigByte&quot;: 0x8C, &quot;name&quot;: &quot;Diamond Dust&quot;, &quot;value&quot;: 0, &quot;type&quot;: &quot;Attack&quot;, &quot;cpCost&quot;: 43, &quot;element&quot;: &quot;Ice&quot;, }," calcext:value-type="string">
            <text:p>0x8C: { "idMostSigNib": 0, "idLeastSigByte": 0x8C, "name": "Diamond Dust", "value": 0, "type": "Attack", "cpCost": 43, "element": "Ice"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3] = &quot;S&quot;; 10 + [.C143] - 1; IF ([.F143] = &quot;A&quot;; 15 + [.C143] - 1; IF ([.F143] = &quot;B&quot;; 20 + ([.C143] - 1) * 2; IF ([.F143] = &quot;C&quot;; 25 + ([.C143] - 1) * 2; IF ([.F143] = &quot;D&quot;; 30 + ([.C143] - 1) * 3; IF([.F143] = &quot;E&quot;; 40 + ([.C143] - 1) * 4; IF ([.F143] = &quot;F&quot;; 45 + ([.C143] - 1) * 4; IF ([.F143] = &quot;E+&quot;; 35 + ([.C143] - 1) * 3; IF([.F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G143];&quot;, &quot;&quot;element&quot;&quot;: &quot;&quot;&quot;;[.E143];&quot;&quot;&quot;, },&quot;)" office:value-type="string" office:string-value="0x8D: { &quot;idMostSigNib&quot;: 0, &quot;idLeastSigByte&quot;: 0x8D, &quot;name&quot;: &quot;Diamond Dust&quot;, &quot;value&quot;: 1, &quot;type&quot;: &quot;Attack&quot;, &quot;cpCost&quot;: 25, &quot;element&quot;: &quot;Ice&quot;, }," calcext:value-type="string">
            <text:p>0x8D: { "idMostSigNib": 0, "idLeastSigByte": 0x8D, "name": "Diamond Dust", "value": 1, "type": "Attack", "cpCost": 25, "element": "Ice"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4] = &quot;S&quot;; 10 + [.C144] - 1; IF ([.F144] = &quot;A&quot;; 15 + [.C144] - 1; IF ([.F144] = &quot;B&quot;; 20 + ([.C144] - 1) * 2; IF ([.F144] = &quot;C&quot;; 25 + ([.C144] - 1) * 2; IF ([.F144] = &quot;D&quot;; 30 + ([.C144] - 1) * 3; IF([.F144] = &quot;E&quot;; 40 + ([.C144] - 1) * 4; IF ([.F144] = &quot;F&quot;; 45 + ([.C144] - 1) * 4; IF ([.F144] = &quot;E+&quot;; 35 + ([.C144] - 1) * 3; IF([.F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G144];&quot;, &quot;&quot;element&quot;&quot;: &quot;&quot;&quot;;[.E144];&quot;&quot;&quot;, },&quot;)" office:value-type="string" office:string-value="0x8E: { &quot;idMostSigNib&quot;: 0, &quot;idLeastSigByte&quot;: 0x8E, &quot;name&quot;: &quot;Diamond Dust&quot;, &quot;value&quot;: 2, &quot;type&quot;: &quot;Attack&quot;, &quot;cpCost&quot;: 27, &quot;element&quot;: &quot;Ice&quot;, }," calcext:value-type="string">
            <text:p>0x8E: { "idMostSigNib": 0, "idLeastSigByte": 0x8E, "name": "Diamond Dust", "value": 2, "type": "Attack", "cpCost": 27, "element": "Ice"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5] = &quot;S&quot;; 10 + [.C145] - 1; IF ([.F145] = &quot;A&quot;; 15 + [.C145] - 1; IF ([.F145] = &quot;B&quot;; 20 + ([.C145] - 1) * 2; IF ([.F145] = &quot;C&quot;; 25 + ([.C145] - 1) * 2; IF ([.F145] = &quot;D&quot;; 30 + ([.C145] - 1) * 3; IF([.F145] = &quot;E&quot;; 40 + ([.C145] - 1) * 4; IF ([.F145] = &quot;F&quot;; 45 + ([.C145] - 1) * 4; IF ([.F145] = &quot;E+&quot;; 35 + ([.C145] - 1) * 3; IF([.F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G145];&quot;, &quot;&quot;element&quot;&quot;: &quot;&quot;&quot;;[.E145];&quot;&quot;&quot;, },&quot;)" office:value-type="string" office:string-value="0x8F: { &quot;idMostSigNib&quot;: 0, &quot;idLeastSigByte&quot;: 0x8F, &quot;name&quot;: &quot;Diamond Dust&quot;, &quot;value&quot;: 3, &quot;type&quot;: &quot;Attack&quot;, &quot;cpCost&quot;: 29, &quot;element&quot;: &quot;Ice&quot;, }," calcext:value-type="string">
            <text:p>0x8F: { "idMostSigNib": 0, "idLeastSigByte": 0x8F, "name": "Diamond Dust", "value": 3, "type": "Attack", "cpCost": 29, "element": "Ice"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6] = &quot;S&quot;; 10 + [.C146] - 1; IF ([.F146] = &quot;A&quot;; 15 + [.C146] - 1; IF ([.F146] = &quot;B&quot;; 20 + ([.C146] - 1) * 2; IF ([.F146] = &quot;C&quot;; 25 + ([.C146] - 1) * 2; IF ([.F146] = &quot;D&quot;; 30 + ([.C146] - 1) * 3; IF([.F146] = &quot;E&quot;; 40 + ([.C146] - 1) * 4; IF ([.F146] = &quot;F&quot;; 45 + ([.C146] - 1) * 4; IF ([.F146] = &quot;E+&quot;; 35 + ([.C146] - 1) * 3; IF([.F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G146];&quot;, &quot;&quot;element&quot;&quot;: &quot;&quot;&quot;;[.E146];&quot;&quot;&quot;, },&quot;)" office:value-type="string" office:string-value="0x90: { &quot;idMostSigNib&quot;: 0, &quot;idLeastSigByte&quot;: 0x90, &quot;name&quot;: &quot;Diamond Dust&quot;, &quot;value&quot;: 4, &quot;type&quot;: &quot;Attack&quot;, &quot;cpCost&quot;: 31, &quot;element&quot;: &quot;Ice&quot;, }," calcext:value-type="string">
            <text:p>0x90: { "idMostSigNib": 0, "idLeastSigByte": 0x90, "name": "Diamond Dust", "value": 4, "type": "Attack", "cpCost": 31, "element": "Ice"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7] = &quot;S&quot;; 10 + [.C147] - 1; IF ([.F147] = &quot;A&quot;; 15 + [.C147] - 1; IF ([.F147] = &quot;B&quot;; 20 + ([.C147] - 1) * 2; IF ([.F147] = &quot;C&quot;; 25 + ([.C147] - 1) * 2; IF ([.F147] = &quot;D&quot;; 30 + ([.C147] - 1) * 3; IF([.F147] = &quot;E&quot;; 40 + ([.C147] - 1) * 4; IF ([.F147] = &quot;F&quot;; 45 + ([.C147] - 1) * 4; IF ([.F147] = &quot;E+&quot;; 35 + ([.C147] - 1) * 3; IF([.F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G147];&quot;, &quot;&quot;element&quot;&quot;: &quot;&quot;&quot;;[.E147];&quot;&quot;&quot;, },&quot;)" office:value-type="string" office:string-value="0x91: { &quot;idMostSigNib&quot;: 0, &quot;idLeastSigByte&quot;: 0x91, &quot;name&quot;: &quot;Diamond Dust&quot;, &quot;value&quot;: 5, &quot;type&quot;: &quot;Attack&quot;, &quot;cpCost&quot;: 33, &quot;element&quot;: &quot;Ice&quot;, }," calcext:value-type="string">
            <text:p>0x91: { "idMostSigNib": 0, "idLeastSigByte": 0x91, "name": "Diamond Dust", "value": 5, "type": "Attack", "cpCost": 33, "element": "Ice"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8] = &quot;S&quot;; 10 + [.C148] - 1; IF ([.F148] = &quot;A&quot;; 15 + [.C148] - 1; IF ([.F148] = &quot;B&quot;; 20 + ([.C148] - 1) * 2; IF ([.F148] = &quot;C&quot;; 25 + ([.C148] - 1) * 2; IF ([.F148] = &quot;D&quot;; 30 + ([.C148] - 1) * 3; IF([.F148] = &quot;E&quot;; 40 + ([.C148] - 1) * 4; IF ([.F148] = &quot;F&quot;; 45 + ([.C148] - 1) * 4; IF ([.F148] = &quot;E+&quot;; 35 + ([.C148] - 1) * 3; IF([.F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G148];&quot;, &quot;&quot;element&quot;&quot;: &quot;&quot;&quot;;[.E148];&quot;&quot;&quot;, },&quot;)" office:value-type="string" office:string-value="0x92: { &quot;idMostSigNib&quot;: 0, &quot;idLeastSigByte&quot;: 0x92, &quot;name&quot;: &quot;Diamond Dust&quot;, &quot;value&quot;: 6, &quot;type&quot;: &quot;Attack&quot;, &quot;cpCost&quot;: 35, &quot;element&quot;: &quot;Ice&quot;, }," calcext:value-type="string">
            <text:p>0x92: { "idMostSigNib": 0, "idLeastSigByte": 0x92, "name": "Diamond Dust", "value": 6, "type": "Attack", "cpCost": 35, "element": "Ice"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9] = &quot;S&quot;; 10 + [.C149] - 1; IF ([.F149] = &quot;A&quot;; 15 + [.C149] - 1; IF ([.F149] = &quot;B&quot;; 20 + ([.C149] - 1) * 2; IF ([.F149] = &quot;C&quot;; 25 + ([.C149] - 1) * 2; IF ([.F149] = &quot;D&quot;; 30 + ([.C149] - 1) * 3; IF([.F149] = &quot;E&quot;; 40 + ([.C149] - 1) * 4; IF ([.F149] = &quot;F&quot;; 45 + ([.C149] - 1) * 4; IF ([.F149] = &quot;E+&quot;; 35 + ([.C149] - 1) * 3; IF([.F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G149];&quot;, &quot;&quot;element&quot;&quot;: &quot;&quot;&quot;;[.E149];&quot;&quot;&quot;, },&quot;)" office:value-type="string" office:string-value="0x93: { &quot;idMostSigNib&quot;: 0, &quot;idLeastSigByte&quot;: 0x93, &quot;name&quot;: &quot;Diamond Dust&quot;, &quot;value&quot;: 7, &quot;type&quot;: &quot;Attack&quot;, &quot;cpCost&quot;: 37, &quot;element&quot;: &quot;Ice&quot;, }," calcext:value-type="string">
            <text:p>0x93: { "idMostSigNib": 0, "idLeastSigByte": 0x93, "name": "Diamond Dust", "value": 7, "type": "Attack", "cpCost": 37, "element": "Ice"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0] = &quot;S&quot;; 10 + [.C150] - 1; IF ([.F150] = &quot;A&quot;; 15 + [.C150] - 1; IF ([.F150] = &quot;B&quot;; 20 + ([.C150] - 1) * 2; IF ([.F150] = &quot;C&quot;; 25 + ([.C150] - 1) * 2; IF ([.F150] = &quot;D&quot;; 30 + ([.C150] - 1) * 3; IF([.F150] = &quot;E&quot;; 40 + ([.C150] - 1) * 4; IF ([.F150] = &quot;F&quot;; 45 + ([.C150] - 1) * 4; IF ([.F150] = &quot;E+&quot;; 35 + ([.C150] - 1) * 3; IF([.F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G150];&quot;, &quot;&quot;element&quot;&quot;: &quot;&quot;&quot;;[.E150];&quot;&quot;&quot;, },&quot;)" office:value-type="string" office:string-value="0x94: { &quot;idMostSigNib&quot;: 0, &quot;idLeastSigByte&quot;: 0x94, &quot;name&quot;: &quot;Diamond Dust&quot;, &quot;value&quot;: 8, &quot;type&quot;: &quot;Attack&quot;, &quot;cpCost&quot;: 39, &quot;element&quot;: &quot;Ice&quot;, }," calcext:value-type="string">
            <text:p>0x94: { "idMostSigNib": 0, "idLeastSigByte": 0x94, "name": "Diamond Dust", "value": 8, "type": "Attack", "cpCost": 39, "element": "Ice"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1] = &quot;S&quot;; 10 + [.C151] - 1; IF ([.F151] = &quot;A&quot;; 15 + [.C151] - 1; IF ([.F151] = &quot;B&quot;; 20 + ([.C151] - 1) * 2; IF ([.F151] = &quot;C&quot;; 25 + ([.C151] - 1) * 2; IF ([.F151] = &quot;D&quot;; 30 + ([.C151] - 1) * 3; IF([.F151] = &quot;E&quot;; 40 + ([.C151] - 1) * 4; IF ([.F151] = &quot;F&quot;; 45 + ([.C151] - 1) * 4; IF ([.F151] = &quot;E+&quot;; 35 + ([.C151] - 1) * 3; IF([.F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G151];&quot;, &quot;&quot;element&quot;&quot;: &quot;&quot;&quot;;[.E151];&quot;&quot;&quot;, },&quot;)" office:value-type="string" office:string-value="0x95: { &quot;idMostSigNib&quot;: 0, &quot;idLeastSigByte&quot;: 0x95, &quot;name&quot;: &quot;Diamond Dust&quot;, &quot;value&quot;: 9, &quot;type&quot;: &quot;Attack&quot;, &quot;cpCost&quot;: 41, &quot;element&quot;: &quot;Ice&quot;, }," calcext:value-type="string">
            <text:p>0x95: { "idMostSigNib": 0, "idLeastSigByte": 0x95, "name": "Diamond Dust", "value": 9, "type": "Attack", "cpCost": 41, "element": "Ice"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2] = &quot;S&quot;; 10 + [.C152] - 1; IF ([.F152] = &quot;A&quot;; 15 + [.C152] - 1; IF ([.F152] = &quot;B&quot;; 20 + ([.C152] - 1) * 2; IF ([.F152] = &quot;C&quot;; 25 + ([.C152] - 1) * 2; IF ([.F152] = &quot;D&quot;; 30 + ([.C152] - 1) * 3; IF([.F152] = &quot;E&quot;; 40 + ([.C152] - 1) * 4; IF ([.F152] = &quot;F&quot;; 45 + ([.C152] - 1) * 4; IF ([.F152] = &quot;E+&quot;; 35 + ([.C152] - 1) * 3; IF([.F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G152];&quot;, &quot;&quot;element&quot;&quot;: &quot;&quot;&quot;;[.E152];&quot;&quot;&quot;, },&quot;)" office:value-type="string" office:string-value="0x96: { &quot;idMostSigNib&quot;: 0, &quot;idLeastSigByte&quot;: 0x96, &quot;name&quot;: &quot;One-Winged Angel&quot;, &quot;value&quot;: 0, &quot;type&quot;: &quot;Attack&quot;, &quot;cpCost&quot;: 43, &quot;element&quot;: &quot;Fire&quot;, }," calcext:value-type="string">
            <text:p>0x96: { "idMostSigNib": 0, "idLeastSigByte": 0x96, "name": "One-Winged Angel", "value": 0, "type": "Attack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3] = &quot;S&quot;; 10 + [.C153] - 1; IF ([.F153] = &quot;A&quot;; 15 + [.C153] - 1; IF ([.F153] = &quot;B&quot;; 20 + ([.C153] - 1) * 2; IF ([.F153] = &quot;C&quot;; 25 + ([.C153] - 1) * 2; IF ([.F153] = &quot;D&quot;; 30 + ([.C153] - 1) * 3; IF([.F153] = &quot;E&quot;; 40 + ([.C153] - 1) * 4; IF ([.F153] = &quot;F&quot;; 45 + ([.C153] - 1) * 4; IF ([.F153] = &quot;E+&quot;; 35 + ([.C153] - 1) * 3; IF([.F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G153];&quot;, &quot;&quot;element&quot;&quot;: &quot;&quot;&quot;;[.E153];&quot;&quot;&quot;, },&quot;)" office:value-type="string" office:string-value="0x97: { &quot;idMostSigNib&quot;: 0, &quot;idLeastSigByte&quot;: 0x97, &quot;name&quot;: &quot;One-Winged Angel&quot;, &quot;value&quot;: 1, &quot;type&quot;: &quot;Attack&quot;, &quot;cpCost&quot;: 25, &quot;element&quot;: &quot;Fire&quot;, }," calcext:value-type="string">
            <text:p>0x97: { "idMostSigNib": 0, "idLeastSigByte": 0x97, "name": "One-Winged Angel", "value": 1, "type": "Attack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4] = &quot;S&quot;; 10 + [.C154] - 1; IF ([.F154] = &quot;A&quot;; 15 + [.C154] - 1; IF ([.F154] = &quot;B&quot;; 20 + ([.C154] - 1) * 2; IF ([.F154] = &quot;C&quot;; 25 + ([.C154] - 1) * 2; IF ([.F154] = &quot;D&quot;; 30 + ([.C154] - 1) * 3; IF([.F154] = &quot;E&quot;; 40 + ([.C154] - 1) * 4; IF ([.F154] = &quot;F&quot;; 45 + ([.C154] - 1) * 4; IF ([.F154] = &quot;E+&quot;; 35 + ([.C154] - 1) * 3; IF([.F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G154];&quot;, &quot;&quot;element&quot;&quot;: &quot;&quot;&quot;;[.E154];&quot;&quot;&quot;, },&quot;)" office:value-type="string" office:string-value="0x98: { &quot;idMostSigNib&quot;: 0, &quot;idLeastSigByte&quot;: 0x98, &quot;name&quot;: &quot;One-Winged Angel&quot;, &quot;value&quot;: 2, &quot;type&quot;: &quot;Attack&quot;, &quot;cpCost&quot;: 27, &quot;element&quot;: &quot;Fire&quot;, }," calcext:value-type="string">
            <text:p>0x98: { "idMostSigNib": 0, "idLeastSigByte": 0x98, "name": "One-Winged Angel", "value": 2, "type": "Attack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5] = &quot;S&quot;; 10 + [.C155] - 1; IF ([.F155] = &quot;A&quot;; 15 + [.C155] - 1; IF ([.F155] = &quot;B&quot;; 20 + ([.C155] - 1) * 2; IF ([.F155] = &quot;C&quot;; 25 + ([.C155] - 1) * 2; IF ([.F155] = &quot;D&quot;; 30 + ([.C155] - 1) * 3; IF([.F155] = &quot;E&quot;; 40 + ([.C155] - 1) * 4; IF ([.F155] = &quot;F&quot;; 45 + ([.C155] - 1) * 4; IF ([.F155] = &quot;E+&quot;; 35 + ([.C155] - 1) * 3; IF([.F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G155];&quot;, &quot;&quot;element&quot;&quot;: &quot;&quot;&quot;;[.E155];&quot;&quot;&quot;, },&quot;)" office:value-type="string" office:string-value="0x99: { &quot;idMostSigNib&quot;: 0, &quot;idLeastSigByte&quot;: 0x99, &quot;name&quot;: &quot;One-Winged Angel&quot;, &quot;value&quot;: 3, &quot;type&quot;: &quot;Attack&quot;, &quot;cpCost&quot;: 29, &quot;element&quot;: &quot;Fire&quot;, }," calcext:value-type="string">
            <text:p>0x99: { "idMostSigNib": 0, "idLeastSigByte": 0x99, "name": "One-Winged Angel", "value": 3, "type": "Attack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6] = &quot;S&quot;; 10 + [.C156] - 1; IF ([.F156] = &quot;A&quot;; 15 + [.C156] - 1; IF ([.F156] = &quot;B&quot;; 20 + ([.C156] - 1) * 2; IF ([.F156] = &quot;C&quot;; 25 + ([.C156] - 1) * 2; IF ([.F156] = &quot;D&quot;; 30 + ([.C156] - 1) * 3; IF([.F156] = &quot;E&quot;; 40 + ([.C156] - 1) * 4; IF ([.F156] = &quot;F&quot;; 45 + ([.C156] - 1) * 4; IF ([.F156] = &quot;E+&quot;; 35 + ([.C156] - 1) * 3; IF([.F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G156];&quot;, &quot;&quot;element&quot;&quot;: &quot;&quot;&quot;;[.E156];&quot;&quot;&quot;, },&quot;)" office:value-type="string" office:string-value="0x9A: { &quot;idMostSigNib&quot;: 0, &quot;idLeastSigByte&quot;: 0x9A, &quot;name&quot;: &quot;One-Winged Angel&quot;, &quot;value&quot;: 4, &quot;type&quot;: &quot;Attack&quot;, &quot;cpCost&quot;: 31, &quot;element&quot;: &quot;Fire&quot;, }," calcext:value-type="string">
            <text:p>0x9A: { "idMostSigNib": 0, "idLeastSigByte": 0x9A, "name": "One-Winged Angel", "value": 4, "type": "Attack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7] = &quot;S&quot;; 10 + [.C157] - 1; IF ([.F157] = &quot;A&quot;; 15 + [.C157] - 1; IF ([.F157] = &quot;B&quot;; 20 + ([.C157] - 1) * 2; IF ([.F157] = &quot;C&quot;; 25 + ([.C157] - 1) * 2; IF ([.F157] = &quot;D&quot;; 30 + ([.C157] - 1) * 3; IF([.F157] = &quot;E&quot;; 40 + ([.C157] - 1) * 4; IF ([.F157] = &quot;F&quot;; 45 + ([.C157] - 1) * 4; IF ([.F157] = &quot;E+&quot;; 35 + ([.C157] - 1) * 3; IF([.F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G157];&quot;, &quot;&quot;element&quot;&quot;: &quot;&quot;&quot;;[.E157];&quot;&quot;&quot;, },&quot;)" office:value-type="string" office:string-value="0x9B: { &quot;idMostSigNib&quot;: 0, &quot;idLeastSigByte&quot;: 0x9B, &quot;name&quot;: &quot;One-Winged Angel&quot;, &quot;value&quot;: 5, &quot;type&quot;: &quot;Attack&quot;, &quot;cpCost&quot;: 33, &quot;element&quot;: &quot;Fire&quot;, }," calcext:value-type="string">
            <text:p>0x9B: { "idMostSigNib": 0, "idLeastSigByte": 0x9B, "name": "One-Winged Angel", "value": 5, "type": "Attack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8] = &quot;S&quot;; 10 + [.C158] - 1; IF ([.F158] = &quot;A&quot;; 15 + [.C158] - 1; IF ([.F158] = &quot;B&quot;; 20 + ([.C158] - 1) * 2; IF ([.F158] = &quot;C&quot;; 25 + ([.C158] - 1) * 2; IF ([.F158] = &quot;D&quot;; 30 + ([.C158] - 1) * 3; IF([.F158] = &quot;E&quot;; 40 + ([.C158] - 1) * 4; IF ([.F158] = &quot;F&quot;; 45 + ([.C158] - 1) * 4; IF ([.F158] = &quot;E+&quot;; 35 + ([.C158] - 1) * 3; IF([.F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G158];&quot;, &quot;&quot;element&quot;&quot;: &quot;&quot;&quot;;[.E158];&quot;&quot;&quot;, },&quot;)" office:value-type="string" office:string-value="0x9C: { &quot;idMostSigNib&quot;: 0, &quot;idLeastSigByte&quot;: 0x9C, &quot;name&quot;: &quot;One-Winged Angel&quot;, &quot;value&quot;: 6, &quot;type&quot;: &quot;Attack&quot;, &quot;cpCost&quot;: 35, &quot;element&quot;: &quot;Fire&quot;, }," calcext:value-type="string">
            <text:p>0x9C: { "idMostSigNib": 0, "idLeastSigByte": 0x9C, "name": "One-Winged Angel", "value": 6, "type": "Attack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9] = &quot;S&quot;; 10 + [.C159] - 1; IF ([.F159] = &quot;A&quot;; 15 + [.C159] - 1; IF ([.F159] = &quot;B&quot;; 20 + ([.C159] - 1) * 2; IF ([.F159] = &quot;C&quot;; 25 + ([.C159] - 1) * 2; IF ([.F159] = &quot;D&quot;; 30 + ([.C159] - 1) * 3; IF([.F159] = &quot;E&quot;; 40 + ([.C159] - 1) * 4; IF ([.F159] = &quot;F&quot;; 45 + ([.C159] - 1) * 4; IF ([.F159] = &quot;E+&quot;; 35 + ([.C159] - 1) * 3; IF([.F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G159];&quot;, &quot;&quot;element&quot;&quot;: &quot;&quot;&quot;;[.E159];&quot;&quot;&quot;, },&quot;)" office:value-type="string" office:string-value="0x9D: { &quot;idMostSigNib&quot;: 0, &quot;idLeastSigByte&quot;: 0x9D, &quot;name&quot;: &quot;One-Winged Angel&quot;, &quot;value&quot;: 7, &quot;type&quot;: &quot;Attack&quot;, &quot;cpCost&quot;: 37, &quot;element&quot;: &quot;Fire&quot;, }," calcext:value-type="string">
            <text:p>0x9D: { "idMostSigNib": 0, "idLeastSigByte": 0x9D, "name": "One-Winged Angel", "value": 7, "type": "Attack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0] = &quot;S&quot;; 10 + [.C160] - 1; IF ([.F160] = &quot;A&quot;; 15 + [.C160] - 1; IF ([.F160] = &quot;B&quot;; 20 + ([.C160] - 1) * 2; IF ([.F160] = &quot;C&quot;; 25 + ([.C160] - 1) * 2; IF ([.F160] = &quot;D&quot;; 30 + ([.C160] - 1) * 3; IF([.F160] = &quot;E&quot;; 40 + ([.C160] - 1) * 4; IF ([.F160] = &quot;F&quot;; 45 + ([.C160] - 1) * 4; IF ([.F160] = &quot;E+&quot;; 35 + ([.C160] - 1) * 3; IF([.F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G160];&quot;, &quot;&quot;element&quot;&quot;: &quot;&quot;&quot;;[.E160];&quot;&quot;&quot;, },&quot;)" office:value-type="string" office:string-value="0x9E: { &quot;idMostSigNib&quot;: 0, &quot;idLeastSigByte&quot;: 0x9E, &quot;name&quot;: &quot;One-Winged Angel&quot;, &quot;value&quot;: 8, &quot;type&quot;: &quot;Attack&quot;, &quot;cpCost&quot;: 39, &quot;element&quot;: &quot;Fire&quot;, }," calcext:value-type="string">
            <text:p>0x9E: { "idMostSigNib": 0, "idLeastSigByte": 0x9E, "name": "One-Winged Angel", "value": 8, "type": "Attack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1] = &quot;S&quot;; 10 + [.C161] - 1; IF ([.F161] = &quot;A&quot;; 15 + [.C161] - 1; IF ([.F161] = &quot;B&quot;; 20 + ([.C161] - 1) * 2; IF ([.F161] = &quot;C&quot;; 25 + ([.C161] - 1) * 2; IF ([.F161] = &quot;D&quot;; 30 + ([.C161] - 1) * 3; IF([.F161] = &quot;E&quot;; 40 + ([.C161] - 1) * 4; IF ([.F161] = &quot;F&quot;; 45 + ([.C161] - 1) * 4; IF ([.F161] = &quot;E+&quot;; 35 + ([.C161] - 1) * 3; IF([.F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G161];&quot;, &quot;&quot;element&quot;&quot;: &quot;&quot;&quot;;[.E161];&quot;&quot;&quot;, },&quot;)" office:value-type="string" office:string-value="0x9F: { &quot;idMostSigNib&quot;: 0, &quot;idLeastSigByte&quot;: 0x9F, &quot;name&quot;: &quot;One-Winged Angel&quot;, &quot;value&quot;: 9, &quot;type&quot;: &quot;Attack&quot;, &quot;cpCost&quot;: 41, &quot;element&quot;: &quot;Fire&quot;, }," calcext:value-type="string">
            <text:p>0x9F: { "idMostSigNib": 0, "idLeastSigByte": 0x9F, "name": "One-Winged Angel", "value": 9, "type": "Attack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2] = &quot;S&quot;; 10 + [.C162] - 1; IF ([.F162] = &quot;A&quot;; 15 + [.C162] - 1; IF ([.F162] = &quot;B&quot;; 20 + ([.C162] - 1) * 2; IF ([.F162] = &quot;C&quot;; 25 + ([.C162] - 1) * 2; IF ([.F162] = &quot;D&quot;; 30 + ([.C162] - 1) * 3; IF([.F162] = &quot;E&quot;; 40 + ([.C162] - 1) * 4; IF ([.F162] = &quot;F&quot;; 45 + ([.C162] - 1) * 4; IF ([.F162] = &quot;E+&quot;; 35 + ([.C162] - 1) * 3; IF([.F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G162];&quot;, &quot;&quot;element&quot;&quot;: &quot;&quot;&quot;;[.E162];&quot;&quot;&quot;, },&quot;)" office:value-type="string" office:string-value="0xA0: { &quot;idMostSigNib&quot;: 0, &quot;idLeastSigByte&quot;: 0xA0, &quot;name&quot;: &quot;Ultima Weapon&quot;, &quot;value&quot;: 0, &quot;type&quot;: &quot;Attack&quot;, &quot;cpCost&quot;: 57, &quot;element&quot;: &quot;Physical&quot;, }," calcext:value-type="string">
            <text:p>0xA0: { "idMostSigNib": 0, "idLeastSigByte": 0xA0, "name": "Ultima Weapon", "value": 0, "type": "Attack", "cpCost": 57, "element": "Physical"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3] = &quot;S&quot;; 10 + [.C163] - 1; IF ([.F163] = &quot;A&quot;; 15 + [.C163] - 1; IF ([.F163] = &quot;B&quot;; 20 + ([.C163] - 1) * 2; IF ([.F163] = &quot;C&quot;; 25 + ([.C163] - 1) * 2; IF ([.F163] = &quot;D&quot;; 30 + ([.C163] - 1) * 3; IF([.F163] = &quot;E&quot;; 40 + ([.C163] - 1) * 4; IF ([.F163] = &quot;F&quot;; 45 + ([.C163] - 1) * 4; IF ([.F163] = &quot;E+&quot;; 35 + ([.C163] - 1) * 3; IF([.F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G163];&quot;, &quot;&quot;element&quot;&quot;: &quot;&quot;&quot;;[.E163];&quot;&quot;&quot;, },&quot;)" office:value-type="string" office:string-value="0xA1: { &quot;idMostSigNib&quot;: 0, &quot;idLeastSigByte&quot;: 0xA1, &quot;name&quot;: &quot;Ultima Weapon&quot;, &quot;value&quot;: 1, &quot;type&quot;: &quot;Attack&quot;, &quot;cpCost&quot;: 30, &quot;element&quot;: &quot;Physical&quot;, }," calcext:value-type="string">
            <text:p>0xA1: { "idMostSigNib": 0, "idLeastSigByte": 0xA1, "name": "Ultima Weapon", "value": 1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4] = &quot;S&quot;; 10 + [.C164] - 1; IF ([.F164] = &quot;A&quot;; 15 + [.C164] - 1; IF ([.F164] = &quot;B&quot;; 20 + ([.C164] - 1) * 2; IF ([.F164] = &quot;C&quot;; 25 + ([.C164] - 1) * 2; IF ([.F164] = &quot;D&quot;; 30 + ([.C164] - 1) * 3; IF([.F164] = &quot;E&quot;; 40 + ([.C164] - 1) * 4; IF ([.F164] = &quot;F&quot;; 45 + ([.C164] - 1) * 4; IF ([.F164] = &quot;E+&quot;; 35 + ([.C164] - 1) * 3; IF([.F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G164];&quot;, &quot;&quot;element&quot;&quot;: &quot;&quot;&quot;;[.E164];&quot;&quot;&quot;, },&quot;)" office:value-type="string" office:string-value="0xA2: { &quot;idMostSigNib&quot;: 0, &quot;idLeastSigByte&quot;: 0xA2, &quot;name&quot;: &quot;Ultima Weapon&quot;, &quot;value&quot;: 2, &quot;type&quot;: &quot;Attack&quot;, &quot;cpCost&quot;: 33, &quot;element&quot;: &quot;Physical&quot;, }," calcext:value-type="string">
            <text:p>0xA2: { "idMostSigNib": 0, "idLeastSigByte": 0xA2, "name": "Ultima Weapon", "value": 2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5] = &quot;S&quot;; 10 + [.C165] - 1; IF ([.F165] = &quot;A&quot;; 15 + [.C165] - 1; IF ([.F165] = &quot;B&quot;; 20 + ([.C165] - 1) * 2; IF ([.F165] = &quot;C&quot;; 25 + ([.C165] - 1) * 2; IF ([.F165] = &quot;D&quot;; 30 + ([.C165] - 1) * 3; IF([.F165] = &quot;E&quot;; 40 + ([.C165] - 1) * 4; IF ([.F165] = &quot;F&quot;; 45 + ([.C165] - 1) * 4; IF ([.F165] = &quot;E+&quot;; 35 + ([.C165] - 1) * 3; IF([.F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G165];&quot;, &quot;&quot;element&quot;&quot;: &quot;&quot;&quot;;[.E165];&quot;&quot;&quot;, },&quot;)" office:value-type="string" office:string-value="0xA3: { &quot;idMostSigNib&quot;: 0, &quot;idLeastSigByte&quot;: 0xA3, &quot;name&quot;: &quot;Ultima Weapon&quot;, &quot;value&quot;: 3, &quot;type&quot;: &quot;Attack&quot;, &quot;cpCost&quot;: 36, &quot;element&quot;: &quot;Physical&quot;, }," calcext:value-type="string">
            <text:p>0xA3: { "idMostSigNib": 0, "idLeastSigByte": 0xA3, "name": "Ultima Weapon", "value": 3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6] = &quot;S&quot;; 10 + [.C166] - 1; IF ([.F166] = &quot;A&quot;; 15 + [.C166] - 1; IF ([.F166] = &quot;B&quot;; 20 + ([.C166] - 1) * 2; IF ([.F166] = &quot;C&quot;; 25 + ([.C166] - 1) * 2; IF ([.F166] = &quot;D&quot;; 30 + ([.C166] - 1) * 3; IF([.F166] = &quot;E&quot;; 40 + ([.C166] - 1) * 4; IF ([.F166] = &quot;F&quot;; 45 + ([.C166] - 1) * 4; IF ([.F166] = &quot;E+&quot;; 35 + ([.C166] - 1) * 3; IF([.F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G166];&quot;, &quot;&quot;element&quot;&quot;: &quot;&quot;&quot;;[.E166];&quot;&quot;&quot;, },&quot;)" office:value-type="string" office:string-value="0xA4: { &quot;idMostSigNib&quot;: 0, &quot;idLeastSigByte&quot;: 0xA4, &quot;name&quot;: &quot;Ultima Weapon&quot;, &quot;value&quot;: 4, &quot;type&quot;: &quot;Attack&quot;, &quot;cpCost&quot;: 39, &quot;element&quot;: &quot;Physical&quot;, }," calcext:value-type="string">
            <text:p>0xA4: { "idMostSigNib": 0, "idLeastSigByte": 0xA4, "name": "Ultima Weapon", "value": 4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7] = &quot;S&quot;; 10 + [.C167] - 1; IF ([.F167] = &quot;A&quot;; 15 + [.C167] - 1; IF ([.F167] = &quot;B&quot;; 20 + ([.C167] - 1) * 2; IF ([.F167] = &quot;C&quot;; 25 + ([.C167] - 1) * 2; IF ([.F167] = &quot;D&quot;; 30 + ([.C167] - 1) * 3; IF([.F167] = &quot;E&quot;; 40 + ([.C167] - 1) * 4; IF ([.F167] = &quot;F&quot;; 45 + ([.C167] - 1) * 4; IF ([.F167] = &quot;E+&quot;; 35 + ([.C167] - 1) * 3; IF([.F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G167];&quot;, &quot;&quot;element&quot;&quot;: &quot;&quot;&quot;;[.E167];&quot;&quot;&quot;, },&quot;)" office:value-type="string" office:string-value="0xA5: { &quot;idMostSigNib&quot;: 0, &quot;idLeastSigByte&quot;: 0xA5, &quot;name&quot;: &quot;Ultima Weapon&quot;, &quot;value&quot;: 5, &quot;type&quot;: &quot;Attack&quot;, &quot;cpCost&quot;: 42, &quot;element&quot;: &quot;Physical&quot;, }," calcext:value-type="string">
            <text:p>0xA5: { "idMostSigNib": 0, "idLeastSigByte": 0xA5, "name": "Ultima Weapon", "value": 5, "type": "Attack", "cpCost": 42, "element": "Physical"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8] = &quot;S&quot;; 10 + [.C168] - 1; IF ([.F168] = &quot;A&quot;; 15 + [.C168] - 1; IF ([.F168] = &quot;B&quot;; 20 + ([.C168] - 1) * 2; IF ([.F168] = &quot;C&quot;; 25 + ([.C168] - 1) * 2; IF ([.F168] = &quot;D&quot;; 30 + ([.C168] - 1) * 3; IF([.F168] = &quot;E&quot;; 40 + ([.C168] - 1) * 4; IF ([.F168] = &quot;F&quot;; 45 + ([.C168] - 1) * 4; IF ([.F168] = &quot;E+&quot;; 35 + ([.C168] - 1) * 3; IF([.F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G168];&quot;, &quot;&quot;element&quot;&quot;: &quot;&quot;&quot;;[.E168];&quot;&quot;&quot;, },&quot;)" office:value-type="string" office:string-value="0xA6: { &quot;idMostSigNib&quot;: 0, &quot;idLeastSigByte&quot;: 0xA6, &quot;name&quot;: &quot;Ultima Weapon&quot;, &quot;value&quot;: 6, &quot;type&quot;: &quot;Attack&quot;, &quot;cpCost&quot;: 45, &quot;element&quot;: &quot;Physical&quot;, }," calcext:value-type="string">
            <text:p>0xA6: { "idMostSigNib": 0, "idLeastSigByte": 0xA6, "name": "Ultima Weapon", "value": 6, "type": "Attack", "cpCost": 45, "element": "Physical"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9] = &quot;S&quot;; 10 + [.C169] - 1; IF ([.F169] = &quot;A&quot;; 15 + [.C169] - 1; IF ([.F169] = &quot;B&quot;; 20 + ([.C169] - 1) * 2; IF ([.F169] = &quot;C&quot;; 25 + ([.C169] - 1) * 2; IF ([.F169] = &quot;D&quot;; 30 + ([.C169] - 1) * 3; IF([.F169] = &quot;E&quot;; 40 + ([.C169] - 1) * 4; IF ([.F169] = &quot;F&quot;; 45 + ([.C169] - 1) * 4; IF ([.F169] = &quot;E+&quot;; 35 + ([.C169] - 1) * 3; IF([.F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G169];&quot;, &quot;&quot;element&quot;&quot;: &quot;&quot;&quot;;[.E169];&quot;&quot;&quot;, },&quot;)" office:value-type="string" office:string-value="0xA7: { &quot;idMostSigNib&quot;: 0, &quot;idLeastSigByte&quot;: 0xA7, &quot;name&quot;: &quot;Ultima Weapon&quot;, &quot;value&quot;: 7, &quot;type&quot;: &quot;Attack&quot;, &quot;cpCost&quot;: 48, &quot;element&quot;: &quot;Physical&quot;, }," calcext:value-type="string">
            <text:p>0xA7: { "idMostSigNib": 0, "idLeastSigByte": 0xA7, "name": "Ultima Weapon", "value": 7, "type": "Attack", "cpCost": 48, "element": "Physical"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0] = &quot;S&quot;; 10 + [.C170] - 1; IF ([.F170] = &quot;A&quot;; 15 + [.C170] - 1; IF ([.F170] = &quot;B&quot;; 20 + ([.C170] - 1) * 2; IF ([.F170] = &quot;C&quot;; 25 + ([.C170] - 1) * 2; IF ([.F170] = &quot;D&quot;; 30 + ([.C170] - 1) * 3; IF([.F170] = &quot;E&quot;; 40 + ([.C170] - 1) * 4; IF ([.F170] = &quot;F&quot;; 45 + ([.C170] - 1) * 4; IF ([.F170] = &quot;E+&quot;; 35 + ([.C170] - 1) * 3; IF([.F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G170];&quot;, &quot;&quot;element&quot;&quot;: &quot;&quot;&quot;;[.E170];&quot;&quot;&quot;, },&quot;)" office:value-type="string" office:string-value="0xA8: { &quot;idMostSigNib&quot;: 0, &quot;idLeastSigByte&quot;: 0xA8, &quot;name&quot;: &quot;Ultima Weapon&quot;, &quot;value&quot;: 8, &quot;type&quot;: &quot;Attack&quot;, &quot;cpCost&quot;: 51, &quot;element&quot;: &quot;Physical&quot;, }," calcext:value-type="string">
            <text:p>0xA8: { "idMostSigNib": 0, "idLeastSigByte": 0xA8, "name": "Ultima Weapon", "value": 8, "type": "Attack", "cpCost": 51, "element": "Physical"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1] = &quot;S&quot;; 10 + [.C171] - 1; IF ([.F171] = &quot;A&quot;; 15 + [.C171] - 1; IF ([.F171] = &quot;B&quot;; 20 + ([.C171] - 1) * 2; IF ([.F171] = &quot;C&quot;; 25 + ([.C171] - 1) * 2; IF ([.F171] = &quot;D&quot;; 30 + ([.C171] - 1) * 3; IF([.F171] = &quot;E&quot;; 40 + ([.C171] - 1) * 4; IF ([.F171] = &quot;F&quot;; 45 + ([.C171] - 1) * 4; IF ([.F171] = &quot;E+&quot;; 35 + ([.C171] - 1) * 3; IF([.F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G171];&quot;, &quot;&quot;element&quot;&quot;: &quot;&quot;&quot;;[.E171];&quot;&quot;&quot;, },&quot;)" office:value-type="string" office:string-value="0xA9: { &quot;idMostSigNib&quot;: 0, &quot;idLeastSigByte&quot;: 0xA9, &quot;name&quot;: &quot;Ultima Weapon&quot;, &quot;value&quot;: 9, &quot;type&quot;: &quot;Attack&quot;, &quot;cpCost&quot;: 54, &quot;element&quot;: &quot;Physical&quot;, }," calcext:value-type="string">
            <text:p>0xA9: { "idMostSigNib": 0, "idLeastSigByte": 0xA9, "name": "Ultima Weapon", "value": 9, "type": "Attack", "cpCost": 54, "element": "Physical"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2] = &quot;S&quot;; 10 + [.C172] - 1; IF ([.F172] = &quot;A&quot;; 15 + [.C172] - 1; IF ([.F172] = &quot;B&quot;; 20 + ([.C172] - 1) * 2; IF ([.F172] = &quot;C&quot;; 25 + ([.C172] - 1) * 2; IF ([.F172] = &quot;D&quot;; 30 + ([.C172] - 1) * 3; IF([.F172] = &quot;E&quot;; 40 + ([.C172] - 1) * 4; IF ([.F172] = &quot;F&quot;; 45 + ([.C172] - 1) * 4; IF ([.F172] = &quot;E+&quot;; 35 + ([.C172] - 1) * 3; IF([.F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G172];&quot;, &quot;&quot;element&quot;&quot;: &quot;&quot;&quot;;[.E172];&quot;&quot;&quot;, },&quot;)" office:value-type="string" office:string-value="0xAA: { &quot;idMostSigNib&quot;: 0, &quot;idLeastSigByte&quot;: 0xAA, &quot;name&quot;: &quot;Fire&quot;, &quot;value&quot;: 0, &quot;type&quot;: &quot;Magic&quot;, &quot;cpCost&quot;: 24, &quot;element&quot;: &quot;Fire&quot;, }," calcext:value-type="string">
            <text:p>0xAA: { "idMostSigNib": 0, "idLeastSigByte": 0xAA, "name": "Fire", "value": 0, "type": "Magic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3] = &quot;S&quot;; 10 + [.C173] - 1; IF ([.F173] = &quot;A&quot;; 15 + [.C173] - 1; IF ([.F173] = &quot;B&quot;; 20 + ([.C173] - 1) * 2; IF ([.F173] = &quot;C&quot;; 25 + ([.C173] - 1) * 2; IF ([.F173] = &quot;D&quot;; 30 + ([.C173] - 1) * 3; IF([.F173] = &quot;E&quot;; 40 + ([.C173] - 1) * 4; IF ([.F173] = &quot;F&quot;; 45 + ([.C173] - 1) * 4; IF ([.F173] = &quot;E+&quot;; 35 + ([.C173] - 1) * 3; IF([.F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G173];&quot;, &quot;&quot;element&quot;&quot;: &quot;&quot;&quot;;[.E173];&quot;&quot;&quot;, },&quot;)" office:value-type="string" office:string-value="0xAB: { &quot;idMostSigNib&quot;: 0, &quot;idLeastSigByte&quot;: 0xAB, &quot;name&quot;: &quot;Fire&quot;, &quot;value&quot;: 1, &quot;type&quot;: &quot;Magic&quot;, &quot;cpCost&quot;: 15, &quot;element&quot;: &quot;Fire&quot;, }," calcext:value-type="string">
            <text:p>0xAB: { "idMostSigNib": 0, "idLeastSigByte": 0xAB, "name": "Fire", "value": 1, "type": "Magic", "cpCost": 15, "element": "Fire"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4] = &quot;S&quot;; 10 + [.C174] - 1; IF ([.F174] = &quot;A&quot;; 15 + [.C174] - 1; IF ([.F174] = &quot;B&quot;; 20 + ([.C174] - 1) * 2; IF ([.F174] = &quot;C&quot;; 25 + ([.C174] - 1) * 2; IF ([.F174] = &quot;D&quot;; 30 + ([.C174] - 1) * 3; IF([.F174] = &quot;E&quot;; 40 + ([.C174] - 1) * 4; IF ([.F174] = &quot;F&quot;; 45 + ([.C174] - 1) * 4; IF ([.F174] = &quot;E+&quot;; 35 + ([.C174] - 1) * 3; IF([.F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G174];&quot;, &quot;&quot;element&quot;&quot;: &quot;&quot;&quot;;[.E174];&quot;&quot;&quot;, },&quot;)" office:value-type="string" office:string-value="0xAC: { &quot;idMostSigNib&quot;: 0, &quot;idLeastSigByte&quot;: 0xAC, &quot;name&quot;: &quot;Fire&quot;, &quot;value&quot;: 2, &quot;type&quot;: &quot;Magic&quot;, &quot;cpCost&quot;: 16, &quot;element&quot;: &quot;Fire&quot;, }," calcext:value-type="string">
            <text:p>0xAC: { "idMostSigNib": 0, "idLeastSigByte": 0xAC, "name": "Fire", "value": 2, "type": "Magic", "cpCost": 16, "element": "Fire"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5] = &quot;S&quot;; 10 + [.C175] - 1; IF ([.F175] = &quot;A&quot;; 15 + [.C175] - 1; IF ([.F175] = &quot;B&quot;; 20 + ([.C175] - 1) * 2; IF ([.F175] = &quot;C&quot;; 25 + ([.C175] - 1) * 2; IF ([.F175] = &quot;D&quot;; 30 + ([.C175] - 1) * 3; IF([.F175] = &quot;E&quot;; 40 + ([.C175] - 1) * 4; IF ([.F175] = &quot;F&quot;; 45 + ([.C175] - 1) * 4; IF ([.F175] = &quot;E+&quot;; 35 + ([.C175] - 1) * 3; IF([.F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G175];&quot;, &quot;&quot;element&quot;&quot;: &quot;&quot;&quot;;[.E175];&quot;&quot;&quot;, },&quot;)" office:value-type="string" office:string-value="0xAD: { &quot;idMostSigNib&quot;: 0, &quot;idLeastSigByte&quot;: 0xAD, &quot;name&quot;: &quot;Fire&quot;, &quot;value&quot;: 3, &quot;type&quot;: &quot;Magic&quot;, &quot;cpCost&quot;: 17, &quot;element&quot;: &quot;Fire&quot;, }," calcext:value-type="string">
            <text:p>0xAD: { "idMostSigNib": 0, "idLeastSigByte": 0xAD, "name": "Fire", "value": 3, "type": "Magic", "cpCost": 17, "element": "Fire"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6] = &quot;S&quot;; 10 + [.C176] - 1; IF ([.F176] = &quot;A&quot;; 15 + [.C176] - 1; IF ([.F176] = &quot;B&quot;; 20 + ([.C176] - 1) * 2; IF ([.F176] = &quot;C&quot;; 25 + ([.C176] - 1) * 2; IF ([.F176] = &quot;D&quot;; 30 + ([.C176] - 1) * 3; IF([.F176] = &quot;E&quot;; 40 + ([.C176] - 1) * 4; IF ([.F176] = &quot;F&quot;; 45 + ([.C176] - 1) * 4; IF ([.F176] = &quot;E+&quot;; 35 + ([.C176] - 1) * 3; IF([.F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G176];&quot;, &quot;&quot;element&quot;&quot;: &quot;&quot;&quot;;[.E176];&quot;&quot;&quot;, },&quot;)" office:value-type="string" office:string-value="0xAE: { &quot;idMostSigNib&quot;: 0, &quot;idLeastSigByte&quot;: 0xAE, &quot;name&quot;: &quot;Fire&quot;, &quot;value&quot;: 4, &quot;type&quot;: &quot;Magic&quot;, &quot;cpCost&quot;: 18, &quot;element&quot;: &quot;Fire&quot;, }," calcext:value-type="string">
            <text:p>0xAE: { "idMostSigNib": 0, "idLeastSigByte": 0xAE, "name": "Fire", "value": 4, "type": "Magic", "cpCost": 18, "element": "Fire"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7] = &quot;S&quot;; 10 + [.C177] - 1; IF ([.F177] = &quot;A&quot;; 15 + [.C177] - 1; IF ([.F177] = &quot;B&quot;; 20 + ([.C177] - 1) * 2; IF ([.F177] = &quot;C&quot;; 25 + ([.C177] - 1) * 2; IF ([.F177] = &quot;D&quot;; 30 + ([.C177] - 1) * 3; IF([.F177] = &quot;E&quot;; 40 + ([.C177] - 1) * 4; IF ([.F177] = &quot;F&quot;; 45 + ([.C177] - 1) * 4; IF ([.F177] = &quot;E+&quot;; 35 + ([.C177] - 1) * 3; IF([.F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G177];&quot;, &quot;&quot;element&quot;&quot;: &quot;&quot;&quot;;[.E177];&quot;&quot;&quot;, },&quot;)" office:value-type="string" office:string-value="0xAF: { &quot;idMostSigNib&quot;: 0, &quot;idLeastSigByte&quot;: 0xAF, &quot;name&quot;: &quot;Fire&quot;, &quot;value&quot;: 5, &quot;type&quot;: &quot;Magic&quot;, &quot;cpCost&quot;: 19, &quot;element&quot;: &quot;Fire&quot;, }," calcext:value-type="string">
            <text:p>0xAF: { "idMostSigNib": 0, "idLeastSigByte": 0xAF, "name": "Fire", "value": 5, "type": "Magic", "cpCost": 19, "element": "Fire"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8] = &quot;S&quot;; 10 + [.C178] - 1; IF ([.F178] = &quot;A&quot;; 15 + [.C178] - 1; IF ([.F178] = &quot;B&quot;; 20 + ([.C178] - 1) * 2; IF ([.F178] = &quot;C&quot;; 25 + ([.C178] - 1) * 2; IF ([.F178] = &quot;D&quot;; 30 + ([.C178] - 1) * 3; IF([.F178] = &quot;E&quot;; 40 + ([.C178] - 1) * 4; IF ([.F178] = &quot;F&quot;; 45 + ([.C178] - 1) * 4; IF ([.F178] = &quot;E+&quot;; 35 + ([.C178] - 1) * 3; IF([.F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G178];&quot;, &quot;&quot;element&quot;&quot;: &quot;&quot;&quot;;[.E178];&quot;&quot;&quot;, },&quot;)" office:value-type="string" office:string-value="0xB0: { &quot;idMostSigNib&quot;: 0, &quot;idLeastSigByte&quot;: 0xB0, &quot;name&quot;: &quot;Fire&quot;, &quot;value&quot;: 6, &quot;type&quot;: &quot;Magic&quot;, &quot;cpCost&quot;: 20, &quot;element&quot;: &quot;Fire&quot;, }," calcext:value-type="string">
            <text:p>0xB0: { "idMostSigNib": 0, "idLeastSigByte": 0xB0, "name": "Fire", "value": 6, "type": "Magic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9] = &quot;S&quot;; 10 + [.C179] - 1; IF ([.F179] = &quot;A&quot;; 15 + [.C179] - 1; IF ([.F179] = &quot;B&quot;; 20 + ([.C179] - 1) * 2; IF ([.F179] = &quot;C&quot;; 25 + ([.C179] - 1) * 2; IF ([.F179] = &quot;D&quot;; 30 + ([.C179] - 1) * 3; IF([.F179] = &quot;E&quot;; 40 + ([.C179] - 1) * 4; IF ([.F179] = &quot;F&quot;; 45 + ([.C179] - 1) * 4; IF ([.F179] = &quot;E+&quot;; 35 + ([.C179] - 1) * 3; IF([.F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G179];&quot;, &quot;&quot;element&quot;&quot;: &quot;&quot;&quot;;[.E179];&quot;&quot;&quot;, },&quot;)" office:value-type="string" office:string-value="0xB1: { &quot;idMostSigNib&quot;: 0, &quot;idLeastSigByte&quot;: 0xB1, &quot;name&quot;: &quot;Fire&quot;, &quot;value&quot;: 7, &quot;type&quot;: &quot;Magic&quot;, &quot;cpCost&quot;: 21, &quot;element&quot;: &quot;Fire&quot;, }," calcext:value-type="string">
            <text:p>0xB1: { "idMostSigNib": 0, "idLeastSigByte": 0xB1, "name": "Fire", "value": 7, "type": "Magic", "cpCost": 21, "element": "Fire"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0] = &quot;S&quot;; 10 + [.C180] - 1; IF ([.F180] = &quot;A&quot;; 15 + [.C180] - 1; IF ([.F180] = &quot;B&quot;; 20 + ([.C180] - 1) * 2; IF ([.F180] = &quot;C&quot;; 25 + ([.C180] - 1) * 2; IF ([.F180] = &quot;D&quot;; 30 + ([.C180] - 1) * 3; IF([.F180] = &quot;E&quot;; 40 + ([.C180] - 1) * 4; IF ([.F180] = &quot;F&quot;; 45 + ([.C180] - 1) * 4; IF ([.F180] = &quot;E+&quot;; 35 + ([.C180] - 1) * 3; IF([.F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G180];&quot;, &quot;&quot;element&quot;&quot;: &quot;&quot;&quot;;[.E180];&quot;&quot;&quot;, },&quot;)" office:value-type="string" office:string-value="0xB2: { &quot;idMostSigNib&quot;: 0, &quot;idLeastSigByte&quot;: 0xB2, &quot;name&quot;: &quot;Fire&quot;, &quot;value&quot;: 8, &quot;type&quot;: &quot;Magic&quot;, &quot;cpCost&quot;: 22, &quot;element&quot;: &quot;Fire&quot;, }," calcext:value-type="string">
            <text:p>0xB2: { "idMostSigNib": 0, "idLeastSigByte": 0xB2, "name": "Fire", "value": 8, "type": "Magic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1] = &quot;S&quot;; 10 + [.C181] - 1; IF ([.F181] = &quot;A&quot;; 15 + [.C181] - 1; IF ([.F181] = &quot;B&quot;; 20 + ([.C181] - 1) * 2; IF ([.F181] = &quot;C&quot;; 25 + ([.C181] - 1) * 2; IF ([.F181] = &quot;D&quot;; 30 + ([.C181] - 1) * 3; IF([.F181] = &quot;E&quot;; 40 + ([.C181] - 1) * 4; IF ([.F181] = &quot;F&quot;; 45 + ([.C181] - 1) * 4; IF ([.F181] = &quot;E+&quot;; 35 + ([.C181] - 1) * 3; IF([.F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G181];&quot;, &quot;&quot;element&quot;&quot;: &quot;&quot;&quot;;[.E181];&quot;&quot;&quot;, },&quot;)" office:value-type="string" office:string-value="0xB3: { &quot;idMostSigNib&quot;: 0, &quot;idLeastSigByte&quot;: 0xB3, &quot;name&quot;: &quot;Fire&quot;, &quot;value&quot;: 9, &quot;type&quot;: &quot;Magic&quot;, &quot;cpCost&quot;: 23, &quot;element&quot;: &quot;Fire&quot;, }," calcext:value-type="string">
            <text:p>0xB3: { "idMostSigNib": 0, "idLeastSigByte": 0xB3, "name": "Fire", "value": 9, "type": "Magic", "cpCost": 23, "element": "Fire"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2] = &quot;S&quot;; 10 + [.C182] - 1; IF ([.F182] = &quot;A&quot;; 15 + [.C182] - 1; IF ([.F182] = &quot;B&quot;; 20 + ([.C182] - 1) * 2; IF ([.F182] = &quot;C&quot;; 25 + ([.C182] - 1) * 2; IF ([.F182] = &quot;D&quot;; 30 + ([.C182] - 1) * 3; IF([.F182] = &quot;E&quot;; 40 + ([.C182] - 1) * 4; IF ([.F182] = &quot;F&quot;; 45 + ([.C182] - 1) * 4; IF ([.F182] = &quot;E+&quot;; 35 + ([.C182] - 1) * 3; IF([.F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G182];&quot;, &quot;&quot;element&quot;&quot;: &quot;&quot;&quot;;[.E182];&quot;&quot;&quot;, },&quot;)" office:value-type="string" office:string-value="0xB4: { &quot;idMostSigNib&quot;: 0, &quot;idLeastSigByte&quot;: 0xB4, &quot;name&quot;: &quot;Blizzard&quot;, &quot;value&quot;: 0, &quot;type&quot;: &quot;Magic&quot;, &quot;cpCost&quot;: 24, &quot;element&quot;: &quot;Ice&quot;, }," calcext:value-type="string">
            <text:p>0xB4: { "idMostSigNib": 0, "idLeastSigByte": 0xB4, "name": "Blizzard", "value": 0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3] = &quot;S&quot;; 10 + [.C183] - 1; IF ([.F183] = &quot;A&quot;; 15 + [.C183] - 1; IF ([.F183] = &quot;B&quot;; 20 + ([.C183] - 1) * 2; IF ([.F183] = &quot;C&quot;; 25 + ([.C183] - 1) * 2; IF ([.F183] = &quot;D&quot;; 30 + ([.C183] - 1) * 3; IF([.F183] = &quot;E&quot;; 40 + ([.C183] - 1) * 4; IF ([.F183] = &quot;F&quot;; 45 + ([.C183] - 1) * 4; IF ([.F183] = &quot;E+&quot;; 35 + ([.C183] - 1) * 3; IF([.F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G183];&quot;, &quot;&quot;element&quot;&quot;: &quot;&quot;&quot;;[.E183];&quot;&quot;&quot;, },&quot;)" office:value-type="string" office:string-value="0xB5: { &quot;idMostSigNib&quot;: 0, &quot;idLeastSigByte&quot;: 0xB5, &quot;name&quot;: &quot;Blizzard&quot;, &quot;value&quot;: 1, &quot;type&quot;: &quot;Magic&quot;, &quot;cpCost&quot;: 15, &quot;element&quot;: &quot;Ice&quot;, }," calcext:value-type="string">
            <text:p>0xB5: { "idMostSigNib": 0, "idLeastSigByte": 0xB5, "name": "Blizzard", "value": 1, "type": "Magic", "cpCost": 15, "element": "Ice"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4] = &quot;S&quot;; 10 + [.C184] - 1; IF ([.F184] = &quot;A&quot;; 15 + [.C184] - 1; IF ([.F184] = &quot;B&quot;; 20 + ([.C184] - 1) * 2; IF ([.F184] = &quot;C&quot;; 25 + ([.C184] - 1) * 2; IF ([.F184] = &quot;D&quot;; 30 + ([.C184] - 1) * 3; IF([.F184] = &quot;E&quot;; 40 + ([.C184] - 1) * 4; IF ([.F184] = &quot;F&quot;; 45 + ([.C184] - 1) * 4; IF ([.F184] = &quot;E+&quot;; 35 + ([.C184] - 1) * 3; IF([.F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G184];&quot;, &quot;&quot;element&quot;&quot;: &quot;&quot;&quot;;[.E184];&quot;&quot;&quot;, },&quot;)" office:value-type="string" office:string-value="0xB6: { &quot;idMostSigNib&quot;: 0, &quot;idLeastSigByte&quot;: 0xB6, &quot;name&quot;: &quot;Blizzard&quot;, &quot;value&quot;: 2, &quot;type&quot;: &quot;Magic&quot;, &quot;cpCost&quot;: 16, &quot;element&quot;: &quot;Ice&quot;, }," calcext:value-type="string">
            <text:p>0xB6: { "idMostSigNib": 0, "idLeastSigByte": 0xB6, "name": "Blizzard", "value": 2, "type": "Magic", "cpCost": 16, "element": "Ice"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5] = &quot;S&quot;; 10 + [.C185] - 1; IF ([.F185] = &quot;A&quot;; 15 + [.C185] - 1; IF ([.F185] = &quot;B&quot;; 20 + ([.C185] - 1) * 2; IF ([.F185] = &quot;C&quot;; 25 + ([.C185] - 1) * 2; IF ([.F185] = &quot;D&quot;; 30 + ([.C185] - 1) * 3; IF([.F185] = &quot;E&quot;; 40 + ([.C185] - 1) * 4; IF ([.F185] = &quot;F&quot;; 45 + ([.C185] - 1) * 4; IF ([.F185] = &quot;E+&quot;; 35 + ([.C185] - 1) * 3; IF([.F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G185];&quot;, &quot;&quot;element&quot;&quot;: &quot;&quot;&quot;;[.E185];&quot;&quot;&quot;, },&quot;)" office:value-type="string" office:string-value="0xB7: { &quot;idMostSigNib&quot;: 0, &quot;idLeastSigByte&quot;: 0xB7, &quot;name&quot;: &quot;Blizzard&quot;, &quot;value&quot;: 3, &quot;type&quot;: &quot;Magic&quot;, &quot;cpCost&quot;: 17, &quot;element&quot;: &quot;Ice&quot;, }," calcext:value-type="string">
            <text:p>0xB7: { "idMostSigNib": 0, "idLeastSigByte": 0xB7, "name": "Blizzard", "value": 3, "type": "Magic", "cpCost": 17, "element": "Ice"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6] = &quot;S&quot;; 10 + [.C186] - 1; IF ([.F186] = &quot;A&quot;; 15 + [.C186] - 1; IF ([.F186] = &quot;B&quot;; 20 + ([.C186] - 1) * 2; IF ([.F186] = &quot;C&quot;; 25 + ([.C186] - 1) * 2; IF ([.F186] = &quot;D&quot;; 30 + ([.C186] - 1) * 3; IF([.F186] = &quot;E&quot;; 40 + ([.C186] - 1) * 4; IF ([.F186] = &quot;F&quot;; 45 + ([.C186] - 1) * 4; IF ([.F186] = &quot;E+&quot;; 35 + ([.C186] - 1) * 3; IF([.F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G186];&quot;, &quot;&quot;element&quot;&quot;: &quot;&quot;&quot;;[.E186];&quot;&quot;&quot;, },&quot;)" office:value-type="string" office:string-value="0xB8: { &quot;idMostSigNib&quot;: 0, &quot;idLeastSigByte&quot;: 0xB8, &quot;name&quot;: &quot;Blizzard&quot;, &quot;value&quot;: 4, &quot;type&quot;: &quot;Magic&quot;, &quot;cpCost&quot;: 18, &quot;element&quot;: &quot;Ice&quot;, }," calcext:value-type="string">
            <text:p>0xB8: { "idMostSigNib": 0, "idLeastSigByte": 0xB8, "name": "Blizzard", "value": 4, "type": "Magic", "cpCost": 18, "element": "Ice"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7] = &quot;S&quot;; 10 + [.C187] - 1; IF ([.F187] = &quot;A&quot;; 15 + [.C187] - 1; IF ([.F187] = &quot;B&quot;; 20 + ([.C187] - 1) * 2; IF ([.F187] = &quot;C&quot;; 25 + ([.C187] - 1) * 2; IF ([.F187] = &quot;D&quot;; 30 + ([.C187] - 1) * 3; IF([.F187] = &quot;E&quot;; 40 + ([.C187] - 1) * 4; IF ([.F187] = &quot;F&quot;; 45 + ([.C187] - 1) * 4; IF ([.F187] = &quot;E+&quot;; 35 + ([.C187] - 1) * 3; IF([.F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G187];&quot;, &quot;&quot;element&quot;&quot;: &quot;&quot;&quot;;[.E187];&quot;&quot;&quot;, },&quot;)" office:value-type="string" office:string-value="0xB9: { &quot;idMostSigNib&quot;: 0, &quot;idLeastSigByte&quot;: 0xB9, &quot;name&quot;: &quot;Blizzard&quot;, &quot;value&quot;: 5, &quot;type&quot;: &quot;Magic&quot;, &quot;cpCost&quot;: 19, &quot;element&quot;: &quot;Ice&quot;, }," calcext:value-type="string">
            <text:p>0xB9: { "idMostSigNib": 0, "idLeastSigByte": 0xB9, "name": "Blizzard", "value": 5, "type": "Magic", "cpCost": 19, "element": "Ice"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8] = &quot;S&quot;; 10 + [.C188] - 1; IF ([.F188] = &quot;A&quot;; 15 + [.C188] - 1; IF ([.F188] = &quot;B&quot;; 20 + ([.C188] - 1) * 2; IF ([.F188] = &quot;C&quot;; 25 + ([.C188] - 1) * 2; IF ([.F188] = &quot;D&quot;; 30 + ([.C188] - 1) * 3; IF([.F188] = &quot;E&quot;; 40 + ([.C188] - 1) * 4; IF ([.F188] = &quot;F&quot;; 45 + ([.C188] - 1) * 4; IF ([.F188] = &quot;E+&quot;; 35 + ([.C188] - 1) * 3; IF([.F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G188];&quot;, &quot;&quot;element&quot;&quot;: &quot;&quot;&quot;;[.E188];&quot;&quot;&quot;, },&quot;)" office:value-type="string" office:string-value="0xBA: { &quot;idMostSigNib&quot;: 0, &quot;idLeastSigByte&quot;: 0xBA, &quot;name&quot;: &quot;Blizzard&quot;, &quot;value&quot;: 6, &quot;type&quot;: &quot;Magic&quot;, &quot;cpCost&quot;: 20, &quot;element&quot;: &quot;Ice&quot;, }," calcext:value-type="string">
            <text:p>0xBA: { "idMostSigNib": 0, "idLeastSigByte": 0xBA, "name": "Blizzard", "value": 6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9] = &quot;S&quot;; 10 + [.C189] - 1; IF ([.F189] = &quot;A&quot;; 15 + [.C189] - 1; IF ([.F189] = &quot;B&quot;; 20 + ([.C189] - 1) * 2; IF ([.F189] = &quot;C&quot;; 25 + ([.C189] - 1) * 2; IF ([.F189] = &quot;D&quot;; 30 + ([.C189] - 1) * 3; IF([.F189] = &quot;E&quot;; 40 + ([.C189] - 1) * 4; IF ([.F189] = &quot;F&quot;; 45 + ([.C189] - 1) * 4; IF ([.F189] = &quot;E+&quot;; 35 + ([.C189] - 1) * 3; IF([.F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G189];&quot;, &quot;&quot;element&quot;&quot;: &quot;&quot;&quot;;[.E189];&quot;&quot;&quot;, },&quot;)" office:value-type="string" office:string-value="0xBB: { &quot;idMostSigNib&quot;: 0, &quot;idLeastSigByte&quot;: 0xBB, &quot;name&quot;: &quot;Blizzard&quot;, &quot;value&quot;: 7, &quot;type&quot;: &quot;Magic&quot;, &quot;cpCost&quot;: 21, &quot;element&quot;: &quot;Ice&quot;, }," calcext:value-type="string">
            <text:p>0xBB: { "idMostSigNib": 0, "idLeastSigByte": 0xBB, "name": "Blizzard", "value": 7, "type": "Magic", "cpCost": 21, "element": "Ice"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0] = &quot;S&quot;; 10 + [.C190] - 1; IF ([.F190] = &quot;A&quot;; 15 + [.C190] - 1; IF ([.F190] = &quot;B&quot;; 20 + ([.C190] - 1) * 2; IF ([.F190] = &quot;C&quot;; 25 + ([.C190] - 1) * 2; IF ([.F190] = &quot;D&quot;; 30 + ([.C190] - 1) * 3; IF([.F190] = &quot;E&quot;; 40 + ([.C190] - 1) * 4; IF ([.F190] = &quot;F&quot;; 45 + ([.C190] - 1) * 4; IF ([.F190] = &quot;E+&quot;; 35 + ([.C190] - 1) * 3; IF([.F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G190];&quot;, &quot;&quot;element&quot;&quot;: &quot;&quot;&quot;;[.E190];&quot;&quot;&quot;, },&quot;)" office:value-type="string" office:string-value="0xBC: { &quot;idMostSigNib&quot;: 0, &quot;idLeastSigByte&quot;: 0xBC, &quot;name&quot;: &quot;Blizzard&quot;, &quot;value&quot;: 8, &quot;type&quot;: &quot;Magic&quot;, &quot;cpCost&quot;: 22, &quot;element&quot;: &quot;Ice&quot;, }," calcext:value-type="string">
            <text:p>0xBC: { "idMostSigNib": 0, "idLeastSigByte": 0xBC, "name": "Blizzard", "value": 8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1] = &quot;S&quot;; 10 + [.C191] - 1; IF ([.F191] = &quot;A&quot;; 15 + [.C191] - 1; IF ([.F191] = &quot;B&quot;; 20 + ([.C191] - 1) * 2; IF ([.F191] = &quot;C&quot;; 25 + ([.C191] - 1) * 2; IF ([.F191] = &quot;D&quot;; 30 + ([.C191] - 1) * 3; IF([.F191] = &quot;E&quot;; 40 + ([.C191] - 1) * 4; IF ([.F191] = &quot;F&quot;; 45 + ([.C191] - 1) * 4; IF ([.F191] = &quot;E+&quot;; 35 + ([.C191] - 1) * 3; IF([.F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G191];&quot;, &quot;&quot;element&quot;&quot;: &quot;&quot;&quot;;[.E191];&quot;&quot;&quot;, },&quot;)" office:value-type="string" office:string-value="0xBD: { &quot;idMostSigNib&quot;: 0, &quot;idLeastSigByte&quot;: 0xBD, &quot;name&quot;: &quot;Blizzard&quot;, &quot;value&quot;: 9, &quot;type&quot;: &quot;Magic&quot;, &quot;cpCost&quot;: 23, &quot;element&quot;: &quot;Ice&quot;, }," calcext:value-type="string">
            <text:p>0xBD: { "idMostSigNib": 0, "idLeastSigByte": 0xBD, "name": "Blizzard", "value": 9, "type": "Magic", "cpCost": 23, "element": "Ice"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2] = &quot;S&quot;; 10 + [.C192] - 1; IF ([.F192] = &quot;A&quot;; 15 + [.C192] - 1; IF ([.F192] = &quot;B&quot;; 20 + ([.C192] - 1) * 2; IF ([.F192] = &quot;C&quot;; 25 + ([.C192] - 1) * 2; IF ([.F192] = &quot;D&quot;; 30 + ([.C192] - 1) * 3; IF([.F192] = &quot;E&quot;; 40 + ([.C192] - 1) * 4; IF ([.F192] = &quot;F&quot;; 45 + ([.C192] - 1) * 4; IF ([.F192] = &quot;E+&quot;; 35 + ([.C192] - 1) * 3; IF([.F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G192];&quot;, &quot;&quot;element&quot;&quot;: &quot;&quot;&quot;;[.E192];&quot;&quot;&quot;, },&quot;)" office:value-type="string" office:string-value="0xBE: { &quot;idMostSigNib&quot;: 0, &quot;idLeastSigByte&quot;: 0xBE, &quot;name&quot;: &quot;Thunder&quot;, &quot;value&quot;: 0, &quot;type&quot;: &quot;Magic&quot;, &quot;cpCost&quot;: 24, &quot;element&quot;: &quot;Lightning&quot;, }," calcext:value-type="string">
            <text:p>0xBE: { "idMostSigNib": 0, "idLeastSigByte": 0xBE, "name": "Thunder", "value": 0, "type": "Magic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3] = &quot;S&quot;; 10 + [.C193] - 1; IF ([.F193] = &quot;A&quot;; 15 + [.C193] - 1; IF ([.F193] = &quot;B&quot;; 20 + ([.C193] - 1) * 2; IF ([.F193] = &quot;C&quot;; 25 + ([.C193] - 1) * 2; IF ([.F193] = &quot;D&quot;; 30 + ([.C193] - 1) * 3; IF([.F193] = &quot;E&quot;; 40 + ([.C193] - 1) * 4; IF ([.F193] = &quot;F&quot;; 45 + ([.C193] - 1) * 4; IF ([.F193] = &quot;E+&quot;; 35 + ([.C193] - 1) * 3; IF([.F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G193];&quot;, &quot;&quot;element&quot;&quot;: &quot;&quot;&quot;;[.E193];&quot;&quot;&quot;, },&quot;)" office:value-type="string" office:string-value="0xBF: { &quot;idMostSigNib&quot;: 0, &quot;idLeastSigByte&quot;: 0xBF, &quot;name&quot;: &quot;Thunder&quot;, &quot;value&quot;: 1, &quot;type&quot;: &quot;Magic&quot;, &quot;cpCost&quot;: 15, &quot;element&quot;: &quot;Lightning&quot;, }," calcext:value-type="string">
            <text:p>0xBF: { "idMostSigNib": 0, "idLeastSigByte": 0xBF, "name": "Thunder", "value": 1, "type": "Magic", "cpCost": 15, "element": "Lightning"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4] = &quot;S&quot;; 10 + [.C194] - 1; IF ([.F194] = &quot;A&quot;; 15 + [.C194] - 1; IF ([.F194] = &quot;B&quot;; 20 + ([.C194] - 1) * 2; IF ([.F194] = &quot;C&quot;; 25 + ([.C194] - 1) * 2; IF ([.F194] = &quot;D&quot;; 30 + ([.C194] - 1) * 3; IF([.F194] = &quot;E&quot;; 40 + ([.C194] - 1) * 4; IF ([.F194] = &quot;F&quot;; 45 + ([.C194] - 1) * 4; IF ([.F194] = &quot;E+&quot;; 35 + ([.C194] - 1) * 3; IF([.F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G194];&quot;, &quot;&quot;element&quot;&quot;: &quot;&quot;&quot;;[.E194];&quot;&quot;&quot;, },&quot;)" office:value-type="string" office:string-value="0xC0: { &quot;idMostSigNib&quot;: 0, &quot;idLeastSigByte&quot;: 0xC0, &quot;name&quot;: &quot;Thunder&quot;, &quot;value&quot;: 2, &quot;type&quot;: &quot;Magic&quot;, &quot;cpCost&quot;: 16, &quot;element&quot;: &quot;Lightning&quot;, }," calcext:value-type="string">
            <text:p>0xC0: { "idMostSigNib": 0, "idLeastSigByte": 0xC0, "name": "Thunder", "value": 2, "type": "Magic", "cpCost": 16, "element": "Lightning"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5] = &quot;S&quot;; 10 + [.C195] - 1; IF ([.F195] = &quot;A&quot;; 15 + [.C195] - 1; IF ([.F195] = &quot;B&quot;; 20 + ([.C195] - 1) * 2; IF ([.F195] = &quot;C&quot;; 25 + ([.C195] - 1) * 2; IF ([.F195] = &quot;D&quot;; 30 + ([.C195] - 1) * 3; IF([.F195] = &quot;E&quot;; 40 + ([.C195] - 1) * 4; IF ([.F195] = &quot;F&quot;; 45 + ([.C195] - 1) * 4; IF ([.F195] = &quot;E+&quot;; 35 + ([.C195] - 1) * 3; IF([.F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G195];&quot;, &quot;&quot;element&quot;&quot;: &quot;&quot;&quot;;[.E195];&quot;&quot;&quot;, },&quot;)" office:value-type="string" office:string-value="0xC1: { &quot;idMostSigNib&quot;: 0, &quot;idLeastSigByte&quot;: 0xC1, &quot;name&quot;: &quot;Thunder&quot;, &quot;value&quot;: 3, &quot;type&quot;: &quot;Magic&quot;, &quot;cpCost&quot;: 17, &quot;element&quot;: &quot;Lightning&quot;, }," calcext:value-type="string">
            <text:p>0xC1: { "idMostSigNib": 0, "idLeastSigByte": 0xC1, "name": "Thunder", "value": 3, "type": "Magic", "cpCost": 17, "element": "Lightning"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6] = &quot;S&quot;; 10 + [.C196] - 1; IF ([.F196] = &quot;A&quot;; 15 + [.C196] - 1; IF ([.F196] = &quot;B&quot;; 20 + ([.C196] - 1) * 2; IF ([.F196] = &quot;C&quot;; 25 + ([.C196] - 1) * 2; IF ([.F196] = &quot;D&quot;; 30 + ([.C196] - 1) * 3; IF([.F196] = &quot;E&quot;; 40 + ([.C196] - 1) * 4; IF ([.F196] = &quot;F&quot;; 45 + ([.C196] - 1) * 4; IF ([.F196] = &quot;E+&quot;; 35 + ([.C196] - 1) * 3; IF([.F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G196];&quot;, &quot;&quot;element&quot;&quot;: &quot;&quot;&quot;;[.E196];&quot;&quot;&quot;, },&quot;)" office:value-type="string" office:string-value="0xC2: { &quot;idMostSigNib&quot;: 0, &quot;idLeastSigByte&quot;: 0xC2, &quot;name&quot;: &quot;Thunder&quot;, &quot;value&quot;: 4, &quot;type&quot;: &quot;Magic&quot;, &quot;cpCost&quot;: 18, &quot;element&quot;: &quot;Lightning&quot;, }," calcext:value-type="string">
            <text:p>0xC2: { "idMostSigNib": 0, "idLeastSigByte": 0xC2, "name": "Thunder", "value": 4, "type": "Magic", "cpCost": 18, "element": "Lightning"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7] = &quot;S&quot;; 10 + [.C197] - 1; IF ([.F197] = &quot;A&quot;; 15 + [.C197] - 1; IF ([.F197] = &quot;B&quot;; 20 + ([.C197] - 1) * 2; IF ([.F197] = &quot;C&quot;; 25 + ([.C197] - 1) * 2; IF ([.F197] = &quot;D&quot;; 30 + ([.C197] - 1) * 3; IF([.F197] = &quot;E&quot;; 40 + ([.C197] - 1) * 4; IF ([.F197] = &quot;F&quot;; 45 + ([.C197] - 1) * 4; IF ([.F197] = &quot;E+&quot;; 35 + ([.C197] - 1) * 3; IF([.F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G197];&quot;, &quot;&quot;element&quot;&quot;: &quot;&quot;&quot;;[.E197];&quot;&quot;&quot;, },&quot;)" office:value-type="string" office:string-value="0xC3: { &quot;idMostSigNib&quot;: 0, &quot;idLeastSigByte&quot;: 0xC3, &quot;name&quot;: &quot;Thunder&quot;, &quot;value&quot;: 5, &quot;type&quot;: &quot;Magic&quot;, &quot;cpCost&quot;: 19, &quot;element&quot;: &quot;Lightning&quot;, }," calcext:value-type="string">
            <text:p>0xC3: { "idMostSigNib": 0, "idLeastSigByte": 0xC3, "name": "Thunder", "value": 5, "type": "Magic", "cpCost": 19, "element": "Lightning"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8] = &quot;S&quot;; 10 + [.C198] - 1; IF ([.F198] = &quot;A&quot;; 15 + [.C198] - 1; IF ([.F198] = &quot;B&quot;; 20 + ([.C198] - 1) * 2; IF ([.F198] = &quot;C&quot;; 25 + ([.C198] - 1) * 2; IF ([.F198] = &quot;D&quot;; 30 + ([.C198] - 1) * 3; IF([.F198] = &quot;E&quot;; 40 + ([.C198] - 1) * 4; IF ([.F198] = &quot;F&quot;; 45 + ([.C198] - 1) * 4; IF ([.F198] = &quot;E+&quot;; 35 + ([.C198] - 1) * 3; IF([.F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G198];&quot;, &quot;&quot;element&quot;&quot;: &quot;&quot;&quot;;[.E198];&quot;&quot;&quot;, },&quot;)" office:value-type="string" office:string-value="0xC4: { &quot;idMostSigNib&quot;: 0, &quot;idLeastSigByte&quot;: 0xC4, &quot;name&quot;: &quot;Thunder&quot;, &quot;value&quot;: 6, &quot;type&quot;: &quot;Magic&quot;, &quot;cpCost&quot;: 20, &quot;element&quot;: &quot;Lightning&quot;, }," calcext:value-type="string">
            <text:p>0xC4: { "idMostSigNib": 0, "idLeastSigByte": 0xC4, "name": "Thunder", "value": 6, "type": "Magic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9] = &quot;S&quot;; 10 + [.C199] - 1; IF ([.F199] = &quot;A&quot;; 15 + [.C199] - 1; IF ([.F199] = &quot;B&quot;; 20 + ([.C199] - 1) * 2; IF ([.F199] = &quot;C&quot;; 25 + ([.C199] - 1) * 2; IF ([.F199] = &quot;D&quot;; 30 + ([.C199] - 1) * 3; IF([.F199] = &quot;E&quot;; 40 + ([.C199] - 1) * 4; IF ([.F199] = &quot;F&quot;; 45 + ([.C199] - 1) * 4; IF ([.F199] = &quot;E+&quot;; 35 + ([.C199] - 1) * 3; IF([.F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G199];&quot;, &quot;&quot;element&quot;&quot;: &quot;&quot;&quot;;[.E199];&quot;&quot;&quot;, },&quot;)" office:value-type="string" office:string-value="0xC5: { &quot;idMostSigNib&quot;: 0, &quot;idLeastSigByte&quot;: 0xC5, &quot;name&quot;: &quot;Thunder&quot;, &quot;value&quot;: 7, &quot;type&quot;: &quot;Magic&quot;, &quot;cpCost&quot;: 21, &quot;element&quot;: &quot;Lightning&quot;, }," calcext:value-type="string">
            <text:p>0xC5: { "idMostSigNib": 0, "idLeastSigByte": 0xC5, "name": "Thunder", "value": 7, "type": "Magic", "cpCost": 21, "element": "Lightning"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0] = &quot;S&quot;; 10 + [.C200] - 1; IF ([.F200] = &quot;A&quot;; 15 + [.C200] - 1; IF ([.F200] = &quot;B&quot;; 20 + ([.C200] - 1) * 2; IF ([.F200] = &quot;C&quot;; 25 + ([.C200] - 1) * 2; IF ([.F200] = &quot;D&quot;; 30 + ([.C200] - 1) * 3; IF([.F200] = &quot;E&quot;; 40 + ([.C200] - 1) * 4; IF ([.F200] = &quot;F&quot;; 45 + ([.C200] - 1) * 4; IF ([.F200] = &quot;E+&quot;; 35 + ([.C200] - 1) * 3; IF([.F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G200];&quot;, &quot;&quot;element&quot;&quot;: &quot;&quot;&quot;;[.E200];&quot;&quot;&quot;, },&quot;)" office:value-type="string" office:string-value="0xC6: { &quot;idMostSigNib&quot;: 0, &quot;idLeastSigByte&quot;: 0xC6, &quot;name&quot;: &quot;Thunder&quot;, &quot;value&quot;: 8, &quot;type&quot;: &quot;Magic&quot;, &quot;cpCost&quot;: 22, &quot;element&quot;: &quot;Lightning&quot;, }," calcext:value-type="string">
            <text:p>0xC6: { "idMostSigNib": 0, "idLeastSigByte": 0xC6, "name": "Thunder", "value": 8, "type": "Magic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1] = &quot;S&quot;; 10 + [.C201] - 1; IF ([.F201] = &quot;A&quot;; 15 + [.C201] - 1; IF ([.F201] = &quot;B&quot;; 20 + ([.C201] - 1) * 2; IF ([.F201] = &quot;C&quot;; 25 + ([.C201] - 1) * 2; IF ([.F201] = &quot;D&quot;; 30 + ([.C201] - 1) * 3; IF([.F201] = &quot;E&quot;; 40 + ([.C201] - 1) * 4; IF ([.F201] = &quot;F&quot;; 45 + ([.C201] - 1) * 4; IF ([.F201] = &quot;E+&quot;; 35 + ([.C201] - 1) * 3; IF([.F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G201];&quot;, &quot;&quot;element&quot;&quot;: &quot;&quot;&quot;;[.E201];&quot;&quot;&quot;, },&quot;)" office:value-type="string" office:string-value="0xC7: { &quot;idMostSigNib&quot;: 0, &quot;idLeastSigByte&quot;: 0xC7, &quot;name&quot;: &quot;Thunder&quot;, &quot;value&quot;: 9, &quot;type&quot;: &quot;Magic&quot;, &quot;cpCost&quot;: 23, &quot;element&quot;: &quot;Lightning&quot;, }," calcext:value-type="string">
            <text:p>0xC7: { "idMostSigNib": 0, "idLeastSigByte": 0xC7, "name": "Thunder", "value": 9, "type": "Magic", "cpCost": 23, "element": "Lightning"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2] = &quot;S&quot;; 10 + [.C202] - 1; IF ([.F202] = &quot;A&quot;; 15 + [.C202] - 1; IF ([.F202] = &quot;B&quot;; 20 + ([.C202] - 1) * 2; IF ([.F202] = &quot;C&quot;; 25 + ([.C202] - 1) * 2; IF ([.F202] = &quot;D&quot;; 30 + ([.C202] - 1) * 3; IF([.F202] = &quot;E&quot;; 40 + ([.C202] - 1) * 4; IF ([.F202] = &quot;F&quot;; 45 + ([.C202] - 1) * 4; IF ([.F202] = &quot;E+&quot;; 35 + ([.C202] - 1) * 3; IF([.F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G202];&quot;, &quot;&quot;element&quot;&quot;: &quot;&quot;&quot;;[.E202];&quot;&quot;&quot;, },&quot;)" office:value-type="string" office:string-value="0xC8: { &quot;idMostSigNib&quot;: 0, &quot;idLeastSigByte&quot;: 0xC8, &quot;name&quot;: &quot;Cure&quot;, &quot;value&quot;: 0, &quot;type&quot;: &quot;Magic&quot;, &quot;cpCost&quot;: 43, &quot;element&quot;: &quot;N/A&quot;, }," calcext:value-type="string">
            <text:p>0xC8: { "idMostSigNib": 0, "idLeastSigByte": 0xC8, "name": "Cure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3] = &quot;S&quot;; 10 + [.C203] - 1; IF ([.F203] = &quot;A&quot;; 15 + [.C203] - 1; IF ([.F203] = &quot;B&quot;; 20 + ([.C203] - 1) * 2; IF ([.F203] = &quot;C&quot;; 25 + ([.C203] - 1) * 2; IF ([.F203] = &quot;D&quot;; 30 + ([.C203] - 1) * 3; IF([.F203] = &quot;E&quot;; 40 + ([.C203] - 1) * 4; IF ([.F203] = &quot;F&quot;; 45 + ([.C203] - 1) * 4; IF ([.F203] = &quot;E+&quot;; 35 + ([.C203] - 1) * 3; IF([.F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G203];&quot;, &quot;&quot;element&quot;&quot;: &quot;&quot;&quot;;[.E203];&quot;&quot;&quot;, },&quot;)" office:value-type="string" office:string-value="0xC9: { &quot;idMostSigNib&quot;: 0, &quot;idLeastSigByte&quot;: 0xC9, &quot;name&quot;: &quot;Cure&quot;, &quot;value&quot;: 1, &quot;type&quot;: &quot;Magic&quot;, &quot;cpCost&quot;: 25, &quot;element&quot;: &quot;N/A&quot;, }," calcext:value-type="string">
            <text:p>0xC9: { "idMostSigNib": 0, "idLeastSigByte": 0xC9, "name": "Cure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4] = &quot;S&quot;; 10 + [.C204] - 1; IF ([.F204] = &quot;A&quot;; 15 + [.C204] - 1; IF ([.F204] = &quot;B&quot;; 20 + ([.C204] - 1) * 2; IF ([.F204] = &quot;C&quot;; 25 + ([.C204] - 1) * 2; IF ([.F204] = &quot;D&quot;; 30 + ([.C204] - 1) * 3; IF([.F204] = &quot;E&quot;; 40 + ([.C204] - 1) * 4; IF ([.F204] = &quot;F&quot;; 45 + ([.C204] - 1) * 4; IF ([.F204] = &quot;E+&quot;; 35 + ([.C204] - 1) * 3; IF([.F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G204];&quot;, &quot;&quot;element&quot;&quot;: &quot;&quot;&quot;;[.E204];&quot;&quot;&quot;, },&quot;)" office:value-type="string" office:string-value="0xCA: { &quot;idMostSigNib&quot;: 0, &quot;idLeastSigByte&quot;: 0xCA, &quot;name&quot;: &quot;Cure&quot;, &quot;value&quot;: 2, &quot;type&quot;: &quot;Magic&quot;, &quot;cpCost&quot;: 27, &quot;element&quot;: &quot;N/A&quot;, }," calcext:value-type="string">
            <text:p>0xCA: { "idMostSigNib": 0, "idLeastSigByte": 0xCA, "name": "Cure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5] = &quot;S&quot;; 10 + [.C205] - 1; IF ([.F205] = &quot;A&quot;; 15 + [.C205] - 1; IF ([.F205] = &quot;B&quot;; 20 + ([.C205] - 1) * 2; IF ([.F205] = &quot;C&quot;; 25 + ([.C205] - 1) * 2; IF ([.F205] = &quot;D&quot;; 30 + ([.C205] - 1) * 3; IF([.F205] = &quot;E&quot;; 40 + ([.C205] - 1) * 4; IF ([.F205] = &quot;F&quot;; 45 + ([.C205] - 1) * 4; IF ([.F205] = &quot;E+&quot;; 35 + ([.C205] - 1) * 3; IF([.F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G205];&quot;, &quot;&quot;element&quot;&quot;: &quot;&quot;&quot;;[.E205];&quot;&quot;&quot;, },&quot;)" office:value-type="string" office:string-value="0xCB: { &quot;idMostSigNib&quot;: 0, &quot;idLeastSigByte&quot;: 0xCB, &quot;name&quot;: &quot;Cure&quot;, &quot;value&quot;: 3, &quot;type&quot;: &quot;Magic&quot;, &quot;cpCost&quot;: 29, &quot;element&quot;: &quot;N/A&quot;, }," calcext:value-type="string">
            <text:p>0xCB: { "idMostSigNib": 0, "idLeastSigByte": 0xCB, "name": "Cure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6] = &quot;S&quot;; 10 + [.C206] - 1; IF ([.F206] = &quot;A&quot;; 15 + [.C206] - 1; IF ([.F206] = &quot;B&quot;; 20 + ([.C206] - 1) * 2; IF ([.F206] = &quot;C&quot;; 25 + ([.C206] - 1) * 2; IF ([.F206] = &quot;D&quot;; 30 + ([.C206] - 1) * 3; IF([.F206] = &quot;E&quot;; 40 + ([.C206] - 1) * 4; IF ([.F206] = &quot;F&quot;; 45 + ([.C206] - 1) * 4; IF ([.F206] = &quot;E+&quot;; 35 + ([.C206] - 1) * 3; IF([.F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G206];&quot;, &quot;&quot;element&quot;&quot;: &quot;&quot;&quot;;[.E206];&quot;&quot;&quot;, },&quot;)" office:value-type="string" office:string-value="0xCC: { &quot;idMostSigNib&quot;: 0, &quot;idLeastSigByte&quot;: 0xCC, &quot;name&quot;: &quot;Cure&quot;, &quot;value&quot;: 4, &quot;type&quot;: &quot;Magic&quot;, &quot;cpCost&quot;: 31, &quot;element&quot;: &quot;N/A&quot;, }," calcext:value-type="string">
            <text:p>0xCC: { "idMostSigNib": 0, "idLeastSigByte": 0xCC, "name": "Cure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7] = &quot;S&quot;; 10 + [.C207] - 1; IF ([.F207] = &quot;A&quot;; 15 + [.C207] - 1; IF ([.F207] = &quot;B&quot;; 20 + ([.C207] - 1) * 2; IF ([.F207] = &quot;C&quot;; 25 + ([.C207] - 1) * 2; IF ([.F207] = &quot;D&quot;; 30 + ([.C207] - 1) * 3; IF([.F207] = &quot;E&quot;; 40 + ([.C207] - 1) * 4; IF ([.F207] = &quot;F&quot;; 45 + ([.C207] - 1) * 4; IF ([.F207] = &quot;E+&quot;; 35 + ([.C207] - 1) * 3; IF([.F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G207];&quot;, &quot;&quot;element&quot;&quot;: &quot;&quot;&quot;;[.E207];&quot;&quot;&quot;, },&quot;)" office:value-type="string" office:string-value="0xCD: { &quot;idMostSigNib&quot;: 0, &quot;idLeastSigByte&quot;: 0xCD, &quot;name&quot;: &quot;Cure&quot;, &quot;value&quot;: 5, &quot;type&quot;: &quot;Magic&quot;, &quot;cpCost&quot;: 33, &quot;element&quot;: &quot;N/A&quot;, }," calcext:value-type="string">
            <text:p>0xCD: { "idMostSigNib": 0, "idLeastSigByte": 0xCD, "name": "Cure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8] = &quot;S&quot;; 10 + [.C208] - 1; IF ([.F208] = &quot;A&quot;; 15 + [.C208] - 1; IF ([.F208] = &quot;B&quot;; 20 + ([.C208] - 1) * 2; IF ([.F208] = &quot;C&quot;; 25 + ([.C208] - 1) * 2; IF ([.F208] = &quot;D&quot;; 30 + ([.C208] - 1) * 3; IF([.F208] = &quot;E&quot;; 40 + ([.C208] - 1) * 4; IF ([.F208] = &quot;F&quot;; 45 + ([.C208] - 1) * 4; IF ([.F208] = &quot;E+&quot;; 35 + ([.C208] - 1) * 3; IF([.F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G208];&quot;, &quot;&quot;element&quot;&quot;: &quot;&quot;&quot;;[.E208];&quot;&quot;&quot;, },&quot;)" office:value-type="string" office:string-value="0xCE: { &quot;idMostSigNib&quot;: 0, &quot;idLeastSigByte&quot;: 0xCE, &quot;name&quot;: &quot;Cure&quot;, &quot;value&quot;: 6, &quot;type&quot;: &quot;Magic&quot;, &quot;cpCost&quot;: 35, &quot;element&quot;: &quot;N/A&quot;, }," calcext:value-type="string">
            <text:p>0xCE: { "idMostSigNib": 0, "idLeastSigByte": 0xCE, "name": "Cure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9] = &quot;S&quot;; 10 + [.C209] - 1; IF ([.F209] = &quot;A&quot;; 15 + [.C209] - 1; IF ([.F209] = &quot;B&quot;; 20 + ([.C209] - 1) * 2; IF ([.F209] = &quot;C&quot;; 25 + ([.C209] - 1) * 2; IF ([.F209] = &quot;D&quot;; 30 + ([.C209] - 1) * 3; IF([.F209] = &quot;E&quot;; 40 + ([.C209] - 1) * 4; IF ([.F209] = &quot;F&quot;; 45 + ([.C209] - 1) * 4; IF ([.F209] = &quot;E+&quot;; 35 + ([.C209] - 1) * 3; IF([.F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G209];&quot;, &quot;&quot;element&quot;&quot;: &quot;&quot;&quot;;[.E209];&quot;&quot;&quot;, },&quot;)" office:value-type="string" office:string-value="0xCF: { &quot;idMostSigNib&quot;: 0, &quot;idLeastSigByte&quot;: 0xCF, &quot;name&quot;: &quot;Cure&quot;, &quot;value&quot;: 7, &quot;type&quot;: &quot;Magic&quot;, &quot;cpCost&quot;: 37, &quot;element&quot;: &quot;N/A&quot;, }," calcext:value-type="string">
            <text:p>0xCF: { "idMostSigNib": 0, "idLeastSigByte": 0xCF, "name": "Cure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0] = &quot;S&quot;; 10 + [.C210] - 1; IF ([.F210] = &quot;A&quot;; 15 + [.C210] - 1; IF ([.F210] = &quot;B&quot;; 20 + ([.C210] - 1) * 2; IF ([.F210] = &quot;C&quot;; 25 + ([.C210] - 1) * 2; IF ([.F210] = &quot;D&quot;; 30 + ([.C210] - 1) * 3; IF([.F210] = &quot;E&quot;; 40 + ([.C210] - 1) * 4; IF ([.F210] = &quot;F&quot;; 45 + ([.C210] - 1) * 4; IF ([.F210] = &quot;E+&quot;; 35 + ([.C210] - 1) * 3; IF([.F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G210];&quot;, &quot;&quot;element&quot;&quot;: &quot;&quot;&quot;;[.E210];&quot;&quot;&quot;, },&quot;)" office:value-type="string" office:string-value="0xD0: { &quot;idMostSigNib&quot;: 0, &quot;idLeastSigByte&quot;: 0xD0, &quot;name&quot;: &quot;Cure&quot;, &quot;value&quot;: 8, &quot;type&quot;: &quot;Magic&quot;, &quot;cpCost&quot;: 39, &quot;element&quot;: &quot;N/A&quot;, }," calcext:value-type="string">
            <text:p>0xD0: { "idMostSigNib": 0, "idLeastSigByte": 0xD0, "name": "Cure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1] = &quot;S&quot;; 10 + [.C211] - 1; IF ([.F211] = &quot;A&quot;; 15 + [.C211] - 1; IF ([.F211] = &quot;B&quot;; 20 + ([.C211] - 1) * 2; IF ([.F211] = &quot;C&quot;; 25 + ([.C211] - 1) * 2; IF ([.F211] = &quot;D&quot;; 30 + ([.C211] - 1) * 3; IF([.F211] = &quot;E&quot;; 40 + ([.C211] - 1) * 4; IF ([.F211] = &quot;F&quot;; 45 + ([.C211] - 1) * 4; IF ([.F211] = &quot;E+&quot;; 35 + ([.C211] - 1) * 3; IF([.F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G211];&quot;, &quot;&quot;element&quot;&quot;: &quot;&quot;&quot;;[.E211];&quot;&quot;&quot;, },&quot;)" office:value-type="string" office:string-value="0xD1: { &quot;idMostSigNib&quot;: 0, &quot;idLeastSigByte&quot;: 0xD1, &quot;name&quot;: &quot;Cure&quot;, &quot;value&quot;: 9, &quot;type&quot;: &quot;Magic&quot;, &quot;cpCost&quot;: 41, &quot;element&quot;: &quot;N/A&quot;, }," calcext:value-type="string">
            <text:p>0xD1: { "idMostSigNib": 0, "idLeastSigByte": 0xD1, "name": "Cure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2] = &quot;S&quot;; 10 + [.C212] - 1; IF ([.F212] = &quot;A&quot;; 15 + [.C212] - 1; IF ([.F212] = &quot;B&quot;; 20 + ([.C212] - 1) * 2; IF ([.F212] = &quot;C&quot;; 25 + ([.C212] - 1) * 2; IF ([.F212] = &quot;D&quot;; 30 + ([.C212] - 1) * 3; IF([.F212] = &quot;E&quot;; 40 + ([.C212] - 1) * 4; IF ([.F212] = &quot;F&quot;; 45 + ([.C212] - 1) * 4; IF ([.F212] = &quot;E+&quot;; 35 + ([.C212] - 1) * 3; IF([.F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G212];&quot;, &quot;&quot;element&quot;&quot;: &quot;&quot;&quot;;[.E212];&quot;&quot;&quot;, },&quot;)" office:value-type="string" office:string-value="0xD2: { &quot;idMostSigNib&quot;: 0, &quot;idLeastSigByte&quot;: 0xD2, &quot;name&quot;: &quot;Gravity&quot;, &quot;value&quot;: 0, &quot;type&quot;: &quot;Magic&quot;, &quot;cpCost&quot;: 38, &quot;element&quot;: &quot;N/A&quot;, }," calcext:value-type="string">
            <text:p>0xD2: { "idMostSigNib": 0, "idLeastSigByte": 0xD2, "name": "Gravity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3] = &quot;S&quot;; 10 + [.C213] - 1; IF ([.F213] = &quot;A&quot;; 15 + [.C213] - 1; IF ([.F213] = &quot;B&quot;; 20 + ([.C213] - 1) * 2; IF ([.F213] = &quot;C&quot;; 25 + ([.C213] - 1) * 2; IF ([.F213] = &quot;D&quot;; 30 + ([.C213] - 1) * 3; IF([.F213] = &quot;E&quot;; 40 + ([.C213] - 1) * 4; IF ([.F213] = &quot;F&quot;; 45 + ([.C213] - 1) * 4; IF ([.F213] = &quot;E+&quot;; 35 + ([.C213] - 1) * 3; IF([.F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G213];&quot;, &quot;&quot;element&quot;&quot;: &quot;&quot;&quot;;[.E213];&quot;&quot;&quot;, },&quot;)" office:value-type="string" office:string-value="0xD3: { &quot;idMostSigNib&quot;: 0, &quot;idLeastSigByte&quot;: 0xD3, &quot;name&quot;: &quot;Gravity&quot;, &quot;value&quot;: 1, &quot;type&quot;: &quot;Magic&quot;, &quot;cpCost&quot;: 20, &quot;element&quot;: &quot;N/A&quot;, }," calcext:value-type="string">
            <text:p>0xD3: { "idMostSigNib": 0, "idLeastSigByte": 0xD3, "name": "Gravity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4] = &quot;S&quot;; 10 + [.C214] - 1; IF ([.F214] = &quot;A&quot;; 15 + [.C214] - 1; IF ([.F214] = &quot;B&quot;; 20 + ([.C214] - 1) * 2; IF ([.F214] = &quot;C&quot;; 25 + ([.C214] - 1) * 2; IF ([.F214] = &quot;D&quot;; 30 + ([.C214] - 1) * 3; IF([.F214] = &quot;E&quot;; 40 + ([.C214] - 1) * 4; IF ([.F214] = &quot;F&quot;; 45 + ([.C214] - 1) * 4; IF ([.F214] = &quot;E+&quot;; 35 + ([.C214] - 1) * 3; IF([.F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G214];&quot;, &quot;&quot;element&quot;&quot;: &quot;&quot;&quot;;[.E214];&quot;&quot;&quot;, },&quot;)" office:value-type="string" office:string-value="0xD4: { &quot;idMostSigNib&quot;: 0, &quot;idLeastSigByte&quot;: 0xD4, &quot;name&quot;: &quot;Gravity&quot;, &quot;value&quot;: 2, &quot;type&quot;: &quot;Magic&quot;, &quot;cpCost&quot;: 22, &quot;element&quot;: &quot;N/A&quot;, }," calcext:value-type="string">
            <text:p>0xD4: { "idMostSigNib": 0, "idLeastSigByte": 0xD4, "name": "Gravity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5] = &quot;S&quot;; 10 + [.C215] - 1; IF ([.F215] = &quot;A&quot;; 15 + [.C215] - 1; IF ([.F215] = &quot;B&quot;; 20 + ([.C215] - 1) * 2; IF ([.F215] = &quot;C&quot;; 25 + ([.C215] - 1) * 2; IF ([.F215] = &quot;D&quot;; 30 + ([.C215] - 1) * 3; IF([.F215] = &quot;E&quot;; 40 + ([.C215] - 1) * 4; IF ([.F215] = &quot;F&quot;; 45 + ([.C215] - 1) * 4; IF ([.F215] = &quot;E+&quot;; 35 + ([.C215] - 1) * 3; IF([.F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G215];&quot;, &quot;&quot;element&quot;&quot;: &quot;&quot;&quot;;[.E215];&quot;&quot;&quot;, },&quot;)" office:value-type="string" office:string-value="0xD5: { &quot;idMostSigNib&quot;: 0, &quot;idLeastSigByte&quot;: 0xD5, &quot;name&quot;: &quot;Gravity&quot;, &quot;value&quot;: 3, &quot;type&quot;: &quot;Magic&quot;, &quot;cpCost&quot;: 24, &quot;element&quot;: &quot;N/A&quot;, }," calcext:value-type="string">
            <text:p>0xD5: { "idMostSigNib": 0, "idLeastSigByte": 0xD5, "name": "Gravity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6] = &quot;S&quot;; 10 + [.C216] - 1; IF ([.F216] = &quot;A&quot;; 15 + [.C216] - 1; IF ([.F216] = &quot;B&quot;; 20 + ([.C216] - 1) * 2; IF ([.F216] = &quot;C&quot;; 25 + ([.C216] - 1) * 2; IF ([.F216] = &quot;D&quot;; 30 + ([.C216] - 1) * 3; IF([.F216] = &quot;E&quot;; 40 + ([.C216] - 1) * 4; IF ([.F216] = &quot;F&quot;; 45 + ([.C216] - 1) * 4; IF ([.F216] = &quot;E+&quot;; 35 + ([.C216] - 1) * 3; IF([.F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G216];&quot;, &quot;&quot;element&quot;&quot;: &quot;&quot;&quot;;[.E216];&quot;&quot;&quot;, },&quot;)" office:value-type="string" office:string-value="0xD6: { &quot;idMostSigNib&quot;: 0, &quot;idLeastSigByte&quot;: 0xD6, &quot;name&quot;: &quot;Gravity&quot;, &quot;value&quot;: 4, &quot;type&quot;: &quot;Magic&quot;, &quot;cpCost&quot;: 26, &quot;element&quot;: &quot;N/A&quot;, }," calcext:value-type="string">
            <text:p>0xD6: { "idMostSigNib": 0, "idLeastSigByte": 0xD6, "name": "Gravity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7] = &quot;S&quot;; 10 + [.C217] - 1; IF ([.F217] = &quot;A&quot;; 15 + [.C217] - 1; IF ([.F217] = &quot;B&quot;; 20 + ([.C217] - 1) * 2; IF ([.F217] = &quot;C&quot;; 25 + ([.C217] - 1) * 2; IF ([.F217] = &quot;D&quot;; 30 + ([.C217] - 1) * 3; IF([.F217] = &quot;E&quot;; 40 + ([.C217] - 1) * 4; IF ([.F217] = &quot;F&quot;; 45 + ([.C217] - 1) * 4; IF ([.F217] = &quot;E+&quot;; 35 + ([.C217] - 1) * 3; IF([.F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G217];&quot;, &quot;&quot;element&quot;&quot;: &quot;&quot;&quot;;[.E217];&quot;&quot;&quot;, },&quot;)" office:value-type="string" office:string-value="0xD7: { &quot;idMostSigNib&quot;: 0, &quot;idLeastSigByte&quot;: 0xD7, &quot;name&quot;: &quot;Gravity&quot;, &quot;value&quot;: 5, &quot;type&quot;: &quot;Magic&quot;, &quot;cpCost&quot;: 28, &quot;element&quot;: &quot;N/A&quot;, }," calcext:value-type="string">
            <text:p>0xD7: { "idMostSigNib": 0, "idLeastSigByte": 0xD7, "name": "Gravity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8] = &quot;S&quot;; 10 + [.C218] - 1; IF ([.F218] = &quot;A&quot;; 15 + [.C218] - 1; IF ([.F218] = &quot;B&quot;; 20 + ([.C218] - 1) * 2; IF ([.F218] = &quot;C&quot;; 25 + ([.C218] - 1) * 2; IF ([.F218] = &quot;D&quot;; 30 + ([.C218] - 1) * 3; IF([.F218] = &quot;E&quot;; 40 + ([.C218] - 1) * 4; IF ([.F218] = &quot;F&quot;; 45 + ([.C218] - 1) * 4; IF ([.F218] = &quot;E+&quot;; 35 + ([.C218] - 1) * 3; IF([.F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G218];&quot;, &quot;&quot;element&quot;&quot;: &quot;&quot;&quot;;[.E218];&quot;&quot;&quot;, },&quot;)" office:value-type="string" office:string-value="0xD8: { &quot;idMostSigNib&quot;: 0, &quot;idLeastSigByte&quot;: 0xD8, &quot;name&quot;: &quot;Gravity&quot;, &quot;value&quot;: 6, &quot;type&quot;: &quot;Magic&quot;, &quot;cpCost&quot;: 30, &quot;element&quot;: &quot;N/A&quot;, }," calcext:value-type="string">
            <text:p>0xD8: { "idMostSigNib": 0, "idLeastSigByte": 0xD8, "name": "Gravity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9] = &quot;S&quot;; 10 + [.C219] - 1; IF ([.F219] = &quot;A&quot;; 15 + [.C219] - 1; IF ([.F219] = &quot;B&quot;; 20 + ([.C219] - 1) * 2; IF ([.F219] = &quot;C&quot;; 25 + ([.C219] - 1) * 2; IF ([.F219] = &quot;D&quot;; 30 + ([.C219] - 1) * 3; IF([.F219] = &quot;E&quot;; 40 + ([.C219] - 1) * 4; IF ([.F219] = &quot;F&quot;; 45 + ([.C219] - 1) * 4; IF ([.F219] = &quot;E+&quot;; 35 + ([.C219] - 1) * 3; IF([.F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G219];&quot;, &quot;&quot;element&quot;&quot;: &quot;&quot;&quot;;[.E219];&quot;&quot;&quot;, },&quot;)" office:value-type="string" office:string-value="0xD9: { &quot;idMostSigNib&quot;: 0, &quot;idLeastSigByte&quot;: 0xD9, &quot;name&quot;: &quot;Gravity&quot;, &quot;value&quot;: 7, &quot;type&quot;: &quot;Magic&quot;, &quot;cpCost&quot;: 32, &quot;element&quot;: &quot;N/A&quot;, }," calcext:value-type="string">
            <text:p>0xD9: { "idMostSigNib": 0, "idLeastSigByte": 0xD9, "name": "Gravity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0] = &quot;S&quot;; 10 + [.C220] - 1; IF ([.F220] = &quot;A&quot;; 15 + [.C220] - 1; IF ([.F220] = &quot;B&quot;; 20 + ([.C220] - 1) * 2; IF ([.F220] = &quot;C&quot;; 25 + ([.C220] - 1) * 2; IF ([.F220] = &quot;D&quot;; 30 + ([.C220] - 1) * 3; IF([.F220] = &quot;E&quot;; 40 + ([.C220] - 1) * 4; IF ([.F220] = &quot;F&quot;; 45 + ([.C220] - 1) * 4; IF ([.F220] = &quot;E+&quot;; 35 + ([.C220] - 1) * 3; IF([.F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G220];&quot;, &quot;&quot;element&quot;&quot;: &quot;&quot;&quot;;[.E220];&quot;&quot;&quot;, },&quot;)" office:value-type="string" office:string-value="0xDA: { &quot;idMostSigNib&quot;: 0, &quot;idLeastSigByte&quot;: 0xDA, &quot;name&quot;: &quot;Gravity&quot;, &quot;value&quot;: 8, &quot;type&quot;: &quot;Magic&quot;, &quot;cpCost&quot;: 34, &quot;element&quot;: &quot;N/A&quot;, }," calcext:value-type="string">
            <text:p>0xDA: { "idMostSigNib": 0, "idLeastSigByte": 0xDA, "name": "Gravity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1] = &quot;S&quot;; 10 + [.C221] - 1; IF ([.F221] = &quot;A&quot;; 15 + [.C221] - 1; IF ([.F221] = &quot;B&quot;; 20 + ([.C221] - 1) * 2; IF ([.F221] = &quot;C&quot;; 25 + ([.C221] - 1) * 2; IF ([.F221] = &quot;D&quot;; 30 + ([.C221] - 1) * 3; IF([.F221] = &quot;E&quot;; 40 + ([.C221] - 1) * 4; IF ([.F221] = &quot;F&quot;; 45 + ([.C221] - 1) * 4; IF ([.F221] = &quot;E+&quot;; 35 + ([.C221] - 1) * 3; IF([.F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G221];&quot;, &quot;&quot;element&quot;&quot;: &quot;&quot;&quot;;[.E221];&quot;&quot;&quot;, },&quot;)" office:value-type="string" office:string-value="0xDB: { &quot;idMostSigNib&quot;: 0, &quot;idLeastSigByte&quot;: 0xDB, &quot;name&quot;: &quot;Gravity&quot;, &quot;value&quot;: 9, &quot;type&quot;: &quot;Magic&quot;, &quot;cpCost&quot;: 36, &quot;element&quot;: &quot;N/A&quot;, }," calcext:value-type="string">
            <text:p>0xDB: { "idMostSigNib": 0, "idLeastSigByte": 0xDB, "name": "Gravity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2] = &quot;S&quot;; 10 + [.C222] - 1; IF ([.F222] = &quot;A&quot;; 15 + [.C222] - 1; IF ([.F222] = &quot;B&quot;; 20 + ([.C222] - 1) * 2; IF ([.F222] = &quot;C&quot;; 25 + ([.C222] - 1) * 2; IF ([.F222] = &quot;D&quot;; 30 + ([.C222] - 1) * 3; IF([.F222] = &quot;E&quot;; 40 + ([.C222] - 1) * 4; IF ([.F222] = &quot;F&quot;; 45 + ([.C222] - 1) * 4; IF ([.F222] = &quot;E+&quot;; 35 + ([.C222] - 1) * 3; IF([.F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G222];&quot;, &quot;&quot;element&quot;&quot;: &quot;&quot;&quot;;[.E222];&quot;&quot;&quot;, },&quot;)" office:value-type="string" office:string-value="0xDC: { &quot;idMostSigNib&quot;: 0, &quot;idLeastSigByte&quot;: 0xDC, &quot;name&quot;: &quot;Stop&quot;, &quot;value&quot;: 0, &quot;type&quot;: &quot;Magic&quot;, &quot;cpCost&quot;: 38, &quot;element&quot;: &quot;N/A&quot;, }," calcext:value-type="string">
            <text:p>0xDC: { "idMostSigNib": 0, "idLeastSigByte": 0xDC, "name": "Stop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3] = &quot;S&quot;; 10 + [.C223] - 1; IF ([.F223] = &quot;A&quot;; 15 + [.C223] - 1; IF ([.F223] = &quot;B&quot;; 20 + ([.C223] - 1) * 2; IF ([.F223] = &quot;C&quot;; 25 + ([.C223] - 1) * 2; IF ([.F223] = &quot;D&quot;; 30 + ([.C223] - 1) * 3; IF([.F223] = &quot;E&quot;; 40 + ([.C223] - 1) * 4; IF ([.F223] = &quot;F&quot;; 45 + ([.C223] - 1) * 4; IF ([.F223] = &quot;E+&quot;; 35 + ([.C223] - 1) * 3; IF([.F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G223];&quot;, &quot;&quot;element&quot;&quot;: &quot;&quot;&quot;;[.E223];&quot;&quot;&quot;, },&quot;)" office:value-type="string" office:string-value="0xDD: { &quot;idMostSigNib&quot;: 0, &quot;idLeastSigByte&quot;: 0xDD, &quot;name&quot;: &quot;Stop&quot;, &quot;value&quot;: 1, &quot;type&quot;: &quot;Magic&quot;, &quot;cpCost&quot;: 20, &quot;element&quot;: &quot;N/A&quot;, }," calcext:value-type="string">
            <text:p>0xDD: { "idMostSigNib": 0, "idLeastSigByte": 0xDD, "name": "Stop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4] = &quot;S&quot;; 10 + [.C224] - 1; IF ([.F224] = &quot;A&quot;; 15 + [.C224] - 1; IF ([.F224] = &quot;B&quot;; 20 + ([.C224] - 1) * 2; IF ([.F224] = &quot;C&quot;; 25 + ([.C224] - 1) * 2; IF ([.F224] = &quot;D&quot;; 30 + ([.C224] - 1) * 3; IF([.F224] = &quot;E&quot;; 40 + ([.C224] - 1) * 4; IF ([.F224] = &quot;F&quot;; 45 + ([.C224] - 1) * 4; IF ([.F224] = &quot;E+&quot;; 35 + ([.C224] - 1) * 3; IF([.F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G224];&quot;, &quot;&quot;element&quot;&quot;: &quot;&quot;&quot;;[.E224];&quot;&quot;&quot;, },&quot;)" office:value-type="string" office:string-value="0xDE: { &quot;idMostSigNib&quot;: 0, &quot;idLeastSigByte&quot;: 0xDE, &quot;name&quot;: &quot;Stop&quot;, &quot;value&quot;: 2, &quot;type&quot;: &quot;Magic&quot;, &quot;cpCost&quot;: 22, &quot;element&quot;: &quot;N/A&quot;, }," calcext:value-type="string">
            <text:p>0xDE: { "idMostSigNib": 0, "idLeastSigByte": 0xDE, "name": "Stop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5] = &quot;S&quot;; 10 + [.C225] - 1; IF ([.F225] = &quot;A&quot;; 15 + [.C225] - 1; IF ([.F225] = &quot;B&quot;; 20 + ([.C225] - 1) * 2; IF ([.F225] = &quot;C&quot;; 25 + ([.C225] - 1) * 2; IF ([.F225] = &quot;D&quot;; 30 + ([.C225] - 1) * 3; IF([.F225] = &quot;E&quot;; 40 + ([.C225] - 1) * 4; IF ([.F225] = &quot;F&quot;; 45 + ([.C225] - 1) * 4; IF ([.F225] = &quot;E+&quot;; 35 + ([.C225] - 1) * 3; IF([.F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G225];&quot;, &quot;&quot;element&quot;&quot;: &quot;&quot;&quot;;[.E225];&quot;&quot;&quot;, },&quot;)" office:value-type="string" office:string-value="0xDF: { &quot;idMostSigNib&quot;: 0, &quot;idLeastSigByte&quot;: 0xDF, &quot;name&quot;: &quot;Stop&quot;, &quot;value&quot;: 3, &quot;type&quot;: &quot;Magic&quot;, &quot;cpCost&quot;: 24, &quot;element&quot;: &quot;N/A&quot;, }," calcext:value-type="string">
            <text:p>0xDF: { "idMostSigNib": 0, "idLeastSigByte": 0xDF, "name": "Stop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6] = &quot;S&quot;; 10 + [.C226] - 1; IF ([.F226] = &quot;A&quot;; 15 + [.C226] - 1; IF ([.F226] = &quot;B&quot;; 20 + ([.C226] - 1) * 2; IF ([.F226] = &quot;C&quot;; 25 + ([.C226] - 1) * 2; IF ([.F226] = &quot;D&quot;; 30 + ([.C226] - 1) * 3; IF([.F226] = &quot;E&quot;; 40 + ([.C226] - 1) * 4; IF ([.F226] = &quot;F&quot;; 45 + ([.C226] - 1) * 4; IF ([.F226] = &quot;E+&quot;; 35 + ([.C226] - 1) * 3; IF([.F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G226];&quot;, &quot;&quot;element&quot;&quot;: &quot;&quot;&quot;;[.E226];&quot;&quot;&quot;, },&quot;)" office:value-type="string" office:string-value="0xE0: { &quot;idMostSigNib&quot;: 0, &quot;idLeastSigByte&quot;: 0xE0, &quot;name&quot;: &quot;Stop&quot;, &quot;value&quot;: 4, &quot;type&quot;: &quot;Magic&quot;, &quot;cpCost&quot;: 26, &quot;element&quot;: &quot;N/A&quot;, }," calcext:value-type="string">
            <text:p>0xE0: { "idMostSigNib": 0, "idLeastSigByte": 0xE0, "name": "Stop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7] = &quot;S&quot;; 10 + [.C227] - 1; IF ([.F227] = &quot;A&quot;; 15 + [.C227] - 1; IF ([.F227] = &quot;B&quot;; 20 + ([.C227] - 1) * 2; IF ([.F227] = &quot;C&quot;; 25 + ([.C227] - 1) * 2; IF ([.F227] = &quot;D&quot;; 30 + ([.C227] - 1) * 3; IF([.F227] = &quot;E&quot;; 40 + ([.C227] - 1) * 4; IF ([.F227] = &quot;F&quot;; 45 + ([.C227] - 1) * 4; IF ([.F227] = &quot;E+&quot;; 35 + ([.C227] - 1) * 3; IF([.F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G227];&quot;, &quot;&quot;element&quot;&quot;: &quot;&quot;&quot;;[.E227];&quot;&quot;&quot;, },&quot;)" office:value-type="string" office:string-value="0xE1: { &quot;idMostSigNib&quot;: 0, &quot;idLeastSigByte&quot;: 0xE1, &quot;name&quot;: &quot;Stop&quot;, &quot;value&quot;: 5, &quot;type&quot;: &quot;Magic&quot;, &quot;cpCost&quot;: 28, &quot;element&quot;: &quot;N/A&quot;, }," calcext:value-type="string">
            <text:p>0xE1: { "idMostSigNib": 0, "idLeastSigByte": 0xE1, "name": "Stop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8] = &quot;S&quot;; 10 + [.C228] - 1; IF ([.F228] = &quot;A&quot;; 15 + [.C228] - 1; IF ([.F228] = &quot;B&quot;; 20 + ([.C228] - 1) * 2; IF ([.F228] = &quot;C&quot;; 25 + ([.C228] - 1) * 2; IF ([.F228] = &quot;D&quot;; 30 + ([.C228] - 1) * 3; IF([.F228] = &quot;E&quot;; 40 + ([.C228] - 1) * 4; IF ([.F228] = &quot;F&quot;; 45 + ([.C228] - 1) * 4; IF ([.F228] = &quot;E+&quot;; 35 + ([.C228] - 1) * 3; IF([.F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G228];&quot;, &quot;&quot;element&quot;&quot;: &quot;&quot;&quot;;[.E228];&quot;&quot;&quot;, },&quot;)" office:value-type="string" office:string-value="0xE2: { &quot;idMostSigNib&quot;: 0, &quot;idLeastSigByte&quot;: 0xE2, &quot;name&quot;: &quot;Stop&quot;, &quot;value&quot;: 6, &quot;type&quot;: &quot;Magic&quot;, &quot;cpCost&quot;: 30, &quot;element&quot;: &quot;N/A&quot;, }," calcext:value-type="string">
            <text:p>0xE2: { "idMostSigNib": 0, "idLeastSigByte": 0xE2, "name": "Stop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9] = &quot;S&quot;; 10 + [.C229] - 1; IF ([.F229] = &quot;A&quot;; 15 + [.C229] - 1; IF ([.F229] = &quot;B&quot;; 20 + ([.C229] - 1) * 2; IF ([.F229] = &quot;C&quot;; 25 + ([.C229] - 1) * 2; IF ([.F229] = &quot;D&quot;; 30 + ([.C229] - 1) * 3; IF([.F229] = &quot;E&quot;; 40 + ([.C229] - 1) * 4; IF ([.F229] = &quot;F&quot;; 45 + ([.C229] - 1) * 4; IF ([.F229] = &quot;E+&quot;; 35 + ([.C229] - 1) * 3; IF([.F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G229];&quot;, &quot;&quot;element&quot;&quot;: &quot;&quot;&quot;;[.E229];&quot;&quot;&quot;, },&quot;)" office:value-type="string" office:string-value="0xE3: { &quot;idMostSigNib&quot;: 0, &quot;idLeastSigByte&quot;: 0xE3, &quot;name&quot;: &quot;Stop&quot;, &quot;value&quot;: 7, &quot;type&quot;: &quot;Magic&quot;, &quot;cpCost&quot;: 32, &quot;element&quot;: &quot;N/A&quot;, }," calcext:value-type="string">
            <text:p>0xE3: { "idMostSigNib": 0, "idLeastSigByte": 0xE3, "name": "Stop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0] = &quot;S&quot;; 10 + [.C230] - 1; IF ([.F230] = &quot;A&quot;; 15 + [.C230] - 1; IF ([.F230] = &quot;B&quot;; 20 + ([.C230] - 1) * 2; IF ([.F230] = &quot;C&quot;; 25 + ([.C230] - 1) * 2; IF ([.F230] = &quot;D&quot;; 30 + ([.C230] - 1) * 3; IF([.F230] = &quot;E&quot;; 40 + ([.C230] - 1) * 4; IF ([.F230] = &quot;F&quot;; 45 + ([.C230] - 1) * 4; IF ([.F230] = &quot;E+&quot;; 35 + ([.C230] - 1) * 3; IF([.F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G230];&quot;, &quot;&quot;element&quot;&quot;: &quot;&quot;&quot;;[.E230];&quot;&quot;&quot;, },&quot;)" office:value-type="string" office:string-value="0xE4: { &quot;idMostSigNib&quot;: 0, &quot;idLeastSigByte&quot;: 0xE4, &quot;name&quot;: &quot;Stop&quot;, &quot;value&quot;: 8, &quot;type&quot;: &quot;Magic&quot;, &quot;cpCost&quot;: 34, &quot;element&quot;: &quot;N/A&quot;, }," calcext:value-type="string">
            <text:p>0xE4: { "idMostSigNib": 0, "idLeastSigByte": 0xE4, "name": "Stop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1] = &quot;S&quot;; 10 + [.C231] - 1; IF ([.F231] = &quot;A&quot;; 15 + [.C231] - 1; IF ([.F231] = &quot;B&quot;; 20 + ([.C231] - 1) * 2; IF ([.F231] = &quot;C&quot;; 25 + ([.C231] - 1) * 2; IF ([.F231] = &quot;D&quot;; 30 + ([.C231] - 1) * 3; IF([.F231] = &quot;E&quot;; 40 + ([.C231] - 1) * 4; IF ([.F231] = &quot;F&quot;; 45 + ([.C231] - 1) * 4; IF ([.F231] = &quot;E+&quot;; 35 + ([.C231] - 1) * 3; IF([.F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G231];&quot;, &quot;&quot;element&quot;&quot;: &quot;&quot;&quot;;[.E231];&quot;&quot;&quot;, },&quot;)" office:value-type="string" office:string-value="0xE5: { &quot;idMostSigNib&quot;: 0, &quot;idLeastSigByte&quot;: 0xE5, &quot;name&quot;: &quot;Stop&quot;, &quot;value&quot;: 9, &quot;type&quot;: &quot;Magic&quot;, &quot;cpCost&quot;: 36, &quot;element&quot;: &quot;N/A&quot;, }," calcext:value-type="string">
            <text:p>0xE5: { "idMostSigNib": 0, "idLeastSigByte": 0xE5, "name": "Stop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2] = &quot;S&quot;; 10 + [.C232] - 1; IF ([.F232] = &quot;A&quot;; 15 + [.C232] - 1; IF ([.F232] = &quot;B&quot;; 20 + ([.C232] - 1) * 2; IF ([.F232] = &quot;C&quot;; 25 + ([.C232] - 1) * 2; IF ([.F232] = &quot;D&quot;; 30 + ([.C232] - 1) * 3; IF([.F232] = &quot;E&quot;; 40 + ([.C232] - 1) * 4; IF ([.F232] = &quot;F&quot;; 45 + ([.C232] - 1) * 4; IF ([.F232] = &quot;E+&quot;; 35 + ([.C232] - 1) * 3; IF([.F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G232];&quot;, &quot;&quot;element&quot;&quot;: &quot;&quot;&quot;;[.E232];&quot;&quot;&quot;, },&quot;)" office:value-type="string" office:string-value="0xE6: { &quot;idMostSigNib&quot;: 0, &quot;idLeastSigByte&quot;: 0xE6, &quot;name&quot;: &quot;Aero&quot;, &quot;value&quot;: 0, &quot;type&quot;: &quot;Magic&quot;, &quot;cpCost&quot;: 38, &quot;element&quot;: &quot;N/A&quot;, }," calcext:value-type="string">
            <text:p>0xE6: { "idMostSigNib": 0, "idLeastSigByte": 0xE6, "name": "Aero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3] = &quot;S&quot;; 10 + [.C233] - 1; IF ([.F233] = &quot;A&quot;; 15 + [.C233] - 1; IF ([.F233] = &quot;B&quot;; 20 + ([.C233] - 1) * 2; IF ([.F233] = &quot;C&quot;; 25 + ([.C233] - 1) * 2; IF ([.F233] = &quot;D&quot;; 30 + ([.C233] - 1) * 3; IF([.F233] = &quot;E&quot;; 40 + ([.C233] - 1) * 4; IF ([.F233] = &quot;F&quot;; 45 + ([.C233] - 1) * 4; IF ([.F233] = &quot;E+&quot;; 35 + ([.C233] - 1) * 3; IF([.F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G233];&quot;, &quot;&quot;element&quot;&quot;: &quot;&quot;&quot;;[.E233];&quot;&quot;&quot;, },&quot;)" office:value-type="string" office:string-value="0xE7: { &quot;idMostSigNib&quot;: 0, &quot;idLeastSigByte&quot;: 0xE7, &quot;name&quot;: &quot;Aero&quot;, &quot;value&quot;: 1, &quot;type&quot;: &quot;Magic&quot;, &quot;cpCost&quot;: 20, &quot;element&quot;: &quot;N/A&quot;, }," calcext:value-type="string">
            <text:p>0xE7: { "idMostSigNib": 0, "idLeastSigByte": 0xE7, "name": "Aero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4] = &quot;S&quot;; 10 + [.C234] - 1; IF ([.F234] = &quot;A&quot;; 15 + [.C234] - 1; IF ([.F234] = &quot;B&quot;; 20 + ([.C234] - 1) * 2; IF ([.F234] = &quot;C&quot;; 25 + ([.C234] - 1) * 2; IF ([.F234] = &quot;D&quot;; 30 + ([.C234] - 1) * 3; IF([.F234] = &quot;E&quot;; 40 + ([.C234] - 1) * 4; IF ([.F234] = &quot;F&quot;; 45 + ([.C234] - 1) * 4; IF ([.F234] = &quot;E+&quot;; 35 + ([.C234] - 1) * 3; IF([.F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G234];&quot;, &quot;&quot;element&quot;&quot;: &quot;&quot;&quot;;[.E234];&quot;&quot;&quot;, },&quot;)" office:value-type="string" office:string-value="0xE8: { &quot;idMostSigNib&quot;: 0, &quot;idLeastSigByte&quot;: 0xE8, &quot;name&quot;: &quot;Aero&quot;, &quot;value&quot;: 2, &quot;type&quot;: &quot;Magic&quot;, &quot;cpCost&quot;: 22, &quot;element&quot;: &quot;N/A&quot;, }," calcext:value-type="string">
            <text:p>0xE8: { "idMostSigNib": 0, "idLeastSigByte": 0xE8, "name": "Aero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5] = &quot;S&quot;; 10 + [.C235] - 1; IF ([.F235] = &quot;A&quot;; 15 + [.C235] - 1; IF ([.F235] = &quot;B&quot;; 20 + ([.C235] - 1) * 2; IF ([.F235] = &quot;C&quot;; 25 + ([.C235] - 1) * 2; IF ([.F235] = &quot;D&quot;; 30 + ([.C235] - 1) * 3; IF([.F235] = &quot;E&quot;; 40 + ([.C235] - 1) * 4; IF ([.F235] = &quot;F&quot;; 45 + ([.C235] - 1) * 4; IF ([.F235] = &quot;E+&quot;; 35 + ([.C235] - 1) * 3; IF([.F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G235];&quot;, &quot;&quot;element&quot;&quot;: &quot;&quot;&quot;;[.E235];&quot;&quot;&quot;, },&quot;)" office:value-type="string" office:string-value="0xE9: { &quot;idMostSigNib&quot;: 0, &quot;idLeastSigByte&quot;: 0xE9, &quot;name&quot;: &quot;Aero&quot;, &quot;value&quot;: 3, &quot;type&quot;: &quot;Magic&quot;, &quot;cpCost&quot;: 24, &quot;element&quot;: &quot;N/A&quot;, }," calcext:value-type="string">
            <text:p>0xE9: { "idMostSigNib": 0, "idLeastSigByte": 0xE9, "name": "Aero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6] = &quot;S&quot;; 10 + [.C236] - 1; IF ([.F236] = &quot;A&quot;; 15 + [.C236] - 1; IF ([.F236] = &quot;B&quot;; 20 + ([.C236] - 1) * 2; IF ([.F236] = &quot;C&quot;; 25 + ([.C236] - 1) * 2; IF ([.F236] = &quot;D&quot;; 30 + ([.C236] - 1) * 3; IF([.F236] = &quot;E&quot;; 40 + ([.C236] - 1) * 4; IF ([.F236] = &quot;F&quot;; 45 + ([.C236] - 1) * 4; IF ([.F236] = &quot;E+&quot;; 35 + ([.C236] - 1) * 3; IF([.F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G236];&quot;, &quot;&quot;element&quot;&quot;: &quot;&quot;&quot;;[.E236];&quot;&quot;&quot;, },&quot;)" office:value-type="string" office:string-value="0xEA: { &quot;idMostSigNib&quot;: 0, &quot;idLeastSigByte&quot;: 0xEA, &quot;name&quot;: &quot;Aero&quot;, &quot;value&quot;: 4, &quot;type&quot;: &quot;Magic&quot;, &quot;cpCost&quot;: 26, &quot;element&quot;: &quot;N/A&quot;, }," calcext:value-type="string">
            <text:p>0xEA: { "idMostSigNib": 0, "idLeastSigByte": 0xEA, "name": "Aero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7] = &quot;S&quot;; 10 + [.C237] - 1; IF ([.F237] = &quot;A&quot;; 15 + [.C237] - 1; IF ([.F237] = &quot;B&quot;; 20 + ([.C237] - 1) * 2; IF ([.F237] = &quot;C&quot;; 25 + ([.C237] - 1) * 2; IF ([.F237] = &quot;D&quot;; 30 + ([.C237] - 1) * 3; IF([.F237] = &quot;E&quot;; 40 + ([.C237] - 1) * 4; IF ([.F237] = &quot;F&quot;; 45 + ([.C237] - 1) * 4; IF ([.F237] = &quot;E+&quot;; 35 + ([.C237] - 1) * 3; IF([.F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G237];&quot;, &quot;&quot;element&quot;&quot;: &quot;&quot;&quot;;[.E237];&quot;&quot;&quot;, },&quot;)" office:value-type="string" office:string-value="0xEB: { &quot;idMostSigNib&quot;: 0, &quot;idLeastSigByte&quot;: 0xEB, &quot;name&quot;: &quot;Aero&quot;, &quot;value&quot;: 5, &quot;type&quot;: &quot;Magic&quot;, &quot;cpCost&quot;: 28, &quot;element&quot;: &quot;N/A&quot;, }," calcext:value-type="string">
            <text:p>0xEB: { "idMostSigNib": 0, "idLeastSigByte": 0xEB, "name": "Aero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8] = &quot;S&quot;; 10 + [.C238] - 1; IF ([.F238] = &quot;A&quot;; 15 + [.C238] - 1; IF ([.F238] = &quot;B&quot;; 20 + ([.C238] - 1) * 2; IF ([.F238] = &quot;C&quot;; 25 + ([.C238] - 1) * 2; IF ([.F238] = &quot;D&quot;; 30 + ([.C238] - 1) * 3; IF([.F238] = &quot;E&quot;; 40 + ([.C238] - 1) * 4; IF ([.F238] = &quot;F&quot;; 45 + ([.C238] - 1) * 4; IF ([.F238] = &quot;E+&quot;; 35 + ([.C238] - 1) * 3; IF([.F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G238];&quot;, &quot;&quot;element&quot;&quot;: &quot;&quot;&quot;;[.E238];&quot;&quot;&quot;, },&quot;)" office:value-type="string" office:string-value="0xEC: { &quot;idMostSigNib&quot;: 0, &quot;idLeastSigByte&quot;: 0xEC, &quot;name&quot;: &quot;Aero&quot;, &quot;value&quot;: 6, &quot;type&quot;: &quot;Magic&quot;, &quot;cpCost&quot;: 30, &quot;element&quot;: &quot;N/A&quot;, }," calcext:value-type="string">
            <text:p>0xEC: { "idMostSigNib": 0, "idLeastSigByte": 0xEC, "name": "Aero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9] = &quot;S&quot;; 10 + [.C239] - 1; IF ([.F239] = &quot;A&quot;; 15 + [.C239] - 1; IF ([.F239] = &quot;B&quot;; 20 + ([.C239] - 1) * 2; IF ([.F239] = &quot;C&quot;; 25 + ([.C239] - 1) * 2; IF ([.F239] = &quot;D&quot;; 30 + ([.C239] - 1) * 3; IF([.F239] = &quot;E&quot;; 40 + ([.C239] - 1) * 4; IF ([.F239] = &quot;F&quot;; 45 + ([.C239] - 1) * 4; IF ([.F239] = &quot;E+&quot;; 35 + ([.C239] - 1) * 3; IF([.F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G239];&quot;, &quot;&quot;element&quot;&quot;: &quot;&quot;&quot;;[.E239];&quot;&quot;&quot;, },&quot;)" office:value-type="string" office:string-value="0xED: { &quot;idMostSigNib&quot;: 0, &quot;idLeastSigByte&quot;: 0xED, &quot;name&quot;: &quot;Aero&quot;, &quot;value&quot;: 7, &quot;type&quot;: &quot;Magic&quot;, &quot;cpCost&quot;: 32, &quot;element&quot;: &quot;N/A&quot;, }," calcext:value-type="string">
            <text:p>0xED: { "idMostSigNib": 0, "idLeastSigByte": 0xED, "name": "Aero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0] = &quot;S&quot;; 10 + [.C240] - 1; IF ([.F240] = &quot;A&quot;; 15 + [.C240] - 1; IF ([.F240] = &quot;B&quot;; 20 + ([.C240] - 1) * 2; IF ([.F240] = &quot;C&quot;; 25 + ([.C240] - 1) * 2; IF ([.F240] = &quot;D&quot;; 30 + ([.C240] - 1) * 3; IF([.F240] = &quot;E&quot;; 40 + ([.C240] - 1) * 4; IF ([.F240] = &quot;F&quot;; 45 + ([.C240] - 1) * 4; IF ([.F240] = &quot;E+&quot;; 35 + ([.C240] - 1) * 3; IF([.F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G240];&quot;, &quot;&quot;element&quot;&quot;: &quot;&quot;&quot;;[.E240];&quot;&quot;&quot;, },&quot;)" office:value-type="string" office:string-value="0xEE: { &quot;idMostSigNib&quot;: 0, &quot;idLeastSigByte&quot;: 0xEE, &quot;name&quot;: &quot;Aero&quot;, &quot;value&quot;: 8, &quot;type&quot;: &quot;Magic&quot;, &quot;cpCost&quot;: 34, &quot;element&quot;: &quot;N/A&quot;, }," calcext:value-type="string">
            <text:p>0xEE: { "idMostSigNib": 0, "idLeastSigByte": 0xEE, "name": "Aero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1] = &quot;S&quot;; 10 + [.C241] - 1; IF ([.F241] = &quot;A&quot;; 15 + [.C241] - 1; IF ([.F241] = &quot;B&quot;; 20 + ([.C241] - 1) * 2; IF ([.F241] = &quot;C&quot;; 25 + ([.C241] - 1) * 2; IF ([.F241] = &quot;D&quot;; 30 + ([.C241] - 1) * 3; IF([.F241] = &quot;E&quot;; 40 + ([.C241] - 1) * 4; IF ([.F241] = &quot;F&quot;; 45 + ([.C241] - 1) * 4; IF ([.F241] = &quot;E+&quot;; 35 + ([.C241] - 1) * 3; IF([.F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G241];&quot;, &quot;&quot;element&quot;&quot;: &quot;&quot;&quot;;[.E241];&quot;&quot;&quot;, },&quot;)" office:value-type="string" office:string-value="0xEF: { &quot;idMostSigNib&quot;: 0, &quot;idLeastSigByte&quot;: 0xEF, &quot;name&quot;: &quot;Aero&quot;, &quot;value&quot;: 9, &quot;type&quot;: &quot;Magic&quot;, &quot;cpCost&quot;: 36, &quot;element&quot;: &quot;N/A&quot;, }," calcext:value-type="string">
            <text:p>0xEF: { "idMostSigNib": 0, "idLeastSigByte": 0xEF, "name": "Aero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2] = &quot;S&quot;; 10 + [.C242] - 1; IF ([.F242] = &quot;A&quot;; 15 + [.C242] - 1; IF ([.F242] = &quot;B&quot;; 20 + ([.C242] - 1) * 2; IF ([.F242] = &quot;C&quot;; 25 + ([.C242] - 1) * 2; IF ([.F242] = &quot;D&quot;; 30 + ([.C242] - 1) * 3; IF([.F242] = &quot;E&quot;; 40 + ([.C242] - 1) * 4; IF ([.F242] = &quot;F&quot;; 45 + ([.C242] - 1) * 4; IF ([.F242] = &quot;E+&quot;; 35 + ([.C242] - 1) * 3; IF([.F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G242];&quot;, &quot;&quot;element&quot;&quot;: &quot;&quot;&quot;;[.E242];&quot;&quot;&quot;, },&quot;)" office:value-type="string" office:string-value="0xF0: { &quot;idMostSigNib&quot;: 0, &quot;idLeastSigByte&quot;: 0xF0, &quot;name&quot;: &quot;Donald Duck&quot;, &quot;value&quot;: 0, &quot;type&quot;: &quot;Friend&quot;, &quot;cpCost&quot;: 38, &quot;element&quot;: &quot;N/A&quot;, }," calcext:value-type="string">
            <text:p>0xF0: { "idMostSigNib": 0, "idLeastSigByte": 0xF0, "name": "Donald Duck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3] = &quot;S&quot;; 10 + [.C243] - 1; IF ([.F243] = &quot;A&quot;; 15 + [.C243] - 1; IF ([.F243] = &quot;B&quot;; 20 + ([.C243] - 1) * 2; IF ([.F243] = &quot;C&quot;; 25 + ([.C243] - 1) * 2; IF ([.F243] = &quot;D&quot;; 30 + ([.C243] - 1) * 3; IF([.F243] = &quot;E&quot;; 40 + ([.C243] - 1) * 4; IF ([.F243] = &quot;F&quot;; 45 + ([.C243] - 1) * 4; IF ([.F243] = &quot;E+&quot;; 35 + ([.C243] - 1) * 3; IF([.F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G243];&quot;, &quot;&quot;element&quot;&quot;: &quot;&quot;&quot;;[.E243];&quot;&quot;&quot;, },&quot;)" office:value-type="string" office:string-value="0xF1: { &quot;idMostSigNib&quot;: 0, &quot;idLeastSigByte&quot;: 0xF1, &quot;name&quot;: &quot;Donald Duck&quot;, &quot;value&quot;: 1, &quot;type&quot;: &quot;Friend&quot;, &quot;cpCost&quot;: 20, &quot;element&quot;: &quot;N/A&quot;, }," calcext:value-type="string">
            <text:p>0xF1: { "idMostSigNib": 0, "idLeastSigByte": 0xF1, "name": "Donald Duck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4] = &quot;S&quot;; 10 + [.C244] - 1; IF ([.F244] = &quot;A&quot;; 15 + [.C244] - 1; IF ([.F244] = &quot;B&quot;; 20 + ([.C244] - 1) * 2; IF ([.F244] = &quot;C&quot;; 25 + ([.C244] - 1) * 2; IF ([.F244] = &quot;D&quot;; 30 + ([.C244] - 1) * 3; IF([.F244] = &quot;E&quot;; 40 + ([.C244] - 1) * 4; IF ([.F244] = &quot;F&quot;; 45 + ([.C244] - 1) * 4; IF ([.F244] = &quot;E+&quot;; 35 + ([.C244] - 1) * 3; IF([.F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G244];&quot;, &quot;&quot;element&quot;&quot;: &quot;&quot;&quot;;[.E244];&quot;&quot;&quot;, },&quot;)" office:value-type="string" office:string-value="0xF2: { &quot;idMostSigNib&quot;: 0, &quot;idLeastSigByte&quot;: 0xF2, &quot;name&quot;: &quot;Donald Duck&quot;, &quot;value&quot;: 2, &quot;type&quot;: &quot;Friend&quot;, &quot;cpCost&quot;: 22, &quot;element&quot;: &quot;N/A&quot;, }," calcext:value-type="string">
            <text:p>0xF2: { "idMostSigNib": 0, "idLeastSigByte": 0xF2, "name": "Donald Duck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5] = &quot;S&quot;; 10 + [.C245] - 1; IF ([.F245] = &quot;A&quot;; 15 + [.C245] - 1; IF ([.F245] = &quot;B&quot;; 20 + ([.C245] - 1) * 2; IF ([.F245] = &quot;C&quot;; 25 + ([.C245] - 1) * 2; IF ([.F245] = &quot;D&quot;; 30 + ([.C245] - 1) * 3; IF([.F245] = &quot;E&quot;; 40 + ([.C245] - 1) * 4; IF ([.F245] = &quot;F&quot;; 45 + ([.C245] - 1) * 4; IF ([.F245] = &quot;E+&quot;; 35 + ([.C245] - 1) * 3; IF([.F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G245];&quot;, &quot;&quot;element&quot;&quot;: &quot;&quot;&quot;;[.E245];&quot;&quot;&quot;, },&quot;)" office:value-type="string" office:string-value="0xF3: { &quot;idMostSigNib&quot;: 0, &quot;idLeastSigByte&quot;: 0xF3, &quot;name&quot;: &quot;Donald Duck&quot;, &quot;value&quot;: 3, &quot;type&quot;: &quot;Friend&quot;, &quot;cpCost&quot;: 24, &quot;element&quot;: &quot;N/A&quot;, }," calcext:value-type="string">
            <text:p>0xF3: { "idMostSigNib": 0, "idLeastSigByte": 0xF3, "name": "Donald Duck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6] = &quot;S&quot;; 10 + [.C246] - 1; IF ([.F246] = &quot;A&quot;; 15 + [.C246] - 1; IF ([.F246] = &quot;B&quot;; 20 + ([.C246] - 1) * 2; IF ([.F246] = &quot;C&quot;; 25 + ([.C246] - 1) * 2; IF ([.F246] = &quot;D&quot;; 30 + ([.C246] - 1) * 3; IF([.F246] = &quot;E&quot;; 40 + ([.C246] - 1) * 4; IF ([.F246] = &quot;F&quot;; 45 + ([.C246] - 1) * 4; IF ([.F246] = &quot;E+&quot;; 35 + ([.C246] - 1) * 3; IF([.F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G246];&quot;, &quot;&quot;element&quot;&quot;: &quot;&quot;&quot;;[.E246];&quot;&quot;&quot;, },&quot;)" office:value-type="string" office:string-value="0xF4: { &quot;idMostSigNib&quot;: 0, &quot;idLeastSigByte&quot;: 0xF4, &quot;name&quot;: &quot;Donald Duck&quot;, &quot;value&quot;: 4, &quot;type&quot;: &quot;Friend&quot;, &quot;cpCost&quot;: 26, &quot;element&quot;: &quot;N/A&quot;, }," calcext:value-type="string">
            <text:p>0xF4: { "idMostSigNib": 0, "idLeastSigByte": 0xF4, "name": "Donald Duck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7] = &quot;S&quot;; 10 + [.C247] - 1; IF ([.F247] = &quot;A&quot;; 15 + [.C247] - 1; IF ([.F247] = &quot;B&quot;; 20 + ([.C247] - 1) * 2; IF ([.F247] = &quot;C&quot;; 25 + ([.C247] - 1) * 2; IF ([.F247] = &quot;D&quot;; 30 + ([.C247] - 1) * 3; IF([.F247] = &quot;E&quot;; 40 + ([.C247] - 1) * 4; IF ([.F247] = &quot;F&quot;; 45 + ([.C247] - 1) * 4; IF ([.F247] = &quot;E+&quot;; 35 + ([.C247] - 1) * 3; IF([.F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G247];&quot;, &quot;&quot;element&quot;&quot;: &quot;&quot;&quot;;[.E247];&quot;&quot;&quot;, },&quot;)" office:value-type="string" office:string-value="0xF5: { &quot;idMostSigNib&quot;: 0, &quot;idLeastSigByte&quot;: 0xF5, &quot;name&quot;: &quot;Donald Duck&quot;, &quot;value&quot;: 5, &quot;type&quot;: &quot;Friend&quot;, &quot;cpCost&quot;: 28, &quot;element&quot;: &quot;N/A&quot;, }," calcext:value-type="string">
            <text:p>0xF5: { "idMostSigNib": 0, "idLeastSigByte": 0xF5, "name": "Donald Duck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8] = &quot;S&quot;; 10 + [.C248] - 1; IF ([.F248] = &quot;A&quot;; 15 + [.C248] - 1; IF ([.F248] = &quot;B&quot;; 20 + ([.C248] - 1) * 2; IF ([.F248] = &quot;C&quot;; 25 + ([.C248] - 1) * 2; IF ([.F248] = &quot;D&quot;; 30 + ([.C248] - 1) * 3; IF([.F248] = &quot;E&quot;; 40 + ([.C248] - 1) * 4; IF ([.F248] = &quot;F&quot;; 45 + ([.C248] - 1) * 4; IF ([.F248] = &quot;E+&quot;; 35 + ([.C248] - 1) * 3; IF([.F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G248];&quot;, &quot;&quot;element&quot;&quot;: &quot;&quot;&quot;;[.E248];&quot;&quot;&quot;, },&quot;)" office:value-type="string" office:string-value="0xF6: { &quot;idMostSigNib&quot;: 0, &quot;idLeastSigByte&quot;: 0xF6, &quot;name&quot;: &quot;Donald Duck&quot;, &quot;value&quot;: 6, &quot;type&quot;: &quot;Friend&quot;, &quot;cpCost&quot;: 30, &quot;element&quot;: &quot;N/A&quot;, }," calcext:value-type="string">
            <text:p>0xF6: { "idMostSigNib": 0, "idLeastSigByte": 0xF6, "name": "Donald Duck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9] = &quot;S&quot;; 10 + [.C249] - 1; IF ([.F249] = &quot;A&quot;; 15 + [.C249] - 1; IF ([.F249] = &quot;B&quot;; 20 + ([.C249] - 1) * 2; IF ([.F249] = &quot;C&quot;; 25 + ([.C249] - 1) * 2; IF ([.F249] = &quot;D&quot;; 30 + ([.C249] - 1) * 3; IF([.F249] = &quot;E&quot;; 40 + ([.C249] - 1) * 4; IF ([.F249] = &quot;F&quot;; 45 + ([.C249] - 1) * 4; IF ([.F249] = &quot;E+&quot;; 35 + ([.C249] - 1) * 3; IF([.F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G249];&quot;, &quot;&quot;element&quot;&quot;: &quot;&quot;&quot;;[.E249];&quot;&quot;&quot;, },&quot;)" office:value-type="string" office:string-value="0xF7: { &quot;idMostSigNib&quot;: 0, &quot;idLeastSigByte&quot;: 0xF7, &quot;name&quot;: &quot;Donald Duck&quot;, &quot;value&quot;: 7, &quot;type&quot;: &quot;Friend&quot;, &quot;cpCost&quot;: 32, &quot;element&quot;: &quot;N/A&quot;, }," calcext:value-type="string">
            <text:p>0xF7: { "idMostSigNib": 0, "idLeastSigByte": 0xF7, "name": "Donald Duck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0] = &quot;S&quot;; 10 + [.C250] - 1; IF ([.F250] = &quot;A&quot;; 15 + [.C250] - 1; IF ([.F250] = &quot;B&quot;; 20 + ([.C250] - 1) * 2; IF ([.F250] = &quot;C&quot;; 25 + ([.C250] - 1) * 2; IF ([.F250] = &quot;D&quot;; 30 + ([.C250] - 1) * 3; IF([.F250] = &quot;E&quot;; 40 + ([.C250] - 1) * 4; IF ([.F250] = &quot;F&quot;; 45 + ([.C250] - 1) * 4; IF ([.F250] = &quot;E+&quot;; 35 + ([.C250] - 1) * 3; IF([.F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G250];&quot;, &quot;&quot;element&quot;&quot;: &quot;&quot;&quot;;[.E250];&quot;&quot;&quot;, },&quot;)" office:value-type="string" office:string-value="0xF8: { &quot;idMostSigNib&quot;: 0, &quot;idLeastSigByte&quot;: 0xF8, &quot;name&quot;: &quot;Donald Duck&quot;, &quot;value&quot;: 8, &quot;type&quot;: &quot;Friend&quot;, &quot;cpCost&quot;: 34, &quot;element&quot;: &quot;N/A&quot;, }," calcext:value-type="string">
            <text:p>0xF8: { "idMostSigNib": 0, "idLeastSigByte": 0xF8, "name": "Donald Duck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1] = &quot;S&quot;; 10 + [.C251] - 1; IF ([.F251] = &quot;A&quot;; 15 + [.C251] - 1; IF ([.F251] = &quot;B&quot;; 20 + ([.C251] - 1) * 2; IF ([.F251] = &quot;C&quot;; 25 + ([.C251] - 1) * 2; IF ([.F251] = &quot;D&quot;; 30 + ([.C251] - 1) * 3; IF([.F251] = &quot;E&quot;; 40 + ([.C251] - 1) * 4; IF ([.F251] = &quot;F&quot;; 45 + ([.C251] - 1) * 4; IF ([.F251] = &quot;E+&quot;; 35 + ([.C251] - 1) * 3; IF([.F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G251];&quot;, &quot;&quot;element&quot;&quot;: &quot;&quot;&quot;;[.E251];&quot;&quot;&quot;, },&quot;)" office:value-type="string" office:string-value="0xF9: { &quot;idMostSigNib&quot;: 0, &quot;idLeastSigByte&quot;: 0xF9, &quot;name&quot;: &quot;Donald Duck&quot;, &quot;value&quot;: 9, &quot;type&quot;: &quot;Friend&quot;, &quot;cpCost&quot;: 36, &quot;element&quot;: &quot;N/A&quot;, }," calcext:value-type="string">
            <text:p>0xF9: { "idMostSigNib": 0, "idLeastSigByte": 0xF9, "name": "Donald Duck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2] = &quot;S&quot;; 10 + [.C252] - 1; IF ([.F252] = &quot;A&quot;; 15 + [.C252] - 1; IF ([.F252] = &quot;B&quot;; 20 + ([.C252] - 1) * 2; IF ([.F252] = &quot;C&quot;; 25 + ([.C252] - 1) * 2; IF ([.F252] = &quot;D&quot;; 30 + ([.C252] - 1) * 3; IF([.F252] = &quot;E&quot;; 40 + ([.C252] - 1) * 4; IF ([.F252] = &quot;F&quot;; 45 + ([.C252] - 1) * 4; IF ([.F252] = &quot;E+&quot;; 35 + ([.C252] - 1) * 3; IF([.F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G252];&quot;, &quot;&quot;element&quot;&quot;: &quot;&quot;&quot;;[.E252];&quot;&quot;&quot;, },&quot;)" office:value-type="string" office:string-value="0xFA: { &quot;idMostSigNib&quot;: 0, &quot;idLeastSigByte&quot;: 0xFA, &quot;name&quot;: &quot;Goofy&quot;, &quot;value&quot;: 0, &quot;type&quot;: &quot;Friend&quot;, &quot;cpCost&quot;: 38, &quot;element&quot;: &quot;N/A&quot;, }," calcext:value-type="string">
            <text:p>0xFA: { "idMostSigNib": 0, "idLeastSigByte": 0xFA, "name": "Goofy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3] = &quot;S&quot;; 10 + [.C253] - 1; IF ([.F253] = &quot;A&quot;; 15 + [.C253] - 1; IF ([.F253] = &quot;B&quot;; 20 + ([.C253] - 1) * 2; IF ([.F253] = &quot;C&quot;; 25 + ([.C253] - 1) * 2; IF ([.F253] = &quot;D&quot;; 30 + ([.C253] - 1) * 3; IF([.F253] = &quot;E&quot;; 40 + ([.C253] - 1) * 4; IF ([.F253] = &quot;F&quot;; 45 + ([.C253] - 1) * 4; IF ([.F253] = &quot;E+&quot;; 35 + ([.C253] - 1) * 3; IF([.F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G253];&quot;, &quot;&quot;element&quot;&quot;: &quot;&quot;&quot;;[.E253];&quot;&quot;&quot;, },&quot;)" office:value-type="string" office:string-value="0xFB: { &quot;idMostSigNib&quot;: 0, &quot;idLeastSigByte&quot;: 0xFB, &quot;name&quot;: &quot;Goofy&quot;, &quot;value&quot;: 1, &quot;type&quot;: &quot;Friend&quot;, &quot;cpCost&quot;: 20, &quot;element&quot;: &quot;N/A&quot;, }," calcext:value-type="string">
            <text:p>0xFB: { "idMostSigNib": 0, "idLeastSigByte": 0xFB, "name": "Goofy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4] = &quot;S&quot;; 10 + [.C254] - 1; IF ([.F254] = &quot;A&quot;; 15 + [.C254] - 1; IF ([.F254] = &quot;B&quot;; 20 + ([.C254] - 1) * 2; IF ([.F254] = &quot;C&quot;; 25 + ([.C254] - 1) * 2; IF ([.F254] = &quot;D&quot;; 30 + ([.C254] - 1) * 3; IF([.F254] = &quot;E&quot;; 40 + ([.C254] - 1) * 4; IF ([.F254] = &quot;F&quot;; 45 + ([.C254] - 1) * 4; IF ([.F254] = &quot;E+&quot;; 35 + ([.C254] - 1) * 3; IF([.F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G254];&quot;, &quot;&quot;element&quot;&quot;: &quot;&quot;&quot;;[.E254];&quot;&quot;&quot;, },&quot;)" office:value-type="string" office:string-value="0xFC: { &quot;idMostSigNib&quot;: 0, &quot;idLeastSigByte&quot;: 0xFC, &quot;name&quot;: &quot;Goofy&quot;, &quot;value&quot;: 2, &quot;type&quot;: &quot;Friend&quot;, &quot;cpCost&quot;: 22, &quot;element&quot;: &quot;N/A&quot;, }," calcext:value-type="string">
            <text:p>0xFC: { "idMostSigNib": 0, "idLeastSigByte": 0xFC, "name": "Goofy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5] = &quot;S&quot;; 10 + [.C255] - 1; IF ([.F255] = &quot;A&quot;; 15 + [.C255] - 1; IF ([.F255] = &quot;B&quot;; 20 + ([.C255] - 1) * 2; IF ([.F255] = &quot;C&quot;; 25 + ([.C255] - 1) * 2; IF ([.F255] = &quot;D&quot;; 30 + ([.C255] - 1) * 3; IF([.F255] = &quot;E&quot;; 40 + ([.C255] - 1) * 4; IF ([.F255] = &quot;F&quot;; 45 + ([.C255] - 1) * 4; IF ([.F255] = &quot;E+&quot;; 35 + ([.C255] - 1) * 3; IF([.F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G255];&quot;, &quot;&quot;element&quot;&quot;: &quot;&quot;&quot;;[.E255];&quot;&quot;&quot;, },&quot;)" office:value-type="string" office:string-value="0xFD: { &quot;idMostSigNib&quot;: 0, &quot;idLeastSigByte&quot;: 0xFD, &quot;name&quot;: &quot;Goofy&quot;, &quot;value&quot;: 3, &quot;type&quot;: &quot;Friend&quot;, &quot;cpCost&quot;: 24, &quot;element&quot;: &quot;N/A&quot;, }," calcext:value-type="string">
            <text:p>0xFD: { "idMostSigNib": 0, "idLeastSigByte": 0xFD, "name": "Goofy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6] = &quot;S&quot;; 10 + [.C256] - 1; IF ([.F256] = &quot;A&quot;; 15 + [.C256] - 1; IF ([.F256] = &quot;B&quot;; 20 + ([.C256] - 1) * 2; IF ([.F256] = &quot;C&quot;; 25 + ([.C256] - 1) * 2; IF ([.F256] = &quot;D&quot;; 30 + ([.C256] - 1) * 3; IF([.F256] = &quot;E&quot;; 40 + ([.C256] - 1) * 4; IF ([.F256] = &quot;F&quot;; 45 + ([.C256] - 1) * 4; IF ([.F256] = &quot;E+&quot;; 35 + ([.C256] - 1) * 3; IF([.F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G256];&quot;, &quot;&quot;element&quot;&quot;: &quot;&quot;&quot;;[.E256];&quot;&quot;&quot;, },&quot;)" office:value-type="string" office:string-value="0xFE: { &quot;idMostSigNib&quot;: 0, &quot;idLeastSigByte&quot;: 0xFE, &quot;name&quot;: &quot;Goofy&quot;, &quot;value&quot;: 4, &quot;type&quot;: &quot;Friend&quot;, &quot;cpCost&quot;: 26, &quot;element&quot;: &quot;N/A&quot;, }," calcext:value-type="string">
            <text:p>0xFE: { "idMostSigNib": 0, "idLeastSigByte": 0xFE, "name": "Goofy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7] = &quot;S&quot;; 10 + [.C257] - 1; IF ([.F257] = &quot;A&quot;; 15 + [.C257] - 1; IF ([.F257] = &quot;B&quot;; 20 + ([.C257] - 1) * 2; IF ([.F257] = &quot;C&quot;; 25 + ([.C257] - 1) * 2; IF ([.F257] = &quot;D&quot;; 30 + ([.C257] - 1) * 3; IF([.F257] = &quot;E&quot;; 40 + ([.C257] - 1) * 4; IF ([.F257] = &quot;F&quot;; 45 + ([.C257] - 1) * 4; IF ([.F257] = &quot;E+&quot;; 35 + ([.C257] - 1) * 3; IF([.F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G257];&quot;, &quot;&quot;element&quot;&quot;: &quot;&quot;&quot;;[.E257];&quot;&quot;&quot;, },&quot;)" office:value-type="string" office:string-value="0xFF: { &quot;idMostSigNib&quot;: 0, &quot;idLeastSigByte&quot;: 0xFF, &quot;name&quot;: &quot;Goofy&quot;, &quot;value&quot;: 5, &quot;type&quot;: &quot;Friend&quot;, &quot;cpCost&quot;: 28, &quot;element&quot;: &quot;N/A&quot;, }," calcext:value-type="string">
            <text:p>0xFF: { "idMostSigNib": 0, "idLeastSigByte": 0xFF, "name": "Goofy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8] = &quot;S&quot;; 10 + [.C258] - 1; IF ([.F258] = &quot;A&quot;; 15 + [.C258] - 1; IF ([.F258] = &quot;B&quot;; 20 + ([.C258] - 1) * 2; IF ([.F258] = &quot;C&quot;; 25 + ([.C258] - 1) * 2; IF ([.F258] = &quot;D&quot;; 30 + ([.C258] - 1) * 3; IF([.F258] = &quot;E&quot;; 40 + ([.C258] - 1) * 4; IF ([.F258] = &quot;F&quot;; 45 + ([.C258] - 1) * 4; IF ([.F258] = &quot;E+&quot;; 35 + ([.C258] - 1) * 3; IF([.F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G258];&quot;, &quot;&quot;element&quot;&quot;: &quot;&quot;&quot;;[.E258];&quot;&quot;&quot;, },&quot;)" office:value-type="string" office:string-value="0x100: { &quot;idMostSigNib&quot;: 1, &quot;idLeastSigByte&quot;: 0x0, &quot;name&quot;: &quot;Goofy&quot;, &quot;value&quot;: 6, &quot;type&quot;: &quot;Friend&quot;, &quot;cpCost&quot;: 30, &quot;element&quot;: &quot;N/A&quot;, }," calcext:value-type="string">
            <text:p>0x100: { "idMostSigNib": 1, "idLeastSigByte": 0x0, "name": "Goofy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9] = &quot;S&quot;; 10 + [.C259] - 1; IF ([.F259] = &quot;A&quot;; 15 + [.C259] - 1; IF ([.F259] = &quot;B&quot;; 20 + ([.C259] - 1) * 2; IF ([.F259] = &quot;C&quot;; 25 + ([.C259] - 1) * 2; IF ([.F259] = &quot;D&quot;; 30 + ([.C259] - 1) * 3; IF([.F259] = &quot;E&quot;; 40 + ([.C259] - 1) * 4; IF ([.F259] = &quot;F&quot;; 45 + ([.C259] - 1) * 4; IF ([.F259] = &quot;E+&quot;; 35 + ([.C259] - 1) * 3; IF([.F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G259];&quot;, &quot;&quot;element&quot;&quot;: &quot;&quot;&quot;;[.E259];&quot;&quot;&quot;, },&quot;)" office:value-type="string" office:string-value="0x101: { &quot;idMostSigNib&quot;: 1, &quot;idLeastSigByte&quot;: 0x1, &quot;name&quot;: &quot;Goofy&quot;, &quot;value&quot;: 7, &quot;type&quot;: &quot;Friend&quot;, &quot;cpCost&quot;: 32, &quot;element&quot;: &quot;N/A&quot;, }," calcext:value-type="string">
            <text:p>0x101: { "idMostSigNib": 1, "idLeastSigByte": 0x1, "name": "Goofy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0] = &quot;S&quot;; 10 + [.C260] - 1; IF ([.F260] = &quot;A&quot;; 15 + [.C260] - 1; IF ([.F260] = &quot;B&quot;; 20 + ([.C260] - 1) * 2; IF ([.F260] = &quot;C&quot;; 25 + ([.C260] - 1) * 2; IF ([.F260] = &quot;D&quot;; 30 + ([.C260] - 1) * 3; IF([.F260] = &quot;E&quot;; 40 + ([.C260] - 1) * 4; IF ([.F260] = &quot;F&quot;; 45 + ([.C260] - 1) * 4; IF ([.F260] = &quot;E+&quot;; 35 + ([.C260] - 1) * 3; IF([.F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G260];&quot;, &quot;&quot;element&quot;&quot;: &quot;&quot;&quot;;[.E260];&quot;&quot;&quot;, },&quot;)" office:value-type="string" office:string-value="0x102: { &quot;idMostSigNib&quot;: 1, &quot;idLeastSigByte&quot;: 0x2, &quot;name&quot;: &quot;Goofy&quot;, &quot;value&quot;: 8, &quot;type&quot;: &quot;Friend&quot;, &quot;cpCost&quot;: 34, &quot;element&quot;: &quot;N/A&quot;, }," calcext:value-type="string">
            <text:p>0x102: { "idMostSigNib": 1, "idLeastSigByte": 0x2, "name": "Goofy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1] = &quot;S&quot;; 10 + [.C261] - 1; IF ([.F261] = &quot;A&quot;; 15 + [.C261] - 1; IF ([.F261] = &quot;B&quot;; 20 + ([.C261] - 1) * 2; IF ([.F261] = &quot;C&quot;; 25 + ([.C261] - 1) * 2; IF ([.F261] = &quot;D&quot;; 30 + ([.C261] - 1) * 3; IF([.F261] = &quot;E&quot;; 40 + ([.C261] - 1) * 4; IF ([.F261] = &quot;F&quot;; 45 + ([.C261] - 1) * 4; IF ([.F261] = &quot;E+&quot;; 35 + ([.C261] - 1) * 3; IF([.F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G261];&quot;, &quot;&quot;element&quot;&quot;: &quot;&quot;&quot;;[.E261];&quot;&quot;&quot;, },&quot;)" office:value-type="string" office:string-value="0x103: { &quot;idMostSigNib&quot;: 1, &quot;idLeastSigByte&quot;: 0x3, &quot;name&quot;: &quot;Goofy&quot;, &quot;value&quot;: 9, &quot;type&quot;: &quot;Friend&quot;, &quot;cpCost&quot;: 36, &quot;element&quot;: &quot;N/A&quot;, }," calcext:value-type="string">
            <text:p>0x103: { "idMostSigNib": 1, "idLeastSigByte": 0x3, "name": "Goofy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2] = &quot;S&quot;; 10 + [.C262] - 1; IF ([.F262] = &quot;A&quot;; 15 + [.C262] - 1; IF ([.F262] = &quot;B&quot;; 20 + ([.C262] - 1) * 2; IF ([.F262] = &quot;C&quot;; 25 + ([.C262] - 1) * 2; IF ([.F262] = &quot;D&quot;; 30 + ([.C262] - 1) * 3; IF([.F262] = &quot;E&quot;; 40 + ([.C262] - 1) * 4; IF ([.F262] = &quot;F&quot;; 45 + ([.C262] - 1) * 4; IF ([.F262] = &quot;E+&quot;; 35 + ([.C262] - 1) * 3; IF([.F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G262];&quot;, &quot;&quot;element&quot;&quot;: &quot;&quot;&quot;;[.E262];&quot;&quot;&quot;, },&quot;)" office:value-type="string" office:string-value="0x104: { &quot;idMostSigNib&quot;: 1, &quot;idLeastSigByte&quot;: 0x4, &quot;name&quot;: &quot;Simba&quot;, &quot;value&quot;: 0, &quot;type&quot;: &quot;Magic&quot;, &quot;cpCost&quot;: 38, &quot;element&quot;: &quot;N/A&quot;, }," calcext:value-type="string">
            <text:p>0x104: { "idMostSigNib": 1, "idLeastSigByte": 0x4, "name": "Simba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3] = &quot;S&quot;; 10 + [.C263] - 1; IF ([.F263] = &quot;A&quot;; 15 + [.C263] - 1; IF ([.F263] = &quot;B&quot;; 20 + ([.C263] - 1) * 2; IF ([.F263] = &quot;C&quot;; 25 + ([.C263] - 1) * 2; IF ([.F263] = &quot;D&quot;; 30 + ([.C263] - 1) * 3; IF([.F263] = &quot;E&quot;; 40 + ([.C263] - 1) * 4; IF ([.F263] = &quot;F&quot;; 45 + ([.C263] - 1) * 4; IF ([.F263] = &quot;E+&quot;; 35 + ([.C263] - 1) * 3; IF([.F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G263];&quot;, &quot;&quot;element&quot;&quot;: &quot;&quot;&quot;;[.E263];&quot;&quot;&quot;, },&quot;)" office:value-type="string" office:string-value="0x105: { &quot;idMostSigNib&quot;: 1, &quot;idLeastSigByte&quot;: 0x5, &quot;name&quot;: &quot;Simba&quot;, &quot;value&quot;: 1, &quot;type&quot;: &quot;Magic&quot;, &quot;cpCost&quot;: 20, &quot;element&quot;: &quot;N/A&quot;, }," calcext:value-type="string">
            <text:p>0x105: { "idMostSigNib": 1, "idLeastSigByte": 0x5, "name": "Simba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4] = &quot;S&quot;; 10 + [.C264] - 1; IF ([.F264] = &quot;A&quot;; 15 + [.C264] - 1; IF ([.F264] = &quot;B&quot;; 20 + ([.C264] - 1) * 2; IF ([.F264] = &quot;C&quot;; 25 + ([.C264] - 1) * 2; IF ([.F264] = &quot;D&quot;; 30 + ([.C264] - 1) * 3; IF([.F264] = &quot;E&quot;; 40 + ([.C264] - 1) * 4; IF ([.F264] = &quot;F&quot;; 45 + ([.C264] - 1) * 4; IF ([.F264] = &quot;E+&quot;; 35 + ([.C264] - 1) * 3; IF([.F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G264];&quot;, &quot;&quot;element&quot;&quot;: &quot;&quot;&quot;;[.E264];&quot;&quot;&quot;, },&quot;)" office:value-type="string" office:string-value="0x106: { &quot;idMostSigNib&quot;: 1, &quot;idLeastSigByte&quot;: 0x6, &quot;name&quot;: &quot;Simba&quot;, &quot;value&quot;: 2, &quot;type&quot;: &quot;Magic&quot;, &quot;cpCost&quot;: 22, &quot;element&quot;: &quot;N/A&quot;, }," calcext:value-type="string">
            <text:p>0x106: { "idMostSigNib": 1, "idLeastSigByte": 0x6, "name": "Simba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5] = &quot;S&quot;; 10 + [.C265] - 1; IF ([.F265] = &quot;A&quot;; 15 + [.C265] - 1; IF ([.F265] = &quot;B&quot;; 20 + ([.C265] - 1) * 2; IF ([.F265] = &quot;C&quot;; 25 + ([.C265] - 1) * 2; IF ([.F265] = &quot;D&quot;; 30 + ([.C265] - 1) * 3; IF([.F265] = &quot;E&quot;; 40 + ([.C265] - 1) * 4; IF ([.F265] = &quot;F&quot;; 45 + ([.C265] - 1) * 4; IF ([.F265] = &quot;E+&quot;; 35 + ([.C265] - 1) * 3; IF([.F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G265];&quot;, &quot;&quot;element&quot;&quot;: &quot;&quot;&quot;;[.E265];&quot;&quot;&quot;, },&quot;)" office:value-type="string" office:string-value="0x107: { &quot;idMostSigNib&quot;: 1, &quot;idLeastSigByte&quot;: 0x7, &quot;name&quot;: &quot;Simba&quot;, &quot;value&quot;: 3, &quot;type&quot;: &quot;Magic&quot;, &quot;cpCost&quot;: 24, &quot;element&quot;: &quot;N/A&quot;, }," calcext:value-type="string">
            <text:p>0x107: { "idMostSigNib": 1, "idLeastSigByte": 0x7, "name": "Simba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6] = &quot;S&quot;; 10 + [.C266] - 1; IF ([.F266] = &quot;A&quot;; 15 + [.C266] - 1; IF ([.F266] = &quot;B&quot;; 20 + ([.C266] - 1) * 2; IF ([.F266] = &quot;C&quot;; 25 + ([.C266] - 1) * 2; IF ([.F266] = &quot;D&quot;; 30 + ([.C266] - 1) * 3; IF([.F266] = &quot;E&quot;; 40 + ([.C266] - 1) * 4; IF ([.F266] = &quot;F&quot;; 45 + ([.C266] - 1) * 4; IF ([.F266] = &quot;E+&quot;; 35 + ([.C266] - 1) * 3; IF([.F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G266];&quot;, &quot;&quot;element&quot;&quot;: &quot;&quot;&quot;;[.E266];&quot;&quot;&quot;, },&quot;)" office:value-type="string" office:string-value="0x108: { &quot;idMostSigNib&quot;: 1, &quot;idLeastSigByte&quot;: 0x8, &quot;name&quot;: &quot;Simba&quot;, &quot;value&quot;: 4, &quot;type&quot;: &quot;Magic&quot;, &quot;cpCost&quot;: 26, &quot;element&quot;: &quot;N/A&quot;, }," calcext:value-type="string">
            <text:p>0x108: { "idMostSigNib": 1, "idLeastSigByte": 0x8, "name": "Simba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7] = &quot;S&quot;; 10 + [.C267] - 1; IF ([.F267] = &quot;A&quot;; 15 + [.C267] - 1; IF ([.F267] = &quot;B&quot;; 20 + ([.C267] - 1) * 2; IF ([.F267] = &quot;C&quot;; 25 + ([.C267] - 1) * 2; IF ([.F267] = &quot;D&quot;; 30 + ([.C267] - 1) * 3; IF([.F267] = &quot;E&quot;; 40 + ([.C267] - 1) * 4; IF ([.F267] = &quot;F&quot;; 45 + ([.C267] - 1) * 4; IF ([.F267] = &quot;E+&quot;; 35 + ([.C267] - 1) * 3; IF([.F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G267];&quot;, &quot;&quot;element&quot;&quot;: &quot;&quot;&quot;;[.E267];&quot;&quot;&quot;, },&quot;)" office:value-type="string" office:string-value="0x109: { &quot;idMostSigNib&quot;: 1, &quot;idLeastSigByte&quot;: 0x9, &quot;name&quot;: &quot;Simba&quot;, &quot;value&quot;: 5, &quot;type&quot;: &quot;Magic&quot;, &quot;cpCost&quot;: 28, &quot;element&quot;: &quot;N/A&quot;, }," calcext:value-type="string">
            <text:p>0x109: { "idMostSigNib": 1, "idLeastSigByte": 0x9, "name": "Simba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8] = &quot;S&quot;; 10 + [.C268] - 1; IF ([.F268] = &quot;A&quot;; 15 + [.C268] - 1; IF ([.F268] = &quot;B&quot;; 20 + ([.C268] - 1) * 2; IF ([.F268] = &quot;C&quot;; 25 + ([.C268] - 1) * 2; IF ([.F268] = &quot;D&quot;; 30 + ([.C268] - 1) * 3; IF([.F268] = &quot;E&quot;; 40 + ([.C268] - 1) * 4; IF ([.F268] = &quot;F&quot;; 45 + ([.C268] - 1) * 4; IF ([.F268] = &quot;E+&quot;; 35 + ([.C268] - 1) * 3; IF([.F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G268];&quot;, &quot;&quot;element&quot;&quot;: &quot;&quot;&quot;;[.E268];&quot;&quot;&quot;, },&quot;)" office:value-type="string" office:string-value="0x10A: { &quot;idMostSigNib&quot;: 1, &quot;idLeastSigByte&quot;: 0xA, &quot;name&quot;: &quot;Simba&quot;, &quot;value&quot;: 6, &quot;type&quot;: &quot;Magic&quot;, &quot;cpCost&quot;: 30, &quot;element&quot;: &quot;N/A&quot;, }," calcext:value-type="string">
            <text:p>0x10A: { "idMostSigNib": 1, "idLeastSigByte": 0xA, "name": "Simba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9] = &quot;S&quot;; 10 + [.C269] - 1; IF ([.F269] = &quot;A&quot;; 15 + [.C269] - 1; IF ([.F269] = &quot;B&quot;; 20 + ([.C269] - 1) * 2; IF ([.F269] = &quot;C&quot;; 25 + ([.C269] - 1) * 2; IF ([.F269] = &quot;D&quot;; 30 + ([.C269] - 1) * 3; IF([.F269] = &quot;E&quot;; 40 + ([.C269] - 1) * 4; IF ([.F269] = &quot;F&quot;; 45 + ([.C269] - 1) * 4; IF ([.F269] = &quot;E+&quot;; 35 + ([.C269] - 1) * 3; IF([.F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G269];&quot;, &quot;&quot;element&quot;&quot;: &quot;&quot;&quot;;[.E269];&quot;&quot;&quot;, },&quot;)" office:value-type="string" office:string-value="0x10B: { &quot;idMostSigNib&quot;: 1, &quot;idLeastSigByte&quot;: 0xB, &quot;name&quot;: &quot;Simba&quot;, &quot;value&quot;: 7, &quot;type&quot;: &quot;Magic&quot;, &quot;cpCost&quot;: 32, &quot;element&quot;: &quot;N/A&quot;, }," calcext:value-type="string">
            <text:p>0x10B: { "idMostSigNib": 1, "idLeastSigByte": 0xB, "name": "Simba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0] = &quot;S&quot;; 10 + [.C270] - 1; IF ([.F270] = &quot;A&quot;; 15 + [.C270] - 1; IF ([.F270] = &quot;B&quot;; 20 + ([.C270] - 1) * 2; IF ([.F270] = &quot;C&quot;; 25 + ([.C270] - 1) * 2; IF ([.F270] = &quot;D&quot;; 30 + ([.C270] - 1) * 3; IF([.F270] = &quot;E&quot;; 40 + ([.C270] - 1) * 4; IF ([.F270] = &quot;F&quot;; 45 + ([.C270] - 1) * 4; IF ([.F270] = &quot;E+&quot;; 35 + ([.C270] - 1) * 3; IF([.F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G270];&quot;, &quot;&quot;element&quot;&quot;: &quot;&quot;&quot;;[.E270];&quot;&quot;&quot;, },&quot;)" office:value-type="string" office:string-value="0x10C: { &quot;idMostSigNib&quot;: 1, &quot;idLeastSigByte&quot;: 0xC, &quot;name&quot;: &quot;Simba&quot;, &quot;value&quot;: 8, &quot;type&quot;: &quot;Magic&quot;, &quot;cpCost&quot;: 34, &quot;element&quot;: &quot;N/A&quot;, }," calcext:value-type="string">
            <text:p>0x10C: { "idMostSigNib": 1, "idLeastSigByte": 0xC, "name": "Simba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1] = &quot;S&quot;; 10 + [.C271] - 1; IF ([.F271] = &quot;A&quot;; 15 + [.C271] - 1; IF ([.F271] = &quot;B&quot;; 20 + ([.C271] - 1) * 2; IF ([.F271] = &quot;C&quot;; 25 + ([.C271] - 1) * 2; IF ([.F271] = &quot;D&quot;; 30 + ([.C271] - 1) * 3; IF([.F271] = &quot;E&quot;; 40 + ([.C271] - 1) * 4; IF ([.F271] = &quot;F&quot;; 45 + ([.C271] - 1) * 4; IF ([.F271] = &quot;E+&quot;; 35 + ([.C271] - 1) * 3; IF([.F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G271];&quot;, &quot;&quot;element&quot;&quot;: &quot;&quot;&quot;;[.E271];&quot;&quot;&quot;, },&quot;)" office:value-type="string" office:string-value="0x10D: { &quot;idMostSigNib&quot;: 1, &quot;idLeastSigByte&quot;: 0xD, &quot;name&quot;: &quot;Simba&quot;, &quot;value&quot;: 9, &quot;type&quot;: &quot;Magic&quot;, &quot;cpCost&quot;: 36, &quot;element&quot;: &quot;N/A&quot;, }," calcext:value-type="string">
            <text:p>0x10D: { "idMostSigNib": 1, "idLeastSigByte": 0xD, "name": "Simba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2] = &quot;S&quot;; 10 + [.C272] - 1; IF ([.F272] = &quot;A&quot;; 15 + [.C272] - 1; IF ([.F272] = &quot;B&quot;; 20 + ([.C272] - 1) * 2; IF ([.F272] = &quot;C&quot;; 25 + ([.C272] - 1) * 2; IF ([.F272] = &quot;D&quot;; 30 + ([.C272] - 1) * 3; IF([.F272] = &quot;E&quot;; 40 + ([.C272] - 1) * 4; IF ([.F272] = &quot;F&quot;; 45 + ([.C272] - 1) * 4; IF ([.F272] = &quot;E+&quot;; 35 + ([.C272] - 1) * 3; IF([.F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G272];&quot;, &quot;&quot;element&quot;&quot;: &quot;&quot;&quot;;[.E272];&quot;&quot;&quot;, },&quot;)" office:value-type="string" office:string-value="0x10E: { &quot;idMostSigNib&quot;: 1, &quot;idLeastSigByte&quot;: 0xE, &quot;name&quot;: &quot;Genie&quot;, &quot;value&quot;: 0, &quot;type&quot;: &quot;Magic&quot;, &quot;cpCost&quot;: 38, &quot;element&quot;: &quot;N/A&quot;, }," calcext:value-type="string">
            <text:p>0x10E: { "idMostSigNib": 1, "idLeastSigByte": 0xE, "name": "Genie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3] = &quot;S&quot;; 10 + [.C273] - 1; IF ([.F273] = &quot;A&quot;; 15 + [.C273] - 1; IF ([.F273] = &quot;B&quot;; 20 + ([.C273] - 1) * 2; IF ([.F273] = &quot;C&quot;; 25 + ([.C273] - 1) * 2; IF ([.F273] = &quot;D&quot;; 30 + ([.C273] - 1) * 3; IF([.F273] = &quot;E&quot;; 40 + ([.C273] - 1) * 4; IF ([.F273] = &quot;F&quot;; 45 + ([.C273] - 1) * 4; IF ([.F273] = &quot;E+&quot;; 35 + ([.C273] - 1) * 3; IF([.F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G273];&quot;, &quot;&quot;element&quot;&quot;: &quot;&quot;&quot;;[.E273];&quot;&quot;&quot;, },&quot;)" office:value-type="string" office:string-value="0x10F: { &quot;idMostSigNib&quot;: 1, &quot;idLeastSigByte&quot;: 0xF, &quot;name&quot;: &quot;Genie&quot;, &quot;value&quot;: 1, &quot;type&quot;: &quot;Magic&quot;, &quot;cpCost&quot;: 20, &quot;element&quot;: &quot;N/A&quot;, }," calcext:value-type="string">
            <text:p>0x10F: { "idMostSigNib": 1, "idLeastSigByte": 0xF, "name": "Genie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4] = &quot;S&quot;; 10 + [.C274] - 1; IF ([.F274] = &quot;A&quot;; 15 + [.C274] - 1; IF ([.F274] = &quot;B&quot;; 20 + ([.C274] - 1) * 2; IF ([.F274] = &quot;C&quot;; 25 + ([.C274] - 1) * 2; IF ([.F274] = &quot;D&quot;; 30 + ([.C274] - 1) * 3; IF([.F274] = &quot;E&quot;; 40 + ([.C274] - 1) * 4; IF ([.F274] = &quot;F&quot;; 45 + ([.C274] - 1) * 4; IF ([.F274] = &quot;E+&quot;; 35 + ([.C274] - 1) * 3; IF([.F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G274];&quot;, &quot;&quot;element&quot;&quot;: &quot;&quot;&quot;;[.E274];&quot;&quot;&quot;, },&quot;)" office:value-type="string" office:string-value="0x110: { &quot;idMostSigNib&quot;: 1, &quot;idLeastSigByte&quot;: 0x10, &quot;name&quot;: &quot;Genie&quot;, &quot;value&quot;: 2, &quot;type&quot;: &quot;Magic&quot;, &quot;cpCost&quot;: 22, &quot;element&quot;: &quot;N/A&quot;, }," calcext:value-type="string">
            <text:p>0x110: { "idMostSigNib": 1, "idLeastSigByte": 0x10, "name": "Genie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5] = &quot;S&quot;; 10 + [.C275] - 1; IF ([.F275] = &quot;A&quot;; 15 + [.C275] - 1; IF ([.F275] = &quot;B&quot;; 20 + ([.C275] - 1) * 2; IF ([.F275] = &quot;C&quot;; 25 + ([.C275] - 1) * 2; IF ([.F275] = &quot;D&quot;; 30 + ([.C275] - 1) * 3; IF([.F275] = &quot;E&quot;; 40 + ([.C275] - 1) * 4; IF ([.F275] = &quot;F&quot;; 45 + ([.C275] - 1) * 4; IF ([.F275] = &quot;E+&quot;; 35 + ([.C275] - 1) * 3; IF([.F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G275];&quot;, &quot;&quot;element&quot;&quot;: &quot;&quot;&quot;;[.E275];&quot;&quot;&quot;, },&quot;)" office:value-type="string" office:string-value="0x111: { &quot;idMostSigNib&quot;: 1, &quot;idLeastSigByte&quot;: 0x11, &quot;name&quot;: &quot;Genie&quot;, &quot;value&quot;: 3, &quot;type&quot;: &quot;Magic&quot;, &quot;cpCost&quot;: 24, &quot;element&quot;: &quot;N/A&quot;, }," calcext:value-type="string">
            <text:p>0x111: { "idMostSigNib": 1, "idLeastSigByte": 0x11, "name": "Genie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6] = &quot;S&quot;; 10 + [.C276] - 1; IF ([.F276] = &quot;A&quot;; 15 + [.C276] - 1; IF ([.F276] = &quot;B&quot;; 20 + ([.C276] - 1) * 2; IF ([.F276] = &quot;C&quot;; 25 + ([.C276] - 1) * 2; IF ([.F276] = &quot;D&quot;; 30 + ([.C276] - 1) * 3; IF([.F276] = &quot;E&quot;; 40 + ([.C276] - 1) * 4; IF ([.F276] = &quot;F&quot;; 45 + ([.C276] - 1) * 4; IF ([.F276] = &quot;E+&quot;; 35 + ([.C276] - 1) * 3; IF([.F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G276];&quot;, &quot;&quot;element&quot;&quot;: &quot;&quot;&quot;;[.E276];&quot;&quot;&quot;, },&quot;)" office:value-type="string" office:string-value="0x112: { &quot;idMostSigNib&quot;: 1, &quot;idLeastSigByte&quot;: 0x12, &quot;name&quot;: &quot;Genie&quot;, &quot;value&quot;: 4, &quot;type&quot;: &quot;Magic&quot;, &quot;cpCost&quot;: 26, &quot;element&quot;: &quot;N/A&quot;, }," calcext:value-type="string">
            <text:p>0x112: { "idMostSigNib": 1, "idLeastSigByte": 0x12, "name": "Genie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7] = &quot;S&quot;; 10 + [.C277] - 1; IF ([.F277] = &quot;A&quot;; 15 + [.C277] - 1; IF ([.F277] = &quot;B&quot;; 20 + ([.C277] - 1) * 2; IF ([.F277] = &quot;C&quot;; 25 + ([.C277] - 1) * 2; IF ([.F277] = &quot;D&quot;; 30 + ([.C277] - 1) * 3; IF([.F277] = &quot;E&quot;; 40 + ([.C277] - 1) * 4; IF ([.F277] = &quot;F&quot;; 45 + ([.C277] - 1) * 4; IF ([.F277] = &quot;E+&quot;; 35 + ([.C277] - 1) * 3; IF([.F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G277];&quot;, &quot;&quot;element&quot;&quot;: &quot;&quot;&quot;;[.E277];&quot;&quot;&quot;, },&quot;)" office:value-type="string" office:string-value="0x113: { &quot;idMostSigNib&quot;: 1, &quot;idLeastSigByte&quot;: 0x13, &quot;name&quot;: &quot;Genie&quot;, &quot;value&quot;: 5, &quot;type&quot;: &quot;Magic&quot;, &quot;cpCost&quot;: 28, &quot;element&quot;: &quot;N/A&quot;, }," calcext:value-type="string">
            <text:p>0x113: { "idMostSigNib": 1, "idLeastSigByte": 0x13, "name": "Genie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8] = &quot;S&quot;; 10 + [.C278] - 1; IF ([.F278] = &quot;A&quot;; 15 + [.C278] - 1; IF ([.F278] = &quot;B&quot;; 20 + ([.C278] - 1) * 2; IF ([.F278] = &quot;C&quot;; 25 + ([.C278] - 1) * 2; IF ([.F278] = &quot;D&quot;; 30 + ([.C278] - 1) * 3; IF([.F278] = &quot;E&quot;; 40 + ([.C278] - 1) * 4; IF ([.F278] = &quot;F&quot;; 45 + ([.C278] - 1) * 4; IF ([.F278] = &quot;E+&quot;; 35 + ([.C278] - 1) * 3; IF([.F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G278];&quot;, &quot;&quot;element&quot;&quot;: &quot;&quot;&quot;;[.E278];&quot;&quot;&quot;, },&quot;)" office:value-type="string" office:string-value="0x114: { &quot;idMostSigNib&quot;: 1, &quot;idLeastSigByte&quot;: 0x14, &quot;name&quot;: &quot;Genie&quot;, &quot;value&quot;: 6, &quot;type&quot;: &quot;Magic&quot;, &quot;cpCost&quot;: 30, &quot;element&quot;: &quot;N/A&quot;, }," calcext:value-type="string">
            <text:p>0x114: { "idMostSigNib": 1, "idLeastSigByte": 0x14, "name": "Genie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9] = &quot;S&quot;; 10 + [.C279] - 1; IF ([.F279] = &quot;A&quot;; 15 + [.C279] - 1; IF ([.F279] = &quot;B&quot;; 20 + ([.C279] - 1) * 2; IF ([.F279] = &quot;C&quot;; 25 + ([.C279] - 1) * 2; IF ([.F279] = &quot;D&quot;; 30 + ([.C279] - 1) * 3; IF([.F279] = &quot;E&quot;; 40 + ([.C279] - 1) * 4; IF ([.F279] = &quot;F&quot;; 45 + ([.C279] - 1) * 4; IF ([.F279] = &quot;E+&quot;; 35 + ([.C279] - 1) * 3; IF([.F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G279];&quot;, &quot;&quot;element&quot;&quot;: &quot;&quot;&quot;;[.E279];&quot;&quot;&quot;, },&quot;)" office:value-type="string" office:string-value="0x115: { &quot;idMostSigNib&quot;: 1, &quot;idLeastSigByte&quot;: 0x15, &quot;name&quot;: &quot;Genie&quot;, &quot;value&quot;: 7, &quot;type&quot;: &quot;Magic&quot;, &quot;cpCost&quot;: 32, &quot;element&quot;: &quot;N/A&quot;, }," calcext:value-type="string">
            <text:p>0x115: { "idMostSigNib": 1, "idLeastSigByte": 0x15, "name": "Genie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0] = &quot;S&quot;; 10 + [.C280] - 1; IF ([.F280] = &quot;A&quot;; 15 + [.C280] - 1; IF ([.F280] = &quot;B&quot;; 20 + ([.C280] - 1) * 2; IF ([.F280] = &quot;C&quot;; 25 + ([.C280] - 1) * 2; IF ([.F280] = &quot;D&quot;; 30 + ([.C280] - 1) * 3; IF([.F280] = &quot;E&quot;; 40 + ([.C280] - 1) * 4; IF ([.F280] = &quot;F&quot;; 45 + ([.C280] - 1) * 4; IF ([.F280] = &quot;E+&quot;; 35 + ([.C280] - 1) * 3; IF([.F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G280];&quot;, &quot;&quot;element&quot;&quot;: &quot;&quot;&quot;;[.E280];&quot;&quot;&quot;, },&quot;)" office:value-type="string" office:string-value="0x116: { &quot;idMostSigNib&quot;: 1, &quot;idLeastSigByte&quot;: 0x16, &quot;name&quot;: &quot;Genie&quot;, &quot;value&quot;: 8, &quot;type&quot;: &quot;Magic&quot;, &quot;cpCost&quot;: 34, &quot;element&quot;: &quot;N/A&quot;, }," calcext:value-type="string">
            <text:p>0x116: { "idMostSigNib": 1, "idLeastSigByte": 0x16, "name": "Genie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1] = &quot;S&quot;; 10 + [.C281] - 1; IF ([.F281] = &quot;A&quot;; 15 + [.C281] - 1; IF ([.F281] = &quot;B&quot;; 20 + ([.C281] - 1) * 2; IF ([.F281] = &quot;C&quot;; 25 + ([.C281] - 1) * 2; IF ([.F281] = &quot;D&quot;; 30 + ([.C281] - 1) * 3; IF([.F281] = &quot;E&quot;; 40 + ([.C281] - 1) * 4; IF ([.F281] = &quot;F&quot;; 45 + ([.C281] - 1) * 4; IF ([.F281] = &quot;E+&quot;; 35 + ([.C281] - 1) * 3; IF([.F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G281];&quot;, &quot;&quot;element&quot;&quot;: &quot;&quot;&quot;;[.E281];&quot;&quot;&quot;, },&quot;)" office:value-type="string" office:string-value="0x117: { &quot;idMostSigNib&quot;: 1, &quot;idLeastSigByte&quot;: 0x17, &quot;name&quot;: &quot;Genie&quot;, &quot;value&quot;: 9, &quot;type&quot;: &quot;Magic&quot;, &quot;cpCost&quot;: 36, &quot;element&quot;: &quot;N/A&quot;, }," calcext:value-type="string">
            <text:p>0x117: { "idMostSigNib": 1, "idLeastSigByte": 0x17, "name": "Genie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2] = &quot;S&quot;; 10 + [.C282] - 1; IF ([.F282] = &quot;A&quot;; 15 + [.C282] - 1; IF ([.F282] = &quot;B&quot;; 20 + ([.C282] - 1) * 2; IF ([.F282] = &quot;C&quot;; 25 + ([.C282] - 1) * 2; IF ([.F282] = &quot;D&quot;; 30 + ([.C282] - 1) * 3; IF([.F282] = &quot;E&quot;; 40 + ([.C282] - 1) * 4; IF ([.F282] = &quot;F&quot;; 45 + ([.C282] - 1) * 4; IF ([.F282] = &quot;E+&quot;; 35 + ([.C282] - 1) * 3; IF([.F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G282];&quot;, &quot;&quot;element&quot;&quot;: &quot;&quot;&quot;;[.E282];&quot;&quot;&quot;, },&quot;)" office:value-type="string" office:string-value="0x118: { &quot;idMostSigNib&quot;: 1, &quot;idLeastSigByte&quot;: 0x18, &quot;name&quot;: &quot;Bambi&quot;, &quot;value&quot;: 0, &quot;type&quot;: &quot;Magic&quot;, &quot;cpCost&quot;: 38, &quot;element&quot;: &quot;N/A&quot;, }," calcext:value-type="string">
            <text:p>0x118: { "idMostSigNib": 1, "idLeastSigByte": 0x18, "name": "Bambi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3] = &quot;S&quot;; 10 + [.C283] - 1; IF ([.F283] = &quot;A&quot;; 15 + [.C283] - 1; IF ([.F283] = &quot;B&quot;; 20 + ([.C283] - 1) * 2; IF ([.F283] = &quot;C&quot;; 25 + ([.C283] - 1) * 2; IF ([.F283] = &quot;D&quot;; 30 + ([.C283] - 1) * 3; IF([.F283] = &quot;E&quot;; 40 + ([.C283] - 1) * 4; IF ([.F283] = &quot;F&quot;; 45 + ([.C283] - 1) * 4; IF ([.F283] = &quot;E+&quot;; 35 + ([.C283] - 1) * 3; IF([.F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G283];&quot;, &quot;&quot;element&quot;&quot;: &quot;&quot;&quot;;[.E283];&quot;&quot;&quot;, },&quot;)" office:value-type="string" office:string-value="0x119: { &quot;idMostSigNib&quot;: 1, &quot;idLeastSigByte&quot;: 0x19, &quot;name&quot;: &quot;Bambi&quot;, &quot;value&quot;: 1, &quot;type&quot;: &quot;Magic&quot;, &quot;cpCost&quot;: 20, &quot;element&quot;: &quot;N/A&quot;, }," calcext:value-type="string">
            <text:p>0x119: { "idMostSigNib": 1, "idLeastSigByte": 0x19, "name": "Bambi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4] = &quot;S&quot;; 10 + [.C284] - 1; IF ([.F284] = &quot;A&quot;; 15 + [.C284] - 1; IF ([.F284] = &quot;B&quot;; 20 + ([.C284] - 1) * 2; IF ([.F284] = &quot;C&quot;; 25 + ([.C284] - 1) * 2; IF ([.F284] = &quot;D&quot;; 30 + ([.C284] - 1) * 3; IF([.F284] = &quot;E&quot;; 40 + ([.C284] - 1) * 4; IF ([.F284] = &quot;F&quot;; 45 + ([.C284] - 1) * 4; IF ([.F284] = &quot;E+&quot;; 35 + ([.C284] - 1) * 3; IF([.F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G284];&quot;, &quot;&quot;element&quot;&quot;: &quot;&quot;&quot;;[.E284];&quot;&quot;&quot;, },&quot;)" office:value-type="string" office:string-value="0x11A: { &quot;idMostSigNib&quot;: 1, &quot;idLeastSigByte&quot;: 0x1A, &quot;name&quot;: &quot;Bambi&quot;, &quot;value&quot;: 2, &quot;type&quot;: &quot;Magic&quot;, &quot;cpCost&quot;: 22, &quot;element&quot;: &quot;N/A&quot;, }," calcext:value-type="string">
            <text:p>0x11A: { "idMostSigNib": 1, "idLeastSigByte": 0x1A, "name": "Bambi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5] = &quot;S&quot;; 10 + [.C285] - 1; IF ([.F285] = &quot;A&quot;; 15 + [.C285] - 1; IF ([.F285] = &quot;B&quot;; 20 + ([.C285] - 1) * 2; IF ([.F285] = &quot;C&quot;; 25 + ([.C285] - 1) * 2; IF ([.F285] = &quot;D&quot;; 30 + ([.C285] - 1) * 3; IF([.F285] = &quot;E&quot;; 40 + ([.C285] - 1) * 4; IF ([.F285] = &quot;F&quot;; 45 + ([.C285] - 1) * 4; IF ([.F285] = &quot;E+&quot;; 35 + ([.C285] - 1) * 3; IF([.F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G285];&quot;, &quot;&quot;element&quot;&quot;: &quot;&quot;&quot;;[.E285];&quot;&quot;&quot;, },&quot;)" office:value-type="string" office:string-value="0x11B: { &quot;idMostSigNib&quot;: 1, &quot;idLeastSigByte&quot;: 0x1B, &quot;name&quot;: &quot;Bambi&quot;, &quot;value&quot;: 3, &quot;type&quot;: &quot;Magic&quot;, &quot;cpCost&quot;: 24, &quot;element&quot;: &quot;N/A&quot;, }," calcext:value-type="string">
            <text:p>0x11B: { "idMostSigNib": 1, "idLeastSigByte": 0x1B, "name": "Bambi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6] = &quot;S&quot;; 10 + [.C286] - 1; IF ([.F286] = &quot;A&quot;; 15 + [.C286] - 1; IF ([.F286] = &quot;B&quot;; 20 + ([.C286] - 1) * 2; IF ([.F286] = &quot;C&quot;; 25 + ([.C286] - 1) * 2; IF ([.F286] = &quot;D&quot;; 30 + ([.C286] - 1) * 3; IF([.F286] = &quot;E&quot;; 40 + ([.C286] - 1) * 4; IF ([.F286] = &quot;F&quot;; 45 + ([.C286] - 1) * 4; IF ([.F286] = &quot;E+&quot;; 35 + ([.C286] - 1) * 3; IF([.F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G286];&quot;, &quot;&quot;element&quot;&quot;: &quot;&quot;&quot;;[.E286];&quot;&quot;&quot;, },&quot;)" office:value-type="string" office:string-value="0x11C: { &quot;idMostSigNib&quot;: 1, &quot;idLeastSigByte&quot;: 0x1C, &quot;name&quot;: &quot;Bambi&quot;, &quot;value&quot;: 4, &quot;type&quot;: &quot;Magic&quot;, &quot;cpCost&quot;: 26, &quot;element&quot;: &quot;N/A&quot;, }," calcext:value-type="string">
            <text:p>0x11C: { "idMostSigNib": 1, "idLeastSigByte": 0x1C, "name": "Bambi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7] = &quot;S&quot;; 10 + [.C287] - 1; IF ([.F287] = &quot;A&quot;; 15 + [.C287] - 1; IF ([.F287] = &quot;B&quot;; 20 + ([.C287] - 1) * 2; IF ([.F287] = &quot;C&quot;; 25 + ([.C287] - 1) * 2; IF ([.F287] = &quot;D&quot;; 30 + ([.C287] - 1) * 3; IF([.F287] = &quot;E&quot;; 40 + ([.C287] - 1) * 4; IF ([.F287] = &quot;F&quot;; 45 + ([.C287] - 1) * 4; IF ([.F287] = &quot;E+&quot;; 35 + ([.C287] - 1) * 3; IF([.F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G287];&quot;, &quot;&quot;element&quot;&quot;: &quot;&quot;&quot;;[.E287];&quot;&quot;&quot;, },&quot;)" office:value-type="string" office:string-value="0x11D: { &quot;idMostSigNib&quot;: 1, &quot;idLeastSigByte&quot;: 0x1D, &quot;name&quot;: &quot;Bambi&quot;, &quot;value&quot;: 5, &quot;type&quot;: &quot;Magic&quot;, &quot;cpCost&quot;: 28, &quot;element&quot;: &quot;N/A&quot;, }," calcext:value-type="string">
            <text:p>0x11D: { "idMostSigNib": 1, "idLeastSigByte": 0x1D, "name": "Bambi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8] = &quot;S&quot;; 10 + [.C288] - 1; IF ([.F288] = &quot;A&quot;; 15 + [.C288] - 1; IF ([.F288] = &quot;B&quot;; 20 + ([.C288] - 1) * 2; IF ([.F288] = &quot;C&quot;; 25 + ([.C288] - 1) * 2; IF ([.F288] = &quot;D&quot;; 30 + ([.C288] - 1) * 3; IF([.F288] = &quot;E&quot;; 40 + ([.C288] - 1) * 4; IF ([.F288] = &quot;F&quot;; 45 + ([.C288] - 1) * 4; IF ([.F288] = &quot;E+&quot;; 35 + ([.C288] - 1) * 3; IF([.F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G288];&quot;, &quot;&quot;element&quot;&quot;: &quot;&quot;&quot;;[.E288];&quot;&quot;&quot;, },&quot;)" office:value-type="string" office:string-value="0x11E: { &quot;idMostSigNib&quot;: 1, &quot;idLeastSigByte&quot;: 0x1E, &quot;name&quot;: &quot;Bambi&quot;, &quot;value&quot;: 6, &quot;type&quot;: &quot;Magic&quot;, &quot;cpCost&quot;: 30, &quot;element&quot;: &quot;N/A&quot;, }," calcext:value-type="string">
            <text:p>0x11E: { "idMostSigNib": 1, "idLeastSigByte": 0x1E, "name": "Bambi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9] = &quot;S&quot;; 10 + [.C289] - 1; IF ([.F289] = &quot;A&quot;; 15 + [.C289] - 1; IF ([.F289] = &quot;B&quot;; 20 + ([.C289] - 1) * 2; IF ([.F289] = &quot;C&quot;; 25 + ([.C289] - 1) * 2; IF ([.F289] = &quot;D&quot;; 30 + ([.C289] - 1) * 3; IF([.F289] = &quot;E&quot;; 40 + ([.C289] - 1) * 4; IF ([.F289] = &quot;F&quot;; 45 + ([.C289] - 1) * 4; IF ([.F289] = &quot;E+&quot;; 35 + ([.C289] - 1) * 3; IF([.F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G289];&quot;, &quot;&quot;element&quot;&quot;: &quot;&quot;&quot;;[.E289];&quot;&quot;&quot;, },&quot;)" office:value-type="string" office:string-value="0x11F: { &quot;idMostSigNib&quot;: 1, &quot;idLeastSigByte&quot;: 0x1F, &quot;name&quot;: &quot;Bambi&quot;, &quot;value&quot;: 7, &quot;type&quot;: &quot;Magic&quot;, &quot;cpCost&quot;: 32, &quot;element&quot;: &quot;N/A&quot;, }," calcext:value-type="string">
            <text:p>0x11F: { "idMostSigNib": 1, "idLeastSigByte": 0x1F, "name": "Bambi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0] = &quot;S&quot;; 10 + [.C290] - 1; IF ([.F290] = &quot;A&quot;; 15 + [.C290] - 1; IF ([.F290] = &quot;B&quot;; 20 + ([.C290] - 1) * 2; IF ([.F290] = &quot;C&quot;; 25 + ([.C290] - 1) * 2; IF ([.F290] = &quot;D&quot;; 30 + ([.C290] - 1) * 3; IF([.F290] = &quot;E&quot;; 40 + ([.C290] - 1) * 4; IF ([.F290] = &quot;F&quot;; 45 + ([.C290] - 1) * 4; IF ([.F290] = &quot;E+&quot;; 35 + ([.C290] - 1) * 3; IF([.F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G290];&quot;, &quot;&quot;element&quot;&quot;: &quot;&quot;&quot;;[.E290];&quot;&quot;&quot;, },&quot;)" office:value-type="string" office:string-value="0x120: { &quot;idMostSigNib&quot;: 1, &quot;idLeastSigByte&quot;: 0x20, &quot;name&quot;: &quot;Bambi&quot;, &quot;value&quot;: 8, &quot;type&quot;: &quot;Magic&quot;, &quot;cpCost&quot;: 34, &quot;element&quot;: &quot;N/A&quot;, }," calcext:value-type="string">
            <text:p>0x120: { "idMostSigNib": 1, "idLeastSigByte": 0x20, "name": "Bambi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1] = &quot;S&quot;; 10 + [.C291] - 1; IF ([.F291] = &quot;A&quot;; 15 + [.C291] - 1; IF ([.F291] = &quot;B&quot;; 20 + ([.C291] - 1) * 2; IF ([.F291] = &quot;C&quot;; 25 + ([.C291] - 1) * 2; IF ([.F291] = &quot;D&quot;; 30 + ([.C291] - 1) * 3; IF([.F291] = &quot;E&quot;; 40 + ([.C291] - 1) * 4; IF ([.F291] = &quot;F&quot;; 45 + ([.C291] - 1) * 4; IF ([.F291] = &quot;E+&quot;; 35 + ([.C291] - 1) * 3; IF([.F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G291];&quot;, &quot;&quot;element&quot;&quot;: &quot;&quot;&quot;;[.E291];&quot;&quot;&quot;, },&quot;)" office:value-type="string" office:string-value="0x121: { &quot;idMostSigNib&quot;: 1, &quot;idLeastSigByte&quot;: 0x21, &quot;name&quot;: &quot;Bambi&quot;, &quot;value&quot;: 9, &quot;type&quot;: &quot;Magic&quot;, &quot;cpCost&quot;: 36, &quot;element&quot;: &quot;N/A&quot;, }," calcext:value-type="string">
            <text:p>0x121: { "idMostSigNib": 1, "idLeastSigByte": 0x21, "name": "Bambi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2] = &quot;S&quot;; 10 + [.C292] - 1; IF ([.F292] = &quot;A&quot;; 15 + [.C292] - 1; IF ([.F292] = &quot;B&quot;; 20 + ([.C292] - 1) * 2; IF ([.F292] = &quot;C&quot;; 25 + ([.C292] - 1) * 2; IF ([.F292] = &quot;D&quot;; 30 + ([.C292] - 1) * 3; IF([.F292] = &quot;E&quot;; 40 + ([.C292] - 1) * 4; IF ([.F292] = &quot;F&quot;; 45 + ([.C292] - 1) * 4; IF ([.F292] = &quot;E+&quot;; 35 + ([.C292] - 1) * 3; IF([.F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G292];&quot;, &quot;&quot;element&quot;&quot;: &quot;&quot;&quot;;[.E292];&quot;&quot;&quot;, },&quot;)" office:value-type="string" office:string-value="0x122: { &quot;idMostSigNib&quot;: 1, &quot;idLeastSigByte&quot;: 0x22, &quot;name&quot;: &quot;Dumbo&quot;, &quot;value&quot;: 0, &quot;type&quot;: &quot;Magic&quot;, &quot;cpCost&quot;: 38, &quot;element&quot;: &quot;Ice&quot;, }," calcext:value-type="string">
            <text:p>0x122: { "idMostSigNib": 1, "idLeastSigByte": 0x22, "name": "Dumbo", "value": 0, "type": "Magic", "cpCost": 38, "element": "Ice"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3] = &quot;S&quot;; 10 + [.C293] - 1; IF ([.F293] = &quot;A&quot;; 15 + [.C293] - 1; IF ([.F293] = &quot;B&quot;; 20 + ([.C293] - 1) * 2; IF ([.F293] = &quot;C&quot;; 25 + ([.C293] - 1) * 2; IF ([.F293] = &quot;D&quot;; 30 + ([.C293] - 1) * 3; IF([.F293] = &quot;E&quot;; 40 + ([.C293] - 1) * 4; IF ([.F293] = &quot;F&quot;; 45 + ([.C293] - 1) * 4; IF ([.F293] = &quot;E+&quot;; 35 + ([.C293] - 1) * 3; IF([.F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G293];&quot;, &quot;&quot;element&quot;&quot;: &quot;&quot;&quot;;[.E293];&quot;&quot;&quot;, },&quot;)" office:value-type="string" office:string-value="0x123: { &quot;idMostSigNib&quot;: 1, &quot;idLeastSigByte&quot;: 0x23, &quot;name&quot;: &quot;Dumbo&quot;, &quot;value&quot;: 1, &quot;type&quot;: &quot;Magic&quot;, &quot;cpCost&quot;: 20, &quot;element&quot;: &quot;Ice&quot;, }," calcext:value-type="string">
            <text:p>0x123: { "idMostSigNib": 1, "idLeastSigByte": 0x23, "name": "Dumbo", "value": 1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4] = &quot;S&quot;; 10 + [.C294] - 1; IF ([.F294] = &quot;A&quot;; 15 + [.C294] - 1; IF ([.F294] = &quot;B&quot;; 20 + ([.C294] - 1) * 2; IF ([.F294] = &quot;C&quot;; 25 + ([.C294] - 1) * 2; IF ([.F294] = &quot;D&quot;; 30 + ([.C294] - 1) * 3; IF([.F294] = &quot;E&quot;; 40 + ([.C294] - 1) * 4; IF ([.F294] = &quot;F&quot;; 45 + ([.C294] - 1) * 4; IF ([.F294] = &quot;E+&quot;; 35 + ([.C294] - 1) * 3; IF([.F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G294];&quot;, &quot;&quot;element&quot;&quot;: &quot;&quot;&quot;;[.E294];&quot;&quot;&quot;, },&quot;)" office:value-type="string" office:string-value="0x124: { &quot;idMostSigNib&quot;: 1, &quot;idLeastSigByte&quot;: 0x24, &quot;name&quot;: &quot;Dumbo&quot;, &quot;value&quot;: 2, &quot;type&quot;: &quot;Magic&quot;, &quot;cpCost&quot;: 22, &quot;element&quot;: &quot;Ice&quot;, }," calcext:value-type="string">
            <text:p>0x124: { "idMostSigNib": 1, "idLeastSigByte": 0x24, "name": "Dumbo", "value": 2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5] = &quot;S&quot;; 10 + [.C295] - 1; IF ([.F295] = &quot;A&quot;; 15 + [.C295] - 1; IF ([.F295] = &quot;B&quot;; 20 + ([.C295] - 1) * 2; IF ([.F295] = &quot;C&quot;; 25 + ([.C295] - 1) * 2; IF ([.F295] = &quot;D&quot;; 30 + ([.C295] - 1) * 3; IF([.F295] = &quot;E&quot;; 40 + ([.C295] - 1) * 4; IF ([.F295] = &quot;F&quot;; 45 + ([.C295] - 1) * 4; IF ([.F295] = &quot;E+&quot;; 35 + ([.C295] - 1) * 3; IF([.F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G295];&quot;, &quot;&quot;element&quot;&quot;: &quot;&quot;&quot;;[.E295];&quot;&quot;&quot;, },&quot;)" office:value-type="string" office:string-value="0x125: { &quot;idMostSigNib&quot;: 1, &quot;idLeastSigByte&quot;: 0x25, &quot;name&quot;: &quot;Dumbo&quot;, &quot;value&quot;: 3, &quot;type&quot;: &quot;Magic&quot;, &quot;cpCost&quot;: 24, &quot;element&quot;: &quot;Ice&quot;, }," calcext:value-type="string">
            <text:p>0x125: { "idMostSigNib": 1, "idLeastSigByte": 0x25, "name": "Dumbo", "value": 3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6] = &quot;S&quot;; 10 + [.C296] - 1; IF ([.F296] = &quot;A&quot;; 15 + [.C296] - 1; IF ([.F296] = &quot;B&quot;; 20 + ([.C296] - 1) * 2; IF ([.F296] = &quot;C&quot;; 25 + ([.C296] - 1) * 2; IF ([.F296] = &quot;D&quot;; 30 + ([.C296] - 1) * 3; IF([.F296] = &quot;E&quot;; 40 + ([.C296] - 1) * 4; IF ([.F296] = &quot;F&quot;; 45 + ([.C296] - 1) * 4; IF ([.F296] = &quot;E+&quot;; 35 + ([.C296] - 1) * 3; IF([.F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G296];&quot;, &quot;&quot;element&quot;&quot;: &quot;&quot;&quot;;[.E296];&quot;&quot;&quot;, },&quot;)" office:value-type="string" office:string-value="0x126: { &quot;idMostSigNib&quot;: 1, &quot;idLeastSigByte&quot;: 0x26, &quot;name&quot;: &quot;Dumbo&quot;, &quot;value&quot;: 4, &quot;type&quot;: &quot;Magic&quot;, &quot;cpCost&quot;: 26, &quot;element&quot;: &quot;Ice&quot;, }," calcext:value-type="string">
            <text:p>0x126: { "idMostSigNib": 1, "idLeastSigByte": 0x26, "name": "Dumbo", "value": 4, "type": "Magic", "cpCost": 26, "element": "Ice"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7] = &quot;S&quot;; 10 + [.C297] - 1; IF ([.F297] = &quot;A&quot;; 15 + [.C297] - 1; IF ([.F297] = &quot;B&quot;; 20 + ([.C297] - 1) * 2; IF ([.F297] = &quot;C&quot;; 25 + ([.C297] - 1) * 2; IF ([.F297] = &quot;D&quot;; 30 + ([.C297] - 1) * 3; IF([.F297] = &quot;E&quot;; 40 + ([.C297] - 1) * 4; IF ([.F297] = &quot;F&quot;; 45 + ([.C297] - 1) * 4; IF ([.F297] = &quot;E+&quot;; 35 + ([.C297] - 1) * 3; IF([.F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G297];&quot;, &quot;&quot;element&quot;&quot;: &quot;&quot;&quot;;[.E297];&quot;&quot;&quot;, },&quot;)" office:value-type="string" office:string-value="0x127: { &quot;idMostSigNib&quot;: 1, &quot;idLeastSigByte&quot;: 0x27, &quot;name&quot;: &quot;Dumbo&quot;, &quot;value&quot;: 5, &quot;type&quot;: &quot;Magic&quot;, &quot;cpCost&quot;: 28, &quot;element&quot;: &quot;Ice&quot;, }," calcext:value-type="string">
            <text:p>0x127: { "idMostSigNib": 1, "idLeastSigByte": 0x27, "name": "Dumbo", "value": 5, "type": "Magic", "cpCost": 28, "element": "Ice"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8] = &quot;S&quot;; 10 + [.C298] - 1; IF ([.F298] = &quot;A&quot;; 15 + [.C298] - 1; IF ([.F298] = &quot;B&quot;; 20 + ([.C298] - 1) * 2; IF ([.F298] = &quot;C&quot;; 25 + ([.C298] - 1) * 2; IF ([.F298] = &quot;D&quot;; 30 + ([.C298] - 1) * 3; IF([.F298] = &quot;E&quot;; 40 + ([.C298] - 1) * 4; IF ([.F298] = &quot;F&quot;; 45 + ([.C298] - 1) * 4; IF ([.F298] = &quot;E+&quot;; 35 + ([.C298] - 1) * 3; IF([.F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G298];&quot;, &quot;&quot;element&quot;&quot;: &quot;&quot;&quot;;[.E298];&quot;&quot;&quot;, },&quot;)" office:value-type="string" office:string-value="0x128: { &quot;idMostSigNib&quot;: 1, &quot;idLeastSigByte&quot;: 0x28, &quot;name&quot;: &quot;Dumbo&quot;, &quot;value&quot;: 6, &quot;type&quot;: &quot;Magic&quot;, &quot;cpCost&quot;: 30, &quot;element&quot;: &quot;Ice&quot;, }," calcext:value-type="string">
            <text:p>0x128: { "idMostSigNib": 1, "idLeastSigByte": 0x28, "name": "Dumbo", "value": 6, "type": "Magic", "cpCost": 30, "element": "Ice"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9] = &quot;S&quot;; 10 + [.C299] - 1; IF ([.F299] = &quot;A&quot;; 15 + [.C299] - 1; IF ([.F299] = &quot;B&quot;; 20 + ([.C299] - 1) * 2; IF ([.F299] = &quot;C&quot;; 25 + ([.C299] - 1) * 2; IF ([.F299] = &quot;D&quot;; 30 + ([.C299] - 1) * 3; IF([.F299] = &quot;E&quot;; 40 + ([.C299] - 1) * 4; IF ([.F299] = &quot;F&quot;; 45 + ([.C299] - 1) * 4; IF ([.F299] = &quot;E+&quot;; 35 + ([.C299] - 1) * 3; IF([.F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G299];&quot;, &quot;&quot;element&quot;&quot;: &quot;&quot;&quot;;[.E299];&quot;&quot;&quot;, },&quot;)" office:value-type="string" office:string-value="0x129: { &quot;idMostSigNib&quot;: 1, &quot;idLeastSigByte&quot;: 0x29, &quot;name&quot;: &quot;Dumbo&quot;, &quot;value&quot;: 7, &quot;type&quot;: &quot;Magic&quot;, &quot;cpCost&quot;: 32, &quot;element&quot;: &quot;Ice&quot;, }," calcext:value-type="string">
            <text:p>0x129: { "idMostSigNib": 1, "idLeastSigByte": 0x29, "name": "Dumbo", "value": 7, "type": "Magic", "cpCost": 32, "element": "Ice"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0] = &quot;S&quot;; 10 + [.C300] - 1; IF ([.F300] = &quot;A&quot;; 15 + [.C300] - 1; IF ([.F300] = &quot;B&quot;; 20 + ([.C300] - 1) * 2; IF ([.F300] = &quot;C&quot;; 25 + ([.C300] - 1) * 2; IF ([.F300] = &quot;D&quot;; 30 + ([.C300] - 1) * 3; IF([.F300] = &quot;E&quot;; 40 + ([.C300] - 1) * 4; IF ([.F300] = &quot;F&quot;; 45 + ([.C300] - 1) * 4; IF ([.F300] = &quot;E+&quot;; 35 + ([.C300] - 1) * 3; IF([.F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G300];&quot;, &quot;&quot;element&quot;&quot;: &quot;&quot;&quot;;[.E300];&quot;&quot;&quot;, },&quot;)" office:value-type="string" office:string-value="0x12A: { &quot;idMostSigNib&quot;: 1, &quot;idLeastSigByte&quot;: 0x2A, &quot;name&quot;: &quot;Dumbo&quot;, &quot;value&quot;: 8, &quot;type&quot;: &quot;Magic&quot;, &quot;cpCost&quot;: 34, &quot;element&quot;: &quot;Ice&quot;, }," calcext:value-type="string">
            <text:p>0x12A: { "idMostSigNib": 1, "idLeastSigByte": 0x2A, "name": "Dumbo", "value": 8, "type": "Magic", "cpCost": 34, "element": "Ice"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1] = &quot;S&quot;; 10 + [.C301] - 1; IF ([.F301] = &quot;A&quot;; 15 + [.C301] - 1; IF ([.F301] = &quot;B&quot;; 20 + ([.C301] - 1) * 2; IF ([.F301] = &quot;C&quot;; 25 + ([.C301] - 1) * 2; IF ([.F301] = &quot;D&quot;; 30 + ([.C301] - 1) * 3; IF([.F301] = &quot;E&quot;; 40 + ([.C301] - 1) * 4; IF ([.F301] = &quot;F&quot;; 45 + ([.C301] - 1) * 4; IF ([.F301] = &quot;E+&quot;; 35 + ([.C301] - 1) * 3; IF([.F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G301];&quot;, &quot;&quot;element&quot;&quot;: &quot;&quot;&quot;;[.E301];&quot;&quot;&quot;, },&quot;)" office:value-type="string" office:string-value="0x12B: { &quot;idMostSigNib&quot;: 1, &quot;idLeastSigByte&quot;: 0x2B, &quot;name&quot;: &quot;Dumbo&quot;, &quot;value&quot;: 9, &quot;type&quot;: &quot;Magic&quot;, &quot;cpCost&quot;: 36, &quot;element&quot;: &quot;Ice&quot;, }," calcext:value-type="string">
            <text:p>0x12B: { "idMostSigNib": 1, "idLeastSigByte": 0x2B, "name": "Dumbo", "value": 9, "type": "Magic", "cpCost": 36, "element": "Ice"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2] = &quot;S&quot;; 10 + [.C302] - 1; IF ([.F302] = &quot;A&quot;; 15 + [.C302] - 1; IF ([.F302] = &quot;B&quot;; 20 + ([.C302] - 1) * 2; IF ([.F302] = &quot;C&quot;; 25 + ([.C302] - 1) * 2; IF ([.F302] = &quot;D&quot;; 30 + ([.C302] - 1) * 3; IF([.F302] = &quot;E&quot;; 40 + ([.C302] - 1) * 4; IF ([.F302] = &quot;F&quot;; 45 + ([.C302] - 1) * 4; IF ([.F302] = &quot;E+&quot;; 35 + ([.C302] - 1) * 3; IF([.F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G302];&quot;, &quot;&quot;element&quot;&quot;: &quot;&quot;&quot;;[.E302];&quot;&quot;&quot;, },&quot;)" office:value-type="string" office:string-value="0x12C: { &quot;idMostSigNib&quot;: 1, &quot;idLeastSigByte&quot;: 0x2C, &quot;name&quot;: &quot;Tinker Bell&quot;, &quot;value&quot;: 0, &quot;type&quot;: &quot;Magic&quot;, &quot;cpCost&quot;: 38, &quot;element&quot;: &quot;N/A&quot;, }," calcext:value-type="string">
            <text:p>0x12C: { "idMostSigNib": 1, "idLeastSigByte": 0x2C, "name": "Tinker Bell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3] = &quot;S&quot;; 10 + [.C303] - 1; IF ([.F303] = &quot;A&quot;; 15 + [.C303] - 1; IF ([.F303] = &quot;B&quot;; 20 + ([.C303] - 1) * 2; IF ([.F303] = &quot;C&quot;; 25 + ([.C303] - 1) * 2; IF ([.F303] = &quot;D&quot;; 30 + ([.C303] - 1) * 3; IF([.F303] = &quot;E&quot;; 40 + ([.C303] - 1) * 4; IF ([.F303] = &quot;F&quot;; 45 + ([.C303] - 1) * 4; IF ([.F303] = &quot;E+&quot;; 35 + ([.C303] - 1) * 3; IF([.F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G303];&quot;, &quot;&quot;element&quot;&quot;: &quot;&quot;&quot;;[.E303];&quot;&quot;&quot;, },&quot;)" office:value-type="string" office:string-value="0x12D: { &quot;idMostSigNib&quot;: 1, &quot;idLeastSigByte&quot;: 0x2D, &quot;name&quot;: &quot;Tinker Bell&quot;, &quot;value&quot;: 1, &quot;type&quot;: &quot;Magic&quot;, &quot;cpCost&quot;: 20, &quot;element&quot;: &quot;N/A&quot;, }," calcext:value-type="string">
            <text:p>0x12D: { "idMostSigNib": 1, "idLeastSigByte": 0x2D, "name": "Tinker Bell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4] = &quot;S&quot;; 10 + [.C304] - 1; IF ([.F304] = &quot;A&quot;; 15 + [.C304] - 1; IF ([.F304] = &quot;B&quot;; 20 + ([.C304] - 1) * 2; IF ([.F304] = &quot;C&quot;; 25 + ([.C304] - 1) * 2; IF ([.F304] = &quot;D&quot;; 30 + ([.C304] - 1) * 3; IF([.F304] = &quot;E&quot;; 40 + ([.C304] - 1) * 4; IF ([.F304] = &quot;F&quot;; 45 + ([.C304] - 1) * 4; IF ([.F304] = &quot;E+&quot;; 35 + ([.C304] - 1) * 3; IF([.F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G304];&quot;, &quot;&quot;element&quot;&quot;: &quot;&quot;&quot;;[.E304];&quot;&quot;&quot;, },&quot;)" office:value-type="string" office:string-value="0x12E: { &quot;idMostSigNib&quot;: 1, &quot;idLeastSigByte&quot;: 0x2E, &quot;name&quot;: &quot;Tinker Bell&quot;, &quot;value&quot;: 2, &quot;type&quot;: &quot;Magic&quot;, &quot;cpCost&quot;: 22, &quot;element&quot;: &quot;N/A&quot;, }," calcext:value-type="string">
            <text:p>0x12E: { "idMostSigNib": 1, "idLeastSigByte": 0x2E, "name": "Tinker Bell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5] = &quot;S&quot;; 10 + [.C305] - 1; IF ([.F305] = &quot;A&quot;; 15 + [.C305] - 1; IF ([.F305] = &quot;B&quot;; 20 + ([.C305] - 1) * 2; IF ([.F305] = &quot;C&quot;; 25 + ([.C305] - 1) * 2; IF ([.F305] = &quot;D&quot;; 30 + ([.C305] - 1) * 3; IF([.F305] = &quot;E&quot;; 40 + ([.C305] - 1) * 4; IF ([.F305] = &quot;F&quot;; 45 + ([.C305] - 1) * 4; IF ([.F305] = &quot;E+&quot;; 35 + ([.C305] - 1) * 3; IF([.F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G305];&quot;, &quot;&quot;element&quot;&quot;: &quot;&quot;&quot;;[.E305];&quot;&quot;&quot;, },&quot;)" office:value-type="string" office:string-value="0x12F: { &quot;idMostSigNib&quot;: 1, &quot;idLeastSigByte&quot;: 0x2F, &quot;name&quot;: &quot;Tinker Bell&quot;, &quot;value&quot;: 3, &quot;type&quot;: &quot;Magic&quot;, &quot;cpCost&quot;: 24, &quot;element&quot;: &quot;N/A&quot;, }," calcext:value-type="string">
            <text:p>0x12F: { "idMostSigNib": 1, "idLeastSigByte": 0x2F, "name": "Tinker Bell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6] = &quot;S&quot;; 10 + [.C306] - 1; IF ([.F306] = &quot;A&quot;; 15 + [.C306] - 1; IF ([.F306] = &quot;B&quot;; 20 + ([.C306] - 1) * 2; IF ([.F306] = &quot;C&quot;; 25 + ([.C306] - 1) * 2; IF ([.F306] = &quot;D&quot;; 30 + ([.C306] - 1) * 3; IF([.F306] = &quot;E&quot;; 40 + ([.C306] - 1) * 4; IF ([.F306] = &quot;F&quot;; 45 + ([.C306] - 1) * 4; IF ([.F306] = &quot;E+&quot;; 35 + ([.C306] - 1) * 3; IF([.F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G306];&quot;, &quot;&quot;element&quot;&quot;: &quot;&quot;&quot;;[.E306];&quot;&quot;&quot;, },&quot;)" office:value-type="string" office:string-value="0x130: { &quot;idMostSigNib&quot;: 1, &quot;idLeastSigByte&quot;: 0x30, &quot;name&quot;: &quot;Tinker Bell&quot;, &quot;value&quot;: 4, &quot;type&quot;: &quot;Magic&quot;, &quot;cpCost&quot;: 26, &quot;element&quot;: &quot;N/A&quot;, }," calcext:value-type="string">
            <text:p>0x130: { "idMostSigNib": 1, "idLeastSigByte": 0x30, "name": "Tinker Bell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7] = &quot;S&quot;; 10 + [.C307] - 1; IF ([.F307] = &quot;A&quot;; 15 + [.C307] - 1; IF ([.F307] = &quot;B&quot;; 20 + ([.C307] - 1) * 2; IF ([.F307] = &quot;C&quot;; 25 + ([.C307] - 1) * 2; IF ([.F307] = &quot;D&quot;; 30 + ([.C307] - 1) * 3; IF([.F307] = &quot;E&quot;; 40 + ([.C307] - 1) * 4; IF ([.F307] = &quot;F&quot;; 45 + ([.C307] - 1) * 4; IF ([.F307] = &quot;E+&quot;; 35 + ([.C307] - 1) * 3; IF([.F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G307];&quot;, &quot;&quot;element&quot;&quot;: &quot;&quot;&quot;;[.E307];&quot;&quot;&quot;, },&quot;)" office:value-type="string" office:string-value="0x131: { &quot;idMostSigNib&quot;: 1, &quot;idLeastSigByte&quot;: 0x31, &quot;name&quot;: &quot;Tinker Bell&quot;, &quot;value&quot;: 5, &quot;type&quot;: &quot;Magic&quot;, &quot;cpCost&quot;: 28, &quot;element&quot;: &quot;N/A&quot;, }," calcext:value-type="string">
            <text:p>0x131: { "idMostSigNib": 1, "idLeastSigByte": 0x31, "name": "Tinker Bell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8] = &quot;S&quot;; 10 + [.C308] - 1; IF ([.F308] = &quot;A&quot;; 15 + [.C308] - 1; IF ([.F308] = &quot;B&quot;; 20 + ([.C308] - 1) * 2; IF ([.F308] = &quot;C&quot;; 25 + ([.C308] - 1) * 2; IF ([.F308] = &quot;D&quot;; 30 + ([.C308] - 1) * 3; IF([.F308] = &quot;E&quot;; 40 + ([.C308] - 1) * 4; IF ([.F308] = &quot;F&quot;; 45 + ([.C308] - 1) * 4; IF ([.F308] = &quot;E+&quot;; 35 + ([.C308] - 1) * 3; IF([.F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G308];&quot;, &quot;&quot;element&quot;&quot;: &quot;&quot;&quot;;[.E308];&quot;&quot;&quot;, },&quot;)" office:value-type="string" office:string-value="0x132: { &quot;idMostSigNib&quot;: 1, &quot;idLeastSigByte&quot;: 0x32, &quot;name&quot;: &quot;Tinker Bell&quot;, &quot;value&quot;: 6, &quot;type&quot;: &quot;Magic&quot;, &quot;cpCost&quot;: 30, &quot;element&quot;: &quot;N/A&quot;, }," calcext:value-type="string">
            <text:p>0x132: { "idMostSigNib": 1, "idLeastSigByte": 0x32, "name": "Tinker Bell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9] = &quot;S&quot;; 10 + [.C309] - 1; IF ([.F309] = &quot;A&quot;; 15 + [.C309] - 1; IF ([.F309] = &quot;B&quot;; 20 + ([.C309] - 1) * 2; IF ([.F309] = &quot;C&quot;; 25 + ([.C309] - 1) * 2; IF ([.F309] = &quot;D&quot;; 30 + ([.C309] - 1) * 3; IF([.F309] = &quot;E&quot;; 40 + ([.C309] - 1) * 4; IF ([.F309] = &quot;F&quot;; 45 + ([.C309] - 1) * 4; IF ([.F309] = &quot;E+&quot;; 35 + ([.C309] - 1) * 3; IF([.F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G309];&quot;, &quot;&quot;element&quot;&quot;: &quot;&quot;&quot;;[.E309];&quot;&quot;&quot;, },&quot;)" office:value-type="string" office:string-value="0x133: { &quot;idMostSigNib&quot;: 1, &quot;idLeastSigByte&quot;: 0x33, &quot;name&quot;: &quot;Tinker Bell&quot;, &quot;value&quot;: 7, &quot;type&quot;: &quot;Magic&quot;, &quot;cpCost&quot;: 32, &quot;element&quot;: &quot;N/A&quot;, }," calcext:value-type="string">
            <text:p>0x133: { "idMostSigNib": 1, "idLeastSigByte": 0x33, "name": "Tinker Bell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0] = &quot;S&quot;; 10 + [.C310] - 1; IF ([.F310] = &quot;A&quot;; 15 + [.C310] - 1; IF ([.F310] = &quot;B&quot;; 20 + ([.C310] - 1) * 2; IF ([.F310] = &quot;C&quot;; 25 + ([.C310] - 1) * 2; IF ([.F310] = &quot;D&quot;; 30 + ([.C310] - 1) * 3; IF([.F310] = &quot;E&quot;; 40 + ([.C310] - 1) * 4; IF ([.F310] = &quot;F&quot;; 45 + ([.C310] - 1) * 4; IF ([.F310] = &quot;E+&quot;; 35 + ([.C310] - 1) * 3; IF([.F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G310];&quot;, &quot;&quot;element&quot;&quot;: &quot;&quot;&quot;;[.E310];&quot;&quot;&quot;, },&quot;)" office:value-type="string" office:string-value="0x134: { &quot;idMostSigNib&quot;: 1, &quot;idLeastSigByte&quot;: 0x34, &quot;name&quot;: &quot;Tinker Bell&quot;, &quot;value&quot;: 8, &quot;type&quot;: &quot;Magic&quot;, &quot;cpCost&quot;: 34, &quot;element&quot;: &quot;N/A&quot;, }," calcext:value-type="string">
            <text:p>0x134: { "idMostSigNib": 1, "idLeastSigByte": 0x34, "name": "Tinker Bell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1] = &quot;S&quot;; 10 + [.C311] - 1; IF ([.F311] = &quot;A&quot;; 15 + [.C311] - 1; IF ([.F311] = &quot;B&quot;; 20 + ([.C311] - 1) * 2; IF ([.F311] = &quot;C&quot;; 25 + ([.C311] - 1) * 2; IF ([.F311] = &quot;D&quot;; 30 + ([.C311] - 1) * 3; IF([.F311] = &quot;E&quot;; 40 + ([.C311] - 1) * 4; IF ([.F311] = &quot;F&quot;; 45 + ([.C311] - 1) * 4; IF ([.F311] = &quot;E+&quot;; 35 + ([.C311] - 1) * 3; IF([.F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G311];&quot;, &quot;&quot;element&quot;&quot;: &quot;&quot;&quot;;[.E311];&quot;&quot;&quot;, },&quot;)" office:value-type="string" office:string-value="0x135: { &quot;idMostSigNib&quot;: 1, &quot;idLeastSigByte&quot;: 0x35, &quot;name&quot;: &quot;Tinker Bell&quot;, &quot;value&quot;: 9, &quot;type&quot;: &quot;Magic&quot;, &quot;cpCost&quot;: 36, &quot;element&quot;: &quot;N/A&quot;, }," calcext:value-type="string">
            <text:p>0x135: { "idMostSigNib": 1, "idLeastSigByte": 0x35, "name": "Tinker Bell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2] = &quot;S&quot;; 10 + [.C312] - 1; IF ([.F312] = &quot;A&quot;; 15 + [.C312] - 1; IF ([.F312] = &quot;B&quot;; 20 + ([.C312] - 1) * 2; IF ([.F312] = &quot;C&quot;; 25 + ([.C312] - 1) * 2; IF ([.F312] = &quot;D&quot;; 30 + ([.C312] - 1) * 3; IF([.F312] = &quot;E&quot;; 40 + ([.C312] - 1) * 4; IF ([.F312] = &quot;F&quot;; 45 + ([.C312] - 1) * 4; IF ([.F312] = &quot;E+&quot;; 35 + ([.C312] - 1) * 3; IF([.F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G312];&quot;, &quot;&quot;element&quot;&quot;: &quot;&quot;&quot;;[.E312];&quot;&quot;&quot;, },&quot;)" office:value-type="string" office:string-value="0x136: { &quot;idMostSigNib&quot;: 1, &quot;idLeastSigByte&quot;: 0x36, &quot;name&quot;: &quot;Mushu&quot;, &quot;value&quot;: 0, &quot;type&quot;: &quot;Magic&quot;, &quot;cpCost&quot;: 43, &quot;element&quot;: &quot;Fire&quot;, }," calcext:value-type="string">
            <text:p>0x136: { "idMostSigNib": 1, "idLeastSigByte": 0x36, "name": "Mushu", "value": 0, "type": "Magic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3] = &quot;S&quot;; 10 + [.C313] - 1; IF ([.F313] = &quot;A&quot;; 15 + [.C313] - 1; IF ([.F313] = &quot;B&quot;; 20 + ([.C313] - 1) * 2; IF ([.F313] = &quot;C&quot;; 25 + ([.C313] - 1) * 2; IF ([.F313] = &quot;D&quot;; 30 + ([.C313] - 1) * 3; IF([.F313] = &quot;E&quot;; 40 + ([.C313] - 1) * 4; IF ([.F313] = &quot;F&quot;; 45 + ([.C313] - 1) * 4; IF ([.F313] = &quot;E+&quot;; 35 + ([.C313] - 1) * 3; IF([.F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G313];&quot;, &quot;&quot;element&quot;&quot;: &quot;&quot;&quot;;[.E313];&quot;&quot;&quot;, },&quot;)" office:value-type="string" office:string-value="0x137: { &quot;idMostSigNib&quot;: 1, &quot;idLeastSigByte&quot;: 0x37, &quot;name&quot;: &quot;Mushu&quot;, &quot;value&quot;: 1, &quot;type&quot;: &quot;Magic&quot;, &quot;cpCost&quot;: 25, &quot;element&quot;: &quot;Fire&quot;, }," calcext:value-type="string">
            <text:p>0x137: { "idMostSigNib": 1, "idLeastSigByte": 0x37, "name": "Mushu", "value": 1, "type": "Magic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4] = &quot;S&quot;; 10 + [.C314] - 1; IF ([.F314] = &quot;A&quot;; 15 + [.C314] - 1; IF ([.F314] = &quot;B&quot;; 20 + ([.C314] - 1) * 2; IF ([.F314] = &quot;C&quot;; 25 + ([.C314] - 1) * 2; IF ([.F314] = &quot;D&quot;; 30 + ([.C314] - 1) * 3; IF([.F314] = &quot;E&quot;; 40 + ([.C314] - 1) * 4; IF ([.F314] = &quot;F&quot;; 45 + ([.C314] - 1) * 4; IF ([.F314] = &quot;E+&quot;; 35 + ([.C314] - 1) * 3; IF([.F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G314];&quot;, &quot;&quot;element&quot;&quot;: &quot;&quot;&quot;;[.E314];&quot;&quot;&quot;, },&quot;)" office:value-type="string" office:string-value="0x138: { &quot;idMostSigNib&quot;: 1, &quot;idLeastSigByte&quot;: 0x38, &quot;name&quot;: &quot;Mushu&quot;, &quot;value&quot;: 2, &quot;type&quot;: &quot;Magic&quot;, &quot;cpCost&quot;: 27, &quot;element&quot;: &quot;Fire&quot;, }," calcext:value-type="string">
            <text:p>0x138: { "idMostSigNib": 1, "idLeastSigByte": 0x38, "name": "Mushu", "value": 2, "type": "Magic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5] = &quot;S&quot;; 10 + [.C315] - 1; IF ([.F315] = &quot;A&quot;; 15 + [.C315] - 1; IF ([.F315] = &quot;B&quot;; 20 + ([.C315] - 1) * 2; IF ([.F315] = &quot;C&quot;; 25 + ([.C315] - 1) * 2; IF ([.F315] = &quot;D&quot;; 30 + ([.C315] - 1) * 3; IF([.F315] = &quot;E&quot;; 40 + ([.C315] - 1) * 4; IF ([.F315] = &quot;F&quot;; 45 + ([.C315] - 1) * 4; IF ([.F315] = &quot;E+&quot;; 35 + ([.C315] - 1) * 3; IF([.F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G315];&quot;, &quot;&quot;element&quot;&quot;: &quot;&quot;&quot;;[.E315];&quot;&quot;&quot;, },&quot;)" office:value-type="string" office:string-value="0x139: { &quot;idMostSigNib&quot;: 1, &quot;idLeastSigByte&quot;: 0x39, &quot;name&quot;: &quot;Mushu&quot;, &quot;value&quot;: 3, &quot;type&quot;: &quot;Magic&quot;, &quot;cpCost&quot;: 29, &quot;element&quot;: &quot;Fire&quot;, }," calcext:value-type="string">
            <text:p>0x139: { "idMostSigNib": 1, "idLeastSigByte": 0x39, "name": "Mushu", "value": 3, "type": "Magic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6] = &quot;S&quot;; 10 + [.C316] - 1; IF ([.F316] = &quot;A&quot;; 15 + [.C316] - 1; IF ([.F316] = &quot;B&quot;; 20 + ([.C316] - 1) * 2; IF ([.F316] = &quot;C&quot;; 25 + ([.C316] - 1) * 2; IF ([.F316] = &quot;D&quot;; 30 + ([.C316] - 1) * 3; IF([.F316] = &quot;E&quot;; 40 + ([.C316] - 1) * 4; IF ([.F316] = &quot;F&quot;; 45 + ([.C316] - 1) * 4; IF ([.F316] = &quot;E+&quot;; 35 + ([.C316] - 1) * 3; IF([.F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G316];&quot;, &quot;&quot;element&quot;&quot;: &quot;&quot;&quot;;[.E316];&quot;&quot;&quot;, },&quot;)" office:value-type="string" office:string-value="0x13A: { &quot;idMostSigNib&quot;: 1, &quot;idLeastSigByte&quot;: 0x3A, &quot;name&quot;: &quot;Mushu&quot;, &quot;value&quot;: 4, &quot;type&quot;: &quot;Magic&quot;, &quot;cpCost&quot;: 31, &quot;element&quot;: &quot;Fire&quot;, }," calcext:value-type="string">
            <text:p>0x13A: { "idMostSigNib": 1, "idLeastSigByte": 0x3A, "name": "Mushu", "value": 4, "type": "Magic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7] = &quot;S&quot;; 10 + [.C317] - 1; IF ([.F317] = &quot;A&quot;; 15 + [.C317] - 1; IF ([.F317] = &quot;B&quot;; 20 + ([.C317] - 1) * 2; IF ([.F317] = &quot;C&quot;; 25 + ([.C317] - 1) * 2; IF ([.F317] = &quot;D&quot;; 30 + ([.C317] - 1) * 3; IF([.F317] = &quot;E&quot;; 40 + ([.C317] - 1) * 4; IF ([.F317] = &quot;F&quot;; 45 + ([.C317] - 1) * 4; IF ([.F317] = &quot;E+&quot;; 35 + ([.C317] - 1) * 3; IF([.F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G317];&quot;, &quot;&quot;element&quot;&quot;: &quot;&quot;&quot;;[.E317];&quot;&quot;&quot;, },&quot;)" office:value-type="string" office:string-value="0x13B: { &quot;idMostSigNib&quot;: 1, &quot;idLeastSigByte&quot;: 0x3B, &quot;name&quot;: &quot;Mushu&quot;, &quot;value&quot;: 5, &quot;type&quot;: &quot;Magic&quot;, &quot;cpCost&quot;: 33, &quot;element&quot;: &quot;Fire&quot;, }," calcext:value-type="string">
            <text:p>0x13B: { "idMostSigNib": 1, "idLeastSigByte": 0x3B, "name": "Mushu", "value": 5, "type": "Magic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8] = &quot;S&quot;; 10 + [.C318] - 1; IF ([.F318] = &quot;A&quot;; 15 + [.C318] - 1; IF ([.F318] = &quot;B&quot;; 20 + ([.C318] - 1) * 2; IF ([.F318] = &quot;C&quot;; 25 + ([.C318] - 1) * 2; IF ([.F318] = &quot;D&quot;; 30 + ([.C318] - 1) * 3; IF([.F318] = &quot;E&quot;; 40 + ([.C318] - 1) * 4; IF ([.F318] = &quot;F&quot;; 45 + ([.C318] - 1) * 4; IF ([.F318] = &quot;E+&quot;; 35 + ([.C318] - 1) * 3; IF([.F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G318];&quot;, &quot;&quot;element&quot;&quot;: &quot;&quot;&quot;;[.E318];&quot;&quot;&quot;, },&quot;)" office:value-type="string" office:string-value="0x13C: { &quot;idMostSigNib&quot;: 1, &quot;idLeastSigByte&quot;: 0x3C, &quot;name&quot;: &quot;Mushu&quot;, &quot;value&quot;: 6, &quot;type&quot;: &quot;Magic&quot;, &quot;cpCost&quot;: 35, &quot;element&quot;: &quot;Fire&quot;, }," calcext:value-type="string">
            <text:p>0x13C: { "idMostSigNib": 1, "idLeastSigByte": 0x3C, "name": "Mushu", "value": 6, "type": "Magic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9] = &quot;S&quot;; 10 + [.C319] - 1; IF ([.F319] = &quot;A&quot;; 15 + [.C319] - 1; IF ([.F319] = &quot;B&quot;; 20 + ([.C319] - 1) * 2; IF ([.F319] = &quot;C&quot;; 25 + ([.C319] - 1) * 2; IF ([.F319] = &quot;D&quot;; 30 + ([.C319] - 1) * 3; IF([.F319] = &quot;E&quot;; 40 + ([.C319] - 1) * 4; IF ([.F319] = &quot;F&quot;; 45 + ([.C319] - 1) * 4; IF ([.F319] = &quot;E+&quot;; 35 + ([.C319] - 1) * 3; IF([.F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G319];&quot;, &quot;&quot;element&quot;&quot;: &quot;&quot;&quot;;[.E319];&quot;&quot;&quot;, },&quot;)" office:value-type="string" office:string-value="0x13D: { &quot;idMostSigNib&quot;: 1, &quot;idLeastSigByte&quot;: 0x3D, &quot;name&quot;: &quot;Mushu&quot;, &quot;value&quot;: 7, &quot;type&quot;: &quot;Magic&quot;, &quot;cpCost&quot;: 37, &quot;element&quot;: &quot;Fire&quot;, }," calcext:value-type="string">
            <text:p>0x13D: { "idMostSigNib": 1, "idLeastSigByte": 0x3D, "name": "Mushu", "value": 7, "type": "Magic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0] = &quot;S&quot;; 10 + [.C320] - 1; IF ([.F320] = &quot;A&quot;; 15 + [.C320] - 1; IF ([.F320] = &quot;B&quot;; 20 + ([.C320] - 1) * 2; IF ([.F320] = &quot;C&quot;; 25 + ([.C320] - 1) * 2; IF ([.F320] = &quot;D&quot;; 30 + ([.C320] - 1) * 3; IF([.F320] = &quot;E&quot;; 40 + ([.C320] - 1) * 4; IF ([.F320] = &quot;F&quot;; 45 + ([.C320] - 1) * 4; IF ([.F320] = &quot;E+&quot;; 35 + ([.C320] - 1) * 3; IF([.F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G320];&quot;, &quot;&quot;element&quot;&quot;: &quot;&quot;&quot;;[.E320];&quot;&quot;&quot;, },&quot;)" office:value-type="string" office:string-value="0x13E: { &quot;idMostSigNib&quot;: 1, &quot;idLeastSigByte&quot;: 0x3E, &quot;name&quot;: &quot;Mushu&quot;, &quot;value&quot;: 8, &quot;type&quot;: &quot;Magic&quot;, &quot;cpCost&quot;: 39, &quot;element&quot;: &quot;Fire&quot;, }," calcext:value-type="string">
            <text:p>0x13E: { "idMostSigNib": 1, "idLeastSigByte": 0x3E, "name": "Mushu", "value": 8, "type": "Magic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1] = &quot;S&quot;; 10 + [.C321] - 1; IF ([.F321] = &quot;A&quot;; 15 + [.C321] - 1; IF ([.F321] = &quot;B&quot;; 20 + ([.C321] - 1) * 2; IF ([.F321] = &quot;C&quot;; 25 + ([.C321] - 1) * 2; IF ([.F321] = &quot;D&quot;; 30 + ([.C321] - 1) * 3; IF([.F321] = &quot;E&quot;; 40 + ([.C321] - 1) * 4; IF ([.F321] = &quot;F&quot;; 45 + ([.C321] - 1) * 4; IF ([.F321] = &quot;E+&quot;; 35 + ([.C321] - 1) * 3; IF([.F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G321];&quot;, &quot;&quot;element&quot;&quot;: &quot;&quot;&quot;;[.E321];&quot;&quot;&quot;, },&quot;)" office:value-type="string" office:string-value="0x13F: { &quot;idMostSigNib&quot;: 1, &quot;idLeastSigByte&quot;: 0x3F, &quot;name&quot;: &quot;Mushu&quot;, &quot;value&quot;: 9, &quot;type&quot;: &quot;Magic&quot;, &quot;cpCost&quot;: 41, &quot;element&quot;: &quot;Fire&quot;, }," calcext:value-type="string">
            <text:p>0x13F: { "idMostSigNib": 1, "idLeastSigByte": 0x3F, "name": "Mushu", "value": 9, "type": "Magic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2] = &quot;S&quot;; 10 + [.C322] - 1; IF ([.F322] = &quot;A&quot;; 15 + [.C322] - 1; IF ([.F322] = &quot;B&quot;; 20 + ([.C322] - 1) * 2; IF ([.F322] = &quot;C&quot;; 25 + ([.C322] - 1) * 2; IF ([.F322] = &quot;D&quot;; 30 + ([.C322] - 1) * 3; IF([.F322] = &quot;E&quot;; 40 + ([.C322] - 1) * 4; IF ([.F322] = &quot;F&quot;; 45 + ([.C322] - 1) * 4; IF ([.F322] = &quot;E+&quot;; 35 + ([.C322] - 1) * 3; IF([.F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G322];&quot;, &quot;&quot;element&quot;&quot;: &quot;&quot;&quot;;[.E322];&quot;&quot;&quot;, },&quot;)" office:value-type="string" office:string-value="0x140: { &quot;idMostSigNib&quot;: 1, &quot;idLeastSigByte&quot;: 0x40, &quot;name&quot;: &quot;Cloud&quot;, &quot;value&quot;: 0, &quot;type&quot;: &quot;Magic&quot;, &quot;cpCost&quot;: 43, &quot;element&quot;: &quot;N/A&quot;, }," calcext:value-type="string">
            <text:p>0x140: { "idMostSigNib": 1, "idLeastSigByte": 0x40, "name": "Cloud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3] = &quot;S&quot;; 10 + [.C323] - 1; IF ([.F323] = &quot;A&quot;; 15 + [.C323] - 1; IF ([.F323] = &quot;B&quot;; 20 + ([.C323] - 1) * 2; IF ([.F323] = &quot;C&quot;; 25 + ([.C323] - 1) * 2; IF ([.F323] = &quot;D&quot;; 30 + ([.C323] - 1) * 3; IF([.F323] = &quot;E&quot;; 40 + ([.C323] - 1) * 4; IF ([.F323] = &quot;F&quot;; 45 + ([.C323] - 1) * 4; IF ([.F323] = &quot;E+&quot;; 35 + ([.C323] - 1) * 3; IF([.F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G323];&quot;, &quot;&quot;element&quot;&quot;: &quot;&quot;&quot;;[.E323];&quot;&quot;&quot;, },&quot;)" office:value-type="string" office:string-value="0x141: { &quot;idMostSigNib&quot;: 1, &quot;idLeastSigByte&quot;: 0x41, &quot;name&quot;: &quot;Cloud&quot;, &quot;value&quot;: 1, &quot;type&quot;: &quot;Magic&quot;, &quot;cpCost&quot;: 25, &quot;element&quot;: &quot;N/A&quot;, }," calcext:value-type="string">
            <text:p>0x141: { "idMostSigNib": 1, "idLeastSigByte": 0x41, "name": "Cloud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4] = &quot;S&quot;; 10 + [.C324] - 1; IF ([.F324] = &quot;A&quot;; 15 + [.C324] - 1; IF ([.F324] = &quot;B&quot;; 20 + ([.C324] - 1) * 2; IF ([.F324] = &quot;C&quot;; 25 + ([.C324] - 1) * 2; IF ([.F324] = &quot;D&quot;; 30 + ([.C324] - 1) * 3; IF([.F324] = &quot;E&quot;; 40 + ([.C324] - 1) * 4; IF ([.F324] = &quot;F&quot;; 45 + ([.C324] - 1) * 4; IF ([.F324] = &quot;E+&quot;; 35 + ([.C324] - 1) * 3; IF([.F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G324];&quot;, &quot;&quot;element&quot;&quot;: &quot;&quot;&quot;;[.E324];&quot;&quot;&quot;, },&quot;)" office:value-type="string" office:string-value="0x142: { &quot;idMostSigNib&quot;: 1, &quot;idLeastSigByte&quot;: 0x42, &quot;name&quot;: &quot;Cloud&quot;, &quot;value&quot;: 2, &quot;type&quot;: &quot;Magic&quot;, &quot;cpCost&quot;: 27, &quot;element&quot;: &quot;N/A&quot;, }," calcext:value-type="string">
            <text:p>0x142: { "idMostSigNib": 1, "idLeastSigByte": 0x42, "name": "Cloud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5] = &quot;S&quot;; 10 + [.C325] - 1; IF ([.F325] = &quot;A&quot;; 15 + [.C325] - 1; IF ([.F325] = &quot;B&quot;; 20 + ([.C325] - 1) * 2; IF ([.F325] = &quot;C&quot;; 25 + ([.C325] - 1) * 2; IF ([.F325] = &quot;D&quot;; 30 + ([.C325] - 1) * 3; IF([.F325] = &quot;E&quot;; 40 + ([.C325] - 1) * 4; IF ([.F325] = &quot;F&quot;; 45 + ([.C325] - 1) * 4; IF ([.F325] = &quot;E+&quot;; 35 + ([.C325] - 1) * 3; IF([.F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G325];&quot;, &quot;&quot;element&quot;&quot;: &quot;&quot;&quot;;[.E325];&quot;&quot;&quot;, },&quot;)" office:value-type="string" office:string-value="0x143: { &quot;idMostSigNib&quot;: 1, &quot;idLeastSigByte&quot;: 0x43, &quot;name&quot;: &quot;Cloud&quot;, &quot;value&quot;: 3, &quot;type&quot;: &quot;Magic&quot;, &quot;cpCost&quot;: 29, &quot;element&quot;: &quot;N/A&quot;, }," calcext:value-type="string">
            <text:p>0x143: { "idMostSigNib": 1, "idLeastSigByte": 0x43, "name": "Cloud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6] = &quot;S&quot;; 10 + [.C326] - 1; IF ([.F326] = &quot;A&quot;; 15 + [.C326] - 1; IF ([.F326] = &quot;B&quot;; 20 + ([.C326] - 1) * 2; IF ([.F326] = &quot;C&quot;; 25 + ([.C326] - 1) * 2; IF ([.F326] = &quot;D&quot;; 30 + ([.C326] - 1) * 3; IF([.F326] = &quot;E&quot;; 40 + ([.C326] - 1) * 4; IF ([.F326] = &quot;F&quot;; 45 + ([.C326] - 1) * 4; IF ([.F326] = &quot;E+&quot;; 35 + ([.C326] - 1) * 3; IF([.F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G326];&quot;, &quot;&quot;element&quot;&quot;: &quot;&quot;&quot;;[.E326];&quot;&quot;&quot;, },&quot;)" office:value-type="string" office:string-value="0x144: { &quot;idMostSigNib&quot;: 1, &quot;idLeastSigByte&quot;: 0x44, &quot;name&quot;: &quot;Cloud&quot;, &quot;value&quot;: 4, &quot;type&quot;: &quot;Magic&quot;, &quot;cpCost&quot;: 31, &quot;element&quot;: &quot;N/A&quot;, }," calcext:value-type="string">
            <text:p>0x144: { "idMostSigNib": 1, "idLeastSigByte": 0x44, "name": "Cloud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7] = &quot;S&quot;; 10 + [.C327] - 1; IF ([.F327] = &quot;A&quot;; 15 + [.C327] - 1; IF ([.F327] = &quot;B&quot;; 20 + ([.C327] - 1) * 2; IF ([.F327] = &quot;C&quot;; 25 + ([.C327] - 1) * 2; IF ([.F327] = &quot;D&quot;; 30 + ([.C327] - 1) * 3; IF([.F327] = &quot;E&quot;; 40 + ([.C327] - 1) * 4; IF ([.F327] = &quot;F&quot;; 45 + ([.C327] - 1) * 4; IF ([.F327] = &quot;E+&quot;; 35 + ([.C327] - 1) * 3; IF([.F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G327];&quot;, &quot;&quot;element&quot;&quot;: &quot;&quot;&quot;;[.E327];&quot;&quot;&quot;, },&quot;)" office:value-type="string" office:string-value="0x145: { &quot;idMostSigNib&quot;: 1, &quot;idLeastSigByte&quot;: 0x45, &quot;name&quot;: &quot;Cloud&quot;, &quot;value&quot;: 5, &quot;type&quot;: &quot;Magic&quot;, &quot;cpCost&quot;: 33, &quot;element&quot;: &quot;N/A&quot;, }," calcext:value-type="string">
            <text:p>0x145: { "idMostSigNib": 1, "idLeastSigByte": 0x45, "name": "Cloud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8] = &quot;S&quot;; 10 + [.C328] - 1; IF ([.F328] = &quot;A&quot;; 15 + [.C328] - 1; IF ([.F328] = &quot;B&quot;; 20 + ([.C328] - 1) * 2; IF ([.F328] = &quot;C&quot;; 25 + ([.C328] - 1) * 2; IF ([.F328] = &quot;D&quot;; 30 + ([.C328] - 1) * 3; IF([.F328] = &quot;E&quot;; 40 + ([.C328] - 1) * 4; IF ([.F328] = &quot;F&quot;; 45 + ([.C328] - 1) * 4; IF ([.F328] = &quot;E+&quot;; 35 + ([.C328] - 1) * 3; IF([.F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G328];&quot;, &quot;&quot;element&quot;&quot;: &quot;&quot;&quot;;[.E328];&quot;&quot;&quot;, },&quot;)" office:value-type="string" office:string-value="0x146: { &quot;idMostSigNib&quot;: 1, &quot;idLeastSigByte&quot;: 0x46, &quot;name&quot;: &quot;Cloud&quot;, &quot;value&quot;: 6, &quot;type&quot;: &quot;Magic&quot;, &quot;cpCost&quot;: 35, &quot;element&quot;: &quot;N/A&quot;, }," calcext:value-type="string">
            <text:p>0x146: { "idMostSigNib": 1, "idLeastSigByte": 0x46, "name": "Cloud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9] = &quot;S&quot;; 10 + [.C329] - 1; IF ([.F329] = &quot;A&quot;; 15 + [.C329] - 1; IF ([.F329] = &quot;B&quot;; 20 + ([.C329] - 1) * 2; IF ([.F329] = &quot;C&quot;; 25 + ([.C329] - 1) * 2; IF ([.F329] = &quot;D&quot;; 30 + ([.C329] - 1) * 3; IF([.F329] = &quot;E&quot;; 40 + ([.C329] - 1) * 4; IF ([.F329] = &quot;F&quot;; 45 + ([.C329] - 1) * 4; IF ([.F329] = &quot;E+&quot;; 35 + ([.C329] - 1) * 3; IF([.F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G329];&quot;, &quot;&quot;element&quot;&quot;: &quot;&quot;&quot;;[.E329];&quot;&quot;&quot;, },&quot;)" office:value-type="string" office:string-value="0x147: { &quot;idMostSigNib&quot;: 1, &quot;idLeastSigByte&quot;: 0x47, &quot;name&quot;: &quot;Cloud&quot;, &quot;value&quot;: 7, &quot;type&quot;: &quot;Magic&quot;, &quot;cpCost&quot;: 37, &quot;element&quot;: &quot;N/A&quot;, }," calcext:value-type="string">
            <text:p>0x147: { "idMostSigNib": 1, "idLeastSigByte": 0x47, "name": "Cloud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0] = &quot;S&quot;; 10 + [.C330] - 1; IF ([.F330] = &quot;A&quot;; 15 + [.C330] - 1; IF ([.F330] = &quot;B&quot;; 20 + ([.C330] - 1) * 2; IF ([.F330] = &quot;C&quot;; 25 + ([.C330] - 1) * 2; IF ([.F330] = &quot;D&quot;; 30 + ([.C330] - 1) * 3; IF([.F330] = &quot;E&quot;; 40 + ([.C330] - 1) * 4; IF ([.F330] = &quot;F&quot;; 45 + ([.C330] - 1) * 4; IF ([.F330] = &quot;E+&quot;; 35 + ([.C330] - 1) * 3; IF([.F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G330];&quot;, &quot;&quot;element&quot;&quot;: &quot;&quot;&quot;;[.E330];&quot;&quot;&quot;, },&quot;)" office:value-type="string" office:string-value="0x148: { &quot;idMostSigNib&quot;: 1, &quot;idLeastSigByte&quot;: 0x48, &quot;name&quot;: &quot;Cloud&quot;, &quot;value&quot;: 8, &quot;type&quot;: &quot;Magic&quot;, &quot;cpCost&quot;: 39, &quot;element&quot;: &quot;N/A&quot;, }," calcext:value-type="string">
            <text:p>0x148: { "idMostSigNib": 1, "idLeastSigByte": 0x48, "name": "Cloud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1] = &quot;S&quot;; 10 + [.C331] - 1; IF ([.F331] = &quot;A&quot;; 15 + [.C331] - 1; IF ([.F331] = &quot;B&quot;; 20 + ([.C331] - 1) * 2; IF ([.F331] = &quot;C&quot;; 25 + ([.C331] - 1) * 2; IF ([.F331] = &quot;D&quot;; 30 + ([.C331] - 1) * 3; IF([.F331] = &quot;E&quot;; 40 + ([.C331] - 1) * 4; IF ([.F331] = &quot;F&quot;; 45 + ([.C331] - 1) * 4; IF ([.F331] = &quot;E+&quot;; 35 + ([.C331] - 1) * 3; IF([.F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G331];&quot;, &quot;&quot;element&quot;&quot;: &quot;&quot;&quot;;[.E331];&quot;&quot;&quot;, },&quot;)" office:value-type="string" office:string-value="0x149: { &quot;idMostSigNib&quot;: 1, &quot;idLeastSigByte&quot;: 0x49, &quot;name&quot;: &quot;Cloud&quot;, &quot;value&quot;: 9, &quot;type&quot;: &quot;Magic&quot;, &quot;cpCost&quot;: 41, &quot;element&quot;: &quot;N/A&quot;, }," calcext:value-type="string">
            <text:p>0x149: { "idMostSigNib": 1, "idLeastSigByte": 0x49, "name": "Cloud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2] = &quot;S&quot;; 10 + [.C332] - 1; IF ([.F332] = &quot;A&quot;; 15 + [.C332] - 1; IF ([.F332] = &quot;B&quot;; 20 + ([.C332] - 1) * 2; IF ([.F332] = &quot;C&quot;; 25 + ([.C332] - 1) * 2; IF ([.F332] = &quot;D&quot;; 30 + ([.C332] - 1) * 3; IF([.F332] = &quot;E&quot;; 40 + ([.C332] - 1) * 4; IF ([.F332] = &quot;F&quot;; 45 + ([.C332] - 1) * 4; IF ([.F332] = &quot;E+&quot;; 35 + ([.C332] - 1) * 3; IF([.F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G332];&quot;, &quot;&quot;element&quot;&quot;: &quot;&quot;&quot;;[.E332];&quot;&quot;&quot;, },&quot;)" office:value-type="string" office:string-value="0x14A: { &quot;idMostSigNib&quot;: 1, &quot;idLeastSigByte&quot;: 0x4A, &quot;name&quot;: &quot;Aladdin&quot;, &quot;value&quot;: 0, &quot;type&quot;: &quot;Friend&quot;, &quot;cpCost&quot;: 43, &quot;element&quot;: &quot;N/A&quot;, }," calcext:value-type="string">
            <text:p>0x14A: { "idMostSigNib": 1, "idLeastSigByte": 0x4A, "name": "Aladdi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3] = &quot;S&quot;; 10 + [.C333] - 1; IF ([.F333] = &quot;A&quot;; 15 + [.C333] - 1; IF ([.F333] = &quot;B&quot;; 20 + ([.C333] - 1) * 2; IF ([.F333] = &quot;C&quot;; 25 + ([.C333] - 1) * 2; IF ([.F333] = &quot;D&quot;; 30 + ([.C333] - 1) * 3; IF([.F333] = &quot;E&quot;; 40 + ([.C333] - 1) * 4; IF ([.F333] = &quot;F&quot;; 45 + ([.C333] - 1) * 4; IF ([.F333] = &quot;E+&quot;; 35 + ([.C333] - 1) * 3; IF([.F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G333];&quot;, &quot;&quot;element&quot;&quot;: &quot;&quot;&quot;;[.E333];&quot;&quot;&quot;, },&quot;)" office:value-type="string" office:string-value="0x14B: { &quot;idMostSigNib&quot;: 1, &quot;idLeastSigByte&quot;: 0x4B, &quot;name&quot;: &quot;Aladdin&quot;, &quot;value&quot;: 1, &quot;type&quot;: &quot;Friend&quot;, &quot;cpCost&quot;: 25, &quot;element&quot;: &quot;N/A&quot;, }," calcext:value-type="string">
            <text:p>0x14B: { "idMostSigNib": 1, "idLeastSigByte": 0x4B, "name": "Aladdi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4] = &quot;S&quot;; 10 + [.C334] - 1; IF ([.F334] = &quot;A&quot;; 15 + [.C334] - 1; IF ([.F334] = &quot;B&quot;; 20 + ([.C334] - 1) * 2; IF ([.F334] = &quot;C&quot;; 25 + ([.C334] - 1) * 2; IF ([.F334] = &quot;D&quot;; 30 + ([.C334] - 1) * 3; IF([.F334] = &quot;E&quot;; 40 + ([.C334] - 1) * 4; IF ([.F334] = &quot;F&quot;; 45 + ([.C334] - 1) * 4; IF ([.F334] = &quot;E+&quot;; 35 + ([.C334] - 1) * 3; IF([.F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G334];&quot;, &quot;&quot;element&quot;&quot;: &quot;&quot;&quot;;[.E334];&quot;&quot;&quot;, },&quot;)" office:value-type="string" office:string-value="0x14C: { &quot;idMostSigNib&quot;: 1, &quot;idLeastSigByte&quot;: 0x4C, &quot;name&quot;: &quot;Aladdin&quot;, &quot;value&quot;: 2, &quot;type&quot;: &quot;Friend&quot;, &quot;cpCost&quot;: 27, &quot;element&quot;: &quot;N/A&quot;, }," calcext:value-type="string">
            <text:p>0x14C: { "idMostSigNib": 1, "idLeastSigByte": 0x4C, "name": "Aladdi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5] = &quot;S&quot;; 10 + [.C335] - 1; IF ([.F335] = &quot;A&quot;; 15 + [.C335] - 1; IF ([.F335] = &quot;B&quot;; 20 + ([.C335] - 1) * 2; IF ([.F335] = &quot;C&quot;; 25 + ([.C335] - 1) * 2; IF ([.F335] = &quot;D&quot;; 30 + ([.C335] - 1) * 3; IF([.F335] = &quot;E&quot;; 40 + ([.C335] - 1) * 4; IF ([.F335] = &quot;F&quot;; 45 + ([.C335] - 1) * 4; IF ([.F335] = &quot;E+&quot;; 35 + ([.C335] - 1) * 3; IF([.F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G335];&quot;, &quot;&quot;element&quot;&quot;: &quot;&quot;&quot;;[.E335];&quot;&quot;&quot;, },&quot;)" office:value-type="string" office:string-value="0x14D: { &quot;idMostSigNib&quot;: 1, &quot;idLeastSigByte&quot;: 0x4D, &quot;name&quot;: &quot;Aladdin&quot;, &quot;value&quot;: 3, &quot;type&quot;: &quot;Friend&quot;, &quot;cpCost&quot;: 29, &quot;element&quot;: &quot;N/A&quot;, }," calcext:value-type="string">
            <text:p>0x14D: { "idMostSigNib": 1, "idLeastSigByte": 0x4D, "name": "Aladdi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6] = &quot;S&quot;; 10 + [.C336] - 1; IF ([.F336] = &quot;A&quot;; 15 + [.C336] - 1; IF ([.F336] = &quot;B&quot;; 20 + ([.C336] - 1) * 2; IF ([.F336] = &quot;C&quot;; 25 + ([.C336] - 1) * 2; IF ([.F336] = &quot;D&quot;; 30 + ([.C336] - 1) * 3; IF([.F336] = &quot;E&quot;; 40 + ([.C336] - 1) * 4; IF ([.F336] = &quot;F&quot;; 45 + ([.C336] - 1) * 4; IF ([.F336] = &quot;E+&quot;; 35 + ([.C336] - 1) * 3; IF([.F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G336];&quot;, &quot;&quot;element&quot;&quot;: &quot;&quot;&quot;;[.E336];&quot;&quot;&quot;, },&quot;)" office:value-type="string" office:string-value="0x14E: { &quot;idMostSigNib&quot;: 1, &quot;idLeastSigByte&quot;: 0x4E, &quot;name&quot;: &quot;Aladdin&quot;, &quot;value&quot;: 4, &quot;type&quot;: &quot;Friend&quot;, &quot;cpCost&quot;: 31, &quot;element&quot;: &quot;N/A&quot;, }," calcext:value-type="string">
            <text:p>0x14E: { "idMostSigNib": 1, "idLeastSigByte": 0x4E, "name": "Aladdi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7] = &quot;S&quot;; 10 + [.C337] - 1; IF ([.F337] = &quot;A&quot;; 15 + [.C337] - 1; IF ([.F337] = &quot;B&quot;; 20 + ([.C337] - 1) * 2; IF ([.F337] = &quot;C&quot;; 25 + ([.C337] - 1) * 2; IF ([.F337] = &quot;D&quot;; 30 + ([.C337] - 1) * 3; IF([.F337] = &quot;E&quot;; 40 + ([.C337] - 1) * 4; IF ([.F337] = &quot;F&quot;; 45 + ([.C337] - 1) * 4; IF ([.F337] = &quot;E+&quot;; 35 + ([.C337] - 1) * 3; IF([.F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G337];&quot;, &quot;&quot;element&quot;&quot;: &quot;&quot;&quot;;[.E337];&quot;&quot;&quot;, },&quot;)" office:value-type="string" office:string-value="0x14F: { &quot;idMostSigNib&quot;: 1, &quot;idLeastSigByte&quot;: 0x4F, &quot;name&quot;: &quot;Aladdin&quot;, &quot;value&quot;: 5, &quot;type&quot;: &quot;Friend&quot;, &quot;cpCost&quot;: 33, &quot;element&quot;: &quot;N/A&quot;, }," calcext:value-type="string">
            <text:p>0x14F: { "idMostSigNib": 1, "idLeastSigByte": 0x4F, "name": "Aladdi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8] = &quot;S&quot;; 10 + [.C338] - 1; IF ([.F338] = &quot;A&quot;; 15 + [.C338] - 1; IF ([.F338] = &quot;B&quot;; 20 + ([.C338] - 1) * 2; IF ([.F338] = &quot;C&quot;; 25 + ([.C338] - 1) * 2; IF ([.F338] = &quot;D&quot;; 30 + ([.C338] - 1) * 3; IF([.F338] = &quot;E&quot;; 40 + ([.C338] - 1) * 4; IF ([.F338] = &quot;F&quot;; 45 + ([.C338] - 1) * 4; IF ([.F338] = &quot;E+&quot;; 35 + ([.C338] - 1) * 3; IF([.F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G338];&quot;, &quot;&quot;element&quot;&quot;: &quot;&quot;&quot;;[.E338];&quot;&quot;&quot;, },&quot;)" office:value-type="string" office:string-value="0x150: { &quot;idMostSigNib&quot;: 1, &quot;idLeastSigByte&quot;: 0x50, &quot;name&quot;: &quot;Aladdin&quot;, &quot;value&quot;: 6, &quot;type&quot;: &quot;Friend&quot;, &quot;cpCost&quot;: 35, &quot;element&quot;: &quot;N/A&quot;, }," calcext:value-type="string">
            <text:p>0x150: { "idMostSigNib": 1, "idLeastSigByte": 0x50, "name": "Aladdi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9] = &quot;S&quot;; 10 + [.C339] - 1; IF ([.F339] = &quot;A&quot;; 15 + [.C339] - 1; IF ([.F339] = &quot;B&quot;; 20 + ([.C339] - 1) * 2; IF ([.F339] = &quot;C&quot;; 25 + ([.C339] - 1) * 2; IF ([.F339] = &quot;D&quot;; 30 + ([.C339] - 1) * 3; IF([.F339] = &quot;E&quot;; 40 + ([.C339] - 1) * 4; IF ([.F339] = &quot;F&quot;; 45 + ([.C339] - 1) * 4; IF ([.F339] = &quot;E+&quot;; 35 + ([.C339] - 1) * 3; IF([.F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G339];&quot;, &quot;&quot;element&quot;&quot;: &quot;&quot;&quot;;[.E339];&quot;&quot;&quot;, },&quot;)" office:value-type="string" office:string-value="0x151: { &quot;idMostSigNib&quot;: 1, &quot;idLeastSigByte&quot;: 0x51, &quot;name&quot;: &quot;Aladdin&quot;, &quot;value&quot;: 7, &quot;type&quot;: &quot;Friend&quot;, &quot;cpCost&quot;: 37, &quot;element&quot;: &quot;N/A&quot;, }," calcext:value-type="string">
            <text:p>0x151: { "idMostSigNib": 1, "idLeastSigByte": 0x51, "name": "Aladdi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0] = &quot;S&quot;; 10 + [.C340] - 1; IF ([.F340] = &quot;A&quot;; 15 + [.C340] - 1; IF ([.F340] = &quot;B&quot;; 20 + ([.C340] - 1) * 2; IF ([.F340] = &quot;C&quot;; 25 + ([.C340] - 1) * 2; IF ([.F340] = &quot;D&quot;; 30 + ([.C340] - 1) * 3; IF([.F340] = &quot;E&quot;; 40 + ([.C340] - 1) * 4; IF ([.F340] = &quot;F&quot;; 45 + ([.C340] - 1) * 4; IF ([.F340] = &quot;E+&quot;; 35 + ([.C340] - 1) * 3; IF([.F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G340];&quot;, &quot;&quot;element&quot;&quot;: &quot;&quot;&quot;;[.E340];&quot;&quot;&quot;, },&quot;)" office:value-type="string" office:string-value="0x152: { &quot;idMostSigNib&quot;: 1, &quot;idLeastSigByte&quot;: 0x52, &quot;name&quot;: &quot;Aladdin&quot;, &quot;value&quot;: 8, &quot;type&quot;: &quot;Friend&quot;, &quot;cpCost&quot;: 39, &quot;element&quot;: &quot;N/A&quot;, }," calcext:value-type="string">
            <text:p>0x152: { "idMostSigNib": 1, "idLeastSigByte": 0x52, "name": "Aladdi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1] = &quot;S&quot;; 10 + [.C341] - 1; IF ([.F341] = &quot;A&quot;; 15 + [.C341] - 1; IF ([.F341] = &quot;B&quot;; 20 + ([.C341] - 1) * 2; IF ([.F341] = &quot;C&quot;; 25 + ([.C341] - 1) * 2; IF ([.F341] = &quot;D&quot;; 30 + ([.C341] - 1) * 3; IF([.F341] = &quot;E&quot;; 40 + ([.C341] - 1) * 4; IF ([.F341] = &quot;F&quot;; 45 + ([.C341] - 1) * 4; IF ([.F341] = &quot;E+&quot;; 35 + ([.C341] - 1) * 3; IF([.F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G341];&quot;, &quot;&quot;element&quot;&quot;: &quot;&quot;&quot;;[.E341];&quot;&quot;&quot;, },&quot;)" office:value-type="string" office:string-value="0x153: { &quot;idMostSigNib&quot;: 1, &quot;idLeastSigByte&quot;: 0x53, &quot;name&quot;: &quot;Aladdin&quot;, &quot;value&quot;: 9, &quot;type&quot;: &quot;Friend&quot;, &quot;cpCost&quot;: 41, &quot;element&quot;: &quot;N/A&quot;, }," calcext:value-type="string">
            <text:p>0x153: { "idMostSigNib": 1, "idLeastSigByte": 0x53, "name": "Aladdi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2] = &quot;S&quot;; 10 + [.C342] - 1; IF ([.F342] = &quot;A&quot;; 15 + [.C342] - 1; IF ([.F342] = &quot;B&quot;; 20 + ([.C342] - 1) * 2; IF ([.F342] = &quot;C&quot;; 25 + ([.C342] - 1) * 2; IF ([.F342] = &quot;D&quot;; 30 + ([.C342] - 1) * 3; IF([.F342] = &quot;E&quot;; 40 + ([.C342] - 1) * 4; IF ([.F342] = &quot;F&quot;; 45 + ([.C342] - 1) * 4; IF ([.F342] = &quot;E+&quot;; 35 + ([.C342] - 1) * 3; IF([.F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G342];&quot;, &quot;&quot;element&quot;&quot;: &quot;&quot;&quot;;[.E342];&quot;&quot;&quot;, },&quot;)" office:value-type="string" office:string-value="0x154: { &quot;idMostSigNib&quot;: 1, &quot;idLeastSigByte&quot;: 0x54, &quot;name&quot;: &quot;Ariel&quot;, &quot;value&quot;: 0, &quot;type&quot;: &quot;Friend&quot;, &quot;cpCost&quot;: 43, &quot;element&quot;: &quot;N/A&quot;, }," calcext:value-type="string">
            <text:p>0x154: { "idMostSigNib": 1, "idLeastSigByte": 0x54, "name": "Ariel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3] = &quot;S&quot;; 10 + [.C343] - 1; IF ([.F343] = &quot;A&quot;; 15 + [.C343] - 1; IF ([.F343] = &quot;B&quot;; 20 + ([.C343] - 1) * 2; IF ([.F343] = &quot;C&quot;; 25 + ([.C343] - 1) * 2; IF ([.F343] = &quot;D&quot;; 30 + ([.C343] - 1) * 3; IF([.F343] = &quot;E&quot;; 40 + ([.C343] - 1) * 4; IF ([.F343] = &quot;F&quot;; 45 + ([.C343] - 1) * 4; IF ([.F343] = &quot;E+&quot;; 35 + ([.C343] - 1) * 3; IF([.F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G343];&quot;, &quot;&quot;element&quot;&quot;: &quot;&quot;&quot;;[.E343];&quot;&quot;&quot;, },&quot;)" office:value-type="string" office:string-value="0x155: { &quot;idMostSigNib&quot;: 1, &quot;idLeastSigByte&quot;: 0x55, &quot;name&quot;: &quot;Ariel&quot;, &quot;value&quot;: 1, &quot;type&quot;: &quot;Friend&quot;, &quot;cpCost&quot;: 25, &quot;element&quot;: &quot;N/A&quot;, }," calcext:value-type="string">
            <text:p>0x155: { "idMostSigNib": 1, "idLeastSigByte": 0x55, "name": "Ariel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4] = &quot;S&quot;; 10 + [.C344] - 1; IF ([.F344] = &quot;A&quot;; 15 + [.C344] - 1; IF ([.F344] = &quot;B&quot;; 20 + ([.C344] - 1) * 2; IF ([.F344] = &quot;C&quot;; 25 + ([.C344] - 1) * 2; IF ([.F344] = &quot;D&quot;; 30 + ([.C344] - 1) * 3; IF([.F344] = &quot;E&quot;; 40 + ([.C344] - 1) * 4; IF ([.F344] = &quot;F&quot;; 45 + ([.C344] - 1) * 4; IF ([.F344] = &quot;E+&quot;; 35 + ([.C344] - 1) * 3; IF([.F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G344];&quot;, &quot;&quot;element&quot;&quot;: &quot;&quot;&quot;;[.E344];&quot;&quot;&quot;, },&quot;)" office:value-type="string" office:string-value="0x156: { &quot;idMostSigNib&quot;: 1, &quot;idLeastSigByte&quot;: 0x56, &quot;name&quot;: &quot;Ariel&quot;, &quot;value&quot;: 2, &quot;type&quot;: &quot;Friend&quot;, &quot;cpCost&quot;: 27, &quot;element&quot;: &quot;N/A&quot;, }," calcext:value-type="string">
            <text:p>0x156: { "idMostSigNib": 1, "idLeastSigByte": 0x56, "name": "Ariel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5] = &quot;S&quot;; 10 + [.C345] - 1; IF ([.F345] = &quot;A&quot;; 15 + [.C345] - 1; IF ([.F345] = &quot;B&quot;; 20 + ([.C345] - 1) * 2; IF ([.F345] = &quot;C&quot;; 25 + ([.C345] - 1) * 2; IF ([.F345] = &quot;D&quot;; 30 + ([.C345] - 1) * 3; IF([.F345] = &quot;E&quot;; 40 + ([.C345] - 1) * 4; IF ([.F345] = &quot;F&quot;; 45 + ([.C345] - 1) * 4; IF ([.F345] = &quot;E+&quot;; 35 + ([.C345] - 1) * 3; IF([.F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G345];&quot;, &quot;&quot;element&quot;&quot;: &quot;&quot;&quot;;[.E345];&quot;&quot;&quot;, },&quot;)" office:value-type="string" office:string-value="0x157: { &quot;idMostSigNib&quot;: 1, &quot;idLeastSigByte&quot;: 0x57, &quot;name&quot;: &quot;Ariel&quot;, &quot;value&quot;: 3, &quot;type&quot;: &quot;Friend&quot;, &quot;cpCost&quot;: 29, &quot;element&quot;: &quot;N/A&quot;, }," calcext:value-type="string">
            <text:p>0x157: { "idMostSigNib": 1, "idLeastSigByte": 0x57, "name": "Ariel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6] = &quot;S&quot;; 10 + [.C346] - 1; IF ([.F346] = &quot;A&quot;; 15 + [.C346] - 1; IF ([.F346] = &quot;B&quot;; 20 + ([.C346] - 1) * 2; IF ([.F346] = &quot;C&quot;; 25 + ([.C346] - 1) * 2; IF ([.F346] = &quot;D&quot;; 30 + ([.C346] - 1) * 3; IF([.F346] = &quot;E&quot;; 40 + ([.C346] - 1) * 4; IF ([.F346] = &quot;F&quot;; 45 + ([.C346] - 1) * 4; IF ([.F346] = &quot;E+&quot;; 35 + ([.C346] - 1) * 3; IF([.F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G346];&quot;, &quot;&quot;element&quot;&quot;: &quot;&quot;&quot;;[.E346];&quot;&quot;&quot;, },&quot;)" office:value-type="string" office:string-value="0x158: { &quot;idMostSigNib&quot;: 1, &quot;idLeastSigByte&quot;: 0x58, &quot;name&quot;: &quot;Ariel&quot;, &quot;value&quot;: 4, &quot;type&quot;: &quot;Friend&quot;, &quot;cpCost&quot;: 31, &quot;element&quot;: &quot;N/A&quot;, }," calcext:value-type="string">
            <text:p>0x158: { "idMostSigNib": 1, "idLeastSigByte": 0x58, "name": "Ariel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7] = &quot;S&quot;; 10 + [.C347] - 1; IF ([.F347] = &quot;A&quot;; 15 + [.C347] - 1; IF ([.F347] = &quot;B&quot;; 20 + ([.C347] - 1) * 2; IF ([.F347] = &quot;C&quot;; 25 + ([.C347] - 1) * 2; IF ([.F347] = &quot;D&quot;; 30 + ([.C347] - 1) * 3; IF([.F347] = &quot;E&quot;; 40 + ([.C347] - 1) * 4; IF ([.F347] = &quot;F&quot;; 45 + ([.C347] - 1) * 4; IF ([.F347] = &quot;E+&quot;; 35 + ([.C347] - 1) * 3; IF([.F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G347];&quot;, &quot;&quot;element&quot;&quot;: &quot;&quot;&quot;;[.E347];&quot;&quot;&quot;, },&quot;)" office:value-type="string" office:string-value="0x159: { &quot;idMostSigNib&quot;: 1, &quot;idLeastSigByte&quot;: 0x59, &quot;name&quot;: &quot;Ariel&quot;, &quot;value&quot;: 5, &quot;type&quot;: &quot;Friend&quot;, &quot;cpCost&quot;: 33, &quot;element&quot;: &quot;N/A&quot;, }," calcext:value-type="string">
            <text:p>0x159: { "idMostSigNib": 1, "idLeastSigByte": 0x59, "name": "Ariel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8] = &quot;S&quot;; 10 + [.C348] - 1; IF ([.F348] = &quot;A&quot;; 15 + [.C348] - 1; IF ([.F348] = &quot;B&quot;; 20 + ([.C348] - 1) * 2; IF ([.F348] = &quot;C&quot;; 25 + ([.C348] - 1) * 2; IF ([.F348] = &quot;D&quot;; 30 + ([.C348] - 1) * 3; IF([.F348] = &quot;E&quot;; 40 + ([.C348] - 1) * 4; IF ([.F348] = &quot;F&quot;; 45 + ([.C348] - 1) * 4; IF ([.F348] = &quot;E+&quot;; 35 + ([.C348] - 1) * 3; IF([.F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G348];&quot;, &quot;&quot;element&quot;&quot;: &quot;&quot;&quot;;[.E348];&quot;&quot;&quot;, },&quot;)" office:value-type="string" office:string-value="0x15A: { &quot;idMostSigNib&quot;: 1, &quot;idLeastSigByte&quot;: 0x5A, &quot;name&quot;: &quot;Ariel&quot;, &quot;value&quot;: 6, &quot;type&quot;: &quot;Friend&quot;, &quot;cpCost&quot;: 35, &quot;element&quot;: &quot;N/A&quot;, }," calcext:value-type="string">
            <text:p>0x15A: { "idMostSigNib": 1, "idLeastSigByte": 0x5A, "name": "Ariel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9] = &quot;S&quot;; 10 + [.C349] - 1; IF ([.F349] = &quot;A&quot;; 15 + [.C349] - 1; IF ([.F349] = &quot;B&quot;; 20 + ([.C349] - 1) * 2; IF ([.F349] = &quot;C&quot;; 25 + ([.C349] - 1) * 2; IF ([.F349] = &quot;D&quot;; 30 + ([.C349] - 1) * 3; IF([.F349] = &quot;E&quot;; 40 + ([.C349] - 1) * 4; IF ([.F349] = &quot;F&quot;; 45 + ([.C349] - 1) * 4; IF ([.F349] = &quot;E+&quot;; 35 + ([.C349] - 1) * 3; IF([.F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G349];&quot;, &quot;&quot;element&quot;&quot;: &quot;&quot;&quot;;[.E349];&quot;&quot;&quot;, },&quot;)" office:value-type="string" office:string-value="0x15B: { &quot;idMostSigNib&quot;: 1, &quot;idLeastSigByte&quot;: 0x5B, &quot;name&quot;: &quot;Ariel&quot;, &quot;value&quot;: 7, &quot;type&quot;: &quot;Friend&quot;, &quot;cpCost&quot;: 37, &quot;element&quot;: &quot;N/A&quot;, }," calcext:value-type="string">
            <text:p>0x15B: { "idMostSigNib": 1, "idLeastSigByte": 0x5B, "name": "Ariel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0] = &quot;S&quot;; 10 + [.C350] - 1; IF ([.F350] = &quot;A&quot;; 15 + [.C350] - 1; IF ([.F350] = &quot;B&quot;; 20 + ([.C350] - 1) * 2; IF ([.F350] = &quot;C&quot;; 25 + ([.C350] - 1) * 2; IF ([.F350] = &quot;D&quot;; 30 + ([.C350] - 1) * 3; IF([.F350] = &quot;E&quot;; 40 + ([.C350] - 1) * 4; IF ([.F350] = &quot;F&quot;; 45 + ([.C350] - 1) * 4; IF ([.F350] = &quot;E+&quot;; 35 + ([.C350] - 1) * 3; IF([.F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G350];&quot;, &quot;&quot;element&quot;&quot;: &quot;&quot;&quot;;[.E350];&quot;&quot;&quot;, },&quot;)" office:value-type="string" office:string-value="0x15C: { &quot;idMostSigNib&quot;: 1, &quot;idLeastSigByte&quot;: 0x5C, &quot;name&quot;: &quot;Ariel&quot;, &quot;value&quot;: 8, &quot;type&quot;: &quot;Friend&quot;, &quot;cpCost&quot;: 39, &quot;element&quot;: &quot;N/A&quot;, }," calcext:value-type="string">
            <text:p>0x15C: { "idMostSigNib": 1, "idLeastSigByte": 0x5C, "name": "Ariel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1] = &quot;S&quot;; 10 + [.C351] - 1; IF ([.F351] = &quot;A&quot;; 15 + [.C351] - 1; IF ([.F351] = &quot;B&quot;; 20 + ([.C351] - 1) * 2; IF ([.F351] = &quot;C&quot;; 25 + ([.C351] - 1) * 2; IF ([.F351] = &quot;D&quot;; 30 + ([.C351] - 1) * 3; IF([.F351] = &quot;E&quot;; 40 + ([.C351] - 1) * 4; IF ([.F351] = &quot;F&quot;; 45 + ([.C351] - 1) * 4; IF ([.F351] = &quot;E+&quot;; 35 + ([.C351] - 1) * 3; IF([.F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G351];&quot;, &quot;&quot;element&quot;&quot;: &quot;&quot;&quot;;[.E351];&quot;&quot;&quot;, },&quot;)" office:value-type="string" office:string-value="0x15D: { &quot;idMostSigNib&quot;: 1, &quot;idLeastSigByte&quot;: 0x5D, &quot;name&quot;: &quot;Ariel&quot;, &quot;value&quot;: 9, &quot;type&quot;: &quot;Friend&quot;, &quot;cpCost&quot;: 41, &quot;element&quot;: &quot;N/A&quot;, }," calcext:value-type="string">
            <text:p>0x15D: { "idMostSigNib": 1, "idLeastSigByte": 0x5D, "name": "Ariel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2] = &quot;S&quot;; 10 + [.C352] - 1; IF ([.F352] = &quot;A&quot;; 15 + [.C352] - 1; IF ([.F352] = &quot;B&quot;; 20 + ([.C352] - 1) * 2; IF ([.F352] = &quot;C&quot;; 25 + ([.C352] - 1) * 2; IF ([.F352] = &quot;D&quot;; 30 + ([.C352] - 1) * 3; IF([.F352] = &quot;E&quot;; 40 + ([.C352] - 1) * 4; IF ([.F352] = &quot;F&quot;; 45 + ([.C352] - 1) * 4; IF ([.F352] = &quot;E+&quot;; 35 + ([.C352] - 1) * 3; IF([.F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G352];&quot;, &quot;&quot;element&quot;&quot;: &quot;&quot;&quot;;[.E352];&quot;&quot;&quot;, },&quot;)" office:value-type="string" office:string-value="0x15E: { &quot;idMostSigNib&quot;: 1, &quot;idLeastSigByte&quot;: 0x5E, &quot;name&quot;: &quot;Jack&quot;, &quot;value&quot;: 0, &quot;type&quot;: &quot;Friend&quot;, &quot;cpCost&quot;: 43, &quot;element&quot;: &quot;N/A&quot;, }," calcext:value-type="string">
            <text:p>0x15E: { "idMostSigNib": 1, "idLeastSigByte": 0x5E, "name": "Jack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3] = &quot;S&quot;; 10 + [.C353] - 1; IF ([.F353] = &quot;A&quot;; 15 + [.C353] - 1; IF ([.F353] = &quot;B&quot;; 20 + ([.C353] - 1) * 2; IF ([.F353] = &quot;C&quot;; 25 + ([.C353] - 1) * 2; IF ([.F353] = &quot;D&quot;; 30 + ([.C353] - 1) * 3; IF([.F353] = &quot;E&quot;; 40 + ([.C353] - 1) * 4; IF ([.F353] = &quot;F&quot;; 45 + ([.C353] - 1) * 4; IF ([.F353] = &quot;E+&quot;; 35 + ([.C353] - 1) * 3; IF([.F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G353];&quot;, &quot;&quot;element&quot;&quot;: &quot;&quot;&quot;;[.E353];&quot;&quot;&quot;, },&quot;)" office:value-type="string" office:string-value="0x15F: { &quot;idMostSigNib&quot;: 1, &quot;idLeastSigByte&quot;: 0x5F, &quot;name&quot;: &quot;Jack&quot;, &quot;value&quot;: 1, &quot;type&quot;: &quot;Friend&quot;, &quot;cpCost&quot;: 25, &quot;element&quot;: &quot;N/A&quot;, }," calcext:value-type="string">
            <text:p>0x15F: { "idMostSigNib": 1, "idLeastSigByte": 0x5F, "name": "Jack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4] = &quot;S&quot;; 10 + [.C354] - 1; IF ([.F354] = &quot;A&quot;; 15 + [.C354] - 1; IF ([.F354] = &quot;B&quot;; 20 + ([.C354] - 1) * 2; IF ([.F354] = &quot;C&quot;; 25 + ([.C354] - 1) * 2; IF ([.F354] = &quot;D&quot;; 30 + ([.C354] - 1) * 3; IF([.F354] = &quot;E&quot;; 40 + ([.C354] - 1) * 4; IF ([.F354] = &quot;F&quot;; 45 + ([.C354] - 1) * 4; IF ([.F354] = &quot;E+&quot;; 35 + ([.C354] - 1) * 3; IF([.F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G354];&quot;, &quot;&quot;element&quot;&quot;: &quot;&quot;&quot;;[.E354];&quot;&quot;&quot;, },&quot;)" office:value-type="string" office:string-value="0x160: { &quot;idMostSigNib&quot;: 1, &quot;idLeastSigByte&quot;: 0x60, &quot;name&quot;: &quot;Jack&quot;, &quot;value&quot;: 2, &quot;type&quot;: &quot;Friend&quot;, &quot;cpCost&quot;: 27, &quot;element&quot;: &quot;N/A&quot;, }," calcext:value-type="string">
            <text:p>0x160: { "idMostSigNib": 1, "idLeastSigByte": 0x60, "name": "Jack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5] = &quot;S&quot;; 10 + [.C355] - 1; IF ([.F355] = &quot;A&quot;; 15 + [.C355] - 1; IF ([.F355] = &quot;B&quot;; 20 + ([.C355] - 1) * 2; IF ([.F355] = &quot;C&quot;; 25 + ([.C355] - 1) * 2; IF ([.F355] = &quot;D&quot;; 30 + ([.C355] - 1) * 3; IF([.F355] = &quot;E&quot;; 40 + ([.C355] - 1) * 4; IF ([.F355] = &quot;F&quot;; 45 + ([.C355] - 1) * 4; IF ([.F355] = &quot;E+&quot;; 35 + ([.C355] - 1) * 3; IF([.F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G355];&quot;, &quot;&quot;element&quot;&quot;: &quot;&quot;&quot;;[.E355];&quot;&quot;&quot;, },&quot;)" office:value-type="string" office:string-value="0x161: { &quot;idMostSigNib&quot;: 1, &quot;idLeastSigByte&quot;: 0x61, &quot;name&quot;: &quot;Jack&quot;, &quot;value&quot;: 3, &quot;type&quot;: &quot;Friend&quot;, &quot;cpCost&quot;: 29, &quot;element&quot;: &quot;N/A&quot;, }," calcext:value-type="string">
            <text:p>0x161: { "idMostSigNib": 1, "idLeastSigByte": 0x61, "name": "Jack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6] = &quot;S&quot;; 10 + [.C356] - 1; IF ([.F356] = &quot;A&quot;; 15 + [.C356] - 1; IF ([.F356] = &quot;B&quot;; 20 + ([.C356] - 1) * 2; IF ([.F356] = &quot;C&quot;; 25 + ([.C356] - 1) * 2; IF ([.F356] = &quot;D&quot;; 30 + ([.C356] - 1) * 3; IF([.F356] = &quot;E&quot;; 40 + ([.C356] - 1) * 4; IF ([.F356] = &quot;F&quot;; 45 + ([.C356] - 1) * 4; IF ([.F356] = &quot;E+&quot;; 35 + ([.C356] - 1) * 3; IF([.F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G356];&quot;, &quot;&quot;element&quot;&quot;: &quot;&quot;&quot;;[.E356];&quot;&quot;&quot;, },&quot;)" office:value-type="string" office:string-value="0x162: { &quot;idMostSigNib&quot;: 1, &quot;idLeastSigByte&quot;: 0x62, &quot;name&quot;: &quot;Jack&quot;, &quot;value&quot;: 4, &quot;type&quot;: &quot;Friend&quot;, &quot;cpCost&quot;: 31, &quot;element&quot;: &quot;N/A&quot;, }," calcext:value-type="string">
            <text:p>0x162: { "idMostSigNib": 1, "idLeastSigByte": 0x62, "name": "Jack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7] = &quot;S&quot;; 10 + [.C357] - 1; IF ([.F357] = &quot;A&quot;; 15 + [.C357] - 1; IF ([.F357] = &quot;B&quot;; 20 + ([.C357] - 1) * 2; IF ([.F357] = &quot;C&quot;; 25 + ([.C357] - 1) * 2; IF ([.F357] = &quot;D&quot;; 30 + ([.C357] - 1) * 3; IF([.F357] = &quot;E&quot;; 40 + ([.C357] - 1) * 4; IF ([.F357] = &quot;F&quot;; 45 + ([.C357] - 1) * 4; IF ([.F357] = &quot;E+&quot;; 35 + ([.C357] - 1) * 3; IF([.F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G357];&quot;, &quot;&quot;element&quot;&quot;: &quot;&quot;&quot;;[.E357];&quot;&quot;&quot;, },&quot;)" office:value-type="string" office:string-value="0x163: { &quot;idMostSigNib&quot;: 1, &quot;idLeastSigByte&quot;: 0x63, &quot;name&quot;: &quot;Jack&quot;, &quot;value&quot;: 5, &quot;type&quot;: &quot;Friend&quot;, &quot;cpCost&quot;: 33, &quot;element&quot;: &quot;N/A&quot;, }," calcext:value-type="string">
            <text:p>0x163: { "idMostSigNib": 1, "idLeastSigByte": 0x63, "name": "Jack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8] = &quot;S&quot;; 10 + [.C358] - 1; IF ([.F358] = &quot;A&quot;; 15 + [.C358] - 1; IF ([.F358] = &quot;B&quot;; 20 + ([.C358] - 1) * 2; IF ([.F358] = &quot;C&quot;; 25 + ([.C358] - 1) * 2; IF ([.F358] = &quot;D&quot;; 30 + ([.C358] - 1) * 3; IF([.F358] = &quot;E&quot;; 40 + ([.C358] - 1) * 4; IF ([.F358] = &quot;F&quot;; 45 + ([.C358] - 1) * 4; IF ([.F358] = &quot;E+&quot;; 35 + ([.C358] - 1) * 3; IF([.F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G358];&quot;, &quot;&quot;element&quot;&quot;: &quot;&quot;&quot;;[.E358];&quot;&quot;&quot;, },&quot;)" office:value-type="string" office:string-value="0x164: { &quot;idMostSigNib&quot;: 1, &quot;idLeastSigByte&quot;: 0x64, &quot;name&quot;: &quot;Jack&quot;, &quot;value&quot;: 6, &quot;type&quot;: &quot;Friend&quot;, &quot;cpCost&quot;: 35, &quot;element&quot;: &quot;N/A&quot;, }," calcext:value-type="string">
            <text:p>0x164: { "idMostSigNib": 1, "idLeastSigByte": 0x64, "name": "Jack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9] = &quot;S&quot;; 10 + [.C359] - 1; IF ([.F359] = &quot;A&quot;; 15 + [.C359] - 1; IF ([.F359] = &quot;B&quot;; 20 + ([.C359] - 1) * 2; IF ([.F359] = &quot;C&quot;; 25 + ([.C359] - 1) * 2; IF ([.F359] = &quot;D&quot;; 30 + ([.C359] - 1) * 3; IF([.F359] = &quot;E&quot;; 40 + ([.C359] - 1) * 4; IF ([.F359] = &quot;F&quot;; 45 + ([.C359] - 1) * 4; IF ([.F359] = &quot;E+&quot;; 35 + ([.C359] - 1) * 3; IF([.F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G359];&quot;, &quot;&quot;element&quot;&quot;: &quot;&quot;&quot;;[.E359];&quot;&quot;&quot;, },&quot;)" office:value-type="string" office:string-value="0x165: { &quot;idMostSigNib&quot;: 1, &quot;idLeastSigByte&quot;: 0x65, &quot;name&quot;: &quot;Jack&quot;, &quot;value&quot;: 7, &quot;type&quot;: &quot;Friend&quot;, &quot;cpCost&quot;: 37, &quot;element&quot;: &quot;N/A&quot;, }," calcext:value-type="string">
            <text:p>0x165: { "idMostSigNib": 1, "idLeastSigByte": 0x65, "name": "Jack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0] = &quot;S&quot;; 10 + [.C360] - 1; IF ([.F360] = &quot;A&quot;; 15 + [.C360] - 1; IF ([.F360] = &quot;B&quot;; 20 + ([.C360] - 1) * 2; IF ([.F360] = &quot;C&quot;; 25 + ([.C360] - 1) * 2; IF ([.F360] = &quot;D&quot;; 30 + ([.C360] - 1) * 3; IF([.F360] = &quot;E&quot;; 40 + ([.C360] - 1) * 4; IF ([.F360] = &quot;F&quot;; 45 + ([.C360] - 1) * 4; IF ([.F360] = &quot;E+&quot;; 35 + ([.C360] - 1) * 3; IF([.F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G360];&quot;, &quot;&quot;element&quot;&quot;: &quot;&quot;&quot;;[.E360];&quot;&quot;&quot;, },&quot;)" office:value-type="string" office:string-value="0x166: { &quot;idMostSigNib&quot;: 1, &quot;idLeastSigByte&quot;: 0x66, &quot;name&quot;: &quot;Jack&quot;, &quot;value&quot;: 8, &quot;type&quot;: &quot;Friend&quot;, &quot;cpCost&quot;: 39, &quot;element&quot;: &quot;N/A&quot;, }," calcext:value-type="string">
            <text:p>0x166: { "idMostSigNib": 1, "idLeastSigByte": 0x66, "name": "Jack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1] = &quot;S&quot;; 10 + [.C361] - 1; IF ([.F361] = &quot;A&quot;; 15 + [.C361] - 1; IF ([.F361] = &quot;B&quot;; 20 + ([.C361] - 1) * 2; IF ([.F361] = &quot;C&quot;; 25 + ([.C361] - 1) * 2; IF ([.F361] = &quot;D&quot;; 30 + ([.C361] - 1) * 3; IF([.F361] = &quot;E&quot;; 40 + ([.C361] - 1) * 4; IF ([.F361] = &quot;F&quot;; 45 + ([.C361] - 1) * 4; IF ([.F361] = &quot;E+&quot;; 35 + ([.C361] - 1) * 3; IF([.F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G361];&quot;, &quot;&quot;element&quot;&quot;: &quot;&quot;&quot;;[.E361];&quot;&quot;&quot;, },&quot;)" office:value-type="string" office:string-value="0x167: { &quot;idMostSigNib&quot;: 1, &quot;idLeastSigByte&quot;: 0x67, &quot;name&quot;: &quot;Jack&quot;, &quot;value&quot;: 9, &quot;type&quot;: &quot;Friend&quot;, &quot;cpCost&quot;: 41, &quot;element&quot;: &quot;N/A&quot;, }," calcext:value-type="string">
            <text:p>0x167: { "idMostSigNib": 1, "idLeastSigByte": 0x67, "name": "Jack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2] = &quot;S&quot;; 10 + [.C362] - 1; IF ([.F362] = &quot;A&quot;; 15 + [.C362] - 1; IF ([.F362] = &quot;B&quot;; 20 + ([.C362] - 1) * 2; IF ([.F362] = &quot;C&quot;; 25 + ([.C362] - 1) * 2; IF ([.F362] = &quot;D&quot;; 30 + ([.C362] - 1) * 3; IF([.F362] = &quot;E&quot;; 40 + ([.C362] - 1) * 4; IF ([.F362] = &quot;F&quot;; 45 + ([.C362] - 1) * 4; IF ([.F362] = &quot;E+&quot;; 35 + ([.C362] - 1) * 3; IF([.F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G362];&quot;, &quot;&quot;element&quot;&quot;: &quot;&quot;&quot;;[.E362];&quot;&quot;&quot;, },&quot;)" office:value-type="string" office:string-value="0x168: { &quot;idMostSigNib&quot;: 1, &quot;idLeastSigByte&quot;: 0x68, &quot;name&quot;: &quot;Peter Pan&quot;, &quot;value&quot;: 0, &quot;type&quot;: &quot;Friend&quot;, &quot;cpCost&quot;: 43, &quot;element&quot;: &quot;N/A&quot;, }," calcext:value-type="string">
            <text:p>0x168: { "idMostSigNib": 1, "idLeastSigByte": 0x68, "name": "Peter Pa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3] = &quot;S&quot;; 10 + [.C363] - 1; IF ([.F363] = &quot;A&quot;; 15 + [.C363] - 1; IF ([.F363] = &quot;B&quot;; 20 + ([.C363] - 1) * 2; IF ([.F363] = &quot;C&quot;; 25 + ([.C363] - 1) * 2; IF ([.F363] = &quot;D&quot;; 30 + ([.C363] - 1) * 3; IF([.F363] = &quot;E&quot;; 40 + ([.C363] - 1) * 4; IF ([.F363] = &quot;F&quot;; 45 + ([.C363] - 1) * 4; IF ([.F363] = &quot;E+&quot;; 35 + ([.C363] - 1) * 3; IF([.F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G363];&quot;, &quot;&quot;element&quot;&quot;: &quot;&quot;&quot;;[.E363];&quot;&quot;&quot;, },&quot;)" office:value-type="string" office:string-value="0x169: { &quot;idMostSigNib&quot;: 1, &quot;idLeastSigByte&quot;: 0x69, &quot;name&quot;: &quot;Peter Pan&quot;, &quot;value&quot;: 1, &quot;type&quot;: &quot;Friend&quot;, &quot;cpCost&quot;: 25, &quot;element&quot;: &quot;N/A&quot;, }," calcext:value-type="string">
            <text:p>0x169: { "idMostSigNib": 1, "idLeastSigByte": 0x69, "name": "Peter Pa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4] = &quot;S&quot;; 10 + [.C364] - 1; IF ([.F364] = &quot;A&quot;; 15 + [.C364] - 1; IF ([.F364] = &quot;B&quot;; 20 + ([.C364] - 1) * 2; IF ([.F364] = &quot;C&quot;; 25 + ([.C364] - 1) * 2; IF ([.F364] = &quot;D&quot;; 30 + ([.C364] - 1) * 3; IF([.F364] = &quot;E&quot;; 40 + ([.C364] - 1) * 4; IF ([.F364] = &quot;F&quot;; 45 + ([.C364] - 1) * 4; IF ([.F364] = &quot;E+&quot;; 35 + ([.C364] - 1) * 3; IF([.F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G364];&quot;, &quot;&quot;element&quot;&quot;: &quot;&quot;&quot;;[.E364];&quot;&quot;&quot;, },&quot;)" office:value-type="string" office:string-value="0x16A: { &quot;idMostSigNib&quot;: 1, &quot;idLeastSigByte&quot;: 0x6A, &quot;name&quot;: &quot;Peter Pan&quot;, &quot;value&quot;: 2, &quot;type&quot;: &quot;Friend&quot;, &quot;cpCost&quot;: 27, &quot;element&quot;: &quot;N/A&quot;, }," calcext:value-type="string">
            <text:p>0x16A: { "idMostSigNib": 1, "idLeastSigByte": 0x6A, "name": "Peter Pa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5] = &quot;S&quot;; 10 + [.C365] - 1; IF ([.F365] = &quot;A&quot;; 15 + [.C365] - 1; IF ([.F365] = &quot;B&quot;; 20 + ([.C365] - 1) * 2; IF ([.F365] = &quot;C&quot;; 25 + ([.C365] - 1) * 2; IF ([.F365] = &quot;D&quot;; 30 + ([.C365] - 1) * 3; IF([.F365] = &quot;E&quot;; 40 + ([.C365] - 1) * 4; IF ([.F365] = &quot;F&quot;; 45 + ([.C365] - 1) * 4; IF ([.F365] = &quot;E+&quot;; 35 + ([.C365] - 1) * 3; IF([.F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G365];&quot;, &quot;&quot;element&quot;&quot;: &quot;&quot;&quot;;[.E365];&quot;&quot;&quot;, },&quot;)" office:value-type="string" office:string-value="0x16B: { &quot;idMostSigNib&quot;: 1, &quot;idLeastSigByte&quot;: 0x6B, &quot;name&quot;: &quot;Peter Pan&quot;, &quot;value&quot;: 3, &quot;type&quot;: &quot;Friend&quot;, &quot;cpCost&quot;: 29, &quot;element&quot;: &quot;N/A&quot;, }," calcext:value-type="string">
            <text:p>0x16B: { "idMostSigNib": 1, "idLeastSigByte": 0x6B, "name": "Peter Pa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6] = &quot;S&quot;; 10 + [.C366] - 1; IF ([.F366] = &quot;A&quot;; 15 + [.C366] - 1; IF ([.F366] = &quot;B&quot;; 20 + ([.C366] - 1) * 2; IF ([.F366] = &quot;C&quot;; 25 + ([.C366] - 1) * 2; IF ([.F366] = &quot;D&quot;; 30 + ([.C366] - 1) * 3; IF([.F366] = &quot;E&quot;; 40 + ([.C366] - 1) * 4; IF ([.F366] = &quot;F&quot;; 45 + ([.C366] - 1) * 4; IF ([.F366] = &quot;E+&quot;; 35 + ([.C366] - 1) * 3; IF([.F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G366];&quot;, &quot;&quot;element&quot;&quot;: &quot;&quot;&quot;;[.E366];&quot;&quot;&quot;, },&quot;)" office:value-type="string" office:string-value="0x16C: { &quot;idMostSigNib&quot;: 1, &quot;idLeastSigByte&quot;: 0x6C, &quot;name&quot;: &quot;Peter Pan&quot;, &quot;value&quot;: 4, &quot;type&quot;: &quot;Friend&quot;, &quot;cpCost&quot;: 31, &quot;element&quot;: &quot;N/A&quot;, }," calcext:value-type="string">
            <text:p>0x16C: { "idMostSigNib": 1, "idLeastSigByte": 0x6C, "name": "Peter Pa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7] = &quot;S&quot;; 10 + [.C367] - 1; IF ([.F367] = &quot;A&quot;; 15 + [.C367] - 1; IF ([.F367] = &quot;B&quot;; 20 + ([.C367] - 1) * 2; IF ([.F367] = &quot;C&quot;; 25 + ([.C367] - 1) * 2; IF ([.F367] = &quot;D&quot;; 30 + ([.C367] - 1) * 3; IF([.F367] = &quot;E&quot;; 40 + ([.C367] - 1) * 4; IF ([.F367] = &quot;F&quot;; 45 + ([.C367] - 1) * 4; IF ([.F367] = &quot;E+&quot;; 35 + ([.C367] - 1) * 3; IF([.F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G367];&quot;, &quot;&quot;element&quot;&quot;: &quot;&quot;&quot;;[.E367];&quot;&quot;&quot;, },&quot;)" office:value-type="string" office:string-value="0x16D: { &quot;idMostSigNib&quot;: 1, &quot;idLeastSigByte&quot;: 0x6D, &quot;name&quot;: &quot;Peter Pan&quot;, &quot;value&quot;: 5, &quot;type&quot;: &quot;Friend&quot;, &quot;cpCost&quot;: 33, &quot;element&quot;: &quot;N/A&quot;, }," calcext:value-type="string">
            <text:p>0x16D: { "idMostSigNib": 1, "idLeastSigByte": 0x6D, "name": "Peter Pa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8] = &quot;S&quot;; 10 + [.C368] - 1; IF ([.F368] = &quot;A&quot;; 15 + [.C368] - 1; IF ([.F368] = &quot;B&quot;; 20 + ([.C368] - 1) * 2; IF ([.F368] = &quot;C&quot;; 25 + ([.C368] - 1) * 2; IF ([.F368] = &quot;D&quot;; 30 + ([.C368] - 1) * 3; IF([.F368] = &quot;E&quot;; 40 + ([.C368] - 1) * 4; IF ([.F368] = &quot;F&quot;; 45 + ([.C368] - 1) * 4; IF ([.F368] = &quot;E+&quot;; 35 + ([.C368] - 1) * 3; IF([.F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G368];&quot;, &quot;&quot;element&quot;&quot;: &quot;&quot;&quot;;[.E368];&quot;&quot;&quot;, },&quot;)" office:value-type="string" office:string-value="0x16E: { &quot;idMostSigNib&quot;: 1, &quot;idLeastSigByte&quot;: 0x6E, &quot;name&quot;: &quot;Peter Pan&quot;, &quot;value&quot;: 6, &quot;type&quot;: &quot;Friend&quot;, &quot;cpCost&quot;: 35, &quot;element&quot;: &quot;N/A&quot;, }," calcext:value-type="string">
            <text:p>0x16E: { "idMostSigNib": 1, "idLeastSigByte": 0x6E, "name": "Peter Pa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9] = &quot;S&quot;; 10 + [.C369] - 1; IF ([.F369] = &quot;A&quot;; 15 + [.C369] - 1; IF ([.F369] = &quot;B&quot;; 20 + ([.C369] - 1) * 2; IF ([.F369] = &quot;C&quot;; 25 + ([.C369] - 1) * 2; IF ([.F369] = &quot;D&quot;; 30 + ([.C369] - 1) * 3; IF([.F369] = &quot;E&quot;; 40 + ([.C369] - 1) * 4; IF ([.F369] = &quot;F&quot;; 45 + ([.C369] - 1) * 4; IF ([.F369] = &quot;E+&quot;; 35 + ([.C369] - 1) * 3; IF([.F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G369];&quot;, &quot;&quot;element&quot;&quot;: &quot;&quot;&quot;;[.E369];&quot;&quot;&quot;, },&quot;)" office:value-type="string" office:string-value="0x16F: { &quot;idMostSigNib&quot;: 1, &quot;idLeastSigByte&quot;: 0x6F, &quot;name&quot;: &quot;Peter Pan&quot;, &quot;value&quot;: 7, &quot;type&quot;: &quot;Friend&quot;, &quot;cpCost&quot;: 37, &quot;element&quot;: &quot;N/A&quot;, }," calcext:value-type="string">
            <text:p>0x16F: { "idMostSigNib": 1, "idLeastSigByte": 0x6F, "name": "Peter Pa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0] = &quot;S&quot;; 10 + [.C370] - 1; IF ([.F370] = &quot;A&quot;; 15 + [.C370] - 1; IF ([.F370] = &quot;B&quot;; 20 + ([.C370] - 1) * 2; IF ([.F370] = &quot;C&quot;; 25 + ([.C370] - 1) * 2; IF ([.F370] = &quot;D&quot;; 30 + ([.C370] - 1) * 3; IF([.F370] = &quot;E&quot;; 40 + ([.C370] - 1) * 4; IF ([.F370] = &quot;F&quot;; 45 + ([.C370] - 1) * 4; IF ([.F370] = &quot;E+&quot;; 35 + ([.C370] - 1) * 3; IF([.F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G370];&quot;, &quot;&quot;element&quot;&quot;: &quot;&quot;&quot;;[.E370];&quot;&quot;&quot;, },&quot;)" office:value-type="string" office:string-value="0x170: { &quot;idMostSigNib&quot;: 1, &quot;idLeastSigByte&quot;: 0x70, &quot;name&quot;: &quot;Peter Pan&quot;, &quot;value&quot;: 8, &quot;type&quot;: &quot;Friend&quot;, &quot;cpCost&quot;: 39, &quot;element&quot;: &quot;N/A&quot;, }," calcext:value-type="string">
            <text:p>0x170: { "idMostSigNib": 1, "idLeastSigByte": 0x70, "name": "Peter Pa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1] = &quot;S&quot;; 10 + [.C371] - 1; IF ([.F371] = &quot;A&quot;; 15 + [.C371] - 1; IF ([.F371] = &quot;B&quot;; 20 + ([.C371] - 1) * 2; IF ([.F371] = &quot;C&quot;; 25 + ([.C371] - 1) * 2; IF ([.F371] = &quot;D&quot;; 30 + ([.C371] - 1) * 3; IF([.F371] = &quot;E&quot;; 40 + ([.C371] - 1) * 4; IF ([.F371] = &quot;F&quot;; 45 + ([.C371] - 1) * 4; IF ([.F371] = &quot;E+&quot;; 35 + ([.C371] - 1) * 3; IF([.F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G371];&quot;, &quot;&quot;element&quot;&quot;: &quot;&quot;&quot;;[.E371];&quot;&quot;&quot;, },&quot;)" office:value-type="string" office:string-value="0x171: { &quot;idMostSigNib&quot;: 1, &quot;idLeastSigByte&quot;: 0x71, &quot;name&quot;: &quot;Peter Pan&quot;, &quot;value&quot;: 9, &quot;type&quot;: &quot;Friend&quot;, &quot;cpCost&quot;: 41, &quot;element&quot;: &quot;N/A&quot;, }," calcext:value-type="string">
            <text:p>0x171: { "idMostSigNib": 1, "idLeastSigByte": 0x71, "name": "Peter Pa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2] = &quot;S&quot;; 10 + [.C372] - 1; IF ([.F372] = &quot;A&quot;; 15 + [.C372] - 1; IF ([.F372] = &quot;B&quot;; 20 + ([.C372] - 1) * 2; IF ([.F372] = &quot;C&quot;; 25 + ([.C372] - 1) * 2; IF ([.F372] = &quot;D&quot;; 30 + ([.C372] - 1) * 3; IF([.F372] = &quot;E&quot;; 40 + ([.C372] - 1) * 4; IF ([.F372] = &quot;F&quot;; 45 + ([.C372] - 1) * 4; IF ([.F372] = &quot;E+&quot;; 35 + ([.C372] - 1) * 3; IF([.F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G372];&quot;, &quot;&quot;element&quot;&quot;: &quot;&quot;&quot;;[.E372];&quot;&quot;&quot;, },&quot;)" office:value-type="string" office:string-value="0x172: { &quot;idMostSigNib&quot;: 1, &quot;idLeastSigByte&quot;: 0x72, &quot;name&quot;: &quot;The Beast&quot;, &quot;value&quot;: 0, &quot;type&quot;: &quot;Friend&quot;, &quot;cpCost&quot;: 43, &quot;element&quot;: &quot;N/A&quot;, }," calcext:value-type="string">
            <text:p>0x172: { "idMostSigNib": 1, "idLeastSigByte": 0x72, "name": "The Beast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3] = &quot;S&quot;; 10 + [.C373] - 1; IF ([.F373] = &quot;A&quot;; 15 + [.C373] - 1; IF ([.F373] = &quot;B&quot;; 20 + ([.C373] - 1) * 2; IF ([.F373] = &quot;C&quot;; 25 + ([.C373] - 1) * 2; IF ([.F373] = &quot;D&quot;; 30 + ([.C373] - 1) * 3; IF([.F373] = &quot;E&quot;; 40 + ([.C373] - 1) * 4; IF ([.F373] = &quot;F&quot;; 45 + ([.C373] - 1) * 4; IF ([.F373] = &quot;E+&quot;; 35 + ([.C373] - 1) * 3; IF([.F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G373];&quot;, &quot;&quot;element&quot;&quot;: &quot;&quot;&quot;;[.E373];&quot;&quot;&quot;, },&quot;)" office:value-type="string" office:string-value="0x173: { &quot;idMostSigNib&quot;: 1, &quot;idLeastSigByte&quot;: 0x73, &quot;name&quot;: &quot;The Beast&quot;, &quot;value&quot;: 1, &quot;type&quot;: &quot;Friend&quot;, &quot;cpCost&quot;: 25, &quot;element&quot;: &quot;N/A&quot;, }," calcext:value-type="string">
            <text:p>0x173: { "idMostSigNib": 1, "idLeastSigByte": 0x73, "name": "The Beast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4] = &quot;S&quot;; 10 + [.C374] - 1; IF ([.F374] = &quot;A&quot;; 15 + [.C374] - 1; IF ([.F374] = &quot;B&quot;; 20 + ([.C374] - 1) * 2; IF ([.F374] = &quot;C&quot;; 25 + ([.C374] - 1) * 2; IF ([.F374] = &quot;D&quot;; 30 + ([.C374] - 1) * 3; IF([.F374] = &quot;E&quot;; 40 + ([.C374] - 1) * 4; IF ([.F374] = &quot;F&quot;; 45 + ([.C374] - 1) * 4; IF ([.F374] = &quot;E+&quot;; 35 + ([.C374] - 1) * 3; IF([.F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G374];&quot;, &quot;&quot;element&quot;&quot;: &quot;&quot;&quot;;[.E374];&quot;&quot;&quot;, },&quot;)" office:value-type="string" office:string-value="0x174: { &quot;idMostSigNib&quot;: 1, &quot;idLeastSigByte&quot;: 0x74, &quot;name&quot;: &quot;The Beast&quot;, &quot;value&quot;: 2, &quot;type&quot;: &quot;Friend&quot;, &quot;cpCost&quot;: 27, &quot;element&quot;: &quot;N/A&quot;, }," calcext:value-type="string">
            <text:p>0x174: { "idMostSigNib": 1, "idLeastSigByte": 0x74, "name": "The Beast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5] = &quot;S&quot;; 10 + [.C375] - 1; IF ([.F375] = &quot;A&quot;; 15 + [.C375] - 1; IF ([.F375] = &quot;B&quot;; 20 + ([.C375] - 1) * 2; IF ([.F375] = &quot;C&quot;; 25 + ([.C375] - 1) * 2; IF ([.F375] = &quot;D&quot;; 30 + ([.C375] - 1) * 3; IF([.F375] = &quot;E&quot;; 40 + ([.C375] - 1) * 4; IF ([.F375] = &quot;F&quot;; 45 + ([.C375] - 1) * 4; IF ([.F375] = &quot;E+&quot;; 35 + ([.C375] - 1) * 3; IF([.F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G375];&quot;, &quot;&quot;element&quot;&quot;: &quot;&quot;&quot;;[.E375];&quot;&quot;&quot;, },&quot;)" office:value-type="string" office:string-value="0x175: { &quot;idMostSigNib&quot;: 1, &quot;idLeastSigByte&quot;: 0x75, &quot;name&quot;: &quot;The Beast&quot;, &quot;value&quot;: 3, &quot;type&quot;: &quot;Friend&quot;, &quot;cpCost&quot;: 29, &quot;element&quot;: &quot;N/A&quot;, }," calcext:value-type="string">
            <text:p>0x175: { "idMostSigNib": 1, "idLeastSigByte": 0x75, "name": "The Beast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6] = &quot;S&quot;; 10 + [.C376] - 1; IF ([.F376] = &quot;A&quot;; 15 + [.C376] - 1; IF ([.F376] = &quot;B&quot;; 20 + ([.C376] - 1) * 2; IF ([.F376] = &quot;C&quot;; 25 + ([.C376] - 1) * 2; IF ([.F376] = &quot;D&quot;; 30 + ([.C376] - 1) * 3; IF([.F376] = &quot;E&quot;; 40 + ([.C376] - 1) * 4; IF ([.F376] = &quot;F&quot;; 45 + ([.C376] - 1) * 4; IF ([.F376] = &quot;E+&quot;; 35 + ([.C376] - 1) * 3; IF([.F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G376];&quot;, &quot;&quot;element&quot;&quot;: &quot;&quot;&quot;;[.E376];&quot;&quot;&quot;, },&quot;)" office:value-type="string" office:string-value="0x176: { &quot;idMostSigNib&quot;: 1, &quot;idLeastSigByte&quot;: 0x76, &quot;name&quot;: &quot;The Beast&quot;, &quot;value&quot;: 4, &quot;type&quot;: &quot;Friend&quot;, &quot;cpCost&quot;: 31, &quot;element&quot;: &quot;N/A&quot;, }," calcext:value-type="string">
            <text:p>0x176: { "idMostSigNib": 1, "idLeastSigByte": 0x76, "name": "The Beast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7] = &quot;S&quot;; 10 + [.C377] - 1; IF ([.F377] = &quot;A&quot;; 15 + [.C377] - 1; IF ([.F377] = &quot;B&quot;; 20 + ([.C377] - 1) * 2; IF ([.F377] = &quot;C&quot;; 25 + ([.C377] - 1) * 2; IF ([.F377] = &quot;D&quot;; 30 + ([.C377] - 1) * 3; IF([.F377] = &quot;E&quot;; 40 + ([.C377] - 1) * 4; IF ([.F377] = &quot;F&quot;; 45 + ([.C377] - 1) * 4; IF ([.F377] = &quot;E+&quot;; 35 + ([.C377] - 1) * 3; IF([.F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G377];&quot;, &quot;&quot;element&quot;&quot;: &quot;&quot;&quot;;[.E377];&quot;&quot;&quot;, },&quot;)" office:value-type="string" office:string-value="0x177: { &quot;idMostSigNib&quot;: 1, &quot;idLeastSigByte&quot;: 0x77, &quot;name&quot;: &quot;The Beast&quot;, &quot;value&quot;: 5, &quot;type&quot;: &quot;Friend&quot;, &quot;cpCost&quot;: 33, &quot;element&quot;: &quot;N/A&quot;, }," calcext:value-type="string">
            <text:p>0x177: { "idMostSigNib": 1, "idLeastSigByte": 0x77, "name": "The Beast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8] = &quot;S&quot;; 10 + [.C378] - 1; IF ([.F378] = &quot;A&quot;; 15 + [.C378] - 1; IF ([.F378] = &quot;B&quot;; 20 + ([.C378] - 1) * 2; IF ([.F378] = &quot;C&quot;; 25 + ([.C378] - 1) * 2; IF ([.F378] = &quot;D&quot;; 30 + ([.C378] - 1) * 3; IF([.F378] = &quot;E&quot;; 40 + ([.C378] - 1) * 4; IF ([.F378] = &quot;F&quot;; 45 + ([.C378] - 1) * 4; IF ([.F378] = &quot;E+&quot;; 35 + ([.C378] - 1) * 3; IF([.F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G378];&quot;, &quot;&quot;element&quot;&quot;: &quot;&quot;&quot;;[.E378];&quot;&quot;&quot;, },&quot;)" office:value-type="string" office:string-value="0x178: { &quot;idMostSigNib&quot;: 1, &quot;idLeastSigByte&quot;: 0x78, &quot;name&quot;: &quot;The Beast&quot;, &quot;value&quot;: 6, &quot;type&quot;: &quot;Friend&quot;, &quot;cpCost&quot;: 35, &quot;element&quot;: &quot;N/A&quot;, }," calcext:value-type="string">
            <text:p>0x178: { "idMostSigNib": 1, "idLeastSigByte": 0x78, "name": "The Beast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9] = &quot;S&quot;; 10 + [.C379] - 1; IF ([.F379] = &quot;A&quot;; 15 + [.C379] - 1; IF ([.F379] = &quot;B&quot;; 20 + ([.C379] - 1) * 2; IF ([.F379] = &quot;C&quot;; 25 + ([.C379] - 1) * 2; IF ([.F379] = &quot;D&quot;; 30 + ([.C379] - 1) * 3; IF([.F379] = &quot;E&quot;; 40 + ([.C379] - 1) * 4; IF ([.F379] = &quot;F&quot;; 45 + ([.C379] - 1) * 4; IF ([.F379] = &quot;E+&quot;; 35 + ([.C379] - 1) * 3; IF([.F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G379];&quot;, &quot;&quot;element&quot;&quot;: &quot;&quot;&quot;;[.E379];&quot;&quot;&quot;, },&quot;)" office:value-type="string" office:string-value="0x179: { &quot;idMostSigNib&quot;: 1, &quot;idLeastSigByte&quot;: 0x79, &quot;name&quot;: &quot;The Beast&quot;, &quot;value&quot;: 7, &quot;type&quot;: &quot;Friend&quot;, &quot;cpCost&quot;: 37, &quot;element&quot;: &quot;N/A&quot;, }," calcext:value-type="string">
            <text:p>0x179: { "idMostSigNib": 1, "idLeastSigByte": 0x79, "name": "The Beast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0] = &quot;S&quot;; 10 + [.C380] - 1; IF ([.F380] = &quot;A&quot;; 15 + [.C380] - 1; IF ([.F380] = &quot;B&quot;; 20 + ([.C380] - 1) * 2; IF ([.F380] = &quot;C&quot;; 25 + ([.C380] - 1) * 2; IF ([.F380] = &quot;D&quot;; 30 + ([.C380] - 1) * 3; IF([.F380] = &quot;E&quot;; 40 + ([.C380] - 1) * 4; IF ([.F380] = &quot;F&quot;; 45 + ([.C380] - 1) * 4; IF ([.F380] = &quot;E+&quot;; 35 + ([.C380] - 1) * 3; IF([.F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G380];&quot;, &quot;&quot;element&quot;&quot;: &quot;&quot;&quot;;[.E380];&quot;&quot;&quot;, },&quot;)" office:value-type="string" office:string-value="0x17A: { &quot;idMostSigNib&quot;: 1, &quot;idLeastSigByte&quot;: 0x7A, &quot;name&quot;: &quot;The Beast&quot;, &quot;value&quot;: 8, &quot;type&quot;: &quot;Friend&quot;, &quot;cpCost&quot;: 39, &quot;element&quot;: &quot;N/A&quot;, }," calcext:value-type="string">
            <text:p>0x17A: { "idMostSigNib": 1, "idLeastSigByte": 0x7A, "name": "The Beast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1] = &quot;S&quot;; 10 + [.C381] - 1; IF ([.F381] = &quot;A&quot;; 15 + [.C381] - 1; IF ([.F381] = &quot;B&quot;; 20 + ([.C381] - 1) * 2; IF ([.F381] = &quot;C&quot;; 25 + ([.C381] - 1) * 2; IF ([.F381] = &quot;D&quot;; 30 + ([.C381] - 1) * 3; IF([.F381] = &quot;E&quot;; 40 + ([.C381] - 1) * 4; IF ([.F381] = &quot;F&quot;; 45 + ([.C381] - 1) * 4; IF ([.F381] = &quot;E+&quot;; 35 + ([.C381] - 1) * 3; IF([.F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G381];&quot;, &quot;&quot;element&quot;&quot;: &quot;&quot;&quot;;[.E381];&quot;&quot;&quot;, },&quot;)" office:value-type="string" office:string-value="0x17B: { &quot;idMostSigNib&quot;: 1, &quot;idLeastSigByte&quot;: 0x7B, &quot;name&quot;: &quot;The Beast&quot;, &quot;value&quot;: 9, &quot;type&quot;: &quot;Friend&quot;, &quot;cpCost&quot;: 41, &quot;element&quot;: &quot;N/A&quot;, }," calcext:value-type="string">
            <text:p>0x17B: { "idMostSigNib": 1, "idLeastSigByte": 0x7B, "name": "The Beast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2] = &quot;S&quot;; 10 + [.C382] - 1; IF ([.F382] = &quot;A&quot;; 15 + [.C382] - 1; IF ([.F382] = &quot;B&quot;; 20 + ([.C382] - 1) * 2; IF ([.F382] = &quot;C&quot;; 25 + ([.C382] - 1) * 2; IF ([.F382] = &quot;D&quot;; 30 + ([.C382] - 1) * 3; IF([.F382] = &quot;E&quot;; 40 + ([.C382] - 1) * 4; IF ([.F382] = &quot;F&quot;; 45 + ([.C382] - 1) * 4; IF ([.F382] = &quot;E+&quot;; 35 + ([.C382] - 1) * 3; IF([.F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G382];&quot;, &quot;&quot;element&quot;&quot;: &quot;&quot;&quot;;[.E382];&quot;&quot;&quot;, },&quot;)" office:value-type="string" office:string-value="0x17C: { &quot;idMostSigNib&quot;: 1, &quot;idLeastSigByte&quot;: 0x7C, &quot;name&quot;: &quot;Potion&quot;, &quot;value&quot;: 0, &quot;type&quot;: &quot;Item&quot;, &quot;cpCost&quot;: 57, &quot;element&quot;: &quot;N/A&quot;, }," calcext:value-type="string">
            <text:p>0x17C: { "idMostSigNib": 1, "idLeastSigByte": 0x7C, "name": "Potion", "value": 0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3] = &quot;S&quot;; 10 + [.C383] - 1; IF ([.F383] = &quot;A&quot;; 15 + [.C383] - 1; IF ([.F383] = &quot;B&quot;; 20 + ([.C383] - 1) * 2; IF ([.F383] = &quot;C&quot;; 25 + ([.C383] - 1) * 2; IF ([.F383] = &quot;D&quot;; 30 + ([.C383] - 1) * 3; IF([.F383] = &quot;E&quot;; 40 + ([.C383] - 1) * 4; IF ([.F383] = &quot;F&quot;; 45 + ([.C383] - 1) * 4; IF ([.F383] = &quot;E+&quot;; 35 + ([.C383] - 1) * 3; IF([.F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G383];&quot;, &quot;&quot;element&quot;&quot;: &quot;&quot;&quot;;[.E383];&quot;&quot;&quot;, },&quot;)" office:value-type="string" office:string-value="0x17D: { &quot;idMostSigNib&quot;: 1, &quot;idLeastSigByte&quot;: 0x7D, &quot;name&quot;: &quot;Potion&quot;, &quot;value&quot;: 1, &quot;type&quot;: &quot;Item&quot;, &quot;cpCost&quot;: 30, &quot;element&quot;: &quot;N/A&quot;, }," calcext:value-type="string">
            <text:p>0x17D: { "idMostSigNib": 1, "idLeastSigByte": 0x7D, "name": "Potion", "value": 1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4] = &quot;S&quot;; 10 + [.C384] - 1; IF ([.F384] = &quot;A&quot;; 15 + [.C384] - 1; IF ([.F384] = &quot;B&quot;; 20 + ([.C384] - 1) * 2; IF ([.F384] = &quot;C&quot;; 25 + ([.C384] - 1) * 2; IF ([.F384] = &quot;D&quot;; 30 + ([.C384] - 1) * 3; IF([.F384] = &quot;E&quot;; 40 + ([.C384] - 1) * 4; IF ([.F384] = &quot;F&quot;; 45 + ([.C384] - 1) * 4; IF ([.F384] = &quot;E+&quot;; 35 + ([.C384] - 1) * 3; IF([.F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G384];&quot;, &quot;&quot;element&quot;&quot;: &quot;&quot;&quot;;[.E384];&quot;&quot;&quot;, },&quot;)" office:value-type="string" office:string-value="0x17E: { &quot;idMostSigNib&quot;: 1, &quot;idLeastSigByte&quot;: 0x7E, &quot;name&quot;: &quot;Potion&quot;, &quot;value&quot;: 2, &quot;type&quot;: &quot;Item&quot;, &quot;cpCost&quot;: 33, &quot;element&quot;: &quot;N/A&quot;, }," calcext:value-type="string">
            <text:p>0x17E: { "idMostSigNib": 1, "idLeastSigByte": 0x7E, "name": "Potion", "value": 2, "type": "Item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5] = &quot;S&quot;; 10 + [.C385] - 1; IF ([.F385] = &quot;A&quot;; 15 + [.C385] - 1; IF ([.F385] = &quot;B&quot;; 20 + ([.C385] - 1) * 2; IF ([.F385] = &quot;C&quot;; 25 + ([.C385] - 1) * 2; IF ([.F385] = &quot;D&quot;; 30 + ([.C385] - 1) * 3; IF([.F385] = &quot;E&quot;; 40 + ([.C385] - 1) * 4; IF ([.F385] = &quot;F&quot;; 45 + ([.C385] - 1) * 4; IF ([.F385] = &quot;E+&quot;; 35 + ([.C385] - 1) * 3; IF([.F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G385];&quot;, &quot;&quot;element&quot;&quot;: &quot;&quot;&quot;;[.E385];&quot;&quot;&quot;, },&quot;)" office:value-type="string" office:string-value="0x17F: { &quot;idMostSigNib&quot;: 1, &quot;idLeastSigByte&quot;: 0x7F, &quot;name&quot;: &quot;Potion&quot;, &quot;value&quot;: 3, &quot;type&quot;: &quot;Item&quot;, &quot;cpCost&quot;: 36, &quot;element&quot;: &quot;N/A&quot;, }," calcext:value-type="string">
            <text:p>0x17F: { "idMostSigNib": 1, "idLeastSigByte": 0x7F, "name": "Potion", "value": 3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6] = &quot;S&quot;; 10 + [.C386] - 1; IF ([.F386] = &quot;A&quot;; 15 + [.C386] - 1; IF ([.F386] = &quot;B&quot;; 20 + ([.C386] - 1) * 2; IF ([.F386] = &quot;C&quot;; 25 + ([.C386] - 1) * 2; IF ([.F386] = &quot;D&quot;; 30 + ([.C386] - 1) * 3; IF([.F386] = &quot;E&quot;; 40 + ([.C386] - 1) * 4; IF ([.F386] = &quot;F&quot;; 45 + ([.C386] - 1) * 4; IF ([.F386] = &quot;E+&quot;; 35 + ([.C386] - 1) * 3; IF([.F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G386];&quot;, &quot;&quot;element&quot;&quot;: &quot;&quot;&quot;;[.E386];&quot;&quot;&quot;, },&quot;)" office:value-type="string" office:string-value="0x180: { &quot;idMostSigNib&quot;: 1, &quot;idLeastSigByte&quot;: 0x80, &quot;name&quot;: &quot;Potion&quot;, &quot;value&quot;: 4, &quot;type&quot;: &quot;Item&quot;, &quot;cpCost&quot;: 39, &quot;element&quot;: &quot;N/A&quot;, }," calcext:value-type="string">
            <text:p>0x180: { "idMostSigNib": 1, "idLeastSigByte": 0x80, "name": "Potion", "value": 4, "type": "Item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7] = &quot;S&quot;; 10 + [.C387] - 1; IF ([.F387] = &quot;A&quot;; 15 + [.C387] - 1; IF ([.F387] = &quot;B&quot;; 20 + ([.C387] - 1) * 2; IF ([.F387] = &quot;C&quot;; 25 + ([.C387] - 1) * 2; IF ([.F387] = &quot;D&quot;; 30 + ([.C387] - 1) * 3; IF([.F387] = &quot;E&quot;; 40 + ([.C387] - 1) * 4; IF ([.F387] = &quot;F&quot;; 45 + ([.C387] - 1) * 4; IF ([.F387] = &quot;E+&quot;; 35 + ([.C387] - 1) * 3; IF([.F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G387];&quot;, &quot;&quot;element&quot;&quot;: &quot;&quot;&quot;;[.E387];&quot;&quot;&quot;, },&quot;)" office:value-type="string" office:string-value="0x181: { &quot;idMostSigNib&quot;: 1, &quot;idLeastSigByte&quot;: 0x81, &quot;name&quot;: &quot;Potion&quot;, &quot;value&quot;: 5, &quot;type&quot;: &quot;Item&quot;, &quot;cpCost&quot;: 42, &quot;element&quot;: &quot;N/A&quot;, }," calcext:value-type="string">
            <text:p>0x181: { "idMostSigNib": 1, "idLeastSigByte": 0x81, "name": "Potion", "value": 5, "type": "Item", "cpCost": 42, "element": "N/A"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8] = &quot;S&quot;; 10 + [.C388] - 1; IF ([.F388] = &quot;A&quot;; 15 + [.C388] - 1; IF ([.F388] = &quot;B&quot;; 20 + ([.C388] - 1) * 2; IF ([.F388] = &quot;C&quot;; 25 + ([.C388] - 1) * 2; IF ([.F388] = &quot;D&quot;; 30 + ([.C388] - 1) * 3; IF([.F388] = &quot;E&quot;; 40 + ([.C388] - 1) * 4; IF ([.F388] = &quot;F&quot;; 45 + ([.C388] - 1) * 4; IF ([.F388] = &quot;E+&quot;; 35 + ([.C388] - 1) * 3; IF([.F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G388];&quot;, &quot;&quot;element&quot;&quot;: &quot;&quot;&quot;;[.E388];&quot;&quot;&quot;, },&quot;)" office:value-type="string" office:string-value="0x182: { &quot;idMostSigNib&quot;: 1, &quot;idLeastSigByte&quot;: 0x82, &quot;name&quot;: &quot;Potion&quot;, &quot;value&quot;: 6, &quot;type&quot;: &quot;Item&quot;, &quot;cpCost&quot;: 45, &quot;element&quot;: &quot;N/A&quot;, }," calcext:value-type="string">
            <text:p>0x182: { "idMostSigNib": 1, "idLeastSigByte": 0x82, "name": "Potion", "value": 6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9] = &quot;S&quot;; 10 + [.C389] - 1; IF ([.F389] = &quot;A&quot;; 15 + [.C389] - 1; IF ([.F389] = &quot;B&quot;; 20 + ([.C389] - 1) * 2; IF ([.F389] = &quot;C&quot;; 25 + ([.C389] - 1) * 2; IF ([.F389] = &quot;D&quot;; 30 + ([.C389] - 1) * 3; IF([.F389] = &quot;E&quot;; 40 + ([.C389] - 1) * 4; IF ([.F389] = &quot;F&quot;; 45 + ([.C389] - 1) * 4; IF ([.F389] = &quot;E+&quot;; 35 + ([.C389] - 1) * 3; IF([.F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G389];&quot;, &quot;&quot;element&quot;&quot;: &quot;&quot;&quot;;[.E389];&quot;&quot;&quot;, },&quot;)" office:value-type="string" office:string-value="0x183: { &quot;idMostSigNib&quot;: 1, &quot;idLeastSigByte&quot;: 0x83, &quot;name&quot;: &quot;Potion&quot;, &quot;value&quot;: 7, &quot;type&quot;: &quot;Item&quot;, &quot;cpCost&quot;: 48, &quot;element&quot;: &quot;N/A&quot;, }," calcext:value-type="string">
            <text:p>0x183: { "idMostSigNib": 1, "idLeastSigByte": 0x83, "name": "Potion", "value": 7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0] = &quot;S&quot;; 10 + [.C390] - 1; IF ([.F390] = &quot;A&quot;; 15 + [.C390] - 1; IF ([.F390] = &quot;B&quot;; 20 + ([.C390] - 1) * 2; IF ([.F390] = &quot;C&quot;; 25 + ([.C390] - 1) * 2; IF ([.F390] = &quot;D&quot;; 30 + ([.C390] - 1) * 3; IF([.F390] = &quot;E&quot;; 40 + ([.C390] - 1) * 4; IF ([.F390] = &quot;F&quot;; 45 + ([.C390] - 1) * 4; IF ([.F390] = &quot;E+&quot;; 35 + ([.C390] - 1) * 3; IF([.F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G390];&quot;, &quot;&quot;element&quot;&quot;: &quot;&quot;&quot;;[.E390];&quot;&quot;&quot;, },&quot;)" office:value-type="string" office:string-value="0x184: { &quot;idMostSigNib&quot;: 1, &quot;idLeastSigByte&quot;: 0x84, &quot;name&quot;: &quot;Potion&quot;, &quot;value&quot;: 8, &quot;type&quot;: &quot;Item&quot;, &quot;cpCost&quot;: 51, &quot;element&quot;: &quot;N/A&quot;, }," calcext:value-type="string">
            <text:p>0x184: { "idMostSigNib": 1, "idLeastSigByte": 0x84, "name": "Potion", "value": 8, "type": "Item", "cpCost": 51, "element": "N/A"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1] = &quot;S&quot;; 10 + [.C391] - 1; IF ([.F391] = &quot;A&quot;; 15 + [.C391] - 1; IF ([.F391] = &quot;B&quot;; 20 + ([.C391] - 1) * 2; IF ([.F391] = &quot;C&quot;; 25 + ([.C391] - 1) * 2; IF ([.F391] = &quot;D&quot;; 30 + ([.C391] - 1) * 3; IF([.F391] = &quot;E&quot;; 40 + ([.C391] - 1) * 4; IF ([.F391] = &quot;F&quot;; 45 + ([.C391] - 1) * 4; IF ([.F391] = &quot;E+&quot;; 35 + ([.C391] - 1) * 3; IF([.F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G391];&quot;, &quot;&quot;element&quot;&quot;: &quot;&quot;&quot;;[.E391];&quot;&quot;&quot;, },&quot;)" office:value-type="string" office:string-value="0x185: { &quot;idMostSigNib&quot;: 1, &quot;idLeastSigByte&quot;: 0x85, &quot;name&quot;: &quot;Potion&quot;, &quot;value&quot;: 9, &quot;type&quot;: &quot;Item&quot;, &quot;cpCost&quot;: 54, &quot;element&quot;: &quot;N/A&quot;, }," calcext:value-type="string">
            <text:p>0x185: { "idMostSigNib": 1, "idLeastSigByte": 0x85, "name": "Potion", "value": 9, "type": "Item", "cpCost": 54, "element": "N/A"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2] = &quot;S&quot;; 10 + [.C392] - 1; IF ([.F392] = &quot;A&quot;; 15 + [.C392] - 1; IF ([.F392] = &quot;B&quot;; 20 + ([.C392] - 1) * 2; IF ([.F392] = &quot;C&quot;; 25 + ([.C392] - 1) * 2; IF ([.F392] = &quot;D&quot;; 30 + ([.C392] - 1) * 3; IF([.F392] = &quot;E&quot;; 40 + ([.C392] - 1) * 4; IF ([.F392] = &quot;F&quot;; 45 + ([.C392] - 1) * 4; IF ([.F392] = &quot;E+&quot;; 35 + ([.C392] - 1) * 3; IF([.F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G392];&quot;, &quot;&quot;element&quot;&quot;: &quot;&quot;&quot;;[.E392];&quot;&quot;&quot;, },&quot;)" office:value-type="string" office:string-value="0x186: { &quot;idMostSigNib&quot;: 1, &quot;idLeastSigByte&quot;: 0x86, &quot;name&quot;: &quot;Hi-Potion&quot;, &quot;value&quot;: 0, &quot;type&quot;: &quot;Item&quot;, &quot;cpCost&quot;: 76, &quot;element&quot;: &quot;N/A&quot;, }," calcext:value-type="string">
            <text:p>0x186: { "idMostSigNib": 1, "idLeastSigByte": 0x86, "name": "Hi-Potion", "value": 0, "type": "Item", "cpCost": 76, "element": "N/A"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3] = &quot;S&quot;; 10 + [.C393] - 1; IF ([.F393] = &quot;A&quot;; 15 + [.C393] - 1; IF ([.F393] = &quot;B&quot;; 20 + ([.C393] - 1) * 2; IF ([.F393] = &quot;C&quot;; 25 + ([.C393] - 1) * 2; IF ([.F393] = &quot;D&quot;; 30 + ([.C393] - 1) * 3; IF([.F393] = &quot;E&quot;; 40 + ([.C393] - 1) * 4; IF ([.F393] = &quot;F&quot;; 45 + ([.C393] - 1) * 4; IF ([.F393] = &quot;E+&quot;; 35 + ([.C393] - 1) * 3; IF([.F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G393];&quot;, &quot;&quot;element&quot;&quot;: &quot;&quot;&quot;;[.E393];&quot;&quot;&quot;, },&quot;)" office:value-type="string" office:string-value="0x187: { &quot;idMostSigNib&quot;: 1, &quot;idLeastSigByte&quot;: 0x87, &quot;name&quot;: &quot;Hi-Potion&quot;, &quot;value&quot;: 1, &quot;type&quot;: &quot;Item&quot;, &quot;cpCost&quot;: 40, &quot;element&quot;: &quot;N/A&quot;, }," calcext:value-type="string">
            <text:p>0x187: { "idMostSigNib": 1, "idLeastSigByte": 0x87, "name": "Hi-Potion", "value": 1, "type": "Item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4] = &quot;S&quot;; 10 + [.C394] - 1; IF ([.F394] = &quot;A&quot;; 15 + [.C394] - 1; IF ([.F394] = &quot;B&quot;; 20 + ([.C394] - 1) * 2; IF ([.F394] = &quot;C&quot;; 25 + ([.C394] - 1) * 2; IF ([.F394] = &quot;D&quot;; 30 + ([.C394] - 1) * 3; IF([.F394] = &quot;E&quot;; 40 + ([.C394] - 1) * 4; IF ([.F394] = &quot;F&quot;; 45 + ([.C394] - 1) * 4; IF ([.F394] = &quot;E+&quot;; 35 + ([.C394] - 1) * 3; IF([.F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G394];&quot;, &quot;&quot;element&quot;&quot;: &quot;&quot;&quot;;[.E394];&quot;&quot;&quot;, },&quot;)" office:value-type="string" office:string-value="0x188: { &quot;idMostSigNib&quot;: 1, &quot;idLeastSigByte&quot;: 0x88, &quot;name&quot;: &quot;Hi-Potion&quot;, &quot;value&quot;: 2, &quot;type&quot;: &quot;Item&quot;, &quot;cpCost&quot;: 44, &quot;element&quot;: &quot;N/A&quot;, }," calcext:value-type="string">
            <text:p>0x188: { "idMostSigNib": 1, "idLeastSigByte": 0x88, "name": "Hi-Potion", "value": 2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5] = &quot;S&quot;; 10 + [.C395] - 1; IF ([.F395] = &quot;A&quot;; 15 + [.C395] - 1; IF ([.F395] = &quot;B&quot;; 20 + ([.C395] - 1) * 2; IF ([.F395] = &quot;C&quot;; 25 + ([.C395] - 1) * 2; IF ([.F395] = &quot;D&quot;; 30 + ([.C395] - 1) * 3; IF([.F395] = &quot;E&quot;; 40 + ([.C395] - 1) * 4; IF ([.F395] = &quot;F&quot;; 45 + ([.C395] - 1) * 4; IF ([.F395] = &quot;E+&quot;; 35 + ([.C395] - 1) * 3; IF([.F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G395];&quot;, &quot;&quot;element&quot;&quot;: &quot;&quot;&quot;;[.E395];&quot;&quot;&quot;, },&quot;)" office:value-type="string" office:string-value="0x189: { &quot;idMostSigNib&quot;: 1, &quot;idLeastSigByte&quot;: 0x89, &quot;name&quot;: &quot;Hi-Potion&quot;, &quot;value&quot;: 3, &quot;type&quot;: &quot;Item&quot;, &quot;cpCost&quot;: 48, &quot;element&quot;: &quot;N/A&quot;, }," calcext:value-type="string">
            <text:p>0x189: { "idMostSigNib": 1, "idLeastSigByte": 0x89, "name": "Hi-Potion", "value": 3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6] = &quot;S&quot;; 10 + [.C396] - 1; IF ([.F396] = &quot;A&quot;; 15 + [.C396] - 1; IF ([.F396] = &quot;B&quot;; 20 + ([.C396] - 1) * 2; IF ([.F396] = &quot;C&quot;; 25 + ([.C396] - 1) * 2; IF ([.F396] = &quot;D&quot;; 30 + ([.C396] - 1) * 3; IF([.F396] = &quot;E&quot;; 40 + ([.C396] - 1) * 4; IF ([.F396] = &quot;F&quot;; 45 + ([.C396] - 1) * 4; IF ([.F396] = &quot;E+&quot;; 35 + ([.C396] - 1) * 3; IF([.F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G396];&quot;, &quot;&quot;element&quot;&quot;: &quot;&quot;&quot;;[.E396];&quot;&quot;&quot;, },&quot;)" office:value-type="string" office:string-value="0x18A: { &quot;idMostSigNib&quot;: 1, &quot;idLeastSigByte&quot;: 0x8A, &quot;name&quot;: &quot;Hi-Potion&quot;, &quot;value&quot;: 4, &quot;type&quot;: &quot;Item&quot;, &quot;cpCost&quot;: 52, &quot;element&quot;: &quot;N/A&quot;, }," calcext:value-type="string">
            <text:p>0x18A: { "idMostSigNib": 1, "idLeastSigByte": 0x8A, "name": "Hi-Potion", "value": 4, "type": "Item", "cpCost": 52, "element": "N/A"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7] = &quot;S&quot;; 10 + [.C397] - 1; IF ([.F397] = &quot;A&quot;; 15 + [.C397] - 1; IF ([.F397] = &quot;B&quot;; 20 + ([.C397] - 1) * 2; IF ([.F397] = &quot;C&quot;; 25 + ([.C397] - 1) * 2; IF ([.F397] = &quot;D&quot;; 30 + ([.C397] - 1) * 3; IF([.F397] = &quot;E&quot;; 40 + ([.C397] - 1) * 4; IF ([.F397] = &quot;F&quot;; 45 + ([.C397] - 1) * 4; IF ([.F397] = &quot;E+&quot;; 35 + ([.C397] - 1) * 3; IF([.F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G397];&quot;, &quot;&quot;element&quot;&quot;: &quot;&quot;&quot;;[.E397];&quot;&quot;&quot;, },&quot;)" office:value-type="string" office:string-value="0x18B: { &quot;idMostSigNib&quot;: 1, &quot;idLeastSigByte&quot;: 0x8B, &quot;name&quot;: &quot;Hi-Potion&quot;, &quot;value&quot;: 5, &quot;type&quot;: &quot;Item&quot;, &quot;cpCost&quot;: 56, &quot;element&quot;: &quot;N/A&quot;, }," calcext:value-type="string">
            <text:p>0x18B: { "idMostSigNib": 1, "idLeastSigByte": 0x8B, "name": "Hi-Potion", "value": 5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8] = &quot;S&quot;; 10 + [.C398] - 1; IF ([.F398] = &quot;A&quot;; 15 + [.C398] - 1; IF ([.F398] = &quot;B&quot;; 20 + ([.C398] - 1) * 2; IF ([.F398] = &quot;C&quot;; 25 + ([.C398] - 1) * 2; IF ([.F398] = &quot;D&quot;; 30 + ([.C398] - 1) * 3; IF([.F398] = &quot;E&quot;; 40 + ([.C398] - 1) * 4; IF ([.F398] = &quot;F&quot;; 45 + ([.C398] - 1) * 4; IF ([.F398] = &quot;E+&quot;; 35 + ([.C398] - 1) * 3; IF([.F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G398];&quot;, &quot;&quot;element&quot;&quot;: &quot;&quot;&quot;;[.E398];&quot;&quot;&quot;, },&quot;)" office:value-type="string" office:string-value="0x18C: { &quot;idMostSigNib&quot;: 1, &quot;idLeastSigByte&quot;: 0x8C, &quot;name&quot;: &quot;Hi-Potion&quot;, &quot;value&quot;: 6, &quot;type&quot;: &quot;Item&quot;, &quot;cpCost&quot;: 60, &quot;element&quot;: &quot;N/A&quot;, }," calcext:value-type="string">
            <text:p>0x18C: { "idMostSigNib": 1, "idLeastSigByte": 0x8C, "name": "Hi-Potion", "value": 6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9] = &quot;S&quot;; 10 + [.C399] - 1; IF ([.F399] = &quot;A&quot;; 15 + [.C399] - 1; IF ([.F399] = &quot;B&quot;; 20 + ([.C399] - 1) * 2; IF ([.F399] = &quot;C&quot;; 25 + ([.C399] - 1) * 2; IF ([.F399] = &quot;D&quot;; 30 + ([.C399] - 1) * 3; IF([.F399] = &quot;E&quot;; 40 + ([.C399] - 1) * 4; IF ([.F399] = &quot;F&quot;; 45 + ([.C399] - 1) * 4; IF ([.F399] = &quot;E+&quot;; 35 + ([.C399] - 1) * 3; IF([.F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G399];&quot;, &quot;&quot;element&quot;&quot;: &quot;&quot;&quot;;[.E399];&quot;&quot;&quot;, },&quot;)" office:value-type="string" office:string-value="0x18D: { &quot;idMostSigNib&quot;: 1, &quot;idLeastSigByte&quot;: 0x8D, &quot;name&quot;: &quot;Hi-Potion&quot;, &quot;value&quot;: 7, &quot;type&quot;: &quot;Item&quot;, &quot;cpCost&quot;: 64, &quot;element&quot;: &quot;N/A&quot;, }," calcext:value-type="string">
            <text:p>0x18D: { "idMostSigNib": 1, "idLeastSigByte": 0x8D, "name": "Hi-Potion", "value": 7, "type": "Item", "cpCost": 64, "element": "N/A"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0] = &quot;S&quot;; 10 + [.C400] - 1; IF ([.F400] = &quot;A&quot;; 15 + [.C400] - 1; IF ([.F400] = &quot;B&quot;; 20 + ([.C400] - 1) * 2; IF ([.F400] = &quot;C&quot;; 25 + ([.C400] - 1) * 2; IF ([.F400] = &quot;D&quot;; 30 + ([.C400] - 1) * 3; IF([.F400] = &quot;E&quot;; 40 + ([.C400] - 1) * 4; IF ([.F400] = &quot;F&quot;; 45 + ([.C400] - 1) * 4; IF ([.F400] = &quot;E+&quot;; 35 + ([.C400] - 1) * 3; IF([.F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G400];&quot;, &quot;&quot;element&quot;&quot;: &quot;&quot;&quot;;[.E400];&quot;&quot;&quot;, },&quot;)" office:value-type="string" office:string-value="0x18E: { &quot;idMostSigNib&quot;: 1, &quot;idLeastSigByte&quot;: 0x8E, &quot;name&quot;: &quot;Hi-Potion&quot;, &quot;value&quot;: 8, &quot;type&quot;: &quot;Item&quot;, &quot;cpCost&quot;: 68, &quot;element&quot;: &quot;N/A&quot;, }," calcext:value-type="string">
            <text:p>0x18E: { "idMostSigNib": 1, "idLeastSigByte": 0x8E, "name": "Hi-Potion", "value": 8, "type": "Item", "cpCost": 68, "element": "N/A"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1] = &quot;S&quot;; 10 + [.C401] - 1; IF ([.F401] = &quot;A&quot;; 15 + [.C401] - 1; IF ([.F401] = &quot;B&quot;; 20 + ([.C401] - 1) * 2; IF ([.F401] = &quot;C&quot;; 25 + ([.C401] - 1) * 2; IF ([.F401] = &quot;D&quot;; 30 + ([.C401] - 1) * 3; IF([.F401] = &quot;E&quot;; 40 + ([.C401] - 1) * 4; IF ([.F401] = &quot;F&quot;; 45 + ([.C401] - 1) * 4; IF ([.F401] = &quot;E+&quot;; 35 + ([.C401] - 1) * 3; IF([.F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G401];&quot;, &quot;&quot;element&quot;&quot;: &quot;&quot;&quot;;[.E401];&quot;&quot;&quot;, },&quot;)" office:value-type="string" office:string-value="0x18F: { &quot;idMostSigNib&quot;: 1, &quot;idLeastSigByte&quot;: 0x8F, &quot;name&quot;: &quot;Hi-Potion&quot;, &quot;value&quot;: 9, &quot;type&quot;: &quot;Item&quot;, &quot;cpCost&quot;: 72, &quot;element&quot;: &quot;N/A&quot;, }," calcext:value-type="string">
            <text:p>0x18F: { "idMostSigNib": 1, "idLeastSigByte": 0x8F, "name": "Hi-Potion", "value": 9, "type": "Item", "cpCost": 72, "element": "N/A"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2] = &quot;S&quot;; 10 + [.C402] - 1; IF ([.F402] = &quot;A&quot;; 15 + [.C402] - 1; IF ([.F402] = &quot;B&quot;; 20 + ([.C402] - 1) * 2; IF ([.F402] = &quot;C&quot;; 25 + ([.C402] - 1) * 2; IF ([.F402] = &quot;D&quot;; 30 + ([.C402] - 1) * 3; IF([.F402] = &quot;E&quot;; 40 + ([.C402] - 1) * 4; IF ([.F402] = &quot;F&quot;; 45 + ([.C402] - 1) * 4; IF ([.F402] = &quot;E+&quot;; 35 + ([.C402] - 1) * 3; IF([.F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G402];&quot;, &quot;&quot;element&quot;&quot;: &quot;&quot;&quot;;[.E402];&quot;&quot;&quot;, },&quot;)" office:value-type="string" office:string-value="0x190: { &quot;idMostSigNib&quot;: 1, &quot;idLeastSigByte&quot;: 0x90, &quot;name&quot;: &quot;Mega-Potion&quot;, &quot;value&quot;: 0, &quot;type&quot;: &quot;Item&quot;, &quot;cpCost&quot;: 81, &quot;element&quot;: &quot;N/A&quot;, }," calcext:value-type="string">
            <text:p>0x190: { "idMostSigNib": 1, "idLeastSigByte": 0x90, "name": "Mega-Potion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3] = &quot;S&quot;; 10 + [.C403] - 1; IF ([.F403] = &quot;A&quot;; 15 + [.C403] - 1; IF ([.F403] = &quot;B&quot;; 20 + ([.C403] - 1) * 2; IF ([.F403] = &quot;C&quot;; 25 + ([.C403] - 1) * 2; IF ([.F403] = &quot;D&quot;; 30 + ([.C403] - 1) * 3; IF([.F403] = &quot;E&quot;; 40 + ([.C403] - 1) * 4; IF ([.F403] = &quot;F&quot;; 45 + ([.C403] - 1) * 4; IF ([.F403] = &quot;E+&quot;; 35 + ([.C403] - 1) * 3; IF([.F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G403];&quot;, &quot;&quot;element&quot;&quot;: &quot;&quot;&quot;;[.E403];&quot;&quot;&quot;, },&quot;)" office:value-type="string" office:string-value="0x191: { &quot;idMostSigNib&quot;: 1, &quot;idLeastSigByte&quot;: 0x91, &quot;name&quot;: &quot;Mega-Potion&quot;, &quot;value&quot;: 1, &quot;type&quot;: &quot;Item&quot;, &quot;cpCost&quot;: 45, &quot;element&quot;: &quot;N/A&quot;, }," calcext:value-type="string">
            <text:p>0x191: { "idMostSigNib": 1, "idLeastSigByte": 0x91, "name": "Mega-Potion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4] = &quot;S&quot;; 10 + [.C404] - 1; IF ([.F404] = &quot;A&quot;; 15 + [.C404] - 1; IF ([.F404] = &quot;B&quot;; 20 + ([.C404] - 1) * 2; IF ([.F404] = &quot;C&quot;; 25 + ([.C404] - 1) * 2; IF ([.F404] = &quot;D&quot;; 30 + ([.C404] - 1) * 3; IF([.F404] = &quot;E&quot;; 40 + ([.C404] - 1) * 4; IF ([.F404] = &quot;F&quot;; 45 + ([.C404] - 1) * 4; IF ([.F404] = &quot;E+&quot;; 35 + ([.C404] - 1) * 3; IF([.F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G404];&quot;, &quot;&quot;element&quot;&quot;: &quot;&quot;&quot;;[.E404];&quot;&quot;&quot;, },&quot;)" office:value-type="string" office:string-value="0x192: { &quot;idMostSigNib&quot;: 1, &quot;idLeastSigByte&quot;: 0x92, &quot;name&quot;: &quot;Mega-Potion&quot;, &quot;value&quot;: 2, &quot;type&quot;: &quot;Item&quot;, &quot;cpCost&quot;: 49, &quot;element&quot;: &quot;N/A&quot;, }," calcext:value-type="string">
            <text:p>0x192: { "idMostSigNib": 1, "idLeastSigByte": 0x92, "name": "Mega-Potion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5] = &quot;S&quot;; 10 + [.C405] - 1; IF ([.F405] = &quot;A&quot;; 15 + [.C405] - 1; IF ([.F405] = &quot;B&quot;; 20 + ([.C405] - 1) * 2; IF ([.F405] = &quot;C&quot;; 25 + ([.C405] - 1) * 2; IF ([.F405] = &quot;D&quot;; 30 + ([.C405] - 1) * 3; IF([.F405] = &quot;E&quot;; 40 + ([.C405] - 1) * 4; IF ([.F405] = &quot;F&quot;; 45 + ([.C405] - 1) * 4; IF ([.F405] = &quot;E+&quot;; 35 + ([.C405] - 1) * 3; IF([.F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G405];&quot;, &quot;&quot;element&quot;&quot;: &quot;&quot;&quot;;[.E405];&quot;&quot;&quot;, },&quot;)" office:value-type="string" office:string-value="0x193: { &quot;idMostSigNib&quot;: 1, &quot;idLeastSigByte&quot;: 0x93, &quot;name&quot;: &quot;Mega-Potion&quot;, &quot;value&quot;: 3, &quot;type&quot;: &quot;Item&quot;, &quot;cpCost&quot;: 53, &quot;element&quot;: &quot;N/A&quot;, }," calcext:value-type="string">
            <text:p>0x193: { "idMostSigNib": 1, "idLeastSigByte": 0x93, "name": "Mega-Potion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6] = &quot;S&quot;; 10 + [.C406] - 1; IF ([.F406] = &quot;A&quot;; 15 + [.C406] - 1; IF ([.F406] = &quot;B&quot;; 20 + ([.C406] - 1) * 2; IF ([.F406] = &quot;C&quot;; 25 + ([.C406] - 1) * 2; IF ([.F406] = &quot;D&quot;; 30 + ([.C406] - 1) * 3; IF([.F406] = &quot;E&quot;; 40 + ([.C406] - 1) * 4; IF ([.F406] = &quot;F&quot;; 45 + ([.C406] - 1) * 4; IF ([.F406] = &quot;E+&quot;; 35 + ([.C406] - 1) * 3; IF([.F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G406];&quot;, &quot;&quot;element&quot;&quot;: &quot;&quot;&quot;;[.E406];&quot;&quot;&quot;, },&quot;)" office:value-type="string" office:string-value="0x194: { &quot;idMostSigNib&quot;: 1, &quot;idLeastSigByte&quot;: 0x94, &quot;name&quot;: &quot;Mega-Potion&quot;, &quot;value&quot;: 4, &quot;type&quot;: &quot;Item&quot;, &quot;cpCost&quot;: 57, &quot;element&quot;: &quot;N/A&quot;, }," calcext:value-type="string">
            <text:p>0x194: { "idMostSigNib": 1, "idLeastSigByte": 0x94, "name": "Mega-Potion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7] = &quot;S&quot;; 10 + [.C407] - 1; IF ([.F407] = &quot;A&quot;; 15 + [.C407] - 1; IF ([.F407] = &quot;B&quot;; 20 + ([.C407] - 1) * 2; IF ([.F407] = &quot;C&quot;; 25 + ([.C407] - 1) * 2; IF ([.F407] = &quot;D&quot;; 30 + ([.C407] - 1) * 3; IF([.F407] = &quot;E&quot;; 40 + ([.C407] - 1) * 4; IF ([.F407] = &quot;F&quot;; 45 + ([.C407] - 1) * 4; IF ([.F407] = &quot;E+&quot;; 35 + ([.C407] - 1) * 3; IF([.F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G407];&quot;, &quot;&quot;element&quot;&quot;: &quot;&quot;&quot;;[.E407];&quot;&quot;&quot;, },&quot;)" office:value-type="string" office:string-value="0x195: { &quot;idMostSigNib&quot;: 1, &quot;idLeastSigByte&quot;: 0x95, &quot;name&quot;: &quot;Mega-Potion&quot;, &quot;value&quot;: 5, &quot;type&quot;: &quot;Item&quot;, &quot;cpCost&quot;: 61, &quot;element&quot;: &quot;N/A&quot;, }," calcext:value-type="string">
            <text:p>0x195: { "idMostSigNib": 1, "idLeastSigByte": 0x95, "name": "Mega-Potion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8] = &quot;S&quot;; 10 + [.C408] - 1; IF ([.F408] = &quot;A&quot;; 15 + [.C408] - 1; IF ([.F408] = &quot;B&quot;; 20 + ([.C408] - 1) * 2; IF ([.F408] = &quot;C&quot;; 25 + ([.C408] - 1) * 2; IF ([.F408] = &quot;D&quot;; 30 + ([.C408] - 1) * 3; IF([.F408] = &quot;E&quot;; 40 + ([.C408] - 1) * 4; IF ([.F408] = &quot;F&quot;; 45 + ([.C408] - 1) * 4; IF ([.F408] = &quot;E+&quot;; 35 + ([.C408] - 1) * 3; IF([.F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G408];&quot;, &quot;&quot;element&quot;&quot;: &quot;&quot;&quot;;[.E408];&quot;&quot;&quot;, },&quot;)" office:value-type="string" office:string-value="0x196: { &quot;idMostSigNib&quot;: 1, &quot;idLeastSigByte&quot;: 0x96, &quot;name&quot;: &quot;Mega-Potion&quot;, &quot;value&quot;: 6, &quot;type&quot;: &quot;Item&quot;, &quot;cpCost&quot;: 65, &quot;element&quot;: &quot;N/A&quot;, }," calcext:value-type="string">
            <text:p>0x196: { "idMostSigNib": 1, "idLeastSigByte": 0x96, "name": "Mega-Potion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9] = &quot;S&quot;; 10 + [.C409] - 1; IF ([.F409] = &quot;A&quot;; 15 + [.C409] - 1; IF ([.F409] = &quot;B&quot;; 20 + ([.C409] - 1) * 2; IF ([.F409] = &quot;C&quot;; 25 + ([.C409] - 1) * 2; IF ([.F409] = &quot;D&quot;; 30 + ([.C409] - 1) * 3; IF([.F409] = &quot;E&quot;; 40 + ([.C409] - 1) * 4; IF ([.F409] = &quot;F&quot;; 45 + ([.C409] - 1) * 4; IF ([.F409] = &quot;E+&quot;; 35 + ([.C409] - 1) * 3; IF([.F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G409];&quot;, &quot;&quot;element&quot;&quot;: &quot;&quot;&quot;;[.E409];&quot;&quot;&quot;, },&quot;)" office:value-type="string" office:string-value="0x197: { &quot;idMostSigNib&quot;: 1, &quot;idLeastSigByte&quot;: 0x97, &quot;name&quot;: &quot;Mega-Potion&quot;, &quot;value&quot;: 7, &quot;type&quot;: &quot;Item&quot;, &quot;cpCost&quot;: 69, &quot;element&quot;: &quot;N/A&quot;, }," calcext:value-type="string">
            <text:p>0x197: { "idMostSigNib": 1, "idLeastSigByte": 0x97, "name": "Mega-Potion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0] = &quot;S&quot;; 10 + [.C410] - 1; IF ([.F410] = &quot;A&quot;; 15 + [.C410] - 1; IF ([.F410] = &quot;B&quot;; 20 + ([.C410] - 1) * 2; IF ([.F410] = &quot;C&quot;; 25 + ([.C410] - 1) * 2; IF ([.F410] = &quot;D&quot;; 30 + ([.C410] - 1) * 3; IF([.F410] = &quot;E&quot;; 40 + ([.C410] - 1) * 4; IF ([.F410] = &quot;F&quot;; 45 + ([.C410] - 1) * 4; IF ([.F410] = &quot;E+&quot;; 35 + ([.C410] - 1) * 3; IF([.F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G410];&quot;, &quot;&quot;element&quot;&quot;: &quot;&quot;&quot;;[.E410];&quot;&quot;&quot;, },&quot;)" office:value-type="string" office:string-value="0x198: { &quot;idMostSigNib&quot;: 1, &quot;idLeastSigByte&quot;: 0x98, &quot;name&quot;: &quot;Mega-Potion&quot;, &quot;value&quot;: 8, &quot;type&quot;: &quot;Item&quot;, &quot;cpCost&quot;: 73, &quot;element&quot;: &quot;N/A&quot;, }," calcext:value-type="string">
            <text:p>0x198: { "idMostSigNib": 1, "idLeastSigByte": 0x98, "name": "Mega-Potion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1] = &quot;S&quot;; 10 + [.C411] - 1; IF ([.F411] = &quot;A&quot;; 15 + [.C411] - 1; IF ([.F411] = &quot;B&quot;; 20 + ([.C411] - 1) * 2; IF ([.F411] = &quot;C&quot;; 25 + ([.C411] - 1) * 2; IF ([.F411] = &quot;D&quot;; 30 + ([.C411] - 1) * 3; IF([.F411] = &quot;E&quot;; 40 + ([.C411] - 1) * 4; IF ([.F411] = &quot;F&quot;; 45 + ([.C411] - 1) * 4; IF ([.F411] = &quot;E+&quot;; 35 + ([.C411] - 1) * 3; IF([.F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G411];&quot;, &quot;&quot;element&quot;&quot;: &quot;&quot;&quot;;[.E411];&quot;&quot;&quot;, },&quot;)" office:value-type="string" office:string-value="0x199: { &quot;idMostSigNib&quot;: 1, &quot;idLeastSigByte&quot;: 0x99, &quot;name&quot;: &quot;Mega-Potion&quot;, &quot;value&quot;: 9, &quot;type&quot;: &quot;Item&quot;, &quot;cpCost&quot;: 77, &quot;element&quot;: &quot;N/A&quot;, }," calcext:value-type="string">
            <text:p>0x199: { "idMostSigNib": 1, "idLeastSigByte": 0x99, "name": "Mega-Potion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2] = &quot;S&quot;; 10 + [.C412] - 1; IF ([.F412] = &quot;A&quot;; 15 + [.C412] - 1; IF ([.F412] = &quot;B&quot;; 20 + ([.C412] - 1) * 2; IF ([.F412] = &quot;C&quot;; 25 + ([.C412] - 1) * 2; IF ([.F412] = &quot;D&quot;; 30 + ([.C412] - 1) * 3; IF([.F412] = &quot;E&quot;; 40 + ([.C412] - 1) * 4; IF ([.F412] = &quot;F&quot;; 45 + ([.C412] - 1) * 4; IF ([.F412] = &quot;E+&quot;; 35 + ([.C412] - 1) * 3; IF([.F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G412];&quot;, &quot;&quot;element&quot;&quot;: &quot;&quot;&quot;;[.E412];&quot;&quot;&quot;, },&quot;)" office:value-type="string" office:string-value="0x19A: { &quot;idMostSigNib&quot;: 1, &quot;idLeastSigByte&quot;: 0x9A, &quot;name&quot;: &quot;Ether&quot;, &quot;value&quot;: 0, &quot;type&quot;: &quot;Item&quot;, &quot;cpCost&quot;: 38, &quot;element&quot;: &quot;N/A&quot;, }," calcext:value-type="string">
            <text:p>0x19A: { "idMostSigNib": 1, "idLeastSigByte": 0x9A, "name": "Ether", "value": 0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3] = &quot;S&quot;; 10 + [.C413] - 1; IF ([.F413] = &quot;A&quot;; 15 + [.C413] - 1; IF ([.F413] = &quot;B&quot;; 20 + ([.C413] - 1) * 2; IF ([.F413] = &quot;C&quot;; 25 + ([.C413] - 1) * 2; IF ([.F413] = &quot;D&quot;; 30 + ([.C413] - 1) * 3; IF([.F413] = &quot;E&quot;; 40 + ([.C413] - 1) * 4; IF ([.F413] = &quot;F&quot;; 45 + ([.C413] - 1) * 4; IF ([.F413] = &quot;E+&quot;; 35 + ([.C413] - 1) * 3; IF([.F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G413];&quot;, &quot;&quot;element&quot;&quot;: &quot;&quot;&quot;;[.E413];&quot;&quot;&quot;, },&quot;)" office:value-type="string" office:string-value="0x19B: { &quot;idMostSigNib&quot;: 1, &quot;idLeastSigByte&quot;: 0x9B, &quot;name&quot;: &quot;Ether&quot;, &quot;value&quot;: 1, &quot;type&quot;: &quot;Item&quot;, &quot;cpCost&quot;: 20, &quot;element&quot;: &quot;N/A&quot;, }," calcext:value-type="string">
            <text:p>0x19B: { "idMostSigNib": 1, "idLeastSigByte": 0x9B, "name": "Ether", "value": 1, "type": "Item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4] = &quot;S&quot;; 10 + [.C414] - 1; IF ([.F414] = &quot;A&quot;; 15 + [.C414] - 1; IF ([.F414] = &quot;B&quot;; 20 + ([.C414] - 1) * 2; IF ([.F414] = &quot;C&quot;; 25 + ([.C414] - 1) * 2; IF ([.F414] = &quot;D&quot;; 30 + ([.C414] - 1) * 3; IF([.F414] = &quot;E&quot;; 40 + ([.C414] - 1) * 4; IF ([.F414] = &quot;F&quot;; 45 + ([.C414] - 1) * 4; IF ([.F414] = &quot;E+&quot;; 35 + ([.C414] - 1) * 3; IF([.F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G414];&quot;, &quot;&quot;element&quot;&quot;: &quot;&quot;&quot;;[.E414];&quot;&quot;&quot;, },&quot;)" office:value-type="string" office:string-value="0x19C: { &quot;idMostSigNib&quot;: 1, &quot;idLeastSigByte&quot;: 0x9C, &quot;name&quot;: &quot;Ether&quot;, &quot;value&quot;: 2, &quot;type&quot;: &quot;Item&quot;, &quot;cpCost&quot;: 22, &quot;element&quot;: &quot;N/A&quot;, }," calcext:value-type="string">
            <text:p>0x19C: { "idMostSigNib": 1, "idLeastSigByte": 0x9C, "name": "Ether", "value": 2, "type": "Item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5] = &quot;S&quot;; 10 + [.C415] - 1; IF ([.F415] = &quot;A&quot;; 15 + [.C415] - 1; IF ([.F415] = &quot;B&quot;; 20 + ([.C415] - 1) * 2; IF ([.F415] = &quot;C&quot;; 25 + ([.C415] - 1) * 2; IF ([.F415] = &quot;D&quot;; 30 + ([.C415] - 1) * 3; IF([.F415] = &quot;E&quot;; 40 + ([.C415] - 1) * 4; IF ([.F415] = &quot;F&quot;; 45 + ([.C415] - 1) * 4; IF ([.F415] = &quot;E+&quot;; 35 + ([.C415] - 1) * 3; IF([.F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G415];&quot;, &quot;&quot;element&quot;&quot;: &quot;&quot;&quot;;[.E415];&quot;&quot;&quot;, },&quot;)" office:value-type="string" office:string-value="0x19D: { &quot;idMostSigNib&quot;: 1, &quot;idLeastSigByte&quot;: 0x9D, &quot;name&quot;: &quot;Ether&quot;, &quot;value&quot;: 3, &quot;type&quot;: &quot;Item&quot;, &quot;cpCost&quot;: 24, &quot;element&quot;: &quot;N/A&quot;, }," calcext:value-type="string">
            <text:p>0x19D: { "idMostSigNib": 1, "idLeastSigByte": 0x9D, "name": "Ether", "value": 3, "type": "Item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6] = &quot;S&quot;; 10 + [.C416] - 1; IF ([.F416] = &quot;A&quot;; 15 + [.C416] - 1; IF ([.F416] = &quot;B&quot;; 20 + ([.C416] - 1) * 2; IF ([.F416] = &quot;C&quot;; 25 + ([.C416] - 1) * 2; IF ([.F416] = &quot;D&quot;; 30 + ([.C416] - 1) * 3; IF([.F416] = &quot;E&quot;; 40 + ([.C416] - 1) * 4; IF ([.F416] = &quot;F&quot;; 45 + ([.C416] - 1) * 4; IF ([.F416] = &quot;E+&quot;; 35 + ([.C416] - 1) * 3; IF([.F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G416];&quot;, &quot;&quot;element&quot;&quot;: &quot;&quot;&quot;;[.E416];&quot;&quot;&quot;, },&quot;)" office:value-type="string" office:string-value="0x19E: { &quot;idMostSigNib&quot;: 1, &quot;idLeastSigByte&quot;: 0x9E, &quot;name&quot;: &quot;Ether&quot;, &quot;value&quot;: 4, &quot;type&quot;: &quot;Item&quot;, &quot;cpCost&quot;: 26, &quot;element&quot;: &quot;N/A&quot;, }," calcext:value-type="string">
            <text:p>0x19E: { "idMostSigNib": 1, "idLeastSigByte": 0x9E, "name": "Ether", "value": 4, "type": "Item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7] = &quot;S&quot;; 10 + [.C417] - 1; IF ([.F417] = &quot;A&quot;; 15 + [.C417] - 1; IF ([.F417] = &quot;B&quot;; 20 + ([.C417] - 1) * 2; IF ([.F417] = &quot;C&quot;; 25 + ([.C417] - 1) * 2; IF ([.F417] = &quot;D&quot;; 30 + ([.C417] - 1) * 3; IF([.F417] = &quot;E&quot;; 40 + ([.C417] - 1) * 4; IF ([.F417] = &quot;F&quot;; 45 + ([.C417] - 1) * 4; IF ([.F417] = &quot;E+&quot;; 35 + ([.C417] - 1) * 3; IF([.F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G417];&quot;, &quot;&quot;element&quot;&quot;: &quot;&quot;&quot;;[.E417];&quot;&quot;&quot;, },&quot;)" office:value-type="string" office:string-value="0x19F: { &quot;idMostSigNib&quot;: 1, &quot;idLeastSigByte&quot;: 0x9F, &quot;name&quot;: &quot;Ether&quot;, &quot;value&quot;: 5, &quot;type&quot;: &quot;Item&quot;, &quot;cpCost&quot;: 28, &quot;element&quot;: &quot;N/A&quot;, }," calcext:value-type="string">
            <text:p>0x19F: { "idMostSigNib": 1, "idLeastSigByte": 0x9F, "name": "Ether", "value": 5, "type": "Item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8] = &quot;S&quot;; 10 + [.C418] - 1; IF ([.F418] = &quot;A&quot;; 15 + [.C418] - 1; IF ([.F418] = &quot;B&quot;; 20 + ([.C418] - 1) * 2; IF ([.F418] = &quot;C&quot;; 25 + ([.C418] - 1) * 2; IF ([.F418] = &quot;D&quot;; 30 + ([.C418] - 1) * 3; IF([.F418] = &quot;E&quot;; 40 + ([.C418] - 1) * 4; IF ([.F418] = &quot;F&quot;; 45 + ([.C418] - 1) * 4; IF ([.F418] = &quot;E+&quot;; 35 + ([.C418] - 1) * 3; IF([.F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G418];&quot;, &quot;&quot;element&quot;&quot;: &quot;&quot;&quot;;[.E418];&quot;&quot;&quot;, },&quot;)" office:value-type="string" office:string-value="0x1A0: { &quot;idMostSigNib&quot;: 1, &quot;idLeastSigByte&quot;: 0xA0, &quot;name&quot;: &quot;Ether&quot;, &quot;value&quot;: 6, &quot;type&quot;: &quot;Item&quot;, &quot;cpCost&quot;: 30, &quot;element&quot;: &quot;N/A&quot;, }," calcext:value-type="string">
            <text:p>0x1A0: { "idMostSigNib": 1, "idLeastSigByte": 0xA0, "name": "Ether", "value": 6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9] = &quot;S&quot;; 10 + [.C419] - 1; IF ([.F419] = &quot;A&quot;; 15 + [.C419] - 1; IF ([.F419] = &quot;B&quot;; 20 + ([.C419] - 1) * 2; IF ([.F419] = &quot;C&quot;; 25 + ([.C419] - 1) * 2; IF ([.F419] = &quot;D&quot;; 30 + ([.C419] - 1) * 3; IF([.F419] = &quot;E&quot;; 40 + ([.C419] - 1) * 4; IF ([.F419] = &quot;F&quot;; 45 + ([.C419] - 1) * 4; IF ([.F419] = &quot;E+&quot;; 35 + ([.C419] - 1) * 3; IF([.F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G419];&quot;, &quot;&quot;element&quot;&quot;: &quot;&quot;&quot;;[.E419];&quot;&quot;&quot;, },&quot;)" office:value-type="string" office:string-value="0x1A1: { &quot;idMostSigNib&quot;: 1, &quot;idLeastSigByte&quot;: 0xA1, &quot;name&quot;: &quot;Ether&quot;, &quot;value&quot;: 7, &quot;type&quot;: &quot;Item&quot;, &quot;cpCost&quot;: 32, &quot;element&quot;: &quot;N/A&quot;, }," calcext:value-type="string">
            <text:p>0x1A1: { "idMostSigNib": 1, "idLeastSigByte": 0xA1, "name": "Ether", "value": 7, "type": "Item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0] = &quot;S&quot;; 10 + [.C420] - 1; IF ([.F420] = &quot;A&quot;; 15 + [.C420] - 1; IF ([.F420] = &quot;B&quot;; 20 + ([.C420] - 1) * 2; IF ([.F420] = &quot;C&quot;; 25 + ([.C420] - 1) * 2; IF ([.F420] = &quot;D&quot;; 30 + ([.C420] - 1) * 3; IF([.F420] = &quot;E&quot;; 40 + ([.C420] - 1) * 4; IF ([.F420] = &quot;F&quot;; 45 + ([.C420] - 1) * 4; IF ([.F420] = &quot;E+&quot;; 35 + ([.C420] - 1) * 3; IF([.F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G420];&quot;, &quot;&quot;element&quot;&quot;: &quot;&quot;&quot;;[.E420];&quot;&quot;&quot;, },&quot;)" office:value-type="string" office:string-value="0x1A2: { &quot;idMostSigNib&quot;: 1, &quot;idLeastSigByte&quot;: 0xA2, &quot;name&quot;: &quot;Ether&quot;, &quot;value&quot;: 8, &quot;type&quot;: &quot;Item&quot;, &quot;cpCost&quot;: 34, &quot;element&quot;: &quot;N/A&quot;, }," calcext:value-type="string">
            <text:p>0x1A2: { "idMostSigNib": 1, "idLeastSigByte": 0xA2, "name": "Ether", "value": 8, "type": "Item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1] = &quot;S&quot;; 10 + [.C421] - 1; IF ([.F421] = &quot;A&quot;; 15 + [.C421] - 1; IF ([.F421] = &quot;B&quot;; 20 + ([.C421] - 1) * 2; IF ([.F421] = &quot;C&quot;; 25 + ([.C421] - 1) * 2; IF ([.F421] = &quot;D&quot;; 30 + ([.C421] - 1) * 3; IF([.F421] = &quot;E&quot;; 40 + ([.C421] - 1) * 4; IF ([.F421] = &quot;F&quot;; 45 + ([.C421] - 1) * 4; IF ([.F421] = &quot;E+&quot;; 35 + ([.C421] - 1) * 3; IF([.F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G421];&quot;, &quot;&quot;element&quot;&quot;: &quot;&quot;&quot;;[.E421];&quot;&quot;&quot;, },&quot;)" office:value-type="string" office:string-value="0x1A3: { &quot;idMostSigNib&quot;: 1, &quot;idLeastSigByte&quot;: 0xA3, &quot;name&quot;: &quot;Ether&quot;, &quot;value&quot;: 9, &quot;type&quot;: &quot;Item&quot;, &quot;cpCost&quot;: 36, &quot;element&quot;: &quot;N/A&quot;, }," calcext:value-type="string">
            <text:p>0x1A3: { "idMostSigNib": 1, "idLeastSigByte": 0xA3, "name": "Ether", "value": 9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2] = &quot;S&quot;; 10 + [.C422] - 1; IF ([.F422] = &quot;A&quot;; 15 + [.C422] - 1; IF ([.F422] = &quot;B&quot;; 20 + ([.C422] - 1) * 2; IF ([.F422] = &quot;C&quot;; 25 + ([.C422] - 1) * 2; IF ([.F422] = &quot;D&quot;; 30 + ([.C422] - 1) * 3; IF([.F422] = &quot;E&quot;; 40 + ([.C422] - 1) * 4; IF ([.F422] = &quot;F&quot;; 45 + ([.C422] - 1) * 4; IF ([.F422] = &quot;E+&quot;; 35 + ([.C422] - 1) * 3; IF([.F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G422];&quot;, &quot;&quot;element&quot;&quot;: &quot;&quot;&quot;;[.E422];&quot;&quot;&quot;, },&quot;)" office:value-type="string" office:string-value="0x1A4: { &quot;idMostSigNib&quot;: 1, &quot;idLeastSigByte&quot;: 0xA4, &quot;name&quot;: &quot;Mega-Ether&quot;, &quot;value&quot;: 0, &quot;type&quot;: &quot;Item&quot;, &quot;cpCost&quot;: 62, &quot;element&quot;: &quot;N/A&quot;, }," calcext:value-type="string">
            <text:p>0x1A4: { "idMostSigNib": 1, "idLeastSigByte": 0xA4, "name": "Mega-Ether", "value": 0, "type": "Item", "cpCost": 62, "element": "N/A"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3] = &quot;S&quot;; 10 + [.C423] - 1; IF ([.F423] = &quot;A&quot;; 15 + [.C423] - 1; IF ([.F423] = &quot;B&quot;; 20 + ([.C423] - 1) * 2; IF ([.F423] = &quot;C&quot;; 25 + ([.C423] - 1) * 2; IF ([.F423] = &quot;D&quot;; 30 + ([.C423] - 1) * 3; IF([.F423] = &quot;E&quot;; 40 + ([.C423] - 1) * 4; IF ([.F423] = &quot;F&quot;; 45 + ([.C423] - 1) * 4; IF ([.F423] = &quot;E+&quot;; 35 + ([.C423] - 1) * 3; IF([.F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G423];&quot;, &quot;&quot;element&quot;&quot;: &quot;&quot;&quot;;[.E423];&quot;&quot;&quot;, },&quot;)" office:value-type="string" office:string-value="0x1A5: { &quot;idMostSigNib&quot;: 1, &quot;idLeastSigByte&quot;: 0xA5, &quot;name&quot;: &quot;Mega-Ether&quot;, &quot;value&quot;: 1, &quot;type&quot;: &quot;Item&quot;, &quot;cpCost&quot;: 35, &quot;element&quot;: &quot;N/A&quot;, }," calcext:value-type="string">
            <text:p>0x1A5: { "idMostSigNib": 1, "idLeastSigByte": 0xA5, "name": "Mega-Ether", "value": 1, "type": "Item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4] = &quot;S&quot;; 10 + [.C424] - 1; IF ([.F424] = &quot;A&quot;; 15 + [.C424] - 1; IF ([.F424] = &quot;B&quot;; 20 + ([.C424] - 1) * 2; IF ([.F424] = &quot;C&quot;; 25 + ([.C424] - 1) * 2; IF ([.F424] = &quot;D&quot;; 30 + ([.C424] - 1) * 3; IF([.F424] = &quot;E&quot;; 40 + ([.C424] - 1) * 4; IF ([.F424] = &quot;F&quot;; 45 + ([.C424] - 1) * 4; IF ([.F424] = &quot;E+&quot;; 35 + ([.C424] - 1) * 3; IF([.F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G424];&quot;, &quot;&quot;element&quot;&quot;: &quot;&quot;&quot;;[.E424];&quot;&quot;&quot;, },&quot;)" office:value-type="string" office:string-value="0x1A6: { &quot;idMostSigNib&quot;: 1, &quot;idLeastSigByte&quot;: 0xA6, &quot;name&quot;: &quot;Mega-Ether&quot;, &quot;value&quot;: 2, &quot;type&quot;: &quot;Item&quot;, &quot;cpCost&quot;: 38, &quot;element&quot;: &quot;N/A&quot;, }," calcext:value-type="string">
            <text:p>0x1A6: { "idMostSigNib": 1, "idLeastSigByte": 0xA6, "name": "Mega-Ether", "value": 2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5] = &quot;S&quot;; 10 + [.C425] - 1; IF ([.F425] = &quot;A&quot;; 15 + [.C425] - 1; IF ([.F425] = &quot;B&quot;; 20 + ([.C425] - 1) * 2; IF ([.F425] = &quot;C&quot;; 25 + ([.C425] - 1) * 2; IF ([.F425] = &quot;D&quot;; 30 + ([.C425] - 1) * 3; IF([.F425] = &quot;E&quot;; 40 + ([.C425] - 1) * 4; IF ([.F425] = &quot;F&quot;; 45 + ([.C425] - 1) * 4; IF ([.F425] = &quot;E+&quot;; 35 + ([.C425] - 1) * 3; IF([.F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G425];&quot;, &quot;&quot;element&quot;&quot;: &quot;&quot;&quot;;[.E425];&quot;&quot;&quot;, },&quot;)" office:value-type="string" office:string-value="0x1A7: { &quot;idMostSigNib&quot;: 1, &quot;idLeastSigByte&quot;: 0xA7, &quot;name&quot;: &quot;Mega-Ether&quot;, &quot;value&quot;: 3, &quot;type&quot;: &quot;Item&quot;, &quot;cpCost&quot;: 41, &quot;element&quot;: &quot;N/A&quot;, }," calcext:value-type="string">
            <text:p>0x1A7: { "idMostSigNib": 1, "idLeastSigByte": 0xA7, "name": "Mega-Ether", "value": 3, "type": "Item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6] = &quot;S&quot;; 10 + [.C426] - 1; IF ([.F426] = &quot;A&quot;; 15 + [.C426] - 1; IF ([.F426] = &quot;B&quot;; 20 + ([.C426] - 1) * 2; IF ([.F426] = &quot;C&quot;; 25 + ([.C426] - 1) * 2; IF ([.F426] = &quot;D&quot;; 30 + ([.C426] - 1) * 3; IF([.F426] = &quot;E&quot;; 40 + ([.C426] - 1) * 4; IF ([.F426] = &quot;F&quot;; 45 + ([.C426] - 1) * 4; IF ([.F426] = &quot;E+&quot;; 35 + ([.C426] - 1) * 3; IF([.F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G426];&quot;, &quot;&quot;element&quot;&quot;: &quot;&quot;&quot;;[.E426];&quot;&quot;&quot;, },&quot;)" office:value-type="string" office:string-value="0x1A8: { &quot;idMostSigNib&quot;: 1, &quot;idLeastSigByte&quot;: 0xA8, &quot;name&quot;: &quot;Mega-Ether&quot;, &quot;value&quot;: 4, &quot;type&quot;: &quot;Item&quot;, &quot;cpCost&quot;: 44, &quot;element&quot;: &quot;N/A&quot;, }," calcext:value-type="string">
            <text:p>0x1A8: { "idMostSigNib": 1, "idLeastSigByte": 0xA8, "name": "Mega-Ether", "value": 4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7] = &quot;S&quot;; 10 + [.C427] - 1; IF ([.F427] = &quot;A&quot;; 15 + [.C427] - 1; IF ([.F427] = &quot;B&quot;; 20 + ([.C427] - 1) * 2; IF ([.F427] = &quot;C&quot;; 25 + ([.C427] - 1) * 2; IF ([.F427] = &quot;D&quot;; 30 + ([.C427] - 1) * 3; IF([.F427] = &quot;E&quot;; 40 + ([.C427] - 1) * 4; IF ([.F427] = &quot;F&quot;; 45 + ([.C427] - 1) * 4; IF ([.F427] = &quot;E+&quot;; 35 + ([.C427] - 1) * 3; IF([.F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G427];&quot;, &quot;&quot;element&quot;&quot;: &quot;&quot;&quot;;[.E427];&quot;&quot;&quot;, },&quot;)" office:value-type="string" office:string-value="0x1A9: { &quot;idMostSigNib&quot;: 1, &quot;idLeastSigByte&quot;: 0xA9, &quot;name&quot;: &quot;Mega-Ether&quot;, &quot;value&quot;: 5, &quot;type&quot;: &quot;Item&quot;, &quot;cpCost&quot;: 47, &quot;element&quot;: &quot;N/A&quot;, }," calcext:value-type="string">
            <text:p>0x1A9: { "idMostSigNib": 1, "idLeastSigByte": 0xA9, "name": "Mega-Ether", "value": 5, "type": "Item", "cpCost": 47, "element": "N/A"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8] = &quot;S&quot;; 10 + [.C428] - 1; IF ([.F428] = &quot;A&quot;; 15 + [.C428] - 1; IF ([.F428] = &quot;B&quot;; 20 + ([.C428] - 1) * 2; IF ([.F428] = &quot;C&quot;; 25 + ([.C428] - 1) * 2; IF ([.F428] = &quot;D&quot;; 30 + ([.C428] - 1) * 3; IF([.F428] = &quot;E&quot;; 40 + ([.C428] - 1) * 4; IF ([.F428] = &quot;F&quot;; 45 + ([.C428] - 1) * 4; IF ([.F428] = &quot;E+&quot;; 35 + ([.C428] - 1) * 3; IF([.F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G428];&quot;, &quot;&quot;element&quot;&quot;: &quot;&quot;&quot;;[.E428];&quot;&quot;&quot;, },&quot;)" office:value-type="string" office:string-value="0x1AA: { &quot;idMostSigNib&quot;: 1, &quot;idLeastSigByte&quot;: 0xAA, &quot;name&quot;: &quot;Mega-Ether&quot;, &quot;value&quot;: 6, &quot;type&quot;: &quot;Item&quot;, &quot;cpCost&quot;: 50, &quot;element&quot;: &quot;N/A&quot;, }," calcext:value-type="string">
            <text:p>0x1AA: { "idMostSigNib": 1, "idLeastSigByte": 0xAA, "name": "Mega-Ether", "value": 6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9] = &quot;S&quot;; 10 + [.C429] - 1; IF ([.F429] = &quot;A&quot;; 15 + [.C429] - 1; IF ([.F429] = &quot;B&quot;; 20 + ([.C429] - 1) * 2; IF ([.F429] = &quot;C&quot;; 25 + ([.C429] - 1) * 2; IF ([.F429] = &quot;D&quot;; 30 + ([.C429] - 1) * 3; IF([.F429] = &quot;E&quot;; 40 + ([.C429] - 1) * 4; IF ([.F429] = &quot;F&quot;; 45 + ([.C429] - 1) * 4; IF ([.F429] = &quot;E+&quot;; 35 + ([.C429] - 1) * 3; IF([.F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G429];&quot;, &quot;&quot;element&quot;&quot;: &quot;&quot;&quot;;[.E429];&quot;&quot;&quot;, },&quot;)" office:value-type="string" office:string-value="0x1AB: { &quot;idMostSigNib&quot;: 1, &quot;idLeastSigByte&quot;: 0xAB, &quot;name&quot;: &quot;Mega-Ether&quot;, &quot;value&quot;: 7, &quot;type&quot;: &quot;Item&quot;, &quot;cpCost&quot;: 53, &quot;element&quot;: &quot;N/A&quot;, }," calcext:value-type="string">
            <text:p>0x1AB: { "idMostSigNib": 1, "idLeastSigByte": 0xAB, "name": "Mega-Ether", "value": 7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0] = &quot;S&quot;; 10 + [.C430] - 1; IF ([.F430] = &quot;A&quot;; 15 + [.C430] - 1; IF ([.F430] = &quot;B&quot;; 20 + ([.C430] - 1) * 2; IF ([.F430] = &quot;C&quot;; 25 + ([.C430] - 1) * 2; IF ([.F430] = &quot;D&quot;; 30 + ([.C430] - 1) * 3; IF([.F430] = &quot;E&quot;; 40 + ([.C430] - 1) * 4; IF ([.F430] = &quot;F&quot;; 45 + ([.C430] - 1) * 4; IF ([.F430] = &quot;E+&quot;; 35 + ([.C430] - 1) * 3; IF([.F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G430];&quot;, &quot;&quot;element&quot;&quot;: &quot;&quot;&quot;;[.E430];&quot;&quot;&quot;, },&quot;)" office:value-type="string" office:string-value="0x1AC: { &quot;idMostSigNib&quot;: 1, &quot;idLeastSigByte&quot;: 0xAC, &quot;name&quot;: &quot;Mega-Ether&quot;, &quot;value&quot;: 8, &quot;type&quot;: &quot;Item&quot;, &quot;cpCost&quot;: 56, &quot;element&quot;: &quot;N/A&quot;, }," calcext:value-type="string">
            <text:p>0x1AC: { "idMostSigNib": 1, "idLeastSigByte": 0xAC, "name": "Mega-Ether", "value": 8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1] = &quot;S&quot;; 10 + [.C431] - 1; IF ([.F431] = &quot;A&quot;; 15 + [.C431] - 1; IF ([.F431] = &quot;B&quot;; 20 + ([.C431] - 1) * 2; IF ([.F431] = &quot;C&quot;; 25 + ([.C431] - 1) * 2; IF ([.F431] = &quot;D&quot;; 30 + ([.C431] - 1) * 3; IF([.F431] = &quot;E&quot;; 40 + ([.C431] - 1) * 4; IF ([.F431] = &quot;F&quot;; 45 + ([.C431] - 1) * 4; IF ([.F431] = &quot;E+&quot;; 35 + ([.C431] - 1) * 3; IF([.F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G431];&quot;, &quot;&quot;element&quot;&quot;: &quot;&quot;&quot;;[.E431];&quot;&quot;&quot;, },&quot;)" office:value-type="string" office:string-value="0x1AD: { &quot;idMostSigNib&quot;: 1, &quot;idLeastSigByte&quot;: 0xAD, &quot;name&quot;: &quot;Mega-Ether&quot;, &quot;value&quot;: 9, &quot;type&quot;: &quot;Item&quot;, &quot;cpCost&quot;: 59, &quot;element&quot;: &quot;N/A&quot;, }," calcext:value-type="string">
            <text:p>0x1AD: { "idMostSigNib": 1, "idLeastSigByte": 0xAD, "name": "Mega-Ether", "value": 9, "type": "Item", "cpCost": 59, "element": "N/A"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2] = &quot;S&quot;; 10 + [.C432] - 1; IF ([.F432] = &quot;A&quot;; 15 + [.C432] - 1; IF ([.F432] = &quot;B&quot;; 20 + ([.C432] - 1) * 2; IF ([.F432] = &quot;C&quot;; 25 + ([.C432] - 1) * 2; IF ([.F432] = &quot;D&quot;; 30 + ([.C432] - 1) * 3; IF([.F432] = &quot;E&quot;; 40 + ([.C432] - 1) * 4; IF ([.F432] = &quot;F&quot;; 45 + ([.C432] - 1) * 4; IF ([.F432] = &quot;E+&quot;; 35 + ([.C432] - 1) * 3; IF([.F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G432];&quot;, &quot;&quot;element&quot;&quot;: &quot;&quot;&quot;;[.E432];&quot;&quot;&quot;, },&quot;)" office:value-type="string" office:string-value="0x1AE: { &quot;idMostSigNib&quot;: 1, &quot;idLeastSigByte&quot;: 0xAE, &quot;name&quot;: &quot;Elixir&quot;, &quot;value&quot;: 0, &quot;type&quot;: &quot;Item&quot;, &quot;cpCost&quot;: 81, &quot;element&quot;: &quot;N/A&quot;, }," calcext:value-type="string">
            <text:p>0x1AE: { "idMostSigNib": 1, "idLeastSigByte": 0xAE, "name": "Elixir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3] = &quot;S&quot;; 10 + [.C433] - 1; IF ([.F433] = &quot;A&quot;; 15 + [.C433] - 1; IF ([.F433] = &quot;B&quot;; 20 + ([.C433] - 1) * 2; IF ([.F433] = &quot;C&quot;; 25 + ([.C433] - 1) * 2; IF ([.F433] = &quot;D&quot;; 30 + ([.C433] - 1) * 3; IF([.F433] = &quot;E&quot;; 40 + ([.C433] - 1) * 4; IF ([.F433] = &quot;F&quot;; 45 + ([.C433] - 1) * 4; IF ([.F433] = &quot;E+&quot;; 35 + ([.C433] - 1) * 3; IF([.F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G433];&quot;, &quot;&quot;element&quot;&quot;: &quot;&quot;&quot;;[.E433];&quot;&quot;&quot;, },&quot;)" office:value-type="string" office:string-value="0x1AF: { &quot;idMostSigNib&quot;: 1, &quot;idLeastSigByte&quot;: 0xAF, &quot;name&quot;: &quot;Elixir&quot;, &quot;value&quot;: 1, &quot;type&quot;: &quot;Item&quot;, &quot;cpCost&quot;: 45, &quot;element&quot;: &quot;N/A&quot;, }," calcext:value-type="string">
            <text:p>0x1AF: { "idMostSigNib": 1, "idLeastSigByte": 0xAF, "name": "Elixir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4] = &quot;S&quot;; 10 + [.C434] - 1; IF ([.F434] = &quot;A&quot;; 15 + [.C434] - 1; IF ([.F434] = &quot;B&quot;; 20 + ([.C434] - 1) * 2; IF ([.F434] = &quot;C&quot;; 25 + ([.C434] - 1) * 2; IF ([.F434] = &quot;D&quot;; 30 + ([.C434] - 1) * 3; IF([.F434] = &quot;E&quot;; 40 + ([.C434] - 1) * 4; IF ([.F434] = &quot;F&quot;; 45 + ([.C434] - 1) * 4; IF ([.F434] = &quot;E+&quot;; 35 + ([.C434] - 1) * 3; IF([.F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G434];&quot;, &quot;&quot;element&quot;&quot;: &quot;&quot;&quot;;[.E434];&quot;&quot;&quot;, },&quot;)" office:value-type="string" office:string-value="0x1B0: { &quot;idMostSigNib&quot;: 1, &quot;idLeastSigByte&quot;: 0xB0, &quot;name&quot;: &quot;Elixir&quot;, &quot;value&quot;: 2, &quot;type&quot;: &quot;Item&quot;, &quot;cpCost&quot;: 49, &quot;element&quot;: &quot;N/A&quot;, }," calcext:value-type="string">
            <text:p>0x1B0: { "idMostSigNib": 1, "idLeastSigByte": 0xB0, "name": "Elixir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5] = &quot;S&quot;; 10 + [.C435] - 1; IF ([.F435] = &quot;A&quot;; 15 + [.C435] - 1; IF ([.F435] = &quot;B&quot;; 20 + ([.C435] - 1) * 2; IF ([.F435] = &quot;C&quot;; 25 + ([.C435] - 1) * 2; IF ([.F435] = &quot;D&quot;; 30 + ([.C435] - 1) * 3; IF([.F435] = &quot;E&quot;; 40 + ([.C435] - 1) * 4; IF ([.F435] = &quot;F&quot;; 45 + ([.C435] - 1) * 4; IF ([.F435] = &quot;E+&quot;; 35 + ([.C435] - 1) * 3; IF([.F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G435];&quot;, &quot;&quot;element&quot;&quot;: &quot;&quot;&quot;;[.E435];&quot;&quot;&quot;, },&quot;)" office:value-type="string" office:string-value="0x1B1: { &quot;idMostSigNib&quot;: 1, &quot;idLeastSigByte&quot;: 0xB1, &quot;name&quot;: &quot;Elixir&quot;, &quot;value&quot;: 3, &quot;type&quot;: &quot;Item&quot;, &quot;cpCost&quot;: 53, &quot;element&quot;: &quot;N/A&quot;, }," calcext:value-type="string">
            <text:p>0x1B1: { "idMostSigNib": 1, "idLeastSigByte": 0xB1, "name": "Elixir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6] = &quot;S&quot;; 10 + [.C436] - 1; IF ([.F436] = &quot;A&quot;; 15 + [.C436] - 1; IF ([.F436] = &quot;B&quot;; 20 + ([.C436] - 1) * 2; IF ([.F436] = &quot;C&quot;; 25 + ([.C436] - 1) * 2; IF ([.F436] = &quot;D&quot;; 30 + ([.C436] - 1) * 3; IF([.F436] = &quot;E&quot;; 40 + ([.C436] - 1) * 4; IF ([.F436] = &quot;F&quot;; 45 + ([.C436] - 1) * 4; IF ([.F436] = &quot;E+&quot;; 35 + ([.C436] - 1) * 3; IF([.F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G436];&quot;, &quot;&quot;element&quot;&quot;: &quot;&quot;&quot;;[.E436];&quot;&quot;&quot;, },&quot;)" office:value-type="string" office:string-value="0x1B2: { &quot;idMostSigNib&quot;: 1, &quot;idLeastSigByte&quot;: 0xB2, &quot;name&quot;: &quot;Elixir&quot;, &quot;value&quot;: 4, &quot;type&quot;: &quot;Item&quot;, &quot;cpCost&quot;: 57, &quot;element&quot;: &quot;N/A&quot;, }," calcext:value-type="string">
            <text:p>0x1B2: { "idMostSigNib": 1, "idLeastSigByte": 0xB2, "name": "Elixir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7] = &quot;S&quot;; 10 + [.C437] - 1; IF ([.F437] = &quot;A&quot;; 15 + [.C437] - 1; IF ([.F437] = &quot;B&quot;; 20 + ([.C437] - 1) * 2; IF ([.F437] = &quot;C&quot;; 25 + ([.C437] - 1) * 2; IF ([.F437] = &quot;D&quot;; 30 + ([.C437] - 1) * 3; IF([.F437] = &quot;E&quot;; 40 + ([.C437] - 1) * 4; IF ([.F437] = &quot;F&quot;; 45 + ([.C437] - 1) * 4; IF ([.F437] = &quot;E+&quot;; 35 + ([.C437] - 1) * 3; IF([.F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G437];&quot;, &quot;&quot;element&quot;&quot;: &quot;&quot;&quot;;[.E437];&quot;&quot;&quot;, },&quot;)" office:value-type="string" office:string-value="0x1B3: { &quot;idMostSigNib&quot;: 1, &quot;idLeastSigByte&quot;: 0xB3, &quot;name&quot;: &quot;Elixir&quot;, &quot;value&quot;: 5, &quot;type&quot;: &quot;Item&quot;, &quot;cpCost&quot;: 61, &quot;element&quot;: &quot;N/A&quot;, }," calcext:value-type="string">
            <text:p>0x1B3: { "idMostSigNib": 1, "idLeastSigByte": 0xB3, "name": "Elixir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8] = &quot;S&quot;; 10 + [.C438] - 1; IF ([.F438] = &quot;A&quot;; 15 + [.C438] - 1; IF ([.F438] = &quot;B&quot;; 20 + ([.C438] - 1) * 2; IF ([.F438] = &quot;C&quot;; 25 + ([.C438] - 1) * 2; IF ([.F438] = &quot;D&quot;; 30 + ([.C438] - 1) * 3; IF([.F438] = &quot;E&quot;; 40 + ([.C438] - 1) * 4; IF ([.F438] = &quot;F&quot;; 45 + ([.C438] - 1) * 4; IF ([.F438] = &quot;E+&quot;; 35 + ([.C438] - 1) * 3; IF([.F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G438];&quot;, &quot;&quot;element&quot;&quot;: &quot;&quot;&quot;;[.E438];&quot;&quot;&quot;, },&quot;)" office:value-type="string" office:string-value="0x1B4: { &quot;idMostSigNib&quot;: 1, &quot;idLeastSigByte&quot;: 0xB4, &quot;name&quot;: &quot;Elixir&quot;, &quot;value&quot;: 6, &quot;type&quot;: &quot;Item&quot;, &quot;cpCost&quot;: 65, &quot;element&quot;: &quot;N/A&quot;, }," calcext:value-type="string">
            <text:p>0x1B4: { "idMostSigNib": 1, "idLeastSigByte": 0xB4, "name": "Elixir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9] = &quot;S&quot;; 10 + [.C439] - 1; IF ([.F439] = &quot;A&quot;; 15 + [.C439] - 1; IF ([.F439] = &quot;B&quot;; 20 + ([.C439] - 1) * 2; IF ([.F439] = &quot;C&quot;; 25 + ([.C439] - 1) * 2; IF ([.F439] = &quot;D&quot;; 30 + ([.C439] - 1) * 3; IF([.F439] = &quot;E&quot;; 40 + ([.C439] - 1) * 4; IF ([.F439] = &quot;F&quot;; 45 + ([.C439] - 1) * 4; IF ([.F439] = &quot;E+&quot;; 35 + ([.C439] - 1) * 3; IF([.F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G439];&quot;, &quot;&quot;element&quot;&quot;: &quot;&quot;&quot;;[.E439];&quot;&quot;&quot;, },&quot;)" office:value-type="string" office:string-value="0x1B5: { &quot;idMostSigNib&quot;: 1, &quot;idLeastSigByte&quot;: 0xB5, &quot;name&quot;: &quot;Elixir&quot;, &quot;value&quot;: 7, &quot;type&quot;: &quot;Item&quot;, &quot;cpCost&quot;: 69, &quot;element&quot;: &quot;N/A&quot;, }," calcext:value-type="string">
            <text:p>0x1B5: { "idMostSigNib": 1, "idLeastSigByte": 0xB5, "name": "Elixir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0] = &quot;S&quot;; 10 + [.C440] - 1; IF ([.F440] = &quot;A&quot;; 15 + [.C440] - 1; IF ([.F440] = &quot;B&quot;; 20 + ([.C440] - 1) * 2; IF ([.F440] = &quot;C&quot;; 25 + ([.C440] - 1) * 2; IF ([.F440] = &quot;D&quot;; 30 + ([.C440] - 1) * 3; IF([.F440] = &quot;E&quot;; 40 + ([.C440] - 1) * 4; IF ([.F440] = &quot;F&quot;; 45 + ([.C440] - 1) * 4; IF ([.F440] = &quot;E+&quot;; 35 + ([.C440] - 1) * 3; IF([.F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G440];&quot;, &quot;&quot;element&quot;&quot;: &quot;&quot;&quot;;[.E440];&quot;&quot;&quot;, },&quot;)" office:value-type="string" office:string-value="0x1B6: { &quot;idMostSigNib&quot;: 1, &quot;idLeastSigByte&quot;: 0xB6, &quot;name&quot;: &quot;Elixir&quot;, &quot;value&quot;: 8, &quot;type&quot;: &quot;Item&quot;, &quot;cpCost&quot;: 73, &quot;element&quot;: &quot;N/A&quot;, }," calcext:value-type="string">
            <text:p>0x1B6: { "idMostSigNib": 1, "idLeastSigByte": 0xB6, "name": "Elixir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1] = &quot;S&quot;; 10 + [.C441] - 1; IF ([.F441] = &quot;A&quot;; 15 + [.C441] - 1; IF ([.F441] = &quot;B&quot;; 20 + ([.C441] - 1) * 2; IF ([.F441] = &quot;C&quot;; 25 + ([.C441] - 1) * 2; IF ([.F441] = &quot;D&quot;; 30 + ([.C441] - 1) * 3; IF([.F441] = &quot;E&quot;; 40 + ([.C441] - 1) * 4; IF ([.F441] = &quot;F&quot;; 45 + ([.C441] - 1) * 4; IF ([.F441] = &quot;E+&quot;; 35 + ([.C441] - 1) * 3; IF([.F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G441];&quot;, &quot;&quot;element&quot;&quot;: &quot;&quot;&quot;;[.E441];&quot;&quot;&quot;, },&quot;)" office:value-type="string" office:string-value="0x1B7: { &quot;idMostSigNib&quot;: 1, &quot;idLeastSigByte&quot;: 0xB7, &quot;name&quot;: &quot;Elixir&quot;, &quot;value&quot;: 9, &quot;type&quot;: &quot;Item&quot;, &quot;cpCost&quot;: 77, &quot;element&quot;: &quot;N/A&quot;, }," calcext:value-type="string">
            <text:p>0x1B7: { "idMostSigNib": 1, "idLeastSigByte": 0xB7, "name": "Elixir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2] = &quot;S&quot;; 10 + [.C442] - 1; IF ([.F442] = &quot;A&quot;; 15 + [.C442] - 1; IF ([.F442] = &quot;B&quot;; 20 + ([.C442] - 1) * 2; IF ([.F442] = &quot;C&quot;; 25 + ([.C442] - 1) * 2; IF ([.F442] = &quot;D&quot;; 30 + ([.C442] - 1) * 3; IF([.F442] = &quot;E&quot;; 40 + ([.C442] - 1) * 4; IF ([.F442] = &quot;F&quot;; 45 + ([.C442] - 1) * 4; IF ([.F442] = &quot;E+&quot;; 35 + ([.C442] - 1) * 3; IF([.F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G442];&quot;, &quot;&quot;element&quot;&quot;: &quot;&quot;&quot;;[.E442];&quot;&quot;&quot;, },&quot;)" office:value-type="string" office:string-value="0x1B8: { &quot;idMostSigNib&quot;: 1, &quot;idLeastSigByte&quot;: 0xB8, &quot;name&quot;: &quot;Megalixir&quot;, &quot;value&quot;: 0, &quot;type&quot;: &quot;Item&quot;, &quot;cpCost&quot;: 95, &quot;element&quot;: &quot;N/A&quot;, }," calcext:value-type="string">
            <text:p>0x1B8: { "idMostSigNib": 1, "idLeastSigByte": 0xB8, "name": "Megalixir", "value": 0, "type": "Item", "cpCost": 95, "element": "N/A"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3] = &quot;S&quot;; 10 + [.C443] - 1; IF ([.F443] = &quot;A&quot;; 15 + [.C443] - 1; IF ([.F443] = &quot;B&quot;; 20 + ([.C443] - 1) * 2; IF ([.F443] = &quot;C&quot;; 25 + ([.C443] - 1) * 2; IF ([.F443] = &quot;D&quot;; 30 + ([.C443] - 1) * 3; IF([.F443] = &quot;E&quot;; 40 + ([.C443] - 1) * 4; IF ([.F443] = &quot;F&quot;; 45 + ([.C443] - 1) * 4; IF ([.F443] = &quot;E+&quot;; 35 + ([.C443] - 1) * 3; IF([.F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G443];&quot;, &quot;&quot;element&quot;&quot;: &quot;&quot;&quot;;[.E443];&quot;&quot;&quot;, },&quot;)" office:value-type="string" office:string-value="0x1B9: { &quot;idMostSigNib&quot;: 1, &quot;idLeastSigByte&quot;: 0xB9, &quot;name&quot;: &quot;Megalixir&quot;, &quot;value&quot;: 1, &quot;type&quot;: &quot;Item&quot;, &quot;cpCost&quot;: 50, &quot;element&quot;: &quot;N/A&quot;, }," calcext:value-type="string">
            <text:p>0x1B9: { "idMostSigNib": 1, "idLeastSigByte": 0xB9, "name": "Megalixir", "value": 1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4] = &quot;S&quot;; 10 + [.C444] - 1; IF ([.F444] = &quot;A&quot;; 15 + [.C444] - 1; IF ([.F444] = &quot;B&quot;; 20 + ([.C444] - 1) * 2; IF ([.F444] = &quot;C&quot;; 25 + ([.C444] - 1) * 2; IF ([.F444] = &quot;D&quot;; 30 + ([.C444] - 1) * 3; IF([.F444] = &quot;E&quot;; 40 + ([.C444] - 1) * 4; IF ([.F444] = &quot;F&quot;; 45 + ([.C444] - 1) * 4; IF ([.F444] = &quot;E+&quot;; 35 + ([.C444] - 1) * 3; IF([.F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G444];&quot;, &quot;&quot;element&quot;&quot;: &quot;&quot;&quot;;[.E444];&quot;&quot;&quot;, },&quot;)" office:value-type="string" office:string-value="0x1BA: { &quot;idMostSigNib&quot;: 1, &quot;idLeastSigByte&quot;: 0xBA, &quot;name&quot;: &quot;Megalixir&quot;, &quot;value&quot;: 2, &quot;type&quot;: &quot;Item&quot;, &quot;cpCost&quot;: 55, &quot;element&quot;: &quot;N/A&quot;, }," calcext:value-type="string">
            <text:p>0x1BA: { "idMostSigNib": 1, "idLeastSigByte": 0xBA, "name": "Megalixir", "value": 2, "type": "Item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5] = &quot;S&quot;; 10 + [.C445] - 1; IF ([.F445] = &quot;A&quot;; 15 + [.C445] - 1; IF ([.F445] = &quot;B&quot;; 20 + ([.C445] - 1) * 2; IF ([.F445] = &quot;C&quot;; 25 + ([.C445] - 1) * 2; IF ([.F445] = &quot;D&quot;; 30 + ([.C445] - 1) * 3; IF([.F445] = &quot;E&quot;; 40 + ([.C445] - 1) * 4; IF ([.F445] = &quot;F&quot;; 45 + ([.C445] - 1) * 4; IF ([.F445] = &quot;E+&quot;; 35 + ([.C445] - 1) * 3; IF([.F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G445];&quot;, &quot;&quot;element&quot;&quot;: &quot;&quot;&quot;;[.E445];&quot;&quot;&quot;, },&quot;)" office:value-type="string" office:string-value="0x1BB: { &quot;idMostSigNib&quot;: 1, &quot;idLeastSigByte&quot;: 0xBB, &quot;name&quot;: &quot;Megalixir&quot;, &quot;value&quot;: 3, &quot;type&quot;: &quot;Item&quot;, &quot;cpCost&quot;: 60, &quot;element&quot;: &quot;N/A&quot;, }," calcext:value-type="string">
            <text:p>0x1BB: { "idMostSigNib": 1, "idLeastSigByte": 0xBB, "name": "Megalixir", "value": 3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6] = &quot;S&quot;; 10 + [.C446] - 1; IF ([.F446] = &quot;A&quot;; 15 + [.C446] - 1; IF ([.F446] = &quot;B&quot;; 20 + ([.C446] - 1) * 2; IF ([.F446] = &quot;C&quot;; 25 + ([.C446] - 1) * 2; IF ([.F446] = &quot;D&quot;; 30 + ([.C446] - 1) * 3; IF([.F446] = &quot;E&quot;; 40 + ([.C446] - 1) * 4; IF ([.F446] = &quot;F&quot;; 45 + ([.C446] - 1) * 4; IF ([.F446] = &quot;E+&quot;; 35 + ([.C446] - 1) * 3; IF([.F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G446];&quot;, &quot;&quot;element&quot;&quot;: &quot;&quot;&quot;;[.E446];&quot;&quot;&quot;, },&quot;)" office:value-type="string" office:string-value="0x1BC: { &quot;idMostSigNib&quot;: 1, &quot;idLeastSigByte&quot;: 0xBC, &quot;name&quot;: &quot;Megalixir&quot;, &quot;value&quot;: 4, &quot;type&quot;: &quot;Item&quot;, &quot;cpCost&quot;: 65, &quot;element&quot;: &quot;N/A&quot;, }," calcext:value-type="string">
            <text:p>0x1BC: { "idMostSigNib": 1, "idLeastSigByte": 0xBC, "name": "Megalixir", "value": 4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7] = &quot;S&quot;; 10 + [.C447] - 1; IF ([.F447] = &quot;A&quot;; 15 + [.C447] - 1; IF ([.F447] = &quot;B&quot;; 20 + ([.C447] - 1) * 2; IF ([.F447] = &quot;C&quot;; 25 + ([.C447] - 1) * 2; IF ([.F447] = &quot;D&quot;; 30 + ([.C447] - 1) * 3; IF([.F447] = &quot;E&quot;; 40 + ([.C447] - 1) * 4; IF ([.F447] = &quot;F&quot;; 45 + ([.C447] - 1) * 4; IF ([.F447] = &quot;E+&quot;; 35 + ([.C447] - 1) * 3; IF([.F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G447];&quot;, &quot;&quot;element&quot;&quot;: &quot;&quot;&quot;;[.E447];&quot;&quot;&quot;, },&quot;)" office:value-type="string" office:string-value="0x1BD: { &quot;idMostSigNib&quot;: 1, &quot;idLeastSigByte&quot;: 0xBD, &quot;name&quot;: &quot;Megalixir&quot;, &quot;value&quot;: 5, &quot;type&quot;: &quot;Item&quot;, &quot;cpCost&quot;: 70, &quot;element&quot;: &quot;N/A&quot;, }," calcext:value-type="string">
            <text:p>0x1BD: { "idMostSigNib": 1, "idLeastSigByte": 0xBD, "name": "Megalixir", "value": 5, "type": "Item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8] = &quot;S&quot;; 10 + [.C448] - 1; IF ([.F448] = &quot;A&quot;; 15 + [.C448] - 1; IF ([.F448] = &quot;B&quot;; 20 + ([.C448] - 1) * 2; IF ([.F448] = &quot;C&quot;; 25 + ([.C448] - 1) * 2; IF ([.F448] = &quot;D&quot;; 30 + ([.C448] - 1) * 3; IF([.F448] = &quot;E&quot;; 40 + ([.C448] - 1) * 4; IF ([.F448] = &quot;F&quot;; 45 + ([.C448] - 1) * 4; IF ([.F448] = &quot;E+&quot;; 35 + ([.C448] - 1) * 3; IF([.F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G448];&quot;, &quot;&quot;element&quot;&quot;: &quot;&quot;&quot;;[.E448];&quot;&quot;&quot;, },&quot;)" office:value-type="string" office:string-value="0x1BE: { &quot;idMostSigNib&quot;: 1, &quot;idLeastSigByte&quot;: 0xBE, &quot;name&quot;: &quot;Megalixir&quot;, &quot;value&quot;: 6, &quot;type&quot;: &quot;Item&quot;, &quot;cpCost&quot;: 75, &quot;element&quot;: &quot;N/A&quot;, }," calcext:value-type="string">
            <text:p>0x1BE: { "idMostSigNib": 1, "idLeastSigByte": 0xBE, "name": "Megalixir", "value": 6, "type": "Item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9] = &quot;S&quot;; 10 + [.C449] - 1; IF ([.F449] = &quot;A&quot;; 15 + [.C449] - 1; IF ([.F449] = &quot;B&quot;; 20 + ([.C449] - 1) * 2; IF ([.F449] = &quot;C&quot;; 25 + ([.C449] - 1) * 2; IF ([.F449] = &quot;D&quot;; 30 + ([.C449] - 1) * 3; IF([.F449] = &quot;E&quot;; 40 + ([.C449] - 1) * 4; IF ([.F449] = &quot;F&quot;; 45 + ([.C449] - 1) * 4; IF ([.F449] = &quot;E+&quot;; 35 + ([.C449] - 1) * 3; IF([.F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G449];&quot;, &quot;&quot;element&quot;&quot;: &quot;&quot;&quot;;[.E449];&quot;&quot;&quot;, },&quot;)" office:value-type="string" office:string-value="0x1BF: { &quot;idMostSigNib&quot;: 1, &quot;idLeastSigByte&quot;: 0xBF, &quot;name&quot;: &quot;Megalixir&quot;, &quot;value&quot;: 7, &quot;type&quot;: &quot;Item&quot;, &quot;cpCost&quot;: 80, &quot;element&quot;: &quot;N/A&quot;, }," calcext:value-type="string">
            <text:p>0x1BF: { "idMostSigNib": 1, "idLeastSigByte": 0xBF, "name": "Megalixir", "value": 7, "type": "Item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0] = &quot;S&quot;; 10 + [.C450] - 1; IF ([.F450] = &quot;A&quot;; 15 + [.C450] - 1; IF ([.F450] = &quot;B&quot;; 20 + ([.C450] - 1) * 2; IF ([.F450] = &quot;C&quot;; 25 + ([.C450] - 1) * 2; IF ([.F450] = &quot;D&quot;; 30 + ([.C450] - 1) * 3; IF([.F450] = &quot;E&quot;; 40 + ([.C450] - 1) * 4; IF ([.F450] = &quot;F&quot;; 45 + ([.C450] - 1) * 4; IF ([.F450] = &quot;E+&quot;; 35 + ([.C450] - 1) * 3; IF([.F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G450];&quot;, &quot;&quot;element&quot;&quot;: &quot;&quot;&quot;;[.E450];&quot;&quot;&quot;, },&quot;)" office:value-type="string" office:string-value="0x1C0: { &quot;idMostSigNib&quot;: 1, &quot;idLeastSigByte&quot;: 0xC0, &quot;name&quot;: &quot;Megalixir&quot;, &quot;value&quot;: 8, &quot;type&quot;: &quot;Item&quot;, &quot;cpCost&quot;: 85, &quot;element&quot;: &quot;N/A&quot;, }," calcext:value-type="string">
            <text:p>0x1C0: { "idMostSigNib": 1, "idLeastSigByte": 0xC0, "name": "Megalixir", "value": 8, "type": "Item", "cpCost": 85, "element": "N/A"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1] = &quot;S&quot;; 10 + [.C451] - 1; IF ([.F451] = &quot;A&quot;; 15 + [.C451] - 1; IF ([.F451] = &quot;B&quot;; 20 + ([.C451] - 1) * 2; IF ([.F451] = &quot;C&quot;; 25 + ([.C451] - 1) * 2; IF ([.F451] = &quot;D&quot;; 30 + ([.C451] - 1) * 3; IF([.F451] = &quot;E&quot;; 40 + ([.C451] - 1) * 4; IF ([.F451] = &quot;F&quot;; 45 + ([.C451] - 1) * 4; IF ([.F451] = &quot;E+&quot;; 35 + ([.C451] - 1) * 3; IF([.F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G451];&quot;, &quot;&quot;element&quot;&quot;: &quot;&quot;&quot;;[.E451];&quot;&quot;&quot;, },&quot;)" office:value-type="string" office:string-value="0x1C1: { &quot;idMostSigNib&quot;: 1, &quot;idLeastSigByte&quot;: 0xC1, &quot;name&quot;: &quot;Megalixir&quot;, &quot;value&quot;: 9, &quot;type&quot;: &quot;Item&quot;, &quot;cpCost&quot;: 90, &quot;element&quot;: &quot;N/A&quot;, }," calcext:value-type="string">
            <text:p>0x1C1: { "idMostSigNib": 1, "idLeastSigByte": 0xC1, "name": "Megalixir", "value": 9, "type": "Item", "cpCost": 90, "element": "N/A"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G452];&quot;, &quot;&quot;element&quot;&quot;: &quot;&quot;&quot;;[.E452];&quot;&quot;&quot;, },&quot;)" office:value-type="string" office:string-value="0x1C2: { &quot;idMostSigNib&quot;: 1, &quot;idLeastSigByte&quot;: 0xC2, &quot;name&quot;: &quot;Shadow&quot;, &quot;value&quot;: -1, &quot;type&quot;: &quot;Enemy&quot;, &quot;cpCost&quot;: 25, &quot;element&quot;: &quot;N/A&quot;, }," calcext:value-type="string">
            <text:p>0x1C2: { "idMostSigNib": 1, "idLeastSigByte": 0xC2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G453];&quot;, &quot;&quot;element&quot;&quot;: &quot;&quot;&quot;;[.E453];&quot;&quot;&quot;, },&quot;)" office:value-type="string" office:string-value="0x1C3: { &quot;idMostSigNib&quot;: 1, &quot;idLeastSigByte&quot;: 0xC3, &quot;name&quot;: &quot;Shadow&quot;, &quot;value&quot;: -1, &quot;type&quot;: &quot;Enemy&quot;, &quot;cpCost&quot;: 25, &quot;element&quot;: &quot;N/A&quot;, }," calcext:value-type="string">
            <text:p>0x1C3: { "idMostSigNib": 1, "idLeastSigByte": 0xC3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G454];&quot;, &quot;&quot;element&quot;&quot;: &quot;&quot;&quot;;[.E454];&quot;&quot;&quot;, },&quot;)" office:value-type="string" office:string-value="0x1C4: { &quot;idMostSigNib&quot;: 1, &quot;idLeastSigByte&quot;: 0xC4, &quot;name&quot;: &quot;Shadow&quot;, &quot;value&quot;: -1, &quot;type&quot;: &quot;Enemy&quot;, &quot;cpCost&quot;: 25, &quot;element&quot;: &quot;N/A&quot;, }," calcext:value-type="string">
            <text:p>0x1C4: { "idMostSigNib": 1, "idLeastSigByte": 0xC4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G455];&quot;, &quot;&quot;element&quot;&quot;: &quot;&quot;&quot;;[.E455];&quot;&quot;&quot;, },&quot;)" office:value-type="string" office:string-value="0x1C5: { &quot;idMostSigNib&quot;: 1, &quot;idLeastSigByte&quot;: 0xC5, &quot;name&quot;: &quot;Soldier&quot;, &quot;value&quot;: -1, &quot;type&quot;: &quot;Enemy&quot;, &quot;cpCost&quot;: 25, &quot;element&quot;: &quot;N/A&quot;, }," calcext:value-type="string">
            <text:p>0x1C5: { "idMostSigNib": 1, "idLeastSigByte": 0xC5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G456];&quot;, &quot;&quot;element&quot;&quot;: &quot;&quot;&quot;;[.E456];&quot;&quot;&quot;, },&quot;)" office:value-type="string" office:string-value="0x1C6: { &quot;idMostSigNib&quot;: 1, &quot;idLeastSigByte&quot;: 0xC6, &quot;name&quot;: &quot;Soldier&quot;, &quot;value&quot;: -1, &quot;type&quot;: &quot;Enemy&quot;, &quot;cpCost&quot;: 25, &quot;element&quot;: &quot;N/A&quot;, }," calcext:value-type="string">
            <text:p>0x1C6: { "idMostSigNib": 1, "idLeastSigByte": 0xC6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G457];&quot;, &quot;&quot;element&quot;&quot;: &quot;&quot;&quot;;[.E457];&quot;&quot;&quot;, },&quot;)" office:value-type="string" office:string-value="0x1C7: { &quot;idMostSigNib&quot;: 1, &quot;idLeastSigByte&quot;: 0xC7, &quot;name&quot;: &quot;Soldier&quot;, &quot;value&quot;: -1, &quot;type&quot;: &quot;Enemy&quot;, &quot;cpCost&quot;: 25, &quot;element&quot;: &quot;N/A&quot;, }," calcext:value-type="string">
            <text:p>0x1C7: { "idMostSigNib": 1, "idLeastSigByte": 0xC7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G458];&quot;, &quot;&quot;element&quot;&quot;: &quot;&quot;&quot;;[.E458];&quot;&quot;&quot;, },&quot;)" office:value-type="string" office:string-value="0x1C8: { &quot;idMostSigNib&quot;: 1, &quot;idLeastSigByte&quot;: 0xC8, &quot;name&quot;: &quot;Large Body&quot;, &quot;value&quot;: -1, &quot;type&quot;: &quot;Enemy&quot;, &quot;cpCost&quot;: 40, &quot;element&quot;: &quot;N/A&quot;, }," calcext:value-type="string">
            <text:p>0x1C8: { "idMostSigNib": 1, "idLeastSigByte": 0xC8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G459];&quot;, &quot;&quot;element&quot;&quot;: &quot;&quot;&quot;;[.E459];&quot;&quot;&quot;, },&quot;)" office:value-type="string" office:string-value="0x1C9: { &quot;idMostSigNib&quot;: 1, &quot;idLeastSigByte&quot;: 0xC9, &quot;name&quot;: &quot;Large Body&quot;, &quot;value&quot;: -1, &quot;type&quot;: &quot;Enemy&quot;, &quot;cpCost&quot;: 40, &quot;element&quot;: &quot;N/A&quot;, }," calcext:value-type="string">
            <text:p>0x1C9: { "idMostSigNib": 1, "idLeastSigByte": 0xC9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G460];&quot;, &quot;&quot;element&quot;&quot;: &quot;&quot;&quot;;[.E460];&quot;&quot;&quot;, },&quot;)" office:value-type="string" office:string-value="0x1CA: { &quot;idMostSigNib&quot;: 1, &quot;idLeastSigByte&quot;: 0xCA, &quot;name&quot;: &quot;Large Body&quot;, &quot;value&quot;: -1, &quot;type&quot;: &quot;Enemy&quot;, &quot;cpCost&quot;: 40, &quot;element&quot;: &quot;N/A&quot;, }," calcext:value-type="string">
            <text:p>0x1CA: { "idMostSigNib": 1, "idLeastSigByte": 0xCA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G461];&quot;, &quot;&quot;element&quot;&quot;: &quot;&quot;&quot;;[.E461];&quot;&quot;&quot;, },&quot;)" office:value-type="string" office:string-value="0x1CB: { &quot;idMostSigNib&quot;: 1, &quot;idLeastSigByte&quot;: 0xCB, &quot;name&quot;: &quot;Red Nocturne&quot;, &quot;value&quot;: -1, &quot;type&quot;: &quot;Enemy&quot;, &quot;cpCost&quot;: 20, &quot;element&quot;: &quot;N/A&quot;, }," calcext:value-type="string">
            <text:p>0x1CB: { "idMostSigNib": 1, "idLeastSigByte": 0xCB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G462];&quot;, &quot;&quot;element&quot;&quot;: &quot;&quot;&quot;;[.E462];&quot;&quot;&quot;, },&quot;)" office:value-type="string" office:string-value="0x1CC: { &quot;idMostSigNib&quot;: 1, &quot;idLeastSigByte&quot;: 0xCC, &quot;name&quot;: &quot;Red Nocturne&quot;, &quot;value&quot;: -1, &quot;type&quot;: &quot;Enemy&quot;, &quot;cpCost&quot;: 20, &quot;element&quot;: &quot;N/A&quot;, }," calcext:value-type="string">
            <text:p>0x1CC: { "idMostSigNib": 1, "idLeastSigByte": 0xCC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G463];&quot;, &quot;&quot;element&quot;&quot;: &quot;&quot;&quot;;[.E463];&quot;&quot;&quot;, },&quot;)" office:value-type="string" office:string-value="0x1CD: { &quot;idMostSigNib&quot;: 1, &quot;idLeastSigByte&quot;: 0xCD, &quot;name&quot;: &quot;Red Nocturne&quot;, &quot;value&quot;: -1, &quot;type&quot;: &quot;Enemy&quot;, &quot;cpCost&quot;: 20, &quot;element&quot;: &quot;N/A&quot;, }," calcext:value-type="string">
            <text:p>0x1CD: { "idMostSigNib": 1, "idLeastSigByte": 0xCD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G464];&quot;, &quot;&quot;element&quot;&quot;: &quot;&quot;&quot;;[.E464];&quot;&quot;&quot;, },&quot;)" office:value-type="string" office:string-value="0x1CE: { &quot;idMostSigNib&quot;: 1, &quot;idLeastSigByte&quot;: 0xCE, &quot;name&quot;: &quot;Blue Rhapsody&quot;, &quot;value&quot;: -1, &quot;type&quot;: &quot;Enemy&quot;, &quot;cpCost&quot;: 20, &quot;element&quot;: &quot;N/A&quot;, }," calcext:value-type="string">
            <text:p>0x1CE: { "idMostSigNib": 1, "idLeastSigByte": 0xCE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G465];&quot;, &quot;&quot;element&quot;&quot;: &quot;&quot;&quot;;[.E465];&quot;&quot;&quot;, },&quot;)" office:value-type="string" office:string-value="0x1CF: { &quot;idMostSigNib&quot;: 1, &quot;idLeastSigByte&quot;: 0xCF, &quot;name&quot;: &quot;Blue Rhapsody&quot;, &quot;value&quot;: -1, &quot;type&quot;: &quot;Enemy&quot;, &quot;cpCost&quot;: 20, &quot;element&quot;: &quot;N/A&quot;, }," calcext:value-type="string">
            <text:p>0x1CF: { "idMostSigNib": 1, "idLeastSigByte": 0xCF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G466];&quot;, &quot;&quot;element&quot;&quot;: &quot;&quot;&quot;;[.E466];&quot;&quot;&quot;, },&quot;)" office:value-type="string" office:string-value="0x1D0: { &quot;idMostSigNib&quot;: 1, &quot;idLeastSigByte&quot;: 0xD0, &quot;name&quot;: &quot;Blue Rhapsody&quot;, &quot;value&quot;: -1, &quot;type&quot;: &quot;Enemy&quot;, &quot;cpCost&quot;: 20, &quot;element&quot;: &quot;N/A&quot;, }," calcext:value-type="string">
            <text:p>0x1D0: { "idMostSigNib": 1, "idLeastSigByte": 0xD0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G467];&quot;, &quot;&quot;element&quot;&quot;: &quot;&quot;&quot;;[.E467];&quot;&quot;&quot;, },&quot;)" office:value-type="string" office:string-value="0x1D1: { &quot;idMostSigNib&quot;: 1, &quot;idLeastSigByte&quot;: 0xD1, &quot;name&quot;: &quot;Yellow Opera&quot;, &quot;value&quot;: -1, &quot;type&quot;: &quot;Enemy&quot;, &quot;cpCost&quot;: 20, &quot;element&quot;: &quot;N/A&quot;, }," calcext:value-type="string">
            <text:p>0x1D1: { "idMostSigNib": 1, "idLeastSigByte": 0xD1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G468];&quot;, &quot;&quot;element&quot;&quot;: &quot;&quot;&quot;;[.E468];&quot;&quot;&quot;, },&quot;)" office:value-type="string" office:string-value="0x1D2: { &quot;idMostSigNib&quot;: 1, &quot;idLeastSigByte&quot;: 0xD2, &quot;name&quot;: &quot;Yellow Opera&quot;, &quot;value&quot;: -1, &quot;type&quot;: &quot;Enemy&quot;, &quot;cpCost&quot;: 20, &quot;element&quot;: &quot;N/A&quot;, }," calcext:value-type="string">
            <text:p>0x1D2: { "idMostSigNib": 1, "idLeastSigByte": 0xD2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G469];&quot;, &quot;&quot;element&quot;&quot;: &quot;&quot;&quot;;[.E469];&quot;&quot;&quot;, },&quot;)" office:value-type="string" office:string-value="0x1D3: { &quot;idMostSigNib&quot;: 1, &quot;idLeastSigByte&quot;: 0xD3, &quot;name&quot;: &quot;Yellow Opera&quot;, &quot;value&quot;: -1, &quot;type&quot;: &quot;Enemy&quot;, &quot;cpCost&quot;: 20, &quot;element&quot;: &quot;N/A&quot;, }," calcext:value-type="string">
            <text:p>0x1D3: { "idMostSigNib": 1, "idLeastSigByte": 0xD3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G470];&quot;, &quot;&quot;element&quot;&quot;: &quot;&quot;&quot;;[.E470];&quot;&quot;&quot;, },&quot;)" office:value-type="string" office:string-value="0x1D4: { &quot;idMostSigNib&quot;: 1, &quot;idLeastSigByte&quot;: 0xD4, &quot;name&quot;: &quot;Green Requiem&quot;, &quot;value&quot;: -1, &quot;type&quot;: &quot;Enemy&quot;, &quot;cpCost&quot;: 20, &quot;element&quot;: &quot;N/A&quot;, }," calcext:value-type="string">
            <text:p>0x1D4: { "idMostSigNib": 1, "idLeastSigByte": 0xD4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G471];&quot;, &quot;&quot;element&quot;&quot;: &quot;&quot;&quot;;[.E471];&quot;&quot;&quot;, },&quot;)" office:value-type="string" office:string-value="0x1D5: { &quot;idMostSigNib&quot;: 1, &quot;idLeastSigByte&quot;: 0xD5, &quot;name&quot;: &quot;Green Requiem&quot;, &quot;value&quot;: -1, &quot;type&quot;: &quot;Enemy&quot;, &quot;cpCost&quot;: 20, &quot;element&quot;: &quot;N/A&quot;, }," calcext:value-type="string">
            <text:p>0x1D5: { "idMostSigNib": 1, "idLeastSigByte": 0xD5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G472];&quot;, &quot;&quot;element&quot;&quot;: &quot;&quot;&quot;;[.E472];&quot;&quot;&quot;, },&quot;)" office:value-type="string" office:string-value="0x1D6: { &quot;idMostSigNib&quot;: 1, &quot;idLeastSigByte&quot;: 0xD6, &quot;name&quot;: &quot;Green Requiem&quot;, &quot;value&quot;: -1, &quot;type&quot;: &quot;Enemy&quot;, &quot;cpCost&quot;: 20, &quot;element&quot;: &quot;N/A&quot;, }," calcext:value-type="string">
            <text:p>0x1D6: { "idMostSigNib": 1, "idLeastSigByte": 0xD6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G473];&quot;, &quot;&quot;element&quot;&quot;: &quot;&quot;&quot;;[.E473];&quot;&quot;&quot;, },&quot;)" office:value-type="string" office:string-value="0x1D7: { &quot;idMostSigNib&quot;: 1, &quot;idLeastSigByte&quot;: 0xD7, &quot;name&quot;: &quot;Powerwild&quot;, &quot;value&quot;: -1, &quot;type&quot;: &quot;Enemy&quot;, &quot;cpCost&quot;: 40, &quot;element&quot;: &quot;N/A&quot;, }," calcext:value-type="string">
            <text:p>0x1D7: { "idMostSigNib": 1, "idLeastSigByte": 0xD7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G474];&quot;, &quot;&quot;element&quot;&quot;: &quot;&quot;&quot;;[.E474];&quot;&quot;&quot;, },&quot;)" office:value-type="string" office:string-value="0x1D8: { &quot;idMostSigNib&quot;: 1, &quot;idLeastSigByte&quot;: 0xD8, &quot;name&quot;: &quot;Powerwild&quot;, &quot;value&quot;: -1, &quot;type&quot;: &quot;Enemy&quot;, &quot;cpCost&quot;: 40, &quot;element&quot;: &quot;N/A&quot;, }," calcext:value-type="string">
            <text:p>0x1D8: { "idMostSigNib": 1, "idLeastSigByte": 0xD8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G475];&quot;, &quot;&quot;element&quot;&quot;: &quot;&quot;&quot;;[.E475];&quot;&quot;&quot;, },&quot;)" office:value-type="string" office:string-value="0x1D9: { &quot;idMostSigNib&quot;: 1, &quot;idLeastSigByte&quot;: 0xD9, &quot;name&quot;: &quot;Powerwild&quot;, &quot;value&quot;: -1, &quot;type&quot;: &quot;Enemy&quot;, &quot;cpCost&quot;: 40, &quot;element&quot;: &quot;N/A&quot;, }," calcext:value-type="string">
            <text:p>0x1D9: { "idMostSigNib": 1, "idLeastSigByte": 0xD9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G476];&quot;, &quot;&quot;element&quot;&quot;: &quot;&quot;&quot;;[.E476];&quot;&quot;&quot;, },&quot;)" office:value-type="string" office:string-value="0x1DA: { &quot;idMostSigNib&quot;: 1, &quot;idLeastSigByte&quot;: 0xDA, &quot;name&quot;: &quot;Bouncywild&quot;, &quot;value&quot;: -1, &quot;type&quot;: &quot;Enemy&quot;, &quot;cpCost&quot;: 10, &quot;element&quot;: &quot;N/A&quot;, }," calcext:value-type="string">
            <text:p>0x1DA: { "idMostSigNib": 1, "idLeastSigByte": 0xDA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G477];&quot;, &quot;&quot;element&quot;&quot;: &quot;&quot;&quot;;[.E477];&quot;&quot;&quot;, },&quot;)" office:value-type="string" office:string-value="0x1DB: { &quot;idMostSigNib&quot;: 1, &quot;idLeastSigByte&quot;: 0xDB, &quot;name&quot;: &quot;Bouncywild&quot;, &quot;value&quot;: -1, &quot;type&quot;: &quot;Enemy&quot;, &quot;cpCost&quot;: 10, &quot;element&quot;: &quot;N/A&quot;, }," calcext:value-type="string">
            <text:p>0x1DB: { "idMostSigNib": 1, "idLeastSigByte": 0xDB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G478];&quot;, &quot;&quot;element&quot;&quot;: &quot;&quot;&quot;;[.E478];&quot;&quot;&quot;, },&quot;)" office:value-type="string" office:string-value="0x1DC: { &quot;idMostSigNib&quot;: 1, &quot;idLeastSigByte&quot;: 0xDC, &quot;name&quot;: &quot;Bouncywild&quot;, &quot;value&quot;: -1, &quot;type&quot;: &quot;Enemy&quot;, &quot;cpCost&quot;: 10, &quot;element&quot;: &quot;N/A&quot;, }," calcext:value-type="string">
            <text:p>0x1DC: { "idMostSigNib": 1, "idLeastSigByte": 0xDC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G479];&quot;, &quot;&quot;element&quot;&quot;: &quot;&quot;&quot;;[.E479];&quot;&quot;&quot;, },&quot;)" office:value-type="string" office:string-value="0x1DD: { &quot;idMostSigNib&quot;: 1, &quot;idLeastSigByte&quot;: 0xDD, &quot;name&quot;: &quot;Air Soldier&quot;, &quot;value&quot;: -1, &quot;type&quot;: &quot;Enemy&quot;, &quot;cpCost&quot;: 30, &quot;element&quot;: &quot;N/A&quot;, }," calcext:value-type="string">
            <text:p>0x1DD: { "idMostSigNib": 1, "idLeastSigByte": 0xDD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G480];&quot;, &quot;&quot;element&quot;&quot;: &quot;&quot;&quot;;[.E480];&quot;&quot;&quot;, },&quot;)" office:value-type="string" office:string-value="0x1DE: { &quot;idMostSigNib&quot;: 1, &quot;idLeastSigByte&quot;: 0xDE, &quot;name&quot;: &quot;Air Soldier&quot;, &quot;value&quot;: -1, &quot;type&quot;: &quot;Enemy&quot;, &quot;cpCost&quot;: 30, &quot;element&quot;: &quot;N/A&quot;, }," calcext:value-type="string">
            <text:p>0x1DE: { "idMostSigNib": 1, "idLeastSigByte": 0xDE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G481];&quot;, &quot;&quot;element&quot;&quot;: &quot;&quot;&quot;;[.E481];&quot;&quot;&quot;, },&quot;)" office:value-type="string" office:string-value="0x1DF: { &quot;idMostSigNib&quot;: 1, &quot;idLeastSigByte&quot;: 0xDF, &quot;name&quot;: &quot;Air Soldier&quot;, &quot;value&quot;: -1, &quot;type&quot;: &quot;Enemy&quot;, &quot;cpCost&quot;: 30, &quot;element&quot;: &quot;N/A&quot;, }," calcext:value-type="string">
            <text:p>0x1DF: { "idMostSigNib": 1, "idLeastSigByte": 0xDF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G482];&quot;, &quot;&quot;element&quot;&quot;: &quot;&quot;&quot;;[.E482];&quot;&quot;&quot;, },&quot;)" office:value-type="string" office:string-value="0x1E0: { &quot;idMostSigNib&quot;: 1, &quot;idLeastSigByte&quot;: 0xE0, &quot;name&quot;: &quot;Bandit&quot;, &quot;value&quot;: -1, &quot;type&quot;: &quot;Enemy&quot;, &quot;cpCost&quot;: 30, &quot;element&quot;: &quot;N/A&quot;, }," calcext:value-type="string">
            <text:p>0x1E0: { "idMostSigNib": 1, "idLeastSigByte": 0xE0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G483];&quot;, &quot;&quot;element&quot;&quot;: &quot;&quot;&quot;;[.E483];&quot;&quot;&quot;, },&quot;)" office:value-type="string" office:string-value="0x1E1: { &quot;idMostSigNib&quot;: 1, &quot;idLeastSigByte&quot;: 0xE1, &quot;name&quot;: &quot;Bandit&quot;, &quot;value&quot;: -1, &quot;type&quot;: &quot;Enemy&quot;, &quot;cpCost&quot;: 30, &quot;element&quot;: &quot;N/A&quot;, }," calcext:value-type="string">
            <text:p>0x1E1: { "idMostSigNib": 1, "idLeastSigByte": 0xE1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G484];&quot;, &quot;&quot;element&quot;&quot;: &quot;&quot;&quot;;[.E484];&quot;&quot;&quot;, },&quot;)" office:value-type="string" office:string-value="0x1E2: { &quot;idMostSigNib&quot;: 1, &quot;idLeastSigByte&quot;: 0xE2, &quot;name&quot;: &quot;Bandit&quot;, &quot;value&quot;: -1, &quot;type&quot;: &quot;Enemy&quot;, &quot;cpCost&quot;: 30, &quot;element&quot;: &quot;N/A&quot;, }," calcext:value-type="string">
            <text:p>0x1E2: { "idMostSigNib": 1, "idLeastSigByte": 0xE2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G485];&quot;, &quot;&quot;element&quot;&quot;: &quot;&quot;&quot;;[.E485];&quot;&quot;&quot;, },&quot;)" office:value-type="string" office:string-value="0x1E3: { &quot;idMostSigNib&quot;: 1, &quot;idLeastSigByte&quot;: 0xE3, &quot;name&quot;: &quot;Fat Bandit&quot;, &quot;value&quot;: -1, &quot;type&quot;: &quot;Enemy&quot;, &quot;cpCost&quot;: 40, &quot;element&quot;: &quot;N/A&quot;, }," calcext:value-type="string">
            <text:p>0x1E3: { "idMostSigNib": 1, "idLeastSigByte": 0xE3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G486];&quot;, &quot;&quot;element&quot;&quot;: &quot;&quot;&quot;;[.E486];&quot;&quot;&quot;, },&quot;)" office:value-type="string" office:string-value="0x1E4: { &quot;idMostSigNib&quot;: 1, &quot;idLeastSigByte&quot;: 0xE4, &quot;name&quot;: &quot;Fat Bandit&quot;, &quot;value&quot;: -1, &quot;type&quot;: &quot;Enemy&quot;, &quot;cpCost&quot;: 40, &quot;element&quot;: &quot;N/A&quot;, }," calcext:value-type="string">
            <text:p>0x1E4: { "idMostSigNib": 1, "idLeastSigByte": 0xE4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G487];&quot;, &quot;&quot;element&quot;&quot;: &quot;&quot;&quot;;[.E487];&quot;&quot;&quot;, },&quot;)" office:value-type="string" office:string-value="0x1E5: { &quot;idMostSigNib&quot;: 1, &quot;idLeastSigByte&quot;: 0xE5, &quot;name&quot;: &quot;Fat Bandit&quot;, &quot;value&quot;: -1, &quot;type&quot;: &quot;Enemy&quot;, &quot;cpCost&quot;: 40, &quot;element&quot;: &quot;N/A&quot;, }," calcext:value-type="string">
            <text:p>0x1E5: { "idMostSigNib": 1, "idLeastSigByte": 0xE5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G488];&quot;, &quot;&quot;element&quot;&quot;: &quot;&quot;&quot;;[.E488];&quot;&quot;&quot;, },&quot;)" office:value-type="string" office:string-value="0x1E6: { &quot;idMostSigNib&quot;: 1, &quot;idLeastSigByte&quot;: 0xE6, &quot;name&quot;: &quot;Barrel Spider&quot;, &quot;value&quot;: -1, &quot;type&quot;: &quot;Enemy&quot;, &quot;cpCost&quot;: 30, &quot;element&quot;: &quot;N/A&quot;, }," calcext:value-type="string">
            <text:p>0x1E6: { "idMostSigNib": 1, "idLeastSigByte": 0xE6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G489];&quot;, &quot;&quot;element&quot;&quot;: &quot;&quot;&quot;;[.E489];&quot;&quot;&quot;, },&quot;)" office:value-type="string" office:string-value="0x1E7: { &quot;idMostSigNib&quot;: 1, &quot;idLeastSigByte&quot;: 0xE7, &quot;name&quot;: &quot;Barrel Spider&quot;, &quot;value&quot;: -1, &quot;type&quot;: &quot;Enemy&quot;, &quot;cpCost&quot;: 30, &quot;element&quot;: &quot;N/A&quot;, }," calcext:value-type="string">
            <text:p>0x1E7: { "idMostSigNib": 1, "idLeastSigByte": 0xE7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G490];&quot;, &quot;&quot;element&quot;&quot;: &quot;&quot;&quot;;[.E490];&quot;&quot;&quot;, },&quot;)" office:value-type="string" office:string-value="0x1E8: { &quot;idMostSigNib&quot;: 1, &quot;idLeastSigByte&quot;: 0xE8, &quot;name&quot;: &quot;Barrel Spider&quot;, &quot;value&quot;: -1, &quot;type&quot;: &quot;Enemy&quot;, &quot;cpCost&quot;: 30, &quot;element&quot;: &quot;N/A&quot;, }," calcext:value-type="string">
            <text:p>0x1E8: { "idMostSigNib": 1, "idLeastSigByte": 0xE8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G491];&quot;, &quot;&quot;element&quot;&quot;: &quot;&quot;&quot;;[.E491];&quot;&quot;&quot;, },&quot;)" office:value-type="string" office:string-value="0x1E9: { &quot;idMostSigNib&quot;: 1, &quot;idLeastSigByte&quot;: 0xE9, &quot;name&quot;: &quot;Search Ghost&quot;, &quot;value&quot;: -1, &quot;type&quot;: &quot;Enemy&quot;, &quot;cpCost&quot;: 35, &quot;element&quot;: &quot;N/A&quot;, }," calcext:value-type="string">
            <text:p>0x1E9: { "idMostSigNib": 1, "idLeastSigByte": 0xE9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G492];&quot;, &quot;&quot;element&quot;&quot;: &quot;&quot;&quot;;[.E492];&quot;&quot;&quot;, },&quot;)" office:value-type="string" office:string-value="0x1EA: { &quot;idMostSigNib&quot;: 1, &quot;idLeastSigByte&quot;: 0xEA, &quot;name&quot;: &quot;Search Ghost&quot;, &quot;value&quot;: -1, &quot;type&quot;: &quot;Enemy&quot;, &quot;cpCost&quot;: 35, &quot;element&quot;: &quot;N/A&quot;, }," calcext:value-type="string">
            <text:p>0x1EA: { "idMostSigNib": 1, "idLeastSigByte": 0xEA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G493];&quot;, &quot;&quot;element&quot;&quot;: &quot;&quot;&quot;;[.E493];&quot;&quot;&quot;, },&quot;)" office:value-type="string" office:string-value="0x1EB: { &quot;idMostSigNib&quot;: 1, &quot;idLeastSigByte&quot;: 0xEB, &quot;name&quot;: &quot;Search Ghost&quot;, &quot;value&quot;: -1, &quot;type&quot;: &quot;Enemy&quot;, &quot;cpCost&quot;: 35, &quot;element&quot;: &quot;N/A&quot;, }," calcext:value-type="string">
            <text:p>0x1EB: { "idMostSigNib": 1, "idLeastSigByte": 0xEB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G494];&quot;, &quot;&quot;element&quot;&quot;: &quot;&quot;&quot;;[.E494];&quot;&quot;&quot;, },&quot;)" office:value-type="string" office:string-value="0x1EC: { &quot;idMostSigNib&quot;: 1, &quot;idLeastSigByte&quot;: 0xEC, &quot;name&quot;: &quot;Sea Neon&quot;, &quot;value&quot;: -1, &quot;type&quot;: &quot;Enemy&quot;, &quot;cpCost&quot;: 20, &quot;element&quot;: &quot;N/A&quot;, }," calcext:value-type="string">
            <text:p>0x1EC: { "idMostSigNib": 1, "idLeastSigByte": 0xEC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G495];&quot;, &quot;&quot;element&quot;&quot;: &quot;&quot;&quot;;[.E495];&quot;&quot;&quot;, },&quot;)" office:value-type="string" office:string-value="0x1ED: { &quot;idMostSigNib&quot;: 1, &quot;idLeastSigByte&quot;: 0xED, &quot;name&quot;: &quot;Sea Neon&quot;, &quot;value&quot;: -1, &quot;type&quot;: &quot;Enemy&quot;, &quot;cpCost&quot;: 20, &quot;element&quot;: &quot;N/A&quot;, }," calcext:value-type="string">
            <text:p>0x1ED: { "idMostSigNib": 1, "idLeastSigByte": 0xED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G496];&quot;, &quot;&quot;element&quot;&quot;: &quot;&quot;&quot;;[.E496];&quot;&quot;&quot;, },&quot;)" office:value-type="string" office:string-value="0x1EE: { &quot;idMostSigNib&quot;: 1, &quot;idLeastSigByte&quot;: 0xEE, &quot;name&quot;: &quot;Sea Neon&quot;, &quot;value&quot;: -1, &quot;type&quot;: &quot;Enemy&quot;, &quot;cpCost&quot;: 20, &quot;element&quot;: &quot;N/A&quot;, }," calcext:value-type="string">
            <text:p>0x1EE: { "idMostSigNib": 1, "idLeastSigByte": 0xEE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G497];&quot;, &quot;&quot;element&quot;&quot;: &quot;&quot;&quot;;[.E497];&quot;&quot;&quot;, },&quot;)" office:value-type="string" office:string-value="0x1EF: { &quot;idMostSigNib&quot;: 1, &quot;idLeastSigByte&quot;: 0xEF, &quot;name&quot;: &quot;Screwdiver&quot;, &quot;value&quot;: -1, &quot;type&quot;: &quot;Enemy&quot;, &quot;cpCost&quot;: 15, &quot;element&quot;: &quot;N/A&quot;, }," calcext:value-type="string">
            <text:p>0x1EF: { "idMostSigNib": 1, "idLeastSigByte": 0xEF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G498];&quot;, &quot;&quot;element&quot;&quot;: &quot;&quot;&quot;;[.E498];&quot;&quot;&quot;, },&quot;)" office:value-type="string" office:string-value="0x1F0: { &quot;idMostSigNib&quot;: 1, &quot;idLeastSigByte&quot;: 0xF0, &quot;name&quot;: &quot;Screwdiver&quot;, &quot;value&quot;: -1, &quot;type&quot;: &quot;Enemy&quot;, &quot;cpCost&quot;: 15, &quot;element&quot;: &quot;N/A&quot;, }," calcext:value-type="string">
            <text:p>0x1F0: { "idMostSigNib": 1, "idLeastSigByte": 0xF0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G499];&quot;, &quot;&quot;element&quot;&quot;: &quot;&quot;&quot;;[.E499];&quot;&quot;&quot;, },&quot;)" office:value-type="string" office:string-value="0x1F1: { &quot;idMostSigNib&quot;: 1, &quot;idLeastSigByte&quot;: 0xF1, &quot;name&quot;: &quot;Screwdiver&quot;, &quot;value&quot;: -1, &quot;type&quot;: &quot;Enemy&quot;, &quot;cpCost&quot;: 15, &quot;element&quot;: &quot;N/A&quot;, }," calcext:value-type="string">
            <text:p>0x1F1: { "idMostSigNib": 1, "idLeastSigByte": 0xF1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G500];&quot;, &quot;&quot;element&quot;&quot;: &quot;&quot;&quot;;[.E500];&quot;&quot;&quot;, },&quot;)" office:value-type="string" office:string-value="0x1F2: { &quot;idMostSigNib&quot;: 1, &quot;idLeastSigByte&quot;: 0xF2, &quot;name&quot;: &quot;Aquatank&quot;, &quot;value&quot;: -1, &quot;type&quot;: &quot;Enemy&quot;, &quot;cpCost&quot;: 30, &quot;element&quot;: &quot;N/A&quot;, }," calcext:value-type="string">
            <text:p>0x1F2: { "idMostSigNib": 1, "idLeastSigByte": 0xF2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G501];&quot;, &quot;&quot;element&quot;&quot;: &quot;&quot;&quot;;[.E501];&quot;&quot;&quot;, },&quot;)" office:value-type="string" office:string-value="0x1F3: { &quot;idMostSigNib&quot;: 1, &quot;idLeastSigByte&quot;: 0xF3, &quot;name&quot;: &quot;Aquatank&quot;, &quot;value&quot;: -1, &quot;type&quot;: &quot;Enemy&quot;, &quot;cpCost&quot;: 30, &quot;element&quot;: &quot;N/A&quot;, }," calcext:value-type="string">
            <text:p>0x1F3: { "idMostSigNib": 1, "idLeastSigByte": 0xF3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G502];&quot;, &quot;&quot;element&quot;&quot;: &quot;&quot;&quot;;[.E502];&quot;&quot;&quot;, },&quot;)" office:value-type="string" office:string-value="0x1F4: { &quot;idMostSigNib&quot;: 1, &quot;idLeastSigByte&quot;: 0xF4, &quot;name&quot;: &quot;Aquatank&quot;, &quot;value&quot;: -1, &quot;type&quot;: &quot;Enemy&quot;, &quot;cpCost&quot;: 30, &quot;element&quot;: &quot;N/A&quot;, }," calcext:value-type="string">
            <text:p>0x1F4: { "idMostSigNib": 1, "idLeastSigByte": 0xF4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G503];&quot;, &quot;&quot;element&quot;&quot;: &quot;&quot;&quot;;[.E503];&quot;&quot;&quot;, },&quot;)" office:value-type="string" office:string-value="0x1F5: { &quot;idMostSigNib&quot;: 1, &quot;idLeastSigByte&quot;: 0xF5, &quot;name&quot;: &quot;Wight Night&quot;, &quot;value&quot;: -1, &quot;type&quot;: &quot;Enemy&quot;, &quot;cpCost&quot;: 15, &quot;element&quot;: &quot;N/A&quot;, }," calcext:value-type="string">
            <text:p>0x1F5: { "idMostSigNib": 1, "idLeastSigByte": 0xF5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G504];&quot;, &quot;&quot;element&quot;&quot;: &quot;&quot;&quot;;[.E504];&quot;&quot;&quot;, },&quot;)" office:value-type="string" office:string-value="0x1F6: { &quot;idMostSigNib&quot;: 1, &quot;idLeastSigByte&quot;: 0xF6, &quot;name&quot;: &quot;Wight Night&quot;, &quot;value&quot;: -1, &quot;type&quot;: &quot;Enemy&quot;, &quot;cpCost&quot;: 15, &quot;element&quot;: &quot;N/A&quot;, }," calcext:value-type="string">
            <text:p>0x1F6: { "idMostSigNib": 1, "idLeastSigByte": 0xF6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G505];&quot;, &quot;&quot;element&quot;&quot;: &quot;&quot;&quot;;[.E505];&quot;&quot;&quot;, },&quot;)" office:value-type="string" office:string-value="0x1F7: { &quot;idMostSigNib&quot;: 1, &quot;idLeastSigByte&quot;: 0xF7, &quot;name&quot;: &quot;Wight Night&quot;, &quot;value&quot;: -1, &quot;type&quot;: &quot;Enemy&quot;, &quot;cpCost&quot;: 15, &quot;element&quot;: &quot;N/A&quot;, }," calcext:value-type="string">
            <text:p>0x1F7: { "idMostSigNib": 1, "idLeastSigByte": 0xF7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G506];&quot;, &quot;&quot;element&quot;&quot;: &quot;&quot;&quot;;[.E506];&quot;&quot;&quot;, },&quot;)" office:value-type="string" office:string-value="0x1F8: { &quot;idMostSigNib&quot;: 1, &quot;idLeastSigByte&quot;: 0xF8, &quot;name&quot;: &quot;Gargoyle&quot;, &quot;value&quot;: -1, &quot;type&quot;: &quot;Enemy&quot;, &quot;cpCost&quot;: 30, &quot;element&quot;: &quot;N/A&quot;, }," calcext:value-type="string">
            <text:p>0x1F8: { "idMostSigNib": 1, "idLeastSigByte": 0xF8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G507];&quot;, &quot;&quot;element&quot;&quot;: &quot;&quot;&quot;;[.E507];&quot;&quot;&quot;, },&quot;)" office:value-type="string" office:string-value="0x1F9: { &quot;idMostSigNib&quot;: 1, &quot;idLeastSigByte&quot;: 0xF9, &quot;name&quot;: &quot;Gargoyle&quot;, &quot;value&quot;: -1, &quot;type&quot;: &quot;Enemy&quot;, &quot;cpCost&quot;: 30, &quot;element&quot;: &quot;N/A&quot;, }," calcext:value-type="string">
            <text:p>0x1F9: { "idMostSigNib": 1, "idLeastSigByte": 0xF9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G508];&quot;, &quot;&quot;element&quot;&quot;: &quot;&quot;&quot;;[.E508];&quot;&quot;&quot;, },&quot;)" office:value-type="string" office:string-value="0x1FA: { &quot;idMostSigNib&quot;: 1, &quot;idLeastSigByte&quot;: 0xFA, &quot;name&quot;: &quot;Gargoyle&quot;, &quot;value&quot;: -1, &quot;type&quot;: &quot;Enemy&quot;, &quot;cpCost&quot;: 30, &quot;element&quot;: &quot;N/A&quot;, }," calcext:value-type="string">
            <text:p>0x1FA: { "idMostSigNib": 1, "idLeastSigByte": 0xFA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G509];&quot;, &quot;&quot;element&quot;&quot;: &quot;&quot;&quot;;[.E509];&quot;&quot;&quot;, },&quot;)" office:value-type="string" office:string-value="0x1FB: { &quot;idMostSigNib&quot;: 1, &quot;idLeastSigByte&quot;: 0xFB, &quot;name&quot;: &quot;Pirate&quot;, &quot;value&quot;: -1, &quot;type&quot;: &quot;Enemy&quot;, &quot;cpCost&quot;: 30, &quot;element&quot;: &quot;N/A&quot;, }," calcext:value-type="string">
            <text:p>0x1FB: { "idMostSigNib": 1, "idLeastSigByte": 0xFB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G510];&quot;, &quot;&quot;element&quot;&quot;: &quot;&quot;&quot;;[.E510];&quot;&quot;&quot;, },&quot;)" office:value-type="string" office:string-value="0x1FC: { &quot;idMostSigNib&quot;: 1, &quot;idLeastSigByte&quot;: 0xFC, &quot;name&quot;: &quot;Pirate&quot;, &quot;value&quot;: -1, &quot;type&quot;: &quot;Enemy&quot;, &quot;cpCost&quot;: 30, &quot;element&quot;: &quot;N/A&quot;, }," calcext:value-type="string">
            <text:p>0x1FC: { "idMostSigNib": 1, "idLeastSigByte": 0xFC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G511];&quot;, &quot;&quot;element&quot;&quot;: &quot;&quot;&quot;;[.E511];&quot;&quot;&quot;, },&quot;)" office:value-type="string" office:string-value="0x1FD: { &quot;idMostSigNib&quot;: 1, &quot;idLeastSigByte&quot;: 0xFD, &quot;name&quot;: &quot;Pirate&quot;, &quot;value&quot;: -1, &quot;type&quot;: &quot;Enemy&quot;, &quot;cpCost&quot;: 30, &quot;element&quot;: &quot;N/A&quot;, }," calcext:value-type="string">
            <text:p>0x1FD: { "idMostSigNib": 1, "idLeastSigByte": 0xFD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G512];&quot;, &quot;&quot;element&quot;&quot;: &quot;&quot;&quot;;[.E512];&quot;&quot;&quot;, },&quot;)" office:value-type="string" office:string-value="0x1FE: { &quot;idMostSigNib&quot;: 1, &quot;idLeastSigByte&quot;: 0xFE, &quot;name&quot;: &quot;Air Pirate&quot;, &quot;value&quot;: -1, &quot;type&quot;: &quot;Enemy&quot;, &quot;cpCost&quot;: 30, &quot;element&quot;: &quot;N/A&quot;, }," calcext:value-type="string">
            <text:p>0x1FE: { "idMostSigNib": 1, "idLeastSigByte": 0xFE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G513];&quot;, &quot;&quot;element&quot;&quot;: &quot;&quot;&quot;;[.E513];&quot;&quot;&quot;, },&quot;)" office:value-type="string" office:string-value="0x1FF: { &quot;idMostSigNib&quot;: 1, &quot;idLeastSigByte&quot;: 0xFF, &quot;name&quot;: &quot;Air Pirate&quot;, &quot;value&quot;: -1, &quot;type&quot;: &quot;Enemy&quot;, &quot;cpCost&quot;: 30, &quot;element&quot;: &quot;N/A&quot;, }," calcext:value-type="string">
            <text:p>0x1FF: { "idMostSigNib": 1, "idLeastSigByte": 0xFF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G514];&quot;, &quot;&quot;element&quot;&quot;: &quot;&quot;&quot;;[.E514];&quot;&quot;&quot;, },&quot;)" office:value-type="string" office:string-value="0x200: { &quot;idMostSigNib&quot;: 2, &quot;idLeastSigByte&quot;: 0x0, &quot;name&quot;: &quot;Air Pirate&quot;, &quot;value&quot;: -1, &quot;type&quot;: &quot;Enemy&quot;, &quot;cpCost&quot;: 30, &quot;element&quot;: &quot;N/A&quot;, }," calcext:value-type="string">
            <text:p>0x200: { "idMostSigNib": 2, "idLeastSigByte": 0x0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G515];&quot;, &quot;&quot;element&quot;&quot;: &quot;&quot;&quot;;[.E515];&quot;&quot;&quot;, },&quot;)" office:value-type="string" office:string-value="0x201: { &quot;idMostSigNib&quot;: 2, &quot;idLeastSigByte&quot;: 0x1, &quot;name&quot;: &quot;Darkball&quot;, &quot;value&quot;: -1, &quot;type&quot;: &quot;Enemy&quot;, &quot;cpCost&quot;: 25, &quot;element&quot;: &quot;N/A&quot;, }," calcext:value-type="string">
            <text:p>0x201: { "idMostSigNib": 2, "idLeastSigByte": 0x1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G516];&quot;, &quot;&quot;element&quot;&quot;: &quot;&quot;&quot;;[.E516];&quot;&quot;&quot;, },&quot;)" office:value-type="string" office:string-value="0x202: { &quot;idMostSigNib&quot;: 2, &quot;idLeastSigByte&quot;: 0x2, &quot;name&quot;: &quot;Darkball&quot;, &quot;value&quot;: -1, &quot;type&quot;: &quot;Enemy&quot;, &quot;cpCost&quot;: 25, &quot;element&quot;: &quot;N/A&quot;, }," calcext:value-type="string">
            <text:p>0x202: { "idMostSigNib": 2, "idLeastSigByte": 0x2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G517];&quot;, &quot;&quot;element&quot;&quot;: &quot;&quot;&quot;;[.E517];&quot;&quot;&quot;, },&quot;)" office:value-type="string" office:string-value="0x203: { &quot;idMostSigNib&quot;: 2, &quot;idLeastSigByte&quot;: 0x3, &quot;name&quot;: &quot;Darkball&quot;, &quot;value&quot;: -1, &quot;type&quot;: &quot;Enemy&quot;, &quot;cpCost&quot;: 25, &quot;element&quot;: &quot;N/A&quot;, }," calcext:value-type="string">
            <text:p>0x203: { "idMostSigNib": 2, "idLeastSigByte": 0x3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G518];&quot;, &quot;&quot;element&quot;&quot;: &quot;&quot;&quot;;[.E518];&quot;&quot;&quot;, },&quot;)" office:value-type="string" office:string-value="0x204: { &quot;idMostSigNib&quot;: 2, &quot;idLeastSigByte&quot;: 0x4, &quot;name&quot;: &quot;Defender&quot;, &quot;value&quot;: -1, &quot;type&quot;: &quot;Enemy&quot;, &quot;cpCost&quot;: 25, &quot;element&quot;: &quot;N/A&quot;, }," calcext:value-type="string">
            <text:p>0x204: { "idMostSigNib": 2, "idLeastSigByte": 0x4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G519];&quot;, &quot;&quot;element&quot;&quot;: &quot;&quot;&quot;;[.E519];&quot;&quot;&quot;, },&quot;)" office:value-type="string" office:string-value="0x205: { &quot;idMostSigNib&quot;: 2, &quot;idLeastSigByte&quot;: 0x5, &quot;name&quot;: &quot;Defender&quot;, &quot;value&quot;: -1, &quot;type&quot;: &quot;Enemy&quot;, &quot;cpCost&quot;: 25, &quot;element&quot;: &quot;N/A&quot;, }," calcext:value-type="string">
            <text:p>0x205: { "idMostSigNib": 2, "idLeastSigByte": 0x5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G520];&quot;, &quot;&quot;element&quot;&quot;: &quot;&quot;&quot;;[.E520];&quot;&quot;&quot;, },&quot;)" office:value-type="string" office:string-value="0x206: { &quot;idMostSigNib&quot;: 2, &quot;idLeastSigByte&quot;: 0x6, &quot;name&quot;: &quot;Defender&quot;, &quot;value&quot;: -1, &quot;type&quot;: &quot;Enemy&quot;, &quot;cpCost&quot;: 25, &quot;element&quot;: &quot;N/A&quot;, }," calcext:value-type="string">
            <text:p>0x206: { "idMostSigNib": 2, "idLeastSigByte": 0x6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G521];&quot;, &quot;&quot;element&quot;&quot;: &quot;&quot;&quot;;[.E521];&quot;&quot;&quot;, },&quot;)" office:value-type="string" office:string-value="0x207: { &quot;idMostSigNib&quot;: 2, &quot;idLeastSigByte&quot;: 0x7, &quot;name&quot;: &quot;Wyvern&quot;, &quot;value&quot;: -1, &quot;type&quot;: &quot;Enemy&quot;, &quot;cpCost&quot;: 25, &quot;element&quot;: &quot;N/A&quot;, }," calcext:value-type="string">
            <text:p>0x207: { "idMostSigNib": 2, "idLeastSigByte": 0x7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G522];&quot;, &quot;&quot;element&quot;&quot;: &quot;&quot;&quot;;[.E522];&quot;&quot;&quot;, },&quot;)" office:value-type="string" office:string-value="0x208: { &quot;idMostSigNib&quot;: 2, &quot;idLeastSigByte&quot;: 0x8, &quot;name&quot;: &quot;Wyvern&quot;, &quot;value&quot;: -1, &quot;type&quot;: &quot;Enemy&quot;, &quot;cpCost&quot;: 25, &quot;element&quot;: &quot;N/A&quot;, }," calcext:value-type="string">
            <text:p>0x208: { "idMostSigNib": 2, "idLeastSigByte": 0x8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G523];&quot;, &quot;&quot;element&quot;&quot;: &quot;&quot;&quot;;[.E523];&quot;&quot;&quot;, },&quot;)" office:value-type="string" office:string-value="0x209: { &quot;idMostSigNib&quot;: 2, &quot;idLeastSigByte&quot;: 0x9, &quot;name&quot;: &quot;Wyvern&quot;, &quot;value&quot;: -1, &quot;type&quot;: &quot;Enemy&quot;, &quot;cpCost&quot;: 25, &quot;element&quot;: &quot;N/A&quot;, }," calcext:value-type="string">
            <text:p>0x209: { "idMostSigNib": 2, "idLeastSigByte": 0x9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G524];&quot;, &quot;&quot;element&quot;&quot;: &quot;&quot;&quot;;[.E524];&quot;&quot;&quot;, },&quot;)" office:value-type="string" office:string-value="0x20A: { &quot;idMostSigNib&quot;: 2, &quot;idLeastSigByte&quot;: 0xA, &quot;name&quot;: &quot;Wizard&quot;, &quot;value&quot;: -1, &quot;type&quot;: &quot;Enemy&quot;, &quot;cpCost&quot;: 30, &quot;element&quot;: &quot;N/A&quot;, }," calcext:value-type="string">
            <text:p>0x20A: { "idMostSigNib": 2, "idLeastSigByte": 0xA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G525];&quot;, &quot;&quot;element&quot;&quot;: &quot;&quot;&quot;;[.E525];&quot;&quot;&quot;, },&quot;)" office:value-type="string" office:string-value="0x20B: { &quot;idMostSigNib&quot;: 2, &quot;idLeastSigByte&quot;: 0xB, &quot;name&quot;: &quot;Wizard&quot;, &quot;value&quot;: -1, &quot;type&quot;: &quot;Enemy&quot;, &quot;cpCost&quot;: 30, &quot;element&quot;: &quot;N/A&quot;, }," calcext:value-type="string">
            <text:p>0x20B: { "idMostSigNib": 2, "idLeastSigByte": 0xB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G526];&quot;, &quot;&quot;element&quot;&quot;: &quot;&quot;&quot;;[.E526];&quot;&quot;&quot;, },&quot;)" office:value-type="string" office:string-value="0x20C: { &quot;idMostSigNib&quot;: 2, &quot;idLeastSigByte&quot;: 0xC, &quot;name&quot;: &quot;Wizard&quot;, &quot;value&quot;: -1, &quot;type&quot;: &quot;Enemy&quot;, &quot;cpCost&quot;: 30, &quot;element&quot;: &quot;N/A&quot;, }," calcext:value-type="string">
            <text:p>0x20C: { "idMostSigNib": 2, "idLeastSigByte": 0xC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G527];&quot;, &quot;&quot;element&quot;&quot;: &quot;&quot;&quot;;[.E527];&quot;&quot;&quot;, },&quot;)" office:value-type="string" office:string-value="0x20D: { &quot;idMostSigNib&quot;: 2, &quot;idLeastSigByte&quot;: 0xD, &quot;name&quot;: &quot;Neoshadow&quot;, &quot;value&quot;: -1, &quot;type&quot;: &quot;Enemy&quot;, &quot;cpCost&quot;: 25, &quot;element&quot;: &quot;N/A&quot;, }," calcext:value-type="string">
            <text:p>0x20D: { "idMostSigNib": 2, "idLeastSigByte": 0xD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G528];&quot;, &quot;&quot;element&quot;&quot;: &quot;&quot;&quot;;[.E528];&quot;&quot;&quot;, },&quot;)" office:value-type="string" office:string-value="0x20E: { &quot;idMostSigNib&quot;: 2, &quot;idLeastSigByte&quot;: 0xE, &quot;name&quot;: &quot;Neoshadow&quot;, &quot;value&quot;: -1, &quot;type&quot;: &quot;Enemy&quot;, &quot;cpCost&quot;: 25, &quot;element&quot;: &quot;N/A&quot;, }," calcext:value-type="string">
            <text:p>0x20E: { "idMostSigNib": 2, "idLeastSigByte": 0xE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G529];&quot;, &quot;&quot;element&quot;&quot;: &quot;&quot;&quot;;[.E529];&quot;&quot;&quot;, },&quot;)" office:value-type="string" office:string-value="0x20F: { &quot;idMostSigNib&quot;: 2, &quot;idLeastSigByte&quot;: 0xF, &quot;name&quot;: &quot;Neoshadow&quot;, &quot;value&quot;: -1, &quot;type&quot;: &quot;Enemy&quot;, &quot;cpCost&quot;: 25, &quot;element&quot;: &quot;N/A&quot;, }," calcext:value-type="string">
            <text:p>0x20F: { "idMostSigNib": 2, "idLeastSigByte": 0xF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G530];&quot;, &quot;&quot;element&quot;&quot;: &quot;&quot;&quot;;[.E530];&quot;&quot;&quot;, },&quot;)" office:value-type="string" office:string-value="0x210: { &quot;idMostSigNib&quot;: 2, &quot;idLeastSigByte&quot;: 0x10, &quot;name&quot;: &quot;White Mushroom&quot;, &quot;value&quot;: -1, &quot;type&quot;: &quot;Enemy&quot;, &quot;cpCost&quot;: 25, &quot;element&quot;: &quot;N/A&quot;, }," calcext:value-type="string">
            <text:p>0x210: { "idMostSigNib": 2, "idLeastSigByte": 0x10, "name": "White Mushroom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G531];&quot;, &quot;&quot;element&quot;&quot;: &quot;&quot;&quot;;[.E531];&quot;&quot;&quot;, },&quot;)" office:value-type="string" office:string-value="0x211: { &quot;idMostSigNib&quot;: 2, &quot;idLeastSigByte&quot;: 0x11, &quot;name&quot;: &quot;Black Fungus&quot;, &quot;value&quot;: -1, &quot;type&quot;: &quot;Enemy&quot;, &quot;cpCost&quot;: 20, &quot;element&quot;: &quot;N/A&quot;, }," calcext:value-type="string">
            <text:p>0x211: { "idMostSigNib": 2, "idLeastSigByte": 0x11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G532];&quot;, &quot;&quot;element&quot;&quot;: &quot;&quot;&quot;;[.E532];&quot;&quot;&quot;, },&quot;)" office:value-type="string" office:string-value="0x212: { &quot;idMostSigNib&quot;: 2, &quot;idLeastSigByte&quot;: 0x12, &quot;name&quot;: &quot;Black Fungus&quot;, &quot;value&quot;: -1, &quot;type&quot;: &quot;Enemy&quot;, &quot;cpCost&quot;: 20, &quot;element&quot;: &quot;N/A&quot;, }," calcext:value-type="string">
            <text:p>0x212: { "idMostSigNib": 2, "idLeastSigByte": 0x12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G533];&quot;, &quot;&quot;element&quot;&quot;: &quot;&quot;&quot;;[.E533];&quot;&quot;&quot;, },&quot;)" office:value-type="string" office:string-value="0x213: { &quot;idMostSigNib&quot;: 2, &quot;idLeastSigByte&quot;: 0x13, &quot;name&quot;: &quot;Black Fungus&quot;, &quot;value&quot;: -1, &quot;type&quot;: &quot;Enemy&quot;, &quot;cpCost&quot;: 20, &quot;element&quot;: &quot;N/A&quot;, }," calcext:value-type="string">
            <text:p>0x213: { "idMostSigNib": 2, "idLeastSigByte": 0x13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G534];&quot;, &quot;&quot;element&quot;&quot;: &quot;&quot;&quot;;[.E534];&quot;&quot;&quot;, },&quot;)" office:value-type="string" office:string-value="0x214: { &quot;idMostSigNib&quot;: 2, &quot;idLeastSigByte&quot;: 0x14, &quot;name&quot;: &quot;Creeper Plant&quot;, &quot;value&quot;: -1, &quot;type&quot;: &quot;Enemy&quot;, &quot;cpCost&quot;: 35, &quot;element&quot;: &quot;N/A&quot;, }," calcext:value-type="string">
            <text:p>0x214: { "idMostSigNib": 2, "idLeastSigByte": 0x14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G535];&quot;, &quot;&quot;element&quot;&quot;: &quot;&quot;&quot;;[.E535];&quot;&quot;&quot;, },&quot;)" office:value-type="string" office:string-value="0x215: { &quot;idMostSigNib&quot;: 2, &quot;idLeastSigByte&quot;: 0x15, &quot;name&quot;: &quot;Creeper Plant&quot;, &quot;value&quot;: -1, &quot;type&quot;: &quot;Enemy&quot;, &quot;cpCost&quot;: 35, &quot;element&quot;: &quot;N/A&quot;, }," calcext:value-type="string">
            <text:p>0x215: { "idMostSigNib": 2, "idLeastSigByte": 0x15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G536];&quot;, &quot;&quot;element&quot;&quot;: &quot;&quot;&quot;;[.E536];&quot;&quot;&quot;, },&quot;)" office:value-type="string" office:string-value="0x216: { &quot;idMostSigNib&quot;: 2, &quot;idLeastSigByte&quot;: 0x16, &quot;name&quot;: &quot;Creeper Plant&quot;, &quot;value&quot;: -1, &quot;type&quot;: &quot;Enemy&quot;, &quot;cpCost&quot;: 35, &quot;element&quot;: &quot;N/A&quot;, }," calcext:value-type="string">
            <text:p>0x216: { "idMostSigNib": 2, "idLeastSigByte": 0x16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G537];&quot;, &quot;&quot;element&quot;&quot;: &quot;&quot;&quot;;[.E537];&quot;&quot;&quot;, },&quot;)" office:value-type="string" office:string-value="0x217: { &quot;idMostSigNib&quot;: 2, &quot;idLeastSigByte&quot;: 0x17, &quot;name&quot;: &quot;Tornado Step&quot;, &quot;value&quot;: -1, &quot;type&quot;: &quot;Enemy&quot;, &quot;cpCost&quot;: 25, &quot;element&quot;: &quot;N/A&quot;, }," calcext:value-type="string">
            <text:p>0x217: { "idMostSigNib": 2, "idLeastSigByte": 0x17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G538];&quot;, &quot;&quot;element&quot;&quot;: &quot;&quot;&quot;;[.E538];&quot;&quot;&quot;, },&quot;)" office:value-type="string" office:string-value="0x218: { &quot;idMostSigNib&quot;: 2, &quot;idLeastSigByte&quot;: 0x18, &quot;name&quot;: &quot;Tornado Step&quot;, &quot;value&quot;: -1, &quot;type&quot;: &quot;Enemy&quot;, &quot;cpCost&quot;: 25, &quot;element&quot;: &quot;N/A&quot;, }," calcext:value-type="string">
            <text:p>0x218: { "idMostSigNib": 2, "idLeastSigByte": 0x18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G539];&quot;, &quot;&quot;element&quot;&quot;: &quot;&quot;&quot;;[.E539];&quot;&quot;&quot;, },&quot;)" office:value-type="string" office:string-value="0x219: { &quot;idMostSigNib&quot;: 2, &quot;idLeastSigByte&quot;: 0x19, &quot;name&quot;: &quot;Tornado Step&quot;, &quot;value&quot;: -1, &quot;type&quot;: &quot;Enemy&quot;, &quot;cpCost&quot;: 25, &quot;element&quot;: &quot;N/A&quot;, }," calcext:value-type="string">
            <text:p>0x219: { "idMostSigNib": 2, "idLeastSigByte": 0x19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G540];&quot;, &quot;&quot;element&quot;&quot;: &quot;&quot;&quot;;[.E540];&quot;&quot;&quot;, },&quot;)" office:value-type="string" office:string-value="0x21A: { &quot;idMostSigNib&quot;: 2, &quot;idLeastSigByte&quot;: 0x1A, &quot;name&quot;: &quot;Crescendo&quot;, &quot;value&quot;: -1, &quot;type&quot;: &quot;Enemy&quot;, &quot;cpCost&quot;: 20, &quot;element&quot;: &quot;N/A&quot;, }," calcext:value-type="string">
            <text:p>0x21A: { "idMostSigNib": 2, "idLeastSigByte": 0x1A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G541];&quot;, &quot;&quot;element&quot;&quot;: &quot;&quot;&quot;;[.E541];&quot;&quot;&quot;, },&quot;)" office:value-type="string" office:string-value="0x21B: { &quot;idMostSigNib&quot;: 2, &quot;idLeastSigByte&quot;: 0x1B, &quot;name&quot;: &quot;Crescendo&quot;, &quot;value&quot;: -1, &quot;type&quot;: &quot;Enemy&quot;, &quot;cpCost&quot;: 20, &quot;element&quot;: &quot;N/A&quot;, }," calcext:value-type="string">
            <text:p>0x21B: { "idMostSigNib": 2, "idLeastSigByte": 0x1B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G542];&quot;, &quot;&quot;element&quot;&quot;: &quot;&quot;&quot;;[.E542];&quot;&quot;&quot;, },&quot;)" office:value-type="string" office:string-value="0x21C: { &quot;idMostSigNib&quot;: 2, &quot;idLeastSigByte&quot;: 0x1C, &quot;name&quot;: &quot;Crescendo&quot;, &quot;value&quot;: -1, &quot;type&quot;: &quot;Enemy&quot;, &quot;cpCost&quot;: 20, &quot;element&quot;: &quot;N/A&quot;, }," calcext:value-type="string">
            <text:p>0x21C: { "idMostSigNib": 2, "idLeastSigByte": 0x1C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G543];&quot;, &quot;&quot;element&quot;&quot;: &quot;&quot;&quot;;[.E543];&quot;&quot;&quot;, },&quot;)" office:value-type="string" office:string-value="0x21D: { &quot;idMostSigNib&quot;: 2, &quot;idLeastSigByte&quot;: 0x1D, &quot;name&quot;: &quot;Guard Armor&quot;, &quot;value&quot;: -1, &quot;type&quot;: &quot;Enemy&quot;, &quot;cpCost&quot;: 30, &quot;element&quot;: &quot;N/A&quot;, }," calcext:value-type="string">
            <text:p>0x21D: { "idMostSigNib": 2, "idLeastSigByte": 0x1D, "name": "Guard Armo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G544];&quot;, &quot;&quot;element&quot;&quot;: &quot;&quot;&quot;;[.E544];&quot;&quot;&quot;, },&quot;)" office:value-type="string" office:string-value="0x21E: { &quot;idMostSigNib&quot;: 2, &quot;idLeastSigByte&quot;: 0x1E, &quot;name&quot;: &quot;Parasite Cage&quot;, &quot;value&quot;: -1, &quot;type&quot;: &quot;Enemy&quot;, &quot;cpCost&quot;: 60, &quot;element&quot;: &quot;N/A&quot;, }," calcext:value-type="string">
            <text:p>0x21E: { "idMostSigNib": 2, "idLeastSigByte": 0x1E, "name": "Parasite Cag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G545];&quot;, &quot;&quot;element&quot;&quot;: &quot;&quot;&quot;;[.E545];&quot;&quot;&quot;, },&quot;)" office:value-type="string" office:string-value="0x21F: { &quot;idMostSigNib&quot;: 2, &quot;idLeastSigByte&quot;: 0x1F, &quot;name&quot;: &quot;Trickmaster&quot;, &quot;value&quot;: -1, &quot;type&quot;: &quot;Enemy&quot;, &quot;cpCost&quot;: 25, &quot;element&quot;: &quot;N/A&quot;, }," calcext:value-type="string">
            <text:p>0x21F: { "idMostSigNib": 2, "idLeastSigByte": 0x1F, "name": "Trickmast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G546];&quot;, &quot;&quot;element&quot;&quot;: &quot;&quot;&quot;;[.E546];&quot;&quot;&quot;, },&quot;)" office:value-type="string" office:string-value="0x220: { &quot;idMostSigNib&quot;: 2, &quot;idLeastSigByte&quot;: 0x20, &quot;name&quot;: &quot;Darkside&quot;, &quot;value&quot;: -1, &quot;type&quot;: &quot;Enemy&quot;, &quot;cpCost&quot;: 99, &quot;element&quot;: &quot;N/A&quot;, }," calcext:value-type="string">
            <text:p>0x220: { "idMostSigNib": 2, "idLeastSigByte": 0x20, "name": "Darkside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G547];&quot;, &quot;&quot;element&quot;&quot;: &quot;&quot;&quot;;[.E547];&quot;&quot;&quot;, },&quot;)" office:value-type="string" office:string-value="0x221: { &quot;idMostSigNib&quot;: 2, &quot;idLeastSigByte&quot;: 0x21, &quot;name&quot;: &quot;Card Soldier&quot;, &quot;value&quot;: -1, &quot;type&quot;: &quot;Enemy&quot;, &quot;cpCost&quot;: 55, &quot;element&quot;: &quot;N/A&quot;, }," calcext:value-type="string">
            <text:p>0x221: { "idMostSigNib": 2, "idLeastSigByte": 0x21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G548];&quot;, &quot;&quot;element&quot;&quot;: &quot;&quot;&quot;;[.E548];&quot;&quot;&quot;, },&quot;)" office:value-type="string" office:string-value="0x222: { &quot;idMostSigNib&quot;: 2, &quot;idLeastSigByte&quot;: 0x22, &quot;name&quot;: &quot;Card Soldier&quot;, &quot;value&quot;: -1, &quot;type&quot;: &quot;Enemy&quot;, &quot;cpCost&quot;: 55, &quot;element&quot;: &quot;N/A&quot;, }," calcext:value-type="string">
            <text:p>0x222: { "idMostSigNib": 2, "idLeastSigByte": 0x22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G549];&quot;, &quot;&quot;element&quot;&quot;: &quot;&quot;&quot;;[.E549];&quot;&quot;&quot;, },&quot;)" office:value-type="string" office:string-value="0x223: { &quot;idMostSigNib&quot;: 2, &quot;idLeastSigByte&quot;: 0x23, &quot;name&quot;: &quot;Card Soldier&quot;, &quot;value&quot;: -1, &quot;type&quot;: &quot;Enemy&quot;, &quot;cpCost&quot;: 55, &quot;element&quot;: &quot;N/A&quot;, }," calcext:value-type="string">
            <text:p>0x223: { "idMostSigNib": 2, "idLeastSigByte": 0x23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G550];&quot;, &quot;&quot;element&quot;&quot;: &quot;&quot;&quot;;[.E550];&quot;&quot;&quot;, },&quot;)" office:value-type="string" office:string-value="0x224: { &quot;idMostSigNib&quot;: 2, &quot;idLeastSigByte&quot;: 0x24, &quot;name&quot;: &quot;Card Soldier&quot;, &quot;value&quot;: -1, &quot;type&quot;: &quot;Enemy&quot;, &quot;cpCost&quot;: 55, &quot;element&quot;: &quot;N/A&quot;, }," calcext:value-type="string">
            <text:p>0x224: { "idMostSigNib": 2, "idLeastSigByte": 0x24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G551];&quot;, &quot;&quot;element&quot;&quot;: &quot;&quot;&quot;;[.E551];&quot;&quot;&quot;, },&quot;)" office:value-type="string" office:string-value="0x225: { &quot;idMostSigNib&quot;: 2, &quot;idLeastSigByte&quot;: 0x25, &quot;name&quot;: &quot;Card Soldier&quot;, &quot;value&quot;: -1, &quot;type&quot;: &quot;Enemy&quot;, &quot;cpCost&quot;: 55, &quot;element&quot;: &quot;N/A&quot;, }," calcext:value-type="string">
            <text:p>0x225: { "idMostSigNib": 2, "idLeastSigByte": 0x25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G552];&quot;, &quot;&quot;element&quot;&quot;: &quot;&quot;&quot;;[.E552];&quot;&quot;&quot;, },&quot;)" office:value-type="string" office:string-value="0x226: { &quot;idMostSigNib&quot;: 2, &quot;idLeastSigByte&quot;: 0x26, &quot;name&quot;: &quot;Card Soldier&quot;, &quot;value&quot;: -1, &quot;type&quot;: &quot;Enemy&quot;, &quot;cpCost&quot;: 55, &quot;element&quot;: &quot;N/A&quot;, }," calcext:value-type="string">
            <text:p>0x226: { "idMostSigNib": 2, "idLeastSigByte": 0x26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G553];&quot;, &quot;&quot;element&quot;&quot;: &quot;&quot;&quot;;[.E553];&quot;&quot;&quot;, },&quot;)" office:value-type="string" office:string-value="0x227: { &quot;idMostSigNib&quot;: 2, &quot;idLeastSigByte&quot;: 0x27, &quot;name&quot;: &quot;Hades&quot;, &quot;value&quot;: -1, &quot;type&quot;: &quot;Enemy&quot;, &quot;cpCost&quot;: 40, &quot;element&quot;: &quot;N/A&quot;, }," calcext:value-type="string">
            <text:p>0x227: { "idMostSigNib": 2, "idLeastSigByte": 0x27, "name": "Hades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G554];&quot;, &quot;&quot;element&quot;&quot;: &quot;&quot;&quot;;[.E554];&quot;&quot;&quot;, },&quot;)" office:value-type="string" office:string-value="0x228: { &quot;idMostSigNib&quot;: 2, &quot;idLeastSigByte&quot;: 0x28, &quot;name&quot;: &quot;Jafar&quot;, &quot;value&quot;: -1, &quot;type&quot;: &quot;Enemy&quot;, &quot;cpCost&quot;: 65, &quot;element&quot;: &quot;N/A&quot;, }," calcext:value-type="string">
            <text:p>0x228: { "idMostSigNib": 2, "idLeastSigByte": 0x28, "name": "Jafar", "value": -1, "type": "Enemy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G555];&quot;, &quot;&quot;element&quot;&quot;: &quot;&quot;&quot;;[.E555];&quot;&quot;&quot;, },&quot;)" office:value-type="string" office:string-value="0x229: { &quot;idMostSigNib&quot;: 2, &quot;idLeastSigByte&quot;: 0x29, &quot;name&quot;: &quot;Oogie Boogie&quot;, &quot;value&quot;: -1, &quot;type&quot;: &quot;Enemy&quot;, &quot;cpCost&quot;: 40, &quot;element&quot;: &quot;N/A&quot;, }," calcext:value-type="string">
            <text:p>0x229: { "idMostSigNib": 2, "idLeastSigByte": 0x29, "name": "Oogie Boogie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G556];&quot;, &quot;&quot;element&quot;&quot;: &quot;&quot;&quot;;[.E556];&quot;&quot;&quot;, },&quot;)" office:value-type="string" office:string-value="0x22A: { &quot;idMostSigNib&quot;: 2, &quot;idLeastSigByte&quot;: 0x2A, &quot;name&quot;: &quot;Ursula&quot;, &quot;value&quot;: -1, &quot;type&quot;: &quot;Enemy&quot;, &quot;cpCost&quot;: 50, &quot;element&quot;: &quot;N/A&quot;, }," calcext:value-type="string">
            <text:p>0x22A: { "idMostSigNib": 2, "idLeastSigByte": 0x2A, "name": "Ursula", "value": -1, "type": "Enemy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G557];&quot;, &quot;&quot;element&quot;&quot;: &quot;&quot;&quot;;[.E557];&quot;&quot;&quot;, },&quot;)" office:value-type="string" office:string-value="0x22B: { &quot;idMostSigNib&quot;: 2, &quot;idLeastSigByte&quot;: 0x2B, &quot;name&quot;: &quot;Hook&quot;, &quot;value&quot;: -1, &quot;type&quot;: &quot;Enemy&quot;, &quot;cpCost&quot;: 35, &quot;element&quot;: &quot;N/A&quot;, }," calcext:value-type="string">
            <text:p>0x22B: { "idMostSigNib": 2, "idLeastSigByte": 0x2B, "name": "Hook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G558];&quot;, &quot;&quot;element&quot;&quot;: &quot;&quot;&quot;;[.E558];&quot;&quot;&quot;, },&quot;)" office:value-type="string" office:string-value="0x22C: { &quot;idMostSigNib&quot;: 2, &quot;idLeastSigByte&quot;: 0x2C, &quot;name&quot;: &quot;Dragon Maleficent&quot;, &quot;value&quot;: -1, &quot;type&quot;: &quot;Enemy&quot;, &quot;cpCost&quot;: 70, &quot;element&quot;: &quot;N/A&quot;, }," calcext:value-type="string">
            <text:p>0x22C: { "idMostSigNib": 2, "idLeastSigByte": 0x2C, "name": "Dragon Maleficent", "value": -1, "type": "Enemy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G559];&quot;, &quot;&quot;element&quot;&quot;: &quot;&quot;&quot;;[.E559];&quot;&quot;&quot;, },&quot;)" office:value-type="string" office:string-value="0x22D: { &quot;idMostSigNib&quot;: 2, &quot;idLeastSigByte&quot;: 0x2D, &quot;name&quot;: &quot;Riku&quot;, &quot;value&quot;: -1, &quot;type&quot;: &quot;Enemy&quot;, &quot;cpCost&quot;: 80, &quot;element&quot;: &quot;N/A&quot;, }," calcext:value-type="string">
            <text:p>0x22D: { "idMostSigNib": 2, "idLeastSigByte": 0x2D, "name": "Riku", "value": -1, "type": "Enemy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G560];&quot;, &quot;&quot;element&quot;&quot;: &quot;&quot;&quot;;[.E560];&quot;&quot;&quot;, },&quot;)" office:value-type="string" office:string-value="0x22E: { &quot;idMostSigNib&quot;: 2, &quot;idLeastSigByte&quot;: 0x2E, &quot;name&quot;: &quot;Axel&quot;, &quot;value&quot;: -1, &quot;type&quot;: &quot;Enemy&quot;, &quot;cpCost&quot;: 75, &quot;element&quot;: &quot;N/A&quot;, }," calcext:value-type="string">
            <text:p>0x22E: { "idMostSigNib": 2, "idLeastSigByte": 0x2E, "name": "Axel", "value": -1, "type": "Enemy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G561];&quot;, &quot;&quot;element&quot;&quot;: &quot;&quot;&quot;;[.E561];&quot;&quot;&quot;, },&quot;)" office:value-type="string" office:string-value="0x22F: { &quot;idMostSigNib&quot;: 2, &quot;idLeastSigByte&quot;: 0x2F, &quot;name&quot;: &quot;Larxene&quot;, &quot;value&quot;: -1, &quot;type&quot;: &quot;Enemy&quot;, &quot;cpCost&quot;: 60, &quot;element&quot;: &quot;N/A&quot;, }," calcext:value-type="string">
            <text:p>0x22F: { "idMostSigNib": 2, "idLeastSigByte": 0x2F, "name": "Larxen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G562];&quot;, &quot;&quot;element&quot;&quot;: &quot;&quot;&quot;;[.E562];&quot;&quot;&quot;, },&quot;)" office:value-type="string" office:string-value="0x230: { &quot;idMostSigNib&quot;: 2, &quot;idLeastSigByte&quot;: 0x30, &quot;name&quot;: &quot;Vexen&quot;, &quot;value&quot;: -1, &quot;type&quot;: &quot;Enemy&quot;, &quot;cpCost&quot;: 60, &quot;element&quot;: &quot;N/A&quot;, }," calcext:value-type="string">
            <text:p>0x230: { "idMostSigNib": 2, "idLeastSigByte": 0x30, "name": "Vexen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G563];&quot;, &quot;&quot;element&quot;&quot;: &quot;&quot;&quot;;[.E563];&quot;&quot;&quot;, },&quot;)" office:value-type="string" office:string-value="0x231: { &quot;idMostSigNib&quot;: 2, &quot;idLeastSigByte&quot;: 0x31, &quot;name&quot;: &quot;Marluxia&quot;, &quot;value&quot;: -1, &quot;type&quot;: &quot;Enemy&quot;, &quot;cpCost&quot;: 99, &quot;element&quot;: &quot;N/A&quot;, }," calcext:value-type="string">
            <text:p>0x231: { "idMostSigNib": 2, "idLeastSigByte": 0x31, "name": "Marluxia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G564];&quot;, &quot;&quot;element&quot;&quot;: &quot;&quot;&quot;;[.E564];&quot;&quot;&quot;, },&quot;)" office:value-type="string" office:string-value="0x232: { &quot;idMostSigNib&quot;: 2, &quot;idLeastSigByte&quot;: 0x32, &quot;name&quot;: &quot;Marluxia 2&quot;, &quot;value&quot;: -1, &quot;type&quot;: &quot;Enemy&quot;, &quot;cpCost&quot;: 0, &quot;element&quot;: &quot;N/A&quot;, }," calcext:value-type="string">
            <text:p>0x232: { "idMostSigNib": 2, "idLeastSigByte": 0x32, "name": "Marluxia 2", "value": -1, "type": "Enemy", "cpCost": 0, "element": "N/A"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G565];&quot;, &quot;&quot;element&quot;&quot;: &quot;&quot;&quot;;[.E565];&quot;&quot;&quot;, },&quot;)" office:value-type="string" office:string-value="0x233: { &quot;idMostSigNib&quot;: 2, &quot;idLeastSigByte&quot;: 0x33, &quot;name&quot;: &quot;Lexaeus&quot;, &quot;value&quot;: -1, &quot;type&quot;: &quot;Enemy&quot;, &quot;cpCost&quot;: 99, &quot;element&quot;: &quot;N/A&quot;, }," calcext:value-type="string">
            <text:p>0x233: { "idMostSigNib": 2, "idLeastSigByte": 0x33, "name": "Lexaeus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G566];&quot;, &quot;&quot;element&quot;&quot;: &quot;&quot;&quot;;[.E566];&quot;&quot;&quot;, },&quot;)" office:value-type="string" office:string-value="0x234: { &quot;idMostSigNib&quot;: 2, &quot;idLeastSigByte&quot;: 0x34, &quot;name&quot;: &quot;Ansem&quot;, &quot;value&quot;: -1, &quot;type&quot;: &quot;Enemy&quot;, &quot;cpCost&quot;: 60, &quot;element&quot;: &quot;N/A&quot;, }," calcext:value-type="string">
            <text:p>0x234: { "idMostSigNib": 2, "idLeastSigByte": 0x34, "name": "Ansem", "value": -1, "type": "Enemy", "cpCost": 60, "element": "N/A"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nine cards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3:00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2:00 against Cloud without pressing A or stocking cards, and then defeat him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three times via his reload car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ark Leech [m]</text:p>
          </table:table-cell>
          <table:table-cell office:value-type="string" calcext:value-type="string">
            <text:p>Defeat Riku on the seventh floor in Sora’s story without healing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Bends [m]</text:p>
          </table:table-cell>
          <table:table-cell office:value-type="string" calcext:value-type="string">
            <text:p>Defeat Ursula in Sora’s story while healing at least once every 45 secon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thing but Fisticuffs [m]</text:p>
          </table:table-cell>
          <table:table-cell office:value-type="string" calcext:value-type="string">
            <text:p>Defeat Riku on the eighth floor in Sora’s story without equipping any item or magic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enevolence vs. Malevolence [m]</text:p>
          </table:table-cell>
          <table:table-cell office:value-type="string" calcext:value-type="string">
            <text:p>Defeat Maleficent in Sora’s story without equipping any enemy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echnical Tightrope [m]</text:p>
          </table:table-cell>
          <table:table-cell office:value-type="string" calcext:value-type="string">
            <text:p>Defeat the Riku replica on Floor B8 without using more than 4 different button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Overspecialized Wizardry [m]</text:p>
          </table:table-cell>
          <table:table-cell office:value-type="string" calcext:value-type="string">
            <text:p>Defeat X with your deck containing no more than one attack card (Deck 2 only).</text:p>
          </table:table-cell>
          <table:table-cell office:value-type="string" calcext:value-type="string">
            <text:p>Unsure why this was cut. It was probably for playability reason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roken Furnace [m]</text:p>
          </table:table-cell>
          <table:table-cell office:value-type="string" calcext:value-type="string">
            <text:p>Defeat Vexen in Sora’s story without equipping any cards that deal fire-based damage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ritical Duelist [m]</text:p>
          </table:table-cell>
          <table:table-cell office:value-type="string" calcext:value-type="string">
            <text:p>Defeat Marluxia’s first phase using a deck with a CP cost of 275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 Weighty Decision [m]</text:p>
          </table:table-cell>
          <table:table-cell office:value-type="string" calcext:value-type="string">
            <text:p>Defeat Larxene on the twelfth floor using a deck with a size of at most 20 cards and a CP cost of 450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mputated Hand [m]</text:p>
          </table:table-cell>
          <table:table-cell office:value-type="string" calcext:value-type="string">
            <text:p>Defeat Hook in Sora’s story using a deck with a CP cost of 350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Non-Nullary Counter [m]</text:p>
          </table:table-cell>
          <table:table-cell office:value-type="string" calcext:value-type="string">
            <text:p>Defeat Cloud without equipping any zero cards (Deck 2 only).</text:p>
          </table:table-cell>
          <table:table-cell office:value-type="string" calcext:value-type="string">
            <text:p>Memory limitations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umble Roots [m]</text:p>
          </table:table-cell>
          <table:table-cell office:value-type="string" calcext:value-type="string">
            <text:p>Defeat Riku on the twelfth floor in Sora’s story without equipping any attack cards that aren’t the Kingdom Key (Deck 2 only)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Half of the Floor Is Lava [m]</text:p>
          </table:table-cell>
          <table:table-cell office:value-type="string" calcext:value-type="string">
            <text:p>Defeat X without crossing into the right half of the battlefiel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Floor Is Poison [m]</text:p>
          </table:table-cell>
          <table:table-cell office:value-type="string" calcext:value-type="string">
            <text:p>Defeat the Parasite Cage in Reverse/Rebirth without touching the ground for longer than 1:10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Backstabber [m]</text:p>
          </table:table-cell>
          <table:table-cell office:value-type="string" calcext:value-type="string">
            <text:p>Defeat Vexen without hitting his shield more than X times.</text:p>
          </table:table-cell>
          <table:table-cell office:value-type="string" calcext:value-type="string">
            <text:p>This was way too frustrating to actually do, since Vexen often turned around instantly to block further attack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turdy Footing [m]</text:p>
          </table:table-cell>
          <table:table-cell office:value-type="string" calcext:value-type="string">
            <text:p>Defeat Vexen in Twilight Town without slipping on ice or getting frozen more than onc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restidigitation [m]</text:p>
          </table:table-cell>
          <table:table-cell office:value-type="string" calcext:value-type="string">
            <text:p>Defeat Riku on the eleventh floor in Sora’s story without using attack cards for anything but sleights, and without equipping magic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ortfolio in Hand [m]</text:p>
          </table:table-cell>
          <table:table-cell office:value-type="string" calcext:value-type="string">
            <text:p>Defeat Axel on the thirteenth floor using a deck containing at least 50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Limited Pools [m]</text:p>
          </table:table-cell>
          <table:table-cell office:value-type="string" calcext:value-type="string">
            <text:p>Defeat Darkside in Sora’s story without equipping any item cards and without manually reloading more than five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ome Forth, Blue-Eyes White Dragon! [m]</text:p>
          </table:table-cell>
          <table:table-cell office:value-type="string" calcext:value-type="string">
            <text:p>Finish off Marluxia’s second phase with a summon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Decking Out [m]</text:p>
          </table:table-cell>
          <table:table-cell office:value-type="string" calcext:value-type="string">
            <text:p>Defeat X in Reverse/Rebirth without reloading more than Y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Medical Negligence [m]</text:p>
          </table:table-cell>
          <table:table-cell office:value-type="string" calcext:value-type="string">
            <text:p>Defeat Ursula in Reverse/Rebirth without healing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Underplay [m]</text:p>
          </table:table-cell>
          <table:table-cell office:value-type="string" calcext:value-type="string">
            <text:p>Defeat Oogie Boogie in Reverse/Rebirth using only 40 cards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From the Graveyard [m]</text:p>
          </table:table-cell>
          <table:table-cell office:value-type="string" calcext:value-type="string">
            <text:p>Defeat the Trickmaster in Reverse/Rebirth without reloading more than 32 cards, except via Dark Mode or MM Miracle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o the Shadow Realm with You! [m]</text:p>
          </table:table-cell>
          <table:table-cell office:value-type="string" calcext:value-type="string">
            <text:p>Finish off X while in Dark Mod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urity [m]</text:p>
          </table:table-cell>
          <table:table-cell office:value-type="string" calcext:value-type="string">
            <text:p>Defeat the Guard Armor in Reverse/Rebirth without accumulating a total of 18 Dark Points over the course of the battle.</text:p>
          </table:table-cell>
          <table:table-cell/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Critical Masochist [m]</text:p>
          </table:table-cell>
          <table:table-cell office:value-type="string" calcext:value-type="string">
            <text:p>Complete Reverse/Rebirth without upgrading HP or AP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ithout Sin [m]</text:p>
          </table:table-cell>
          <table:table-cell office:value-type="string" calcext:value-type="string">
            <text:p>Defeat Hades in Reverse/Rebirth without activating Dark Mod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Dipping [m]</text:p>
          </table:table-cell>
          <table:table-cell office:value-type="string" calcext:value-type="string">
            <text:p>Defeat Maleficent without reloading more than once using your reload car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Fighting Hearty [m]</text:p>
          </table:table-cell>
          <table:table-cell office:value-type="string" calcext:value-type="string">
            <text:p>Defeat Ansem on Floor B12 without your HP being at more than 10 below its maximum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ishproof [m]</text:p>
          </table:table-cell>
          <table:table-cell office:value-type="string" calcext:value-type="string">
            <text:p>Defeat Jafar in Reverse/Rebirth without getting hit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Retired, Extremely Dangerous [m]</text:p>
          </table:table-cell>
          <table:table-cell office:value-type="string" calcext:value-type="string">
            <text:p>Defeat Hook in Reverse/Rebirth without using any enemy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Endless Seething [m]</text:p>
          </table:table-cell>
          <table:table-cell office:value-type="string" calcext:value-type="string">
            <text:p>Defeat Vexen in Reverse/Rebirth without ever leaving Dark Mode, if activated.</text:p>
          </table:table-cell>
          <table:table-cell/>
        </table:table-row>
      </table:table>
      <table:named-expressions/>
      <table:database-ranges>
        <table:database-range table:name="__Anonymous_Sheet_DB__1" table:target-range-address="'New Achievements'.A1:'New Achievements'.A44" table:display-filter-buttons="true" table:orientation="column">
          <table:filter>
            <table:filter-and>
              <table:filter-condition table:field-number="0" table:value="Concept" table:operator="=">
                <table:filter-set-item table:value="Concept"/>
                <table:filter-set-item table:value="Planned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 style:data-style-name="N2" text:time-value="23:00:03.5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5-31T00:07:50.676000000</dc:date>
    <meta:editing-duration>P2DT16H40M56S</meta:editing-duration>
    <meta:editing-cycles>250</meta:editing-cycles>
    <meta:document-statistic meta:table-count="2" meta:cell-count="4663" meta:object-count="0"/>
  </office:meta>
</office:document-meta>
</file>